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scadia Mono" svg:font-family="'Cascadia Mono'" style:font-family-generic="roman" style:font-pitch="variable"/>
    <style:font-face style:name="Cascadia Mono1" svg:font-family="'Cascadia Mono'"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 svg:font-family=""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Таблица1" style:family="table">
      <style:table-properties style:width="28.217cm" fo:margin-left="0cm" fo:margin-top="0cm" fo:margin-bottom="0cm" table:align="left" style:writing-mode="page"/>
    </style:style>
    <style:style style:name="Таблица1.A" style:family="table-column">
      <style:table-column-properties style:column-width="28.217cm"/>
    </style:style>
    <style:style style:name="Таблица1.1" style:family="table-row">
      <style:table-row-properties fo:keep-together="auto"/>
    </style:style>
    <style:style style:name="Таблица1.A1" style:family="table-cell">
      <style:table-cell-properties style:vertical-align="middle" fo:padding="0cm" fo:border="none"/>
    </style:style>
    <style:style style:name="P1" style:family="paragraph" style:parent-style-name="HTML_20_Preformatted">
      <style:paragraph-properties fo:margin-left="2.54cm"/>
    </style:style>
    <style:style style:name="P2" style:family="paragraph" style:parent-style-name="HTML_20_Preformatted">
      <style:paragraph-properties fo:margin-left="1.27cm"/>
    </style:style>
    <style:style style:name="P3" style:family="paragraph" style:parent-style-name="HTML_20_Preformatted">
      <style:text-properties fo:language="en" fo:country="US"/>
    </style:style>
    <style:style style:name="P4" style:family="paragraph" style:parent-style-name="HTML_20_Preformatted">
      <style:paragraph-properties fo:margin-left="1.27cm"/>
      <style:text-properties fo:language="en" fo:country="US"/>
    </style:style>
    <style:style style:name="P5" style:family="paragraph" style:parent-style-name="HTML_20_Preformatted">
      <style:paragraph-properties fo:margin-left="0.635cm"/>
      <style:text-properties fo:language="en" fo:country="US"/>
    </style:style>
    <style:style style:name="P6" style:family="paragraph" style:parent-style-name="HTML_20_Preformatted">
      <style:text-properties style:font-name="Times New Roman" fo:font-size="12pt" fo:language="en" fo:country="US" style:font-size-asian="12pt" style:font-name-complex="Times New Roman1" style:font-size-complex="12pt"/>
    </style:style>
    <style:style style:name="P7" style:family="paragraph" style:parent-style-name="HTML_20_Preformatted">
      <style:paragraph-properties fo:margin-left="0.635cm"/>
    </style:style>
    <style:style style:name="P8" style:family="paragraph" style:parent-style-name="HTML_20_Preformatted">
      <style:paragraph-properties style:line-height-at-least="0.677cm" fo:padding="0.212cm" fo:border="0.74pt solid #cccccc" style:shadow="none"/>
    </style:style>
    <style:style style:name="P9" style:family="paragraph" style:parent-style-name="Heading_20_3">
      <style:paragraph-properties fo:margin-top="0.494cm" fo:margin-bottom="0.494cm" style:contextual-spacing="false"/>
    </style:style>
    <style:style style:name="P10" style:family="paragraph" style:parent-style-name="Heading_20_3">
      <style:paragraph-properties fo:margin-left="1.27cm" fo:margin-top="0.494cm" fo:margin-bottom="0.494cm" style:contextual-spacing="false"/>
    </style:style>
    <style:style style:name="P11" style:family="paragraph" style:parent-style-name="Heading_20_3">
      <style:paragraph-properties fo:margin-left="0.635cm" fo:margin-top="0.494cm" fo:margin-bottom="0.494cm" style:contextual-spacing="false"/>
    </style:style>
    <style:style style:name="P12" style:family="paragraph" style:parent-style-name="List_20_Paragraph" style:list-style-name="WWNum1"/>
    <style:style style:name="P13" style:family="paragraph" style:parent-style-name="List_20_Paragraph">
      <style:text-properties fo:font-size="12pt" fo:language="en" fo:country="US" style:font-size-asian="12pt" style:font-name-complex="Times New Roman1" style:font-size-complex="12pt"/>
    </style:style>
    <style:style style:name="P14" style:family="paragraph" style:parent-style-name="List_20_Paragraph">
      <style:text-properties fo:font-size="12pt" fo:language="en" fo:country="US" style:font-size-asian="12pt" style:font-size-complex="12pt"/>
    </style:style>
    <style:style style:name="P15" style:family="paragraph" style:parent-style-name="List_20_Paragraph">
      <style:text-properties fo:font-size="12pt" fo:language="en" fo:country="US" style:font-name-asian="Times New Roman1" style:font-size-asian="12pt" style:language-asian="ru" style:country-asian="RU" style:font-name-complex="Times New Roman1" style:font-size-complex="12pt"/>
    </style:style>
    <style:style style:name="P16" style:family="paragraph" style:parent-style-name="List_20_Paragraph">
      <style:text-properties fo:font-size="12pt" fo:language="en" fo:country="US" fo:font-weight="bold" style:font-size-asian="12pt" style:font-weight-asian="bold" style:font-size-complex="12pt"/>
    </style:style>
    <style:style style:name="P17" style:family="paragraph" style:parent-style-name="List_20_Paragraph">
      <style:text-properties fo:font-size="12pt" style:font-size-asian="12pt" style:font-name-complex="Times New Roman1" style:font-size-complex="12pt"/>
    </style:style>
    <style:style style:name="P18" style:family="paragraph" style:parent-style-name="List_20_Paragraph">
      <style:text-properties fo:font-size="12pt" style:font-size-asian="12pt" style:font-size-complex="12pt"/>
    </style:style>
    <style:style style:name="P19" style:family="paragraph" style:parent-style-name="List_20_Paragraph">
      <style:paragraph-properties fo:margin-top="0.494cm" fo:margin-bottom="0.494cm" style:contextual-spacing="true" fo:line-height="100%"/>
      <style:text-properties fo:font-size="12pt" style:font-size-asian="12pt" style:font-size-complex="12pt"/>
    </style:style>
    <style:style style:name="P20" style:family="paragraph" style:parent-style-name="List_20_Paragraph">
      <style:text-properties fo:font-size="12pt" style:font-name-asian="Times New Roman1" style:font-size-asian="12pt" style:language-asian="ru" style:country-asian="RU" style:font-name-complex="Times New Roman1" style:font-size-complex="12pt"/>
    </style:style>
    <style:style style:name="P21" style:family="paragraph" style:parent-style-name="List_20_Paragraph">
      <style:text-properties fo:font-size="12pt" fo:font-weight="bold" style:font-name-asian="Times New Roman1" style:font-size-asian="12pt" style:language-asian="ru" style:country-asian="RU" style:font-weight-asian="bold" style:font-name-complex="Times New Roman1" style:font-size-complex="12pt"/>
    </style:style>
    <style:style style:name="P22" style:family="paragraph" style:parent-style-name="List_20_Paragraph">
      <style:text-properties fo:font-size="12pt" fo:font-weight="bold" style:font-size-asian="12pt" style:font-weight-asian="bold" style:font-size-complex="12pt"/>
    </style:style>
    <style:style style:name="P23" style:family="paragraph" style:parent-style-name="List_20_Paragraph">
      <style:paragraph-properties fo:margin-top="0.494cm" fo:margin-bottom="0.494cm" style:contextual-spacing="true" fo:line-height="100%"/>
      <style:text-properties fo:font-size="12pt" fo:font-weight="bold" style:font-size-asian="12pt" style:font-weight-asian="bold" style:font-size-complex="12pt"/>
    </style:style>
    <style:style style:name="P24" style:family="paragraph" style:parent-style-name="List_20_Paragraph">
      <style:paragraph-properties fo:margin-top="0cm" fo:margin-bottom="0cm" style:contextual-spacing="tru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style:font-name-asian="Times New Roman1" style:language-asian="ru" style:country-asian="RU" style:font-name-complex="Times New Roman1" style:font-size-complex="12pt"/>
    </style:style>
    <style:style style:name="P25" style:family="paragraph" style:parent-style-name="List_20_Paragraph">
      <style:text-properties fo:language="en" fo:country="US"/>
    </style:style>
    <style:style style:name="P26" style:family="paragraph" style:parent-style-name="List_20_Paragraph">
      <style:text-properties fo:color="#000000" loext:opacity="100%" fo:font-size="12pt" fo:language="en" fo:country="US" fo:font-weight="bold" style:font-name-asian="Times New Roman1" style:font-size-asian="12pt" style:language-asian="ru" style:country-asian="RU" style:font-weight-asian="bold" style:font-name-complex="Times New Roman1" style:font-size-complex="12pt"/>
    </style:style>
    <style:style style:name="P27" style:family="paragraph" style:parent-style-name="List_20_Paragraph">
      <style:paragraph-properties fo:margin-top="0.494cm" fo:margin-bottom="0.494cm" style:contextual-spacing="true" fo:line-height="100%"/>
      <style:text-properties fo:color="#000000" loext:opacity="100%" style:font-name="Cascadia Mono" fo:font-size="9.5pt" style:font-size-asian="9.5pt" style:font-name-complex="Cascadia Mono1" style:font-size-complex="9.5pt"/>
    </style:style>
    <style:style style:name="P28" style:family="paragraph" style:parent-style-name="List_20_Paragraph" style:list-style-name="WWNum1">
      <style:paragraph-properties fo:margin-top="0.494cm" fo:margin-bottom="0.494cm" style:contextual-spacing="true" fo:line-height="100%"/>
    </style:style>
    <style:style style:name="P29" style:family="paragraph" style:parent-style-name="List_20_Paragraph">
      <style:paragraph-properties fo:margin-top="0.494cm" fo:margin-bottom="0.494cm" style:contextual-spacing="true" fo:line-height="100%"/>
    </style:style>
    <style:style style:name="P30" style:family="paragraph" style:parent-style-name="List_20_Paragraph" style:list-style-name="WWNum1">
      <style:text-properties fo:background-color="#ffff00"/>
    </style:style>
    <style:style style:name="P31" style:family="paragraph" style:parent-style-name="Normal_20__28_Web_29_">
      <style:paragraph-properties fo:margin-top="0.494cm" fo:margin-bottom="0.494cm" style:contextual-spacing="false"/>
    </style:style>
    <style:style style:name="P32" style:family="paragraph" style:parent-style-name="Normal_20__28_Web_29_" style:list-style-name="WWNum6">
      <style:paragraph-properties fo:margin-top="0.494cm" fo:margin-bottom="0cm" style:contextual-spacing="false"/>
    </style:style>
    <style:style style:name="P33" style:family="paragraph" style:parent-style-name="Normal_20__28_Web_29_" style:list-style-name="WWNum6">
      <style:paragraph-properties fo:margin-top="0cm" fo:margin-bottom="0.494cm" style:contextual-spacing="false"/>
    </style:style>
    <style:style style:name="P34" style:family="paragraph" style:parent-style-name="Normal_20__28_Web_29_" style:list-style-name="WWNum6">
      <style:paragraph-properties fo:margin-top="0cm" fo:margin-bottom="0cm" style:contextual-spacing="false"/>
    </style:style>
    <style:style style:name="P35" style:family="paragraph" style:parent-style-name="Normal_20__28_Web_29_" style:list-style-name="WWNum7">
      <style:paragraph-properties fo:margin-top="0.494cm" fo:margin-bottom="0cm" style:contextual-spacing="false"/>
    </style:style>
    <style:style style:name="P36" style:family="paragraph" style:parent-style-name="Normal_20__28_Web_29_" style:list-style-name="WWNum7">
      <style:paragraph-properties fo:margin-top="0cm" fo:margin-bottom="0.494cm" style:contextual-spacing="false"/>
    </style:style>
    <style:style style:name="P37" style:family="paragraph" style:parent-style-name="Normal_20__28_Web_29_" style:list-style-name="WWNum8">
      <style:paragraph-properties fo:margin-top="0.494cm" fo:margin-bottom="0cm" style:contextual-spacing="false"/>
    </style:style>
    <style:style style:name="P38" style:family="paragraph" style:parent-style-name="Normal_20__28_Web_29_" style:list-style-name="WWNum8">
      <style:paragraph-properties fo:margin-top="0cm" fo:margin-bottom="0.494cm" style:contextual-spacing="false"/>
    </style:style>
    <style:style style:name="P39" style:family="paragraph" style:parent-style-name="Normal_20__28_Web_29_" style:list-style-name="WWNum9">
      <style:paragraph-properties fo:margin-top="0.494cm" fo:margin-bottom="0.494cm" style:contextual-spacing="false"/>
    </style:style>
    <style:style style:name="P40" style:family="paragraph" style:parent-style-name="Normal_20__28_Web_29_" style:list-style-name="WWNum10">
      <style:paragraph-properties fo:margin-top="0.494cm" fo:margin-bottom="0.494cm" style:contextual-spacing="false"/>
    </style:style>
    <style:style style:name="P41" style:family="paragraph" style:parent-style-name="Normal_20__28_Web_29_" style:list-style-name="WWNum11">
      <style:paragraph-properties fo:margin-top="0.494cm" fo:margin-bottom="0.494cm" style:contextual-spacing="false"/>
    </style:style>
    <style:style style:name="P42" style:family="paragraph" style:parent-style-name="Normal_20__28_Web_29_">
      <style:paragraph-properties fo:margin-left="1.27cm" fo:margin-top="0.494cm" fo:margin-bottom="0.494cm" style:contextual-spacing="false"/>
    </style:style>
    <style:style style:name="P43" style:family="paragraph" style:parent-style-name="Normal_20__28_Web_29_">
      <style:paragraph-properties fo:margin-left="0.635cm" fo:margin-top="0.494cm" fo:margin-bottom="0.494cm" style:contextual-spacing="false"/>
    </style:style>
    <style:style style:name="P44" style:family="paragraph" style:parent-style-name="Normal_20__28_Web_29_" style:list-style-name="WWNum13">
      <style:paragraph-properties fo:margin-top="0.494cm" fo:margin-bottom="0cm" style:contextual-spacing="false"/>
    </style:style>
    <style:style style:name="P45" style:family="paragraph" style:parent-style-name="Normal_20__28_Web_29_" style:list-style-name="WWNum13">
      <style:paragraph-properties fo:margin-top="0cm" fo:margin-bottom="0.494cm" style:contextual-spacing="false"/>
    </style:style>
    <style:style style:name="P46" style:family="paragraph" style:parent-style-name="Normal_20__28_Web_29_" style:list-style-name="WWNum14">
      <style:paragraph-properties fo:margin-top="0.494cm" fo:margin-bottom="0cm" style:contextual-spacing="false"/>
    </style:style>
    <style:style style:name="P47" style:family="paragraph" style:parent-style-name="Normal_20__28_Web_29_" style:list-style-name="WWNum14">
      <style:paragraph-properties fo:margin-top="0cm" fo:margin-bottom="0.494cm" style:contextual-spacing="false"/>
    </style:style>
    <style:style style:name="P48" style:family="paragraph" style:parent-style-name="Normal_20__28_Web_29_" style:list-style-name="WWNum14">
      <style:paragraph-properties fo:margin-top="0cm" fo:margin-bottom="0cm" style:contextual-spacing="false"/>
    </style:style>
    <style:style style:name="P49" style:family="paragraph" style:parent-style-name="Normal_20__28_Web_29_" style:list-style-name="WWNum20">
      <style:paragraph-properties fo:margin-top="0.494cm" fo:margin-bottom="0.494cm" style:contextual-spacing="false"/>
    </style:style>
    <style:style style:name="P50" style:family="paragraph" style:parent-style-name="Normal_20__28_Web_29_" style:list-style-name="WWNum44">
      <style:paragraph-properties fo:margin-top="0.494cm" fo:margin-bottom="0cm" style:contextual-spacing="false"/>
    </style:style>
    <style:style style:name="P51" style:family="paragraph" style:parent-style-name="Normal_20__28_Web_29_" style:list-style-name="WWNum49">
      <style:paragraph-properties fo:margin-top="0.494cm" fo:margin-bottom="0cm" style:contextual-spacing="false"/>
    </style:style>
    <style:style style:name="P52" style:family="paragraph" style:parent-style-name="Normal_20__28_Web_29_" style:list-style-name="WWNum49">
      <style:paragraph-properties fo:margin-top="0cm" fo:margin-bottom="0.494cm" style:contextual-spacing="false"/>
    </style:style>
    <style:style style:name="P53" style:family="paragraph" style:parent-style-name="Normal_20__28_Web_29_" style:list-style-name="WWNum49">
      <style:paragraph-properties fo:margin-top="0cm" fo:margin-bottom="0cm" style:contextual-spacing="false"/>
    </style:style>
    <style:style style:name="P54" style:family="paragraph" style:parent-style-name="Normal_20__28_Web_29_" style:list-style-name="WWNum58">
      <style:paragraph-properties fo:margin-top="0.494cm" fo:margin-bottom="0.494cm" style:contextual-spacing="false"/>
    </style:style>
    <style:style style:name="P55" style:family="paragraph" style:parent-style-name="Normal_20__28_Web_29_" style:list-style-name="WWNum60">
      <style:paragraph-properties fo:margin-top="0.494cm" fo:margin-bottom="0.494cm" style:contextual-spacing="false"/>
    </style:style>
    <style:style style:name="P56" style:family="paragraph" style:parent-style-name="Normal_20__28_Web_29_" style:list-style-name="WWNum61">
      <style:paragraph-properties fo:margin-top="0.494cm" fo:margin-bottom="0cm" style:contextual-spacing="false"/>
    </style:style>
    <style:style style:name="P57" style:family="paragraph" style:parent-style-name="Normal_20__28_Web_29_" style:list-style-name="WWNum61">
      <style:paragraph-properties fo:margin-top="0cm" fo:margin-bottom="0.494cm" style:contextual-spacing="false"/>
    </style:style>
    <style:style style:name="P58" style:family="paragraph" style:parent-style-name="Normal_20__28_Web_29_" style:list-style-name="WWNum62">
      <style:paragraph-properties fo:margin-top="0.494cm" fo:margin-bottom="0cm" style:contextual-spacing="false"/>
    </style:style>
    <style:style style:name="P59" style:family="paragraph" style:parent-style-name="Normal_20__28_Web_29_" style:list-style-name="WWNum62">
      <style:paragraph-properties fo:margin-top="0cm" fo:margin-bottom="0.494cm" style:contextual-spacing="false"/>
    </style:style>
    <style:style style:name="P60" style:family="paragraph" style:parent-style-name="Normal_20__28_Web_29_" style:list-style-name="WWNum62">
      <style:paragraph-properties fo:margin-top="0cm" fo:margin-bottom="0cm" style:contextual-spacing="false"/>
    </style:style>
    <style:style style:name="P61" style:family="paragraph" style:parent-style-name="Normal_20__28_Web_29_" style:list-style-name="WWNum1">
      <style:paragraph-properties fo:margin-top="0.494cm" fo:margin-bottom="0.494cm" style:contextual-spacing="false"/>
    </style:style>
    <style:style style:name="P62" style:family="paragraph" style:parent-style-name="Standard" style:list-style-name="">
      <style:paragraph-properties fo:margin-top="0.494cm" fo:margin-bottom="0.494cm" style:contextual-spacing="false" fo:line-height="100%"/>
    </style:style>
    <style:style style:name="P63" style:family="paragraph" style:parent-style-name="Standard">
      <style:paragraph-properties fo:margin-top="0.494cm" fo:margin-bottom="0.494cm" style:contextual-spacing="false" fo:line-height="100%"/>
    </style:style>
    <style:style style:name="P64" style:family="paragraph" style:parent-style-name="Standard">
      <style:paragraph-properties fo:margin-left="1.27cm" fo:margin-top="0.494cm" fo:margin-bottom="0.494cm" style:contextual-spacing="false" fo:line-height="100%"/>
    </style:style>
    <style:style style:name="P65" style:family="paragraph" style:parent-style-name="Standard" style:list-style-name="WWNum2">
      <style:paragraph-properties fo:margin-top="0.494cm" fo:margin-bottom="0cm" style:contextual-spacing="false" fo:line-height="100%"/>
    </style:style>
    <style:style style:name="P66" style:family="paragraph" style:parent-style-name="Standard" style:list-style-name="WWNum2">
      <style:paragraph-properties fo:margin-top="0cm" fo:margin-bottom="0.494cm" style:contextual-spacing="false" fo:line-height="100%"/>
    </style:style>
    <style:style style:name="P67" style:family="paragraph" style:parent-style-name="Standard" style:list-style-name="WWNum2">
      <style:paragraph-properties fo:margin-top="0cm" fo:margin-bottom="0cm" style:contextual-spacing="false" fo:line-height="100%"/>
    </style:style>
    <style:style style:name="P68" style:family="paragraph" style:parent-style-name="Standard" style:list-style-name="WWNum3">
      <style:paragraph-properties fo:margin-top="0.494cm" fo:margin-bottom="0cm" style:contextual-spacing="false" fo:line-height="100%"/>
    </style:style>
    <style:style style:name="P69" style:family="paragraph" style:parent-style-name="Standard" style:list-style-name="WWNum3">
      <style:paragraph-properties fo:margin-top="0cm" fo:margin-bottom="0.494cm" style:contextual-spacing="false" fo:line-height="100%"/>
    </style:style>
    <style:style style:name="P70" style:family="paragraph" style:parent-style-name="Standard" style:list-style-name="WWNum3">
      <style:paragraph-properties fo:margin-top="0cm" fo:margin-bottom="0cm" style:contextual-spacing="false" fo:line-height="100%"/>
    </style:style>
    <style:style style:name="P71" style:family="paragraph" style:parent-style-name="Standard" style:list-style-name="WWNum4">
      <style:paragraph-properties fo:margin-top="0.494cm" fo:margin-bottom="0.494cm" style:contextual-spacing="false" fo:line-height="100%"/>
    </style:style>
    <style:style style:name="P72" style:family="paragraph" style:parent-style-name="Standard">
      <style:paragraph-properties fo:margin-left="1.27cm"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3"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4" style:family="paragraph" style:parent-style-name="Standard" style:list-style-name="WWNum5">
      <style:paragraph-properties fo:margin-top="0.494cm" fo:margin-bottom="0.494cm" style:contextual-spacing="false" fo:line-height="100%"/>
    </style:style>
    <style:style style:name="P75" style:family="paragraph" style:parent-style-name="Standard" style:list-style-name="WWNum12">
      <style:paragraph-properties fo:margin-top="0.494cm" fo:margin-bottom="0cm" style:contextual-spacing="false" fo:line-height="100%"/>
    </style:style>
    <style:style style:name="P76" style:family="paragraph" style:parent-style-name="Standard" style:list-style-name="WWNum12">
      <style:paragraph-properties fo:margin-top="0cm" fo:margin-bottom="0.494cm" style:contextual-spacing="false" fo:line-height="100%"/>
    </style:style>
    <style:style style:name="P77" style:family="paragraph" style:parent-style-name="Standard" style:list-style-name="WWNum12">
      <style:paragraph-properties fo:margin-top="0cm" fo:margin-bottom="0cm" style:contextual-spacing="false" fo:line-height="100%"/>
    </style:style>
    <style:style style:name="P78" style:family="paragraph" style:parent-style-name="Standard" style:list-style-name="WWNum15">
      <style:paragraph-properties fo:margin-top="0.494cm" fo:margin-bottom="0.494cm" style:contextual-spacing="false" fo:line-height="100%"/>
    </style:style>
    <style:style style:name="P79" style:family="paragraph" style:parent-style-name="Standard" style:list-style-name="WWNum16">
      <style:paragraph-properties fo:margin-top="0.494cm" fo:margin-bottom="0.494cm" style:contextual-spacing="false" fo:line-height="100%"/>
    </style:style>
    <style:style style:name="P80" style:family="paragraph" style:parent-style-name="Standard" style:list-style-name="WWNum17">
      <style:paragraph-properties fo:margin-top="0.494cm" fo:margin-bottom="0.494cm" style:contextual-spacing="false" fo:line-height="100%"/>
    </style:style>
    <style:style style:name="P81" style:family="paragraph" style:parent-style-name="Standard" style:list-style-name="WWNum18">
      <style:paragraph-properties fo:margin-top="0.494cm" fo:margin-bottom="0.494cm" style:contextual-spacing="false" fo:line-height="100%"/>
    </style:style>
    <style:style style:name="P82" style:family="paragraph" style:parent-style-name="Standard" style:list-style-name="WWNum19">
      <style:paragraph-properties fo:margin-top="0.494cm" fo:margin-bottom="0.494cm" style:contextual-spacing="false" fo:line-height="100%"/>
    </style:style>
    <style:style style:name="P83" style:family="paragraph" style:parent-style-name="Standard" style:list-style-name="WWNum21">
      <style:paragraph-properties fo:margin-top="0.494cm" fo:margin-bottom="0cm" style:contextual-spacing="false" fo:line-height="100%"/>
    </style:style>
    <style:style style:name="P84" style:family="paragraph" style:parent-style-name="Standard" style:list-style-name="WWNum21">
      <style:paragraph-properties fo:margin-top="0cm" fo:margin-bottom="0.494cm" style:contextual-spacing="false" fo:line-height="100%"/>
    </style:style>
    <style:style style:name="P85" style:family="paragraph" style:parent-style-name="Standard" style:list-style-name="WWNum21">
      <style:paragraph-properties fo:margin-top="0cm" fo:margin-bottom="0cm" style:contextual-spacing="false" fo:line-height="100%"/>
    </style:style>
    <style:style style:name="P86" style:family="paragraph" style:parent-style-name="Standard" style:list-style-name="WWNum22">
      <style:paragraph-properties fo:margin-top="0.494cm" fo:margin-bottom="0.494cm" style:contextual-spacing="false" fo:line-height="100%"/>
    </style:style>
    <style:style style:name="P87" style:family="paragraph" style:parent-style-name="Standard" style:list-style-name="WWNum23">
      <style:paragraph-properties fo:margin-top="0.494cm" fo:margin-bottom="0.494cm" style:contextual-spacing="false" fo:line-height="100%"/>
    </style:style>
    <style:style style:name="P88" style:family="paragraph" style:parent-style-name="Standard" style:list-style-name="WWNum24">
      <style:paragraph-properties fo:margin-top="0.494cm" fo:margin-bottom="0.494cm" style:contextual-spacing="false" fo:line-height="100%"/>
    </style:style>
    <style:style style:name="P89" style:family="paragraph" style:parent-style-name="Standard" style:list-style-name="WWNum25">
      <style:paragraph-properties fo:margin-top="0.494cm" fo:margin-bottom="0cm" style:contextual-spacing="false" fo:line-height="100%"/>
    </style:style>
    <style:style style:name="P90" style:family="paragraph" style:parent-style-name="Standard" style:list-style-name="WWNum25">
      <style:paragraph-properties fo:margin-top="0cm" fo:margin-bottom="0.494cm" style:contextual-spacing="false" fo:line-height="100%"/>
    </style:style>
    <style:style style:name="P91" style:family="paragraph" style:parent-style-name="Standard" style:list-style-name="WWNum26">
      <style:paragraph-properties fo:margin-top="0.494cm" fo:margin-bottom="0cm" style:contextual-spacing="false" fo:line-height="100%"/>
    </style:style>
    <style:style style:name="P92" style:family="paragraph" style:parent-style-name="Standard" style:list-style-name="WWNum26">
      <style:paragraph-properties fo:margin-top="0cm" fo:margin-bottom="0.494cm" style:contextual-spacing="false" fo:line-height="100%"/>
    </style:style>
    <style:style style:name="P93" style:family="paragraph" style:parent-style-name="Standard" style:list-style-name="WWNum27">
      <style:paragraph-properties fo:margin-top="0.494cm" fo:margin-bottom="0cm" style:contextual-spacing="false" fo:line-height="100%"/>
    </style:style>
    <style:style style:name="P94" style:family="paragraph" style:parent-style-name="Standard" style:list-style-name="WWNum27">
      <style:paragraph-properties fo:margin-top="0cm" fo:margin-bottom="0.494cm" style:contextual-spacing="false" fo:line-height="100%"/>
    </style:style>
    <style:style style:name="P95" style:family="paragraph" style:parent-style-name="Standard" style:list-style-name="WWNum28">
      <style:paragraph-properties fo:margin-top="0.494cm" fo:margin-bottom="0cm" style:contextual-spacing="false" fo:line-height="100%"/>
    </style:style>
    <style:style style:name="P96" style:family="paragraph" style:parent-style-name="Standard" style:list-style-name="WWNum28">
      <style:paragraph-properties fo:margin-top="0cm" fo:margin-bottom="0.494cm" style:contextual-spacing="false" fo:line-height="100%"/>
    </style:style>
    <style:style style:name="P97" style:family="paragraph" style:parent-style-name="Standard" style:list-style-name="WWNum29">
      <style:paragraph-properties fo:margin-top="0.494cm" fo:margin-bottom="0cm" style:contextual-spacing="false" fo:line-height="100%"/>
    </style:style>
    <style:style style:name="P98" style:family="paragraph" style:parent-style-name="Standard" style:list-style-name="WWNum29">
      <style:paragraph-properties fo:margin-top="0cm" fo:margin-bottom="0.494cm" style:contextual-spacing="false" fo:line-height="100%"/>
    </style:style>
    <style:style style:name="P99" style:family="paragraph" style:parent-style-name="Standard" style:list-style-name="WWNum30">
      <style:paragraph-properties fo:margin-top="0.494cm" fo:margin-bottom="0.494cm" style:contextual-spacing="false" fo:line-height="100%"/>
    </style:style>
    <style:style style:name="P100" style:family="paragraph" style:parent-style-name="Standard" style:list-style-name="WWNum31">
      <style:paragraph-properties fo:margin-top="0.494cm" fo:margin-bottom="0cm" style:contextual-spacing="false" fo:line-height="100%"/>
    </style:style>
    <style:style style:name="P101" style:family="paragraph" style:parent-style-name="Standard" style:list-style-name="WWNum31">
      <style:paragraph-properties fo:margin-top="0cm" fo:margin-bottom="0.494cm" style:contextual-spacing="false" fo:line-height="100%"/>
    </style:style>
    <style:style style:name="P102" style:family="paragraph" style:parent-style-name="Standard" style:list-style-name="WWNum32">
      <style:paragraph-properties fo:margin-top="0.494cm" fo:margin-bottom="0cm" style:contextual-spacing="false" fo:line-height="100%"/>
    </style:style>
    <style:style style:name="P103" style:family="paragraph" style:parent-style-name="Standard" style:list-style-name="WWNum32">
      <style:paragraph-properties fo:margin-top="0cm" fo:margin-bottom="0.494cm" style:contextual-spacing="false" fo:line-height="100%"/>
    </style:style>
    <style:style style:name="P104" style:family="paragraph" style:parent-style-name="Standard" style:list-style-name="WWNum33">
      <style:paragraph-properties fo:margin-top="0.494cm" fo:margin-bottom="0cm" style:contextual-spacing="false" fo:line-height="100%"/>
    </style:style>
    <style:style style:name="P105" style:family="paragraph" style:parent-style-name="Standard" style:list-style-name="WWNum33">
      <style:paragraph-properties fo:margin-top="0cm" fo:margin-bottom="0.494cm" style:contextual-spacing="false" fo:line-height="100%"/>
    </style:style>
    <style:style style:name="P106" style:family="paragraph" style:parent-style-name="Standard" style:list-style-name="WWNum33">
      <style:paragraph-properties fo:margin-top="0cm" fo:margin-bottom="0cm" style:contextual-spacing="false" fo:line-height="100%"/>
    </style:style>
    <style:style style:name="P107" style:family="paragraph" style:parent-style-name="Standard" style:list-style-name="WWNum34">
      <style:paragraph-properties fo:margin-top="0.494cm" fo:margin-bottom="0cm" style:contextual-spacing="false" fo:line-height="100%"/>
    </style:style>
    <style:style style:name="P108" style:family="paragraph" style:parent-style-name="Standard" style:list-style-name="WWNum34">
      <style:paragraph-properties fo:margin-top="0cm" fo:margin-bottom="0.494cm" style:contextual-spacing="false" fo:line-height="100%"/>
    </style:style>
    <style:style style:name="P109" style:family="paragraph" style:parent-style-name="Standard" style:list-style-name="WWNum34">
      <style:paragraph-properties fo:margin-top="0cm" fo:margin-bottom="0cm" style:contextual-spacing="false" fo:line-height="100%"/>
    </style:style>
    <style:style style:name="P110" style:family="paragraph" style:parent-style-name="Standard" style:list-style-name="WWNum35">
      <style:paragraph-properties fo:margin-top="0.494cm" fo:margin-bottom="0cm" style:contextual-spacing="false" fo:line-height="100%"/>
    </style:style>
    <style:style style:name="P111" style:family="paragraph" style:parent-style-name="Standard" style:list-style-name="WWNum35">
      <style:paragraph-properties fo:margin-top="0cm" fo:margin-bottom="0.494cm" style:contextual-spacing="false" fo:line-height="100%"/>
    </style:style>
    <style:style style:name="P112" style:family="paragraph" style:parent-style-name="Standard" style:list-style-name="WWNum35">
      <style:paragraph-properties fo:margin-top="0cm" fo:margin-bottom="0cm" style:contextual-spacing="false" fo:line-height="100%"/>
    </style:style>
    <style:style style:name="P113" style:family="paragraph" style:parent-style-name="Standard" style:list-style-name="WWNum36">
      <style:paragraph-properties fo:margin-top="0.494cm" fo:margin-bottom="0cm" style:contextual-spacing="false" fo:line-height="100%"/>
    </style:style>
    <style:style style:name="P114" style:family="paragraph" style:parent-style-name="Standard" style:list-style-name="WWNum36">
      <style:paragraph-properties fo:margin-top="0cm" fo:margin-bottom="0.494cm" style:contextual-spacing="false" fo:line-height="100%"/>
    </style:style>
    <style:style style:name="P115" style:family="paragraph" style:parent-style-name="Standard" style:list-style-name="WWNum36">
      <style:paragraph-properties fo:margin-top="0cm" fo:margin-bottom="0cm" style:contextual-spacing="false" fo:line-height="100%"/>
    </style:style>
    <style:style style:name="P116" style:family="paragraph" style:parent-style-name="Standard" style:list-style-name="WWNum37">
      <style:paragraph-properties fo:margin-top="0.494cm" fo:margin-bottom="0cm" style:contextual-spacing="false" fo:line-height="100%"/>
    </style:style>
    <style:style style:name="P117" style:family="paragraph" style:parent-style-name="Standard" style:list-style-name="WWNum37">
      <style:paragraph-properties fo:margin-top="0cm" fo:margin-bottom="0.494cm" style:contextual-spacing="false" fo:line-height="100%"/>
    </style:style>
    <style:style style:name="P118" style:family="paragraph" style:parent-style-name="Standard" style:list-style-name="WWNum38">
      <style:paragraph-properties fo:margin-top="0.494cm" fo:margin-bottom="0cm" style:contextual-spacing="false" fo:line-height="100%"/>
    </style:style>
    <style:style style:name="P119" style:family="paragraph" style:parent-style-name="Standard" style:list-style-name="WWNum38">
      <style:paragraph-properties fo:margin-top="0cm" fo:margin-bottom="0.494cm" style:contextual-spacing="false" fo:line-height="100%"/>
    </style:style>
    <style:style style:name="P120" style:family="paragraph" style:parent-style-name="Standard" style:list-style-name="WWNum39">
      <style:paragraph-properties fo:margin-top="0.494cm" fo:margin-bottom="0cm" style:contextual-spacing="false" fo:line-height="100%"/>
    </style:style>
    <style:style style:name="P121" style:family="paragraph" style:parent-style-name="Standard" style:list-style-name="WWNum39">
      <style:paragraph-properties fo:margin-top="0cm" fo:margin-bottom="0.494cm" style:contextual-spacing="false" fo:line-height="100%"/>
    </style:style>
    <style:style style:name="P122" style:family="paragraph" style:parent-style-name="Standard" style:list-style-name="WWNum40">
      <style:paragraph-properties fo:margin-top="0.494cm" fo:margin-bottom="0cm" style:contextual-spacing="false" fo:line-height="100%"/>
    </style:style>
    <style:style style:name="P123" style:family="paragraph" style:parent-style-name="Standard" style:list-style-name="WWNum40">
      <style:paragraph-properties fo:margin-top="0cm" fo:margin-bottom="0.494cm" style:contextual-spacing="false" fo:line-height="100%"/>
    </style:style>
    <style:style style:name="P124" style:family="paragraph" style:parent-style-name="Standard" style:list-style-name="WWNum40">
      <style:paragraph-properties fo:margin-top="0cm" fo:margin-bottom="0cm" style:contextual-spacing="false" fo:line-height="100%"/>
    </style:style>
    <style:style style:name="P125" style:family="paragraph" style:parent-style-name="Standard" style:list-style-name="WWNum41">
      <style:paragraph-properties fo:margin-top="0.494cm" fo:margin-bottom="0cm" style:contextual-spacing="false" fo:line-height="100%"/>
    </style:style>
    <style:style style:name="P126" style:family="paragraph" style:parent-style-name="Standard" style:list-style-name="WWNum41">
      <style:paragraph-properties fo:margin-top="0cm" fo:margin-bottom="0.494cm" style:contextual-spacing="false" fo:line-height="100%"/>
    </style:style>
    <style:style style:name="P127" style:family="paragraph" style:parent-style-name="Standard" style:list-style-name="WWNum41">
      <style:paragraph-properties fo:margin-top="0cm" fo:margin-bottom="0cm" style:contextual-spacing="false" fo:line-height="100%"/>
    </style:style>
    <style:style style:name="P128" style:family="paragraph" style:parent-style-name="Standard" style:list-style-name="WWNum42">
      <style:paragraph-properties fo:margin-top="0.494cm" fo:margin-bottom="0cm" style:contextual-spacing="false" fo:line-height="100%"/>
    </style:style>
    <style:style style:name="P129" style:family="paragraph" style:parent-style-name="Standard" style:list-style-name="WWNum42">
      <style:paragraph-properties fo:margin-top="0cm" fo:margin-bottom="0.494cm" style:contextual-spacing="false" fo:line-height="100%"/>
    </style:style>
    <style:style style:name="P130" style:family="paragraph" style:parent-style-name="Standard" style:list-style-name="WWNum42">
      <style:paragraph-properties fo:margin-top="0cm" fo:margin-bottom="0cm" style:contextual-spacing="false" fo:line-height="100%"/>
    </style:style>
    <style:style style:name="P131" style:family="paragraph" style:parent-style-name="Standard" style:list-style-name="WWNum43">
      <style:paragraph-properties fo:margin-top="0.494cm" fo:margin-bottom="0cm" style:contextual-spacing="false" fo:line-height="100%"/>
    </style:style>
    <style:style style:name="P132" style:family="paragraph" style:parent-style-name="Standard" style:list-style-name="WWNum43">
      <style:paragraph-properties fo:margin-top="0cm" fo:margin-bottom="0.494cm" style:contextual-spacing="false" fo:line-height="100%"/>
    </style:style>
    <style:style style:name="P133" style:family="paragraph" style:parent-style-name="Standard" style:list-style-name="WWNum43">
      <style:paragraph-properties fo:margin-top="0cm" fo:margin-bottom="0cm" style:contextual-spacing="false" fo:line-height="100%"/>
    </style:style>
    <style:style style:name="P134" style:family="paragraph" style:parent-style-name="Standard" style:list-style-name="WWNum44">
      <style:paragraph-properties fo:margin-top="0cm" fo:margin-bottom="0.494cm" style:contextual-spacing="false" fo:line-height="100%"/>
    </style:style>
    <style:style style:name="P135" style:family="paragraph" style:parent-style-name="Standard" style:list-style-name="WWNum44">
      <style:paragraph-properties fo:margin-top="0cm" fo:margin-bottom="0cm" style:contextual-spacing="false" fo:line-height="100%"/>
    </style:style>
    <style:style style:name="P136" style:family="paragraph" style:parent-style-name="Standard" style:list-style-name="WWNum45">
      <style:paragraph-properties fo:margin-top="0.494cm" fo:margin-bottom="0cm" style:contextual-spacing="false" fo:line-height="100%"/>
    </style:style>
    <style:style style:name="P137" style:family="paragraph" style:parent-style-name="Standard" style:list-style-name="WWNum45">
      <style:paragraph-properties fo:margin-top="0cm" fo:margin-bottom="0.494cm" style:contextual-spacing="false" fo:line-height="100%"/>
    </style:style>
    <style:style style:name="P138" style:family="paragraph" style:parent-style-name="Standard" style:list-style-name="WWNum45">
      <style:paragraph-properties fo:margin-top="0cm" fo:margin-bottom="0cm" style:contextual-spacing="false" fo:line-height="100%"/>
    </style:style>
    <style:style style:name="P139" style:family="paragraph" style:parent-style-name="Standard" style:list-style-name="WWNum46">
      <style:paragraph-properties fo:margin-top="0.494cm" fo:margin-bottom="0cm" style:contextual-spacing="false" fo:line-height="100%"/>
    </style:style>
    <style:style style:name="P140" style:family="paragraph" style:parent-style-name="Standard" style:list-style-name="WWNum46">
      <style:paragraph-properties fo:margin-top="0cm" fo:margin-bottom="0.494cm" style:contextual-spacing="false" fo:line-height="100%"/>
    </style:style>
    <style:style style:name="P141" style:family="paragraph" style:parent-style-name="Standard" style:list-style-name="WWNum46">
      <style:paragraph-properties fo:margin-top="0cm" fo:margin-bottom="0cm" style:contextual-spacing="false" fo:line-height="100%"/>
    </style:style>
    <style:style style:name="P142" style:family="paragraph" style:parent-style-name="Standard" style:list-style-name="WWNum47">
      <style:paragraph-properties fo:margin-top="0.494cm" fo:margin-bottom="0cm" style:contextual-spacing="false" fo:line-height="100%"/>
    </style:style>
    <style:style style:name="P143" style:family="paragraph" style:parent-style-name="Standard" style:list-style-name="WWNum47">
      <style:paragraph-properties fo:margin-top="0cm" fo:margin-bottom="0.494cm" style:contextual-spacing="false" fo:line-height="100%"/>
    </style:style>
    <style:style style:name="P144" style:family="paragraph" style:parent-style-name="Standard" style:list-style-name="WWNum47">
      <style:paragraph-properties fo:margin-top="0cm" fo:margin-bottom="0cm" style:contextual-spacing="false" fo:line-height="100%"/>
    </style:style>
    <style:style style:name="P145" style:family="paragraph" style:parent-style-name="Standard" style:list-style-name="WWNum48">
      <style:paragraph-properties fo:margin-top="0.494cm" fo:margin-bottom="0cm" style:contextual-spacing="false" fo:line-height="100%"/>
    </style:style>
    <style:style style:name="P146" style:family="paragraph" style:parent-style-name="Standard" style:list-style-name="WWNum48">
      <style:paragraph-properties fo:margin-top="0cm" fo:margin-bottom="0.494cm" style:contextual-spacing="false" fo:line-height="100%"/>
    </style:style>
    <style:style style:name="P147" style:family="paragraph" style:parent-style-name="Standard" style:list-style-name="WWNum48">
      <style:paragraph-properties fo:margin-top="0cm" fo:margin-bottom="0cm" style:contextual-spacing="false" fo:line-height="100%"/>
    </style:style>
    <style:style style:name="P148" style:family="paragraph" style:parent-style-name="Standard">
      <style:paragraph-properties fo:margin-top="0cm" fo:margin-bottom="0cm" style:contextual-spacing="false" fo:line-height="100%"/>
    </style:style>
    <style:style style:name="P149" style:family="paragraph" style:parent-style-name="Standard" style:list-style-name="WWNum50">
      <style:paragraph-properties fo:margin-top="0.494cm" fo:margin-bottom="0cm" style:contextual-spacing="false" fo:line-height="100%"/>
    </style:style>
    <style:style style:name="P150" style:family="paragraph" style:parent-style-name="Standard" style:list-style-name="WWNum50">
      <style:paragraph-properties fo:margin-top="0cm" fo:margin-bottom="0.494cm" style:contextual-spacing="false" fo:line-height="100%"/>
    </style:style>
    <style:style style:name="P151" style:family="paragraph" style:parent-style-name="Standard" style:list-style-name="WWNum51">
      <style:paragraph-properties fo:margin-top="0.494cm" fo:margin-bottom="0cm" style:contextual-spacing="false" fo:line-height="100%"/>
    </style:style>
    <style:style style:name="P152" style:family="paragraph" style:parent-style-name="Standard" style:list-style-name="WWNum51">
      <style:paragraph-properties fo:margin-top="0cm" fo:margin-bottom="0.494cm" style:contextual-spacing="false" fo:line-height="100%"/>
    </style:style>
    <style:style style:name="P153" style:family="paragraph" style:parent-style-name="Standard" style:list-style-name="WWNum52">
      <style:paragraph-properties fo:margin-top="0.494cm" fo:margin-bottom="0cm" style:contextual-spacing="false" fo:line-height="100%"/>
    </style:style>
    <style:style style:name="P154" style:family="paragraph" style:parent-style-name="Standard" style:list-style-name="WWNum52">
      <style:paragraph-properties fo:margin-top="0cm" fo:margin-bottom="0.494cm" style:contextual-spacing="false" fo:line-height="100%"/>
    </style:style>
    <style:style style:name="P155" style:family="paragraph" style:parent-style-name="Standard" style:list-style-name="WWNum52">
      <style:paragraph-properties fo:margin-top="0cm" fo:margin-bottom="0cm" style:contextual-spacing="false" fo:line-height="100%"/>
    </style:style>
    <style:style style:name="P156" style:family="paragraph" style:parent-style-name="Standard" style:list-style-name="WWNum53">
      <style:paragraph-properties fo:margin-top="0.494cm" fo:margin-bottom="0cm" style:contextual-spacing="false" fo:line-height="100%"/>
    </style:style>
    <style:style style:name="P157" style:family="paragraph" style:parent-style-name="Standard" style:list-style-name="WWNum53">
      <style:paragraph-properties fo:margin-top="0cm" fo:margin-bottom="0.494cm" style:contextual-spacing="false" fo:line-height="100%"/>
    </style:style>
    <style:style style:name="P158" style:family="paragraph" style:parent-style-name="Standard" style:list-style-name="WWNum54">
      <style:paragraph-properties fo:margin-top="0.494cm" fo:margin-bottom="0cm" style:contextual-spacing="false" fo:line-height="100%"/>
    </style:style>
    <style:style style:name="P159" style:family="paragraph" style:parent-style-name="Standard" style:list-style-name="WWNum54">
      <style:paragraph-properties fo:margin-top="0cm" fo:margin-bottom="0.494cm" style:contextual-spacing="false" fo:line-height="100%"/>
    </style:style>
    <style:style style:name="P160" style:family="paragraph" style:parent-style-name="Standard" style:list-style-name="WWNum54">
      <style:paragraph-properties fo:margin-top="0cm" fo:margin-bottom="0cm" style:contextual-spacing="false" fo:line-height="100%"/>
    </style:style>
    <style:style style:name="P161" style:family="paragraph" style:parent-style-name="Standard" style:list-style-name="WWNum55">
      <style:paragraph-properties fo:margin-top="0.494cm" fo:margin-bottom="0cm" style:contextual-spacing="false" fo:line-height="100%"/>
    </style:style>
    <style:style style:name="P162" style:family="paragraph" style:parent-style-name="Standard" style:list-style-name="WWNum55">
      <style:paragraph-properties fo:margin-top="0cm" fo:margin-bottom="0.494cm" style:contextual-spacing="false" fo:line-height="100%"/>
    </style:style>
    <style:style style:name="P163" style:family="paragraph" style:parent-style-name="Standard" style:list-style-name="WWNum55">
      <style:paragraph-properties fo:margin-top="0cm" fo:margin-bottom="0cm" style:contextual-spacing="false" fo:line-height="100%"/>
    </style:style>
    <style:style style:name="P164" style:family="paragraph" style:parent-style-name="Standard" style:list-style-name="WWNum56">
      <style:paragraph-properties fo:margin-top="0.494cm" fo:margin-bottom="0cm" style:contextual-spacing="false" fo:line-height="100%"/>
    </style:style>
    <style:style style:name="P165" style:family="paragraph" style:parent-style-name="Standard" style:list-style-name="WWNum56">
      <style:paragraph-properties fo:margin-top="0cm" fo:margin-bottom="0.494cm" style:contextual-spacing="false" fo:line-height="100%"/>
    </style:style>
    <style:style style:name="P166" style:family="paragraph" style:parent-style-name="Standard" style:list-style-name="WWNum56">
      <style:paragraph-properties fo:margin-top="0cm" fo:margin-bottom="0cm" style:contextual-spacing="false" fo:line-height="100%"/>
    </style:style>
    <style:style style:name="P167" style:family="paragraph" style:parent-style-name="Standard" style:list-style-name="WWNum57">
      <style:paragraph-properties fo:margin-top="0.494cm" fo:margin-bottom="0cm" style:contextual-spacing="false" fo:line-height="100%"/>
    </style:style>
    <style:style style:name="P168" style:family="paragraph" style:parent-style-name="Standard" style:list-style-name="WWNum57">
      <style:paragraph-properties fo:margin-top="0cm" fo:margin-bottom="0.494cm" style:contextual-spacing="false" fo:line-height="100%"/>
    </style:style>
    <style:style style:name="P169" style:family="paragraph" style:parent-style-name="Standard" style:list-style-name="WWNum57">
      <style:paragraph-properties fo:margin-top="0cm" fo:margin-bottom="0cm" style:contextual-spacing="false" fo:line-height="100%"/>
    </style:style>
    <style:style style:name="P170" style:family="paragraph" style:parent-style-name="Standard" style:list-style-name="WWNum59">
      <style:paragraph-properties fo:margin-top="0.494cm" fo:margin-bottom="0cm" style:contextual-spacing="false" fo:line-height="100%"/>
    </style:style>
    <style:style style:name="P171" style:family="paragraph" style:parent-style-name="Standard" style:list-style-name="WWNum59">
      <style:paragraph-properties fo:margin-top="0cm" fo:margin-bottom="0.494cm" style:contextual-spacing="false" fo:line-height="100%"/>
    </style:style>
    <style:style style:name="P172" style:family="paragraph" style:parent-style-name="Standard" style:list-style-name="WWNum59">
      <style:paragraph-properties fo:margin-top="0cm" fo:margin-bottom="0cm" style:contextual-spacing="false" fo:line-height="100%"/>
    </style:style>
    <style:style style:name="P173" style:family="paragraph" style:parent-style-name="Standard">
      <style:paragraph-properties fo:text-indent="1.249cm" style:auto-text-indent="false"/>
    </style:style>
    <style:style style:name="P174" style:family="paragraph" style:parent-style-name="Standard">
      <style:paragraph-properties fo:margin-left="1.27cm"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US" style:font-name-asian="Times New Roman1" style:font-size-asian="10pt" style:language-asian="ru" style:country-asian="RU" style:font-name-complex="Courier New1" style:font-size-complex="10pt"/>
    </style:style>
    <style:style style:name="P175"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US" style:font-name-asian="Times New Roman1" style:font-size-asian="10pt" style:language-asian="ru" style:country-asian="RU" style:font-name-complex="Courier New1" style:font-size-complex="10pt"/>
    </style:style>
    <style:style style:name="P176"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ru" style:country-asian="RU" style:font-name-complex="Courier New1" style:font-size-complex="10pt"/>
    </style:style>
    <style:style style:name="P177"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sian="Times New Roman1" style:language-asian="ru" style:country-asian="RU" style:font-name-complex="Times New Roman1" style:font-size-complex="12pt"/>
    </style:style>
    <style:style style:name="P178"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en" fo:country="US" style:font-name-asian="Times New Roman1" style:language-asian="ru" style:country-asian="RU" style:font-name-complex="Times New Roman1" style:font-size-complex="12pt"/>
    </style:style>
    <style:style style:name="P179" style:family="paragraph" style:parent-style-name="Standard">
      <style:paragraph-properties fo:margin-top="0cm" fo:margin-bottom="0cm" style:contextual-spacing="false" style:line-height-at-least="0.556cm"/>
    </style:style>
    <style:style style:name="P180" style:family="paragraph" style:parent-style-name="Standard">
      <style:paragraph-properties fo:margin-top="0cm" fo:margin-bottom="0cm" style:contextual-spacing="false" style:line-height-at-least="0.556cm"/>
      <style:text-properties fo:color="#000000" loext:opacity="100%" style:font-name="Courier New" fo:font-size="10pt" fo:language="en" fo:country="US" style:font-name-asian="Times New Roman1" style:font-size-asian="10pt" style:language-asian="ru" style:country-asian="RU" style:font-name-complex="Courier New1" style:font-size-complex="10pt"/>
    </style:style>
    <style:style style:name="P181" style:family="paragraph" style:parent-style-name="Standard">
      <style:paragraph-properties fo:margin-top="0cm" fo:margin-bottom="0cm" style:contextual-spacing="false" style:line-height-at-least="0.556cm"/>
      <style:text-properties fo:color="#000000" loext:opacity="100%" style:font-name="Consolas" fo:font-size="10.5pt" fo:language="en" fo:country="US" style:font-name-asian="Times New Roman1" style:font-size-asian="10.5pt" style:language-asian="ru" style:country-asian="RU" style:font-name-complex="Times New Roman1" style:font-size-complex="10.5pt"/>
    </style:style>
    <style:style style:name="P182" style:family="paragraph" style:parent-style-name="Standard">
      <style:paragraph-properties fo:margin-top="0cm" fo:margin-bottom="0cm" style:contextual-spacing="false" fo:line-height="100%"/>
      <style:text-properties fo:color="#000000" loext:opacity="100%" style:font-name="Cascadia Mono" fo:font-size="9.5pt" style:font-size-asian="9.5pt" style:font-name-complex="Cascadia Mono1" style:font-size-complex="9.5pt"/>
    </style:style>
    <style:style style:name="P183" style:family="paragraph" style:parent-style-name="Standard">
      <style:paragraph-properties fo:margin-top="0cm" fo:margin-bottom="0cm" style:contextual-spacing="false" fo:line-height="100%"/>
      <style:text-properties fo:color="#000000" loext:opacity="100%" style:font-name="Cascadia Mono" fo:font-size="9.5pt" fo:language="en" fo:country="US" style:font-size-asian="9.5pt" style:font-name-complex="Cascadia Mono1" style:font-size-complex="9.5pt"/>
    </style:style>
    <style:style style:name="P184" style:family="paragraph" style:parent-style-name="Standard">
      <style:paragraph-properties fo:margin-left="0.635cm"/>
      <style:text-properties style:font-size-complex="12pt"/>
    </style:style>
    <style:style style:name="P185" style:family="paragraph" style:parent-style-name="Text_20_body">
      <style:paragraph-properties fo:margin-left="0cm" fo:margin-right="0cm" fo:text-indent="0cm" style:auto-text-indent="false" style:writing-mode="lr-tb"/>
    </style:style>
    <style:style style:name="P186" style:family="paragraph" style:parent-style-name="Text_20_body">
      <style:paragraph-properties fo:margin-left="0cm" fo:margin-right="0cm" fo:text-indent="0cm" style:auto-text-indent="false" style:writing-mode="lr-tb"/>
      <style:text-properties fo:background-color="#f7f7fa"/>
    </style:style>
    <style:style style:name="P187" style:family="paragraph" style:parent-style-name="Text_20_body">
      <style:paragraph-properties fo:margin-top="0cm" fo:margin-bottom="0.494cm" style:contextual-spacing="false" fo:line-height="100%"/>
      <style:text-properties fo:background-color="#f7f7fa"/>
    </style:style>
    <style:style style:name="P188" style:family="paragraph" style:parent-style-name="Text_20_body" style:list-style-name="L1">
      <style:paragraph-properties fo:margin-left="0cm" fo:margin-right="0cm" fo:text-indent="0cm" style:auto-text-indent="false" fo:padding="0cm" fo:border="none" style:writing-mode="lr-tb"/>
    </style:style>
    <style:style style:name="T1" style:family="text">
      <style:text-properties fo:language="en" fo:country="US"/>
    </style:style>
    <style:style style:name="T2" style:family="text">
      <style:text-properties fo:language="en" fo:country="US" style:font-name-complex="Times New Roman1" style:font-size-complex="12pt"/>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name-asian="Times New Roman1" style:language-asian="ru" style:country-asian="RU" style:font-weight-asian="bold" style:font-name-complex="Times New Roman1" style:font-size-complex="12pt" style:font-weight-complex="bold"/>
    </style:style>
    <style:style style:name="T6" style:family="text">
      <style:text-properties fo:language="en" fo:country="US" style:font-name-asian="Times New Roman1" style:language-asian="ru" style:country-asian="RU" style:font-name-complex="Times New Roman1" style:font-size-complex="12pt"/>
    </style:style>
    <style:style style:name="T7" style:family="text">
      <style:text-properties fo:language="en" fo:country="US"/>
    </style:style>
    <style:style style:name="T8" style:family="text">
      <style:text-properties fo:language="en" fo:country="US" style:font-name-asian="Calibri"/>
    </style:style>
    <style:style style:name="T9" style:family="text">
      <style:text-properties fo:language="en" fo:country="US" style:font-name-asian="F"/>
    </style:style>
    <style:style style:name="T10" style:family="text">
      <style:text-properties fo:font-size="13.5pt" fo:font-weight="bold" style:font-name-asian="Times New Roman1" style:font-size-asian="13.5pt" style:language-asian="ru" style:country-asian="RU" style:font-weight-asian="bold" style:font-name-complex="Times New Roman1" style:font-size-complex="13.5pt" style:font-weight-complex="bold"/>
    </style:style>
    <style:style style:name="T11" style:family="text">
      <style:text-properties fo:font-size="13.5pt" fo:language="en" fo:country="US" fo:font-weight="bold" style:font-name-asian="Times New Roman1" style:font-size-asian="13.5pt" style:language-asian="ru" style:country-asian="RU" style:font-weight-asian="bold" style:font-name-complex="Times New Roman1" style:font-size-complex="13.5pt" style:font-weight-complex="bold"/>
    </style:style>
    <style:style style:name="T12" style:family="text">
      <style:text-properties fo:font-weight="bold" style:font-name-asian="Times New Roman1" style:language-asian="ru" style:country-asian="RU" style:font-weight-asian="bold" style:font-name-complex="Times New Roman1" style:font-size-complex="12pt"/>
    </style:style>
    <style:style style:name="T13" style:family="text">
      <style:text-properties fo:font-weight="bold" style:font-name-asian="Times New Roman1" style:language-asian="ru" style:country-asian="RU" style:font-weight-asian="bold" style:font-name-complex="Times New Roman1" style:font-size-complex="12pt" style:font-weight-complex="bold"/>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style:font-name-asian="Calibri" style:font-weight-asian="bold" style:font-weight-complex="bold"/>
    </style:style>
    <style:style style:name="T17" style:family="text">
      <style:text-properties style:font-name-asian="Times New Roman1" style:language-asian="ru" style:country-asian="RU" style:font-name-complex="Times New Roman1" style:font-size-complex="12pt"/>
    </style:style>
    <style:style style:name="T18" style:family="text">
      <style:text-properties fo:font-size="12pt" style:font-size-asian="12pt" style:font-name-complex="Times New Roman1" style:font-size-complex="12pt"/>
    </style:style>
    <style:style style:name="T19" style:family="text">
      <style:text-properties fo:font-size="12pt" style:font-size-asian="12pt" style:font-size-complex="12pt"/>
    </style:style>
    <style:style style:name="T20" style:family="text">
      <style:text-properties fo:font-size="12pt" fo:language="en" fo:country="US" style:font-size-asian="12pt" style:font-name-complex="Times New Roman1" style:font-size-complex="12pt"/>
    </style:style>
    <style:style style:name="T21" style:family="text">
      <style:text-properties fo:font-size="12pt" fo:language="en" fo:country="US" style:font-size-asian="12pt" style:font-size-complex="12pt"/>
    </style:style>
    <style:style style:name="T22" style:family="text">
      <style:text-properties fo:font-size="12pt" fo:language="en" fo:country="US" fo:font-weight="bold" style:font-size-asian="12pt" style:font-weight-asian="bold" style:font-size-complex="12pt"/>
    </style:style>
    <style:style style:name="T23" style:family="text">
      <style:text-properties fo:font-size="12pt" fo:language="en" fo:country="US" fo:font-weight="bold" style:font-name-asian="Times New Roman1" style:font-size-asian="12pt" style:language-asian="ru" style:country-asian="RU" style:font-weight-asian="bold" style:font-name-complex="Times New Roman1" style:font-size-complex="12pt"/>
    </style:style>
    <style:style style:name="T24" style:family="text">
      <style:text-properties fo:font-size="12pt" fo:language="en" fo:country="US" style:font-name-asian="Times New Roman1" style:font-size-asian="12pt" style:language-asian="ru" style:country-asian="RU" style:font-name-complex="Times New Roman1" style:font-size-complex="12pt"/>
    </style:style>
    <style:style style:name="T25" style:family="text">
      <style:text-properties fo:font-size="12pt" fo:font-weight="bold" style:font-size-asian="12pt" style:font-weight-asian="bold" style:font-size-complex="12pt"/>
    </style:style>
    <style:style style:name="T26" style:family="text">
      <style:text-properties fo:font-size="12pt" fo:font-weight="bold" style:font-name-asian="Times New Roman1" style:font-size-asian="12pt" style:language-asian="ru" style:country-asian="RU" style:font-weight-asian="bold" style:font-name-complex="Times New Roman1" style:font-size-complex="12pt"/>
    </style:style>
    <style:style style:name="T27" style:family="text">
      <style:text-properties fo:font-size="12pt" style:font-name-asian="Times New Roman1" style:font-size-asian="12pt" style:language-asian="ru" style:country-asian="RU" style:font-name-complex="Times New Roman1" style:font-size-complex="12pt"/>
    </style:style>
    <style:style style:name="T28" style:family="text">
      <style:text-properties style:font-name="Courier New" fo:font-size="10pt" fo:language="en" fo:country="US" style:font-name-asian="Times New Roman1" style:font-size-asian="10pt" style:language-asian="ru" style:country-asian="RU" style:font-name-complex="Courier New1" style:font-size-complex="10pt"/>
    </style:style>
    <style:style style:name="T29" style:family="text">
      <style:text-properties style:font-name="Courier New" fo:font-size="10pt" style:font-name-asian="Times New Roman1" style:font-size-asian="10pt" style:language-asian="ru" style:country-asian="RU" style:font-name-complex="Courier New1" style:font-size-complex="10pt"/>
    </style:style>
    <style:style style:name="T30" style:family="text">
      <style:text-properties style:font-name="Courier New" fo:font-size="10pt" fo:font-weight="bold" style:font-name-asian="Times New Roman1" style:font-size-asian="10pt" style:language-asian="ru" style:country-asian="RU" style:font-weight-asian="bold" style:font-name-complex="Courier New1" style:font-size-complex="10pt" style:font-weight-complex="bold"/>
    </style:style>
    <style:style style:name="T31" style:family="text">
      <style:text-properties style:font-name-asian="Calibri"/>
    </style:style>
    <style:style style:name="T32" style:family="text">
      <style:text-properties style:font-name-asian="F"/>
    </style:style>
    <style:style style:name="T33" style:family="text">
      <style:text-properties style:font-name="Times New Roman" fo:font-size="12pt" fo:language="en" fo:country="US" style:font-size-asian="12pt" style:font-name-complex="Times New Roman1" style:font-size-complex="12pt"/>
    </style:style>
    <style:style style:name="T34" style:family="text">
      <style:text-properties fo:color="#000000" loext:opacity="100%" style:font-name="Courier New" fo:font-size="10pt" fo:language="en" fo:country="US" style:font-name-asian="Times New Roman1" style:font-size-asian="10pt" style:language-asian="ru" style:country-asian="RU" style:font-name-complex="Courier New1" style:font-size-complex="10pt"/>
    </style:style>
    <style:style style:name="T35" style:family="text">
      <style:text-properties fo:color="#000000" loext:opacity="100%" style:font-name="Courier New" fo:font-size="10pt" style:font-name-asian="Times New Roman1" style:font-size-asian="10pt" style:language-asian="ru" style:country-asian="RU" style:font-name-complex="Courier New1" style:font-size-complex="10pt"/>
    </style:style>
    <style:style style:name="T36" style:family="text">
      <style:text-properties fo:color="#000000" loext:opacity="100%" style:font-name="Consolas" fo:font-size="10.5pt" fo:language="en" fo:country="US" style:font-name-asian="Times New Roman1" style:font-size-asian="10.5pt" style:language-asian="ru" style:country-asian="RU" style:font-name-complex="Times New Roman1" style:font-size-complex="10.5pt"/>
    </style:style>
    <style:style style:name="T37" style:family="text">
      <style:text-properties fo:color="#000000" loext:opacity="100%" style:font-name="Consolas" fo:font-size="10.5pt" style:font-name-asian="Times New Roman1" style:font-size-asian="10.5pt" style:language-asian="ru" style:country-asian="RU" style:font-name-complex="Times New Roman1" style:font-size-complex="10.5pt"/>
    </style:style>
    <style:style style:name="T38" style:family="text">
      <style:text-properties fo:color="#000000" loext:opacity="100%" style:font-name="Consolas" style:font-name-asian="Times New Roman1" style:language-asian="ru" style:country-asian="RU" style:font-name-complex="Times New Roman1" style:font-size-complex="12pt"/>
    </style:style>
    <style:style style:name="T39" style:family="text">
      <style:text-properties fo:color="#000000" loext:opacity="100%" fo:font-size="12pt" fo:font-weight="bold" style:font-name-asian="Times New Roman1" style:font-size-asian="12pt" style:language-asian="ru" style:country-asian="RU" style:font-weight-asian="bold" style:font-name-complex="Times New Roman1" style:font-size-complex="12pt"/>
    </style:style>
    <style:style style:name="T40" style:family="text">
      <style:text-properties fo:color="#000000" loext:opacity="100%" fo:font-size="12pt" fo:language="en" fo:country="US" fo:font-weight="bold" style:font-name-asian="Times New Roman1" style:font-size-asian="12pt" style:language-asian="ru" style:country-asian="RU" style:font-weight-asian="bold" style:font-name-complex="Times New Roman1" style:font-size-complex="12pt"/>
    </style:style>
    <style:style style:name="T41" style:family="text">
      <style:text-properties fo:color="#000000" loext:opacity="100%" style:font-name="Helvetica" style:font-name-asian="Times New Roman1" style:language-asian="ru" style:country-asian="RU" style:font-name-complex="Helvetica1" style:font-size-complex="12pt"/>
    </style:style>
    <style:style style:name="T42" style:family="text">
      <style:text-properties fo:color="#000000" loext:opacity="100%" style:font-name="Helvetica" style:font-name-complex="Helvetica1"/>
    </style:style>
    <style:style style:name="T43" style:family="text">
      <style:text-properties fo:color="#000000" loext:opacity="100%" style:font-name="Helvetica" fo:font-weight="bold" style:font-weight-asian="bold" style:font-name-complex="Helvetica1" style:font-weight-complex="bold"/>
    </style:style>
    <style:style style:name="T44" style:family="text">
      <style:text-properties fo:color="#000000" loext:opacity="100%" style:font-name="Helvetica" fo:font-size="12pt" fo:font-weight="bold" style:font-name-asian="Times New Roman1" style:font-size-asian="12pt" style:language-asian="ru" style:country-asian="RU" style:font-weight-asian="bold" style:font-name-complex="Helvetica1" style:font-size-complex="12pt"/>
    </style:style>
    <style:style style:name="T45" style:family="text">
      <style:text-properties fo:color="#000000" loext:opacity="100%" style:font-name="Helvetica" fo:font-size="12pt" fo:language="en" fo:country="US" fo:font-weight="bold" style:font-name-asian="Times New Roman1" style:font-size-asian="12pt" style:language-asian="ru" style:country-asian="RU" style:font-weight-asian="bold" style:font-name-complex="Helvetica1" style:font-size-complex="12pt"/>
    </style:style>
    <style:style style:name="T46" style:family="text">
      <style:text-properties fo:color="#000000" loext:opacity="100%"/>
    </style:style>
    <style:style style:name="T47" style:family="text">
      <style:text-properties fo:color="#000000" loext:opacity="100%" style:font-name="Cascadia Mono" fo:font-size="9.5pt" style:font-size-asian="9.5pt" style:font-name-complex="Cascadia Mono1" style:font-size-complex="9.5pt"/>
    </style:style>
    <style:style style:name="T48" style:family="text">
      <style:text-properties fo:color="#000000" loext:opacity="100%" style:font-name="Cascadia Mono" fo:font-size="9.5pt" fo:language="en" fo:country="US" style:font-size-asian="9.5pt" style:font-name-complex="Cascadia Mono1" style:font-size-complex="9.5pt"/>
    </style:style>
    <style:style style:name="T49" style:family="text">
      <style:text-properties style:font-size-complex="12pt"/>
    </style:style>
    <style:style style:name="T50" style:family="text">
      <style:text-properties fo:background-color="#f7f7fa" loext:char-shading-value="0"/>
    </style:style>
    <style:style style:name="T51" style:family="text">
      <style:text-properties style:font-name="Courier New" fo:font-size="10pt" fo:language="en" fo:country="US" style:font-name-asian="Times New Roman1" style:font-size-asian="10pt" style:language-asian="ru" style:country-asian="RU" style:font-name-complex="Times New Roman1" style:font-size-complex="12pt"/>
    </style:style>
    <style:style style:name="T52" style:family="text">
      <style:text-properties style:font-name="Courier New" fo:font-size="10pt" style:font-name-asian="Times New Roman1" style:font-size-asian="10pt" style:language-asian="ru" style:country-asian="RU" style:font-name-complex="Times New Roman1" style:font-size-complex="12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340546935" text:style-name="WWNum1">
        <text:list-item>
          <text:p text:style-name="P30">Описание языка программирования С# и платформы .<text:span text:style-name="T1">NET</text:span>. </text:p>
        </text:list-item>
      </text:list>
      <text:h text:style-name="P62" text:outline-level="3" loext:marker-style-name="T10"><text:span text:style-name="T10">Описание языка программирования C# и платформы .NET</text:span><text:span text:style-name="T10"/></text:h>
      <text:p text:style-name="P63" loext:marker-style-name="T17"><text:span text:style-name="T13">C#</text:span><text:span text:style-name="T17">:</text:span></text:p>
      <text:list text:style-name="WWNum2">
        <text:list-item>
          <text:p text:style-name="P65" loext:marker-style-name="T17"><text:span text:style-name="T17">Язык программирования, разработанный компанией Microsoft.</text:span><text:span text:style-name="T17"/></text:p>
        </text:list-item>
        <text:list-item>
          <text:p text:style-name="P67" loext:marker-style-name="T17"><text:span text:style-name="T17">Объектно-ориентированный и типобезопасный язык, предназначенный для разработки приложений различного типа.</text:span><text:span text:style-name="T17"/></text:p>
        </text:list-item>
        <text:list-item>
          <text:p text:style-name="P67" loext:marker-style-name="T17"><text:span text:style-name="T17">Синтаксически похож на C++, Java, и другие языки C-подобной группы.</text:span><text:span text:style-name="T17"/></text:p>
        </text:list-item>
        <text:list-item>
          <text:p text:style-name="P66" loext:marker-style-name="T17"><text:span text:style-name="T17">Поддерживает современные парадигмы программирования, включая LINQ, асинхронное программирование и обобщения (generics).</text:span><text:span text:style-name="T17"/></text:p>
        </text:list-item>
      </text:list>
      <text:p text:style-name="P63" loext:marker-style-name="T17"><text:span text:style-name="T13">.NET</text:span><text:span text:style-name="T17">:</text:span></text:p>
      <text:list text:style-name="WWNum3">
        <text:list-item>
          <text:p text:style-name="P68" loext:marker-style-name="T17"><text:span text:style-name="T17">Кроссплатформенная разработка программного обеспечения.</text:span><text:span text:style-name="T17"/></text:p>
        </text:list-item>
        <text:list-item>
          <text:p text:style-name="P70" loext:marker-style-name="T17"><text:span text:style-name="T17">Включает в себя множество библиотек, API и среду выполнения (Common Language Runtime, CLR).</text:span><text:span text:style-name="T17"/></text:p>
        </text:list-item>
        <text:list-item>
          <text:p text:style-name="P70" loext:marker-style-name="T17"><text:span text:style-name="T17">Поддерживает разработку для десктопов, веб-приложений, мобильных устройств, облака и IoT.</text:span><text:span text:style-name="T17"/></text:p>
        </text:list-item>
        <text:list-item>
          <text:p text:style-name="P70" loext:marker-style-name="T17"><text:span text:style-name="T17">Позволяет писать код на различных языках (C#, F#, Visual Basic) и выполнять его на разных операционных системах (Windows, Linux, macOS).</text:span><text:span text:style-name="T17"/></text:p>
        </text:list-item>
        <text:list-item>
          <text:p text:style-name="P69" loext:marker-style-name="T17"><text:span text:style-name="T17">Включает .NET Core (для кроссплатформенных приложений) и .NET Framework (для Windows-приложений).</text:span></text:p>
        </text:list-item>
      </text:list>
      <text:p text:style-name="P187" loext:marker-style-name="T17"><text:bookmark text:name="docs-internal-guid-a95ff20f-7fff-f265-9653-e4503c9dedca"/><text:span text:style-name="T17">C# является объектно-ориентированным языком и в этом плане много перенял у Java и С++. Например, C# поддерживает полиморфизм, наследование, перегрузку операторов, статическую типизацию. Объектно-ориентированный подход позволяет решить задачи по построению крупных, но в тоже время гибких, масштабируемых и расширяемых приложений.</text:span></text:p>
      <text:p text:style-name="P186">Язык C# был создан специально для работы с фреймворком .NET, однако само понятие .NET несколько шире.</text:p>
      <text:p text:style-name="P186">Фреймворк .NET представляет мощную платформу для создания приложений. Можно выделить следующие ее основные черты:</text:p>
      <text:list text:style-name="L1">
        <text:list-item>
          <text:p text:style-name="P188"><text:span text:style-name="T50">Поддержка нескольких языков. Основой платформы является общеязыковая среда исполнения Common Language Runtime (CLR), благодаря чему .NET поддерживает несколько языков: наряду с C# это также VB.NET, C++, F#, а также различные диалекты других языков, привязанные к .NET, например, Delphi.NET. При компиляции код на любом из этих языков компилируется в сборку на общем языке CIL (Common Intermediate Language) - своего рода ассемблер платформы .NET. Поэтому при определенных условиях мы можем сделать отдельные модули одного приложения на отдельных языках.</text:span></text:p>
        </text:list-item>
        <text:list-item>
          <text:p text:style-name="P188"><text:span text:style-name="T50">Кроссплатформенность. .NET является переносимой платформой (с некоторыми ограничениями). Например, последняя версия платформы на данный момент - .NET 8 поддерживается на большинстве современных ОС Windows, MacOS, Linux. Используя различные технологии на платформе .NET, можно разрабатывать </text:span><text:soft-page-break/><text:span text:style-name="T50">приложения на языке C# для самых разных платформ - Windows, MacOS, Linux, Android, iOS, Tizen.</text:span></text:p>
        </text:list-item>
        <text:list-item>
          <text:p text:style-name="P188"><text:span text:style-name="T50">Мощная библиотека классов. .NET представляет единую для всех поддерживаемых языков библиотеку классов. И какое бы приложение мы не собирались писать на C# - текстовый редактор, чат или сложный веб-сайт - так или иначе мы задействуем библиотеку классов .NET.</text:span></text:p>
        </text:list-item>
        <text:list-item>
          <text:p text:style-name="P188"><text:span text:style-name="T50">Разнообразие технологий. Общеязыковая среда исполнения CLR и базовая библиотека классов являются основой для целого стека технологий, которые разработчики могут задействовать при построении тех или иных приложений. Например, для работы с базами данных в этом стеке технологий предназначена технология ADO.NET и Entity Framework Core. Для построения графических приложений с богатым насыщенным интерфейсом - технология WPF и WinUI, для создания более простых графических приложений - Windows Forms. Для разработки кроссплатформенных мобильных и десктопных приложений - Xamarin/MAUI. Для создания веб-сайтов и веб-приложений - ASP.NET и т.д.<text:line-break/>К этому стоит добавить активной развивающийся и набирающий популярность Blazor - фреймворк, который работает поверх .NET и который позволяет создавать веб-приложения как на стороне сервера, так и на стороне клиента. А в будущем будет поддерживать создание мобильных приложений и, возможно, десктоп-приложений.</text:span></text:p>
        </text:list-item>
        <text:list-item>
          <text:p text:style-name="P188"><text:span text:style-name="T50">Производительность. Согласно ряду тестов веб-приложения на .NET в ряде категорий сильно опережают веб-приложения, построенные с помощью других технологий. Приложения на .NET в принципе отличаются высокой производительностью.</text:span></text:p>
        </text:list-item>
      </text:list>
      <text:p text:style-name="P186">Также еще следует отметить такую особенность языка C# и фреймворка .NET, как автоматическая сборка мусора. А это значит, что нам в большинстве случаев не придется, в отличие от С++, заботиться об освобождении памяти. Вышеупомянутая общеязыковая среда CLR сама вызовет сборщик мусора и очистит память. </text:p>
      <text:p text:style-name="P185"><text:span text:style-name="T50">Немного про CLR:<text:line-break/>.NET предоставляет среду выполнения, называемую средой  CLR, которая запускает код и предоставляет службы, которые упрощают процесс разработки.</text:span></text:p>
      <text:p text:style-name="P186">Компиляторы и средства предоставляют функциональные возможности среды CLR и позволяют писать код, который используется в управляемой среде выполнения. Код, разработанный с использованием языкового компилятора для среды выполнения, называют управляемым. В нем используются преимущества таких средств, как объединение языков программирования, объединенная обработка исключений, усиленная безопасность, поддержка отслеживания версий и развертывания, упрощенная модель взаимодействия компонентов, а также службы отладки и профилирования.</text:p>
      <text:p text:style-name="Text_20_body"><text:line-break/><text:span text:style-name="T17"/></text:p>
      <text:list text:continue-list="list3340546935" text:style-name="WWNum1">
        <text:list-item>
          <text:p text:style-name="P12"><text:soft-page-break/>Основные принципы Объектно-ориентированного программирования и примеры их реализации в языке программирования C#</text:p>
        </text:list-item>
      </text:list>
      <text:p text:style-name="List_20_Paragraph" loext:marker-style-name="T18"><text:span text:style-name="T18">Инкапсуляция (</text:span><text:span text:style-name="T20">Encapsulation</text:span><text:span text:style-name="T18">)</text:span></text:p>
      <text:p text:style-name="List_20_Paragraph" loext:marker-style-name="T18"><text:span text:style-name="T18">Описание: Сокрытие внутренней реализации объекта и предоставление доступа к ним через публичные методы.</text:span><text:span text:style-name="T18"/></text:p>
      <text:p text:style-name="List_20_Paragraph" loext:marker-style-name="T20"><text:span text:style-name="T20">public class Person</text:span><text:span text:style-name="T20"/></text:p>
      <text:p text:style-name="List_20_Paragraph" loext:marker-style-name="T20"><text:span text:style-name="T20">{</text:span><text:span text:style-name="T20"/></text:p>
      <text:p text:style-name="List_20_Paragraph" loext:marker-style-name="T20"><text:span text:style-name="T20"><text:s text:c="4"/>private string name; // Скрытое поле</text:span><text:span text:style-name="T20"/></text:p>
      <text:p text:style-name="P13" loext:marker-style-name="T20"/>
      <text:p text:style-name="List_20_Paragraph" loext:marker-style-name="T20"><text:span text:style-name="T20"><text:s text:c="4"/>public string Name // Публичное свойство</text:span><text:span text:style-name="T20"/></text:p>
      <text:p text:style-name="List_20_Paragraph" loext:marker-style-name="T20"><text:span text:style-name="T20"><text:s text:c="4"/>{</text:span><text:span text:style-name="T20"/></text:p>
      <text:p text:style-name="List_20_Paragraph" loext:marker-style-name="T20"><text:span text:style-name="T20"><text:s text:c="8"/>get { return name; }</text:span><text:span text:style-name="T20"/></text:p>
      <text:p text:style-name="List_20_Paragraph" loext:marker-style-name="T20"><text:span text:style-name="T20"><text:s text:c="8"/>set { name = value; }</text:span><text:span text:style-name="T20"/></text:p>
      <text:p text:style-name="List_20_Paragraph" loext:marker-style-name="T20"><text:span text:style-name="T20"><text:s text:c="4"/>}</text:span><text:span text:style-name="T20"/></text:p>
      <text:p text:style-name="List_20_Paragraph" loext:marker-style-name="T20"><text:span text:style-name="T20">}</text:span><text:span text:style-name="T20"/></text:p>
      <text:p text:style-name="List_20_Paragraph" loext:marker-style-name="T20"><text:span text:style-name="T18">Наследование</text:span><text:span text:style-name="T20"> (Inheritance)</text:span></text:p>
      <text:p text:style-name="List_20_Paragraph" loext:marker-style-name="T18"><text:span text:style-name="T18">Описание: Позволяет создавать новые классы на основе существующих, наследуя их свойства и методы.</text:span><text:span text:style-name="T18"/></text:p>
      <text:p text:style-name="List_20_Paragraph" loext:marker-style-name="T20"><text:span text:style-name="T20">public class Animal</text:span><text:span text:style-name="T20"/></text:p>
      <text:p text:style-name="List_20_Paragraph" loext:marker-style-name="T20"><text:span text:style-name="T20">{</text:span><text:span text:style-name="T20"/></text:p>
      <text:p text:style-name="List_20_Paragraph" loext:marker-style-name="T20"><text:span text:style-name="T20"><text:s text:c="4"/>public void Eat()</text:span><text:span text:style-name="T20"/></text:p>
      <text:p text:style-name="List_20_Paragraph" loext:marker-style-name="T20"><text:span text:style-name="T20"><text:s text:c="4"/>{</text:span><text:span text:style-name="T20"/></text:p>
      <text:p text:style-name="List_20_Paragraph" loext:marker-style-name="T20"><text:span text:style-name="T20"><text:s text:c="8"/>Console.WriteLine("Eating");</text:span><text:span text:style-name="T20"/></text:p>
      <text:p text:style-name="List_20_Paragraph" loext:marker-style-name="T20"><text:span text:style-name="T20"><text:s text:c="4"/>}</text:span><text:span text:style-name="T20"/></text:p>
      <text:p text:style-name="List_20_Paragraph" loext:marker-style-name="T20"><text:span text:style-name="T20">}</text:span><text:span text:style-name="T20"/></text:p>
      <text:p text:style-name="List_20_Paragraph" loext:marker-style-name="T20"><text:span text:style-name="T20">public class Dog : Animal</text:span><text:span text:style-name="T20"/></text:p>
      <text:p text:style-name="List_20_Paragraph" loext:marker-style-name="T20"><text:span text:style-name="T20">{</text:span><text:span text:style-name="T20"/></text:p>
      <text:p text:style-name="List_20_Paragraph" loext:marker-style-name="T20"><text:span text:style-name="T20"><text:s text:c="4"/>public void Bark()</text:span><text:span text:style-name="T20"/></text:p>
      <text:p text:style-name="List_20_Paragraph" loext:marker-style-name="T20"><text:span text:style-name="T20"><text:s text:c="4"/>{</text:span><text:span text:style-name="T20"/></text:p>
      <text:p text:style-name="List_20_Paragraph" loext:marker-style-name="T20"><text:span text:style-name="T20"><text:s text:c="8"/>Console.WriteLine("Barking");</text:span><text:span text:style-name="T20"/></text:p>
      <text:p text:style-name="List_20_Paragraph" loext:marker-style-name="T20"><text:span text:style-name="T20"><text:s text:c="4"/>}</text:span><text:span text:style-name="T20"/></text:p>
      <text:p text:style-name="List_20_Paragraph" loext:marker-style-name="T20"><text:span text:style-name="T20">}</text:span><text:span text:style-name="T20"/></text:p>
      <text:p text:style-name="P13" loext:marker-style-name="T20"/>
      <text:p text:style-name="List_20_Paragraph" loext:marker-style-name="T20"><text:span text:style-name="T20">// Использование</text:span><text:span text:style-name="T20"/></text:p>
      <text:p text:style-name="List_20_Paragraph" loext:marker-style-name="T20"><text:span text:style-name="T20">Dog dog = new Dog();</text:span><text:span text:style-name="T20"/></text:p>
      <text:p text:style-name="List_20_Paragraph" loext:marker-style-name="T18"><text:soft-page-break/><text:span text:style-name="T20">dog</text:span><text:span text:style-name="T18">.</text:span><text:span text:style-name="T20">Eat</text:span><text:span text:style-name="T18">(); // Метод базового класса</text:span></text:p>
      <text:p text:style-name="List_20_Paragraph" loext:marker-style-name="T18"><text:span text:style-name="T20">dog</text:span><text:span text:style-name="T18">.</text:span><text:span text:style-name="T20">Bark</text:span><text:span text:style-name="T18">(); // Метод производного класса</text:span></text:p>
      <text:p text:style-name="List_20_Paragraph" loext:marker-style-name="T18"><text:span text:style-name="T18">Полиморфизм (</text:span><text:span text:style-name="T20">Polymorphism</text:span><text:span text:style-name="T18">)</text:span></text:p>
      <text:p text:style-name="List_20_Paragraph" loext:marker-style-name="T18"><text:span text:style-name="T18">Описание: Позволяет использовать объекты различных классов через общий интерфейс или базовый класс, вызывая методы, переопределенные в производных классах.</text:span><text:span text:style-name="T18"/></text:p>
      <text:p text:style-name="P173" loext:marker-style-name="T2"><text:span text:style-name="T2">public class Animal</text:span><text:span text:style-name="T2"/></text:p>
      <text:p text:style-name="List_20_Paragraph" loext:marker-style-name="T20"><text:span text:style-name="T20">{</text:span><text:span text:style-name="T20"/></text:p>
      <text:p text:style-name="List_20_Paragraph" loext:marker-style-name="T20"><text:span text:style-name="T20"><text:s text:c="4"/>public virtual void MakeSound()</text:span><text:span text:style-name="T20"/></text:p>
      <text:p text:style-name="List_20_Paragraph" loext:marker-style-name="T20"><text:span text:style-name="T20"><text:s text:c="4"/>{</text:span><text:span text:style-name="T20"/></text:p>
      <text:p text:style-name="List_20_Paragraph" loext:marker-style-name="T20"><text:span text:style-name="T20"><text:s text:c="8"/>Console.WriteLine("Some sound");</text:span><text:span text:style-name="T20"/></text:p>
      <text:p text:style-name="List_20_Paragraph" loext:marker-style-name="T20"><text:span text:style-name="T20"><text:s text:c="4"/>}</text:span><text:span text:style-name="T20"/></text:p>
      <text:p text:style-name="List_20_Paragraph" loext:marker-style-name="T20"><text:span text:style-name="T20">}</text:span><text:span text:style-name="T20"/></text:p>
      <text:p text:style-name="P13" loext:marker-style-name="T20"/>
      <text:p text:style-name="List_20_Paragraph" loext:marker-style-name="T20"><text:span text:style-name="T20">public class Dog : Animal</text:span><text:span text:style-name="T20"/></text:p>
      <text:p text:style-name="List_20_Paragraph" loext:marker-style-name="T20"><text:span text:style-name="T20">{</text:span><text:span text:style-name="T20"/></text:p>
      <text:p text:style-name="List_20_Paragraph" loext:marker-style-name="T20"><text:span text:style-name="T20"><text:s text:c="4"/>public override void MakeSound()</text:span><text:span text:style-name="T20"/></text:p>
      <text:p text:style-name="List_20_Paragraph" loext:marker-style-name="T20"><text:span text:style-name="T20"><text:s text:c="4"/>{</text:span><text:span text:style-name="T20"/></text:p>
      <text:p text:style-name="List_20_Paragraph" loext:marker-style-name="T20"><text:span text:style-name="T20"><text:s text:c="8"/>Console.WriteLine("Bark");</text:span><text:span text:style-name="T20"/></text:p>
      <text:p text:style-name="List_20_Paragraph" loext:marker-style-name="T20"><text:span text:style-name="T20"><text:s text:c="4"/>}</text:span><text:span text:style-name="T20"/></text:p>
      <text:p text:style-name="List_20_Paragraph" loext:marker-style-name="T20"><text:span text:style-name="T20">}</text:span><text:span text:style-name="T20"/></text:p>
      <text:p text:style-name="P13" loext:marker-style-name="T20"/>
      <text:p text:style-name="List_20_Paragraph" loext:marker-style-name="T20"><text:span text:style-name="T20">public class Cat : Animal</text:span><text:span text:style-name="T20"/></text:p>
      <text:p text:style-name="List_20_Paragraph" loext:marker-style-name="T20"><text:span text:style-name="T20">{</text:span><text:span text:style-name="T20"/></text:p>
      <text:p text:style-name="List_20_Paragraph" loext:marker-style-name="T20"><text:span text:style-name="T20"><text:s text:c="4"/>public override void MakeSound()</text:span><text:span text:style-name="T20"/></text:p>
      <text:p text:style-name="List_20_Paragraph" loext:marker-style-name="T20"><text:span text:style-name="T20"><text:s text:c="4"/>{</text:span><text:span text:style-name="T20"/></text:p>
      <text:p text:style-name="List_20_Paragraph" loext:marker-style-name="T20"><text:span text:style-name="T20"><text:s text:c="8"/>Console.WriteLine("Meow");</text:span><text:span text:style-name="T20"/></text:p>
      <text:p text:style-name="List_20_Paragraph" loext:marker-style-name="T20"><text:span text:style-name="T20"><text:s text:c="4"/>}</text:span><text:span text:style-name="T20"/></text:p>
      <text:p text:style-name="List_20_Paragraph" loext:marker-style-name="T20"><text:span text:style-name="T20">}</text:span><text:span text:style-name="T20"/></text:p>
      <text:p text:style-name="P13" loext:marker-style-name="T20"/>
      <text:p text:style-name="List_20_Paragraph" loext:marker-style-name="T20"><text:span text:style-name="T20">// Использование</text:span><text:span text:style-name="T20"/></text:p>
      <text:p text:style-name="List_20_Paragraph" loext:marker-style-name="T20"><text:span text:style-name="T20">Animal myAnimal1 = new Dog();</text:span><text:span text:style-name="T20"/></text:p>
      <text:p text:style-name="List_20_Paragraph" loext:marker-style-name="T20"><text:span text:style-name="T20">Animal myAnimal2 = new Cat();</text:span><text:span text:style-name="T20"/></text:p>
      <text:p text:style-name="P13" loext:marker-style-name="T20"/>
      <text:p text:style-name="List_20_Paragraph" loext:marker-style-name="T20"><text:span text:style-name="T20">myAnimal1.MakeSound(); // Вывод: "Bark"</text:span><text:span text:style-name="T20"/></text:p>
      <text:p text:style-name="List_20_Paragraph" loext:marker-style-name="T20"><text:soft-page-break/><text:span text:style-name="T20">myAnimal2.MakeSound(); // Вывод: "Meow"</text:span><text:span text:style-name="T20"/></text:p>
      <text:p text:style-name="List_20_Paragraph" loext:marker-style-name="T20"><text:span text:style-name="T18">Абстракция</text:span><text:span text:style-name="T20"> (Abstraction)</text:span></text:p>
      <text:p text:style-name="List_20_Paragraph" loext:marker-style-name="T18"><text:span text:style-name="T18">Описание: Сокрытие сложных реализаций и предоставление простого интерфейса для взаимодействия с объектами. </text:span><text:span text:style-name="T20">public</text:span><text:span text:style-name="T18"> </text:span><text:span text:style-name="T20">abstract</text:span><text:span text:style-name="T18"> </text:span><text:span text:style-name="T20">class</text:span><text:span text:style-name="T18"> </text:span><text:span text:style-name="T20">Shape</text:span></text:p>
      <text:p text:style-name="List_20_Paragraph" loext:marker-style-name="T20"><text:span text:style-name="T20">{</text:span><text:span text:style-name="T20"/></text:p>
      <text:p text:style-name="List_20_Paragraph" loext:marker-style-name="T20"><text:span text:style-name="T20"><text:s text:c="4"/>public abstract double CalculateArea();</text:span><text:span text:style-name="T20"/></text:p>
      <text:p text:style-name="List_20_Paragraph" loext:marker-style-name="T20"><text:span text:style-name="T20">}</text:span><text:span text:style-name="T20"/></text:p>
      <text:p text:style-name="P13" loext:marker-style-name="T20"/>
      <text:p text:style-name="List_20_Paragraph" loext:marker-style-name="T20"><text:span text:style-name="T20">public class Circle : Shape</text:span><text:span text:style-name="T20"/></text:p>
      <text:p text:style-name="List_20_Paragraph" loext:marker-style-name="T20"><text:span text:style-name="T20">{</text:span><text:span text:style-name="T20"/></text:p>
      <text:p text:style-name="List_20_Paragraph" loext:marker-style-name="T20"><text:span text:style-name="T20"><text:s text:c="4"/>public double Radius { get; set; }</text:span><text:span text:style-name="T20"/></text:p>
      <text:p text:style-name="P13" loext:marker-style-name="T20"/>
      <text:p text:style-name="List_20_Paragraph" loext:marker-style-name="T20"><text:span text:style-name="T20"><text:s text:c="4"/>public override double CalculateArea()</text:span><text:span text:style-name="T20"/></text:p>
      <text:p text:style-name="List_20_Paragraph" loext:marker-style-name="T20"><text:span text:style-name="T20"><text:s text:c="4"/>{</text:span><text:span text:style-name="T20"/></text:p>
      <text:p text:style-name="List_20_Paragraph" loext:marker-style-name="T20"><text:span text:style-name="T20"><text:s text:c="8"/>return Math.PI * Radius * Radius;</text:span><text:span text:style-name="T20"/></text:p>
      <text:p text:style-name="List_20_Paragraph" loext:marker-style-name="T20"><text:span text:style-name="T20"><text:s text:c="4"/>}</text:span><text:span text:style-name="T20"/></text:p>
      <text:p text:style-name="List_20_Paragraph" loext:marker-style-name="T20"><text:span text:style-name="T20">}</text:span><text:span text:style-name="T20"/></text:p>
      <text:p text:style-name="P13" loext:marker-style-name="T20"/>
      <text:p text:style-name="List_20_Paragraph" loext:marker-style-name="T20"><text:span text:style-name="T20">public class Rectangle : Shape</text:span><text:span text:style-name="T20"/></text:p>
      <text:p text:style-name="List_20_Paragraph" loext:marker-style-name="T20"><text:span text:style-name="T20">{</text:span><text:span text:style-name="T20"/></text:p>
      <text:p text:style-name="List_20_Paragraph" loext:marker-style-name="T20"><text:span text:style-name="T20"><text:s text:c="4"/>public double Width { get; set; }</text:span><text:span text:style-name="T20"/></text:p>
      <text:p text:style-name="List_20_Paragraph" loext:marker-style-name="T20"><text:span text:style-name="T20"><text:s text:c="4"/>public double Height { get; set; }</text:span><text:span text:style-name="T20"/></text:p>
      <text:p text:style-name="P13" loext:marker-style-name="T20"/>
      <text:p text:style-name="List_20_Paragraph" loext:marker-style-name="T20"><text:span text:style-name="T20"><text:s text:c="4"/>public override double CalculateArea()</text:span><text:span text:style-name="T20"/></text:p>
      <text:p text:style-name="List_20_Paragraph" loext:marker-style-name="T20"><text:span text:style-name="T20"><text:s text:c="4"/>{</text:span><text:span text:style-name="T20"/></text:p>
      <text:p text:style-name="List_20_Paragraph" loext:marker-style-name="T20"><text:span text:style-name="T20"><text:s text:c="8"/>return Width * Height;</text:span><text:span text:style-name="T20"/></text:p>
      <text:p text:style-name="List_20_Paragraph" loext:marker-style-name="T20"><text:span text:style-name="T20"><text:s text:c="4"/>}</text:span><text:span text:style-name="T20"/></text:p>
      <text:p text:style-name="List_20_Paragraph" loext:marker-style-name="T20"><text:span text:style-name="T20">}</text:span><text:span text:style-name="T20"/></text:p>
      <text:p text:style-name="List_20_Paragraph" loext:marker-style-name="T20"><text:span text:style-name="T20">Shape circle = new Circle { Radius = 5 };</text:span><text:span text:style-name="T20"/></text:p>
      <text:p text:style-name="List_20_Paragraph" loext:marker-style-name="T20"><text:span text:style-name="T20">Shape rectangle = new Rectangle { Width = 4, Height = 6 };</text:span><text:span text:style-name="T20"/></text:p>
      <text:p text:style-name="List_20_Paragraph" loext:marker-style-name="T20"><text:span text:style-name="T20">Console.WriteLine($"Circle Area: {circle.CalculateArea()}");</text:span><text:span text:style-name="T20"/></text:p>
      <text:p text:style-name="List_20_Paragraph" loext:marker-style-name="T20"><text:span text:style-name="T20">Console.WriteLine($"Rectangle Area: {rectangle.CalculateArea()}");</text:span><text:span text:style-name="T20"/></text:p>
      <text:list xml:id="list25113260597922" text:continue-numbering="true" text:style-name="WWNum1">
        <text:list-item>
          <text:p text:style-name="P12" loext:marker-style-name="T14"><text:span text:style-name="T14">Ссылочный и значимый типы данных. Примеры, объявление и инициализация переменных. Понятие </text:span><text:span text:style-name="T3">nullable </text:span><text:span text:style-name="T14">типов данных </text:span></text:p>
        </text:list-item>
      </text:list>
      <text:p text:style-name="List_20_Paragraph" loext:marker-style-name="T18"><text:span text:style-name="T18">Значимые типы данных</text:span><text:span text:style-name="T18"/></text:p>
      <text:p text:style-name="List_20_Paragraph" loext:marker-style-name="T18"><text:soft-page-break/><text:span text:style-name="T18">Значимые типы данных (Value Types) хранят данные непосредственно в памяти стека. Они включают простые типы (например, int, float), структуры (struct) и перечисления (enum). При присваивании значимого типа создается копия значения.</text:span><text:span text:style-name="T18"/></text:p>
      <text:p text:style-name="P17" loext:marker-style-name="T18"/>
      <text:p text:style-name="List_20_Paragraph" loext:marker-style-name="T18"><text:span text:style-name="T20">public</text:span><text:span text:style-name="T18"> </text:span><text:span text:style-name="T20">enum</text:span><text:span text:style-name="T18"> </text:span><text:span text:style-name="T20">DaysOfWeek</text:span><text:span text:style-name="T18">{</text:span></text:p>
      <text:p text:style-name="List_20_Paragraph" loext:marker-style-name="T20"><text:span text:style-name="T18"><text:s text:c="4"/></text:span><text:span text:style-name="T20">Sunday,</text:span></text:p>
      <text:p text:style-name="List_20_Paragraph" loext:marker-style-name="T20"><text:span text:style-name="T20"><text:s text:c="4"/>Monday,</text:span><text:span text:style-name="T20"/></text:p>
      <text:p text:style-name="List_20_Paragraph" loext:marker-style-name="T20"><text:span text:style-name="T20"><text:s text:c="4"/>Tuesday,</text:span><text:span text:style-name="T20"/></text:p>
      <text:p text:style-name="List_20_Paragraph" loext:marker-style-name="T20"><text:span text:style-name="T20"><text:s text:c="4"/>Wednesday,</text:span><text:span text:style-name="T20"/></text:p>
      <text:p text:style-name="List_20_Paragraph" loext:marker-style-name="T20"><text:span text:style-name="T20"><text:s text:c="4"/>Thursday,</text:span><text:span text:style-name="T20"/></text:p>
      <text:p text:style-name="List_20_Paragraph" loext:marker-style-name="T20"><text:span text:style-name="T20"><text:s text:c="4"/>Friday,</text:span><text:span text:style-name="T20"/></text:p>
      <text:p text:style-name="List_20_Paragraph" loext:marker-style-name="T20"><text:span text:style-name="T20"><text:s text:c="4"/>Saturday</text:span><text:span text:style-name="T20"/></text:p>
      <text:p text:style-name="List_20_Paragraph" loext:marker-style-name="T20"><text:span text:style-name="T20">}</text:span><text:span text:style-name="T20"/></text:p>
      <text:p text:style-name="List_20_Paragraph" loext:marker-style-name="T20"><text:span text:style-name="T20">DaysOfWeek today = DaysOfWeek.Wednesday;</text:span><text:span text:style-name="T20"/></text:p>
      <text:p text:style-name="List_20_Paragraph" loext:marker-style-name="T19"><text:span text:style-name="T19">Ссылочные типы данных (Reference Types) хранят ссылку на объект, который находится в памяти кучи (heap). Эти типы включают классы, интерфейсы, массивы и делегаты. При присваивании ссылочного типа копируется ссылка на объект, а не сам объект.</text:span><text:span text:style-name="T19"/></text:p>
      <text:p text:style-name="P63" loext:marker-style-name="T17"><text:span text:style-name="T17"> <text:s/></text:span><text:span text:style-name="T13">Массивы:</text:span></text:p>
      <text:list text:style-name="WWNum4">
        <text:list-item>
          <text:p text:style-name="P71" loext:marker-style-name="T17"><text:span text:style-name="T17">Объявление и инициализация:</text:span><text:span text:style-name="T17"/></text:p>
        </text:list-item>
      </text:list>
      <text:p text:style-name="P64" loext:marker-style-name="T6"><text:span text:style-name="T28">int[] numbers = new int[5];</text:span><text:span text:style-name="T51"/></text:p>
      <text:p text:style-name="P72" loext:marker-style-name="T28"><text:span text:style-name="T28">numbers[0] = 1;</text:span><text:span text:style-name="T28"/></text:p>
      <text:p text:style-name="P72" loext:marker-style-name="T28"><text:span text:style-name="T28">numbers[1] = 2;</text:span><text:span text:style-name="T28"/></text:p>
      <text:p text:style-name="P72" loext:marker-style-name="T28"><text:span text:style-name="T28">numbers[2] = 3;</text:span><text:span text:style-name="T28"/></text:p>
      <text:p text:style-name="P72" loext:marker-style-name="T28"><text:span text:style-name="T28">numbers[3] = 4;</text:span><text:span text:style-name="T28"/></text:p>
      <text:p text:style-name="P72" loext:marker-style-name="T28"><text:span text:style-name="T28">numbers[4] = 5;</text:span><text:span text:style-name="T28"/></text:p>
      <text:p text:style-name="P63" loext:marker-style-name="T6"><text:span text:style-name="T17"></text:span><text:span text:style-name="T6"> <text:s/></text:span><text:span text:style-name="T13">Делегаты</text:span><text:span text:style-name="T5">:</text:span></text:p>
      <text:list text:style-name="WWNum5">
        <text:list-item>
          <text:p text:style-name="P74" loext:marker-style-name="T17"><text:span text:style-name="T17">Объявление и инициализация:</text:span><text:span text:style-name="T17"/></text:p>
        </text:list-item>
      </text:list>
      <text:p text:style-name="P72" loext:marker-style-name="T28"><text:span text:style-name="T28">public delegate void Greet(string message);</text:span><text:span text:style-name="T28"/></text:p>
      <text:p text:style-name="P174" loext:marker-style-name="T28"/>
      <text:p text:style-name="P72" loext:marker-style-name="T28"><text:span text:style-name="T28">public class Greeter</text:span><text:span text:style-name="T28"/></text:p>
      <text:p text:style-name="P72" loext:marker-style-name="T28"><text:span text:style-name="T28">{</text:span><text:span text:style-name="T28"/></text:p>
      <text:p text:style-name="P72" loext:marker-style-name="T28"><text:span text:style-name="T28"><text:s text:c="4"/>public void SayHello(string message)</text:span><text:span text:style-name="T28"/></text:p>
      <text:p text:style-name="P72" loext:marker-style-name="T28"><text:span text:style-name="T28"><text:s text:c="4"/>{</text:span><text:span text:style-name="T28"/></text:p>
      <text:p text:style-name="P72" loext:marker-style-name="T28"><text:span text:style-name="T28"><text:s text:c="8"/>Console.WriteLine(message);</text:span><text:span text:style-name="T28"/></text:p>
      <text:p text:style-name="P72" loext:marker-style-name="T28"><text:span text:style-name="T28"><text:s text:c="4"/>}</text:span><text:span text:style-name="T28"/></text:p>
      <text:p text:style-name="P72" loext:marker-style-name="T28"><text:span text:style-name="T28">}</text:span><text:span text:style-name="T28"/></text:p>
      <text:p text:style-name="P174" loext:marker-style-name="T28"/>
      <text:p text:style-name="P72" loext:marker-style-name="T28"><text:span text:style-name="T28">Greeter greeter = new Greeter();</text:span><text:span text:style-name="T28"/></text:p>
      <text:p text:style-name="P72" loext:marker-style-name="T28"><text:soft-page-break/><text:span text:style-name="T28">Greet greetDelegate = new Greet(greeter.SayHello);</text:span><text:span text:style-name="T28"/></text:p>
      <text:p text:style-name="P72" loext:marker-style-name="T29"><text:span text:style-name="T29">greetDelegate("Hello, World!");</text:span><text:span text:style-name="T29"/></text:p>
      <text:p text:style-name="P73" loext:marker-style-name="T17"><text:span text:style-name="T17">Тип данных Nullable в C# используется для представления значений, которые могут быть равны null, даже если это значение типа значения (например, int, double, DateTime, и т.д.). Это полезно, когда вы хотите, чтобы переменная имела значение по умолчанию, но также могла быть пустой.</text:span><text:span text:style-name="T17"/></text:p>
      <text:p text:style-name="P177" loext:marker-style-name="T17"/>
      <text:p text:style-name="P73" loext:marker-style-name="T17"><text:span text:style-name="T17">Синтаксис объявления Nullable типов данных</text:span><text:span text:style-name="T17"/></text:p>
      <text:p text:style-name="P73" loext:marker-style-name="T6"><text:span text:style-name="T17">Для объявления переменной типа Nullable используется синтаксис &lt;тип данных&gt;?. Например</text:span><text:span text:style-name="T6">, int?, double?, DateTime? </text:span><text:span text:style-name="T17">и</text:span><text:span text:style-name="T6"> </text:span><text:span text:style-name="T17">т</text:span><text:span text:style-name="T6">.</text:span><text:span text:style-name="T17">д</text:span><text:span text:style-name="T6">.</text:span></text:p>
      <text:p text:style-name="P178" loext:marker-style-name="T6"/>
      <text:p text:style-name="P73" loext:marker-style-name="T6"><text:span text:style-name="T6">int? nullableInt;</text:span><text:span text:style-name="T6"/></text:p>
      <text:p text:style-name="P73" loext:marker-style-name="T6"><text:span text:style-name="T6">double? nullableDouble;</text:span><text:span text:style-name="T6"/></text:p>
      <text:p text:style-name="P73" loext:marker-style-name="T17"><text:span text:style-name="T17">DateTime? nullableDateTime;</text:span><text:span text:style-name="T17"/></text:p>
      <text:p text:style-name="P177" loext:marker-style-name="T17"/>
      <text:p text:style-name="P73" loext:marker-style-name="T17"><text:span text:style-name="T17">nullable-типы поддерживают тот же набор операций, что и их не-nullable двойники. Но следует учитывать, что если в операции участвует nullable-тип, то результатом также будет значение nullable-типа</text:span><text:span text:style-name="T17"/></text:p>
      <text:p text:style-name="P176" loext:marker-style-name="T29"/>
      <text:list xml:id="list25112785210508" text:continue-list="list25113260597922" text:style-name="WWNum1">
        <text:list-item>
          <text:p text:style-name="P12" loext:marker-style-name="T25"><text:span text:style-name="T25">Преобразование ссылочных и значимых типов данных. </text:span><text:span text:style-name="T25"/></text:p>
        </text:list-item>
      </text:list>
      <text:p text:style-name="P31">В языке C# преобразования типов данных могут быть выполнены с использованием различных методов, таких как явное преобразование (casting), неявное преобразование и использование специальных методов преобразования. Преобразования делятся на два типа: преобразование ссылочных типов и преобразование значимых типов.</text:p>
      <text:h text:style-name="P9" text:outline-level="3">Преобразование значимых типов</text:h>
      <text:list text:style-name="WWNum6">
        <text:list-item>
          <text:p text:style-name="P32"><text:span text:style-name="Strong_20_Emphasis">Неявное преобразование (Implicit Conversion)</text:span></text:p>
          <text:list>
            <text:list-item>
              <text:p text:style-name="P33">Выполняется автоматически компилятором, когда не теряются данные.</text:p>
            </text:list-item>
          </text:list>
        </text:list-item>
      </text:list>
      <text:p text:style-name="P1" loext:marker-style-name="T1"><text:span text:style-name="hljs-built_5f_in"><text:span text:style-name="T1">int</text:span></text:span><text:span text:style-name="HTML_20_Code"><text:span text:style-name="T1"> num = </text:span></text:span><text:span text:style-name="hljs-number"><text:span text:style-name="T1">123</text:span></text:span><text:span text:style-name="HTML_20_Code"><text:span text:style-name="T1">;</text:span></text:span></text:p>
      <text:p text:style-name="P1" loext:marker-style-name="T1"><text:span text:style-name="hljs-built_5f_in"><text:span text:style-name="T1">double</text:span></text:span><text:span text:style-name="HTML_20_Code"><text:span text:style-name="T1"> dbl = num; </text:span></text:span><text:span text:style-name="hljs-comment"><text:span text:style-name="T1">// </text:span></text:span><text:span text:style-name="hljs-comment">Неявное</text:span><text:span text:style-name="hljs-comment"><text:span text:style-name="T1"> </text:span></text:span><text:span text:style-name="hljs-comment">преобразование</text:span><text:span text:style-name="hljs-comment"><text:span text:style-name="T1"> int </text:span></text:span><text:span text:style-name="hljs-comment">в</text:span><text:span text:style-name="hljs-comment"><text:span text:style-name="T1"> double</text:span></text:span></text:p>
      <text:list text:continue-numbering="true" text:style-name="WWNum6">
        <text:list-item>
          <text:p text:style-name="P32"><text:span text:style-name="Strong_20_Emphasis">Явное преобразование (Explicit Conversion)</text:span></text:p>
          <text:list>
            <text:list-item>
              <text:p text:style-name="P34">Требует указания преобразования с использованием оператора приведения (casting).</text:p>
            </text:list-item>
            <text:list-item>
              <text:p text:style-name="P33">Примеры:</text:p>
            </text:list-item>
          </text:list>
        </text:list-item>
      </text:list>
      <text:p text:style-name="P1" loext:marker-style-name="HTML Code"><text:span text:style-name="hljs-built_5f_in">double</text:span><text:span text:style-name="HTML_20_Code"> dbl = </text:span><text:span text:style-name="hljs-number">123.45</text:span><text:span text:style-name="HTML_20_Code">;</text:span></text:p>
      <text:p text:style-name="P1" loext:marker-style-name="HTML Code"><text:span text:style-name="hljs-built_5f_in">int</text:span><text:span text:style-name="HTML_20_Code"> num = (</text:span><text:span text:style-name="hljs-built_5f_in">int</text:span><text:span text:style-name="HTML_20_Code">)dbl; </text:span><text:span text:style-name="hljs-comment">// Явное преобразование double в int</text:span></text:p>
      <text:h text:style-name="P9" text:outline-level="3">Преобразование ссылочных типов</text:h>
      <text:list text:style-name="WWNum7">
        <text:list-item>
          <text:p text:style-name="P35"><text:span text:style-name="Strong_20_Emphasis">Неявное преобразование</text:span></text:p>
          <text:list>
            <text:list-item>
              <text:p text:style-name="P36">Происходит при преобразовании от производного типа к базовому типу.</text:p>
            </text:list-item>
          </text:list>
        </text:list-item>
      </text:list>
      <text:p text:style-name="P1" loext:marker-style-name="T1"><text:span text:style-name="HTML_20_Code"><text:span text:style-name="T1">Dog dog = </text:span></text:span><text:span text:style-name="hljs-keyword"><text:span text:style-name="T1">new</text:span></text:span><text:span text:style-name="HTML_20_Code"><text:span text:style-name="T1"> Dog();</text:span></text:span></text:p>
      <text:p text:style-name="P1" loext:marker-style-name="T1"><text:span text:style-name="HTML_20_Code"><text:span text:style-name="T1">Animal animal = dog; </text:span></text:span><text:span text:style-name="hljs-comment"><text:span text:style-name="T1">// </text:span></text:span><text:span text:style-name="hljs-comment">Неявное</text:span><text:span text:style-name="hljs-comment"><text:span text:style-name="T1"> </text:span></text:span><text:span text:style-name="hljs-comment">преобразование</text:span><text:span text:style-name="hljs-comment"><text:span text:style-name="T1"> Dog </text:span></text:span><text:span text:style-name="hljs-comment">в</text:span><text:span text:style-name="hljs-comment"><text:span text:style-name="T1"> Animal</text:span></text:span></text:p>
      <text:list text:continue-numbering="true" text:style-name="WWNum7">
        <text:list-item>
          <text:p text:style-name="P35"><text:span text:style-name="Strong_20_Emphasis">Явное преобразование</text:span></text:p>
          <text:list>
            <text:list-item>
              <text:p text:style-name="P36">Требует использования оператора приведения.</text:p>
            </text:list-item>
          </text:list>
        </text:list-item>
      </text:list>
      <text:p text:style-name="P1" loext:marker-style-name="HTML Code"><text:soft-page-break/><text:span text:style-name="HTML_20_Code">Animal animal = </text:span><text:span text:style-name="hljs-keyword">new</text:span><text:span text:style-name="HTML_20_Code"> Dog();</text:span></text:p>
      <text:p text:style-name="P1" loext:marker-style-name="T1"><text:span text:style-name="HTML_20_Code"><text:span text:style-name="T1">Dog dog = (Dog)animal; </text:span></text:span><text:span text:style-name="hljs-comment"><text:span text:style-name="T1">// </text:span></text:span><text:span text:style-name="hljs-comment">Явное</text:span><text:span text:style-name="hljs-comment"><text:span text:style-name="T1"> </text:span></text:span><text:span text:style-name="hljs-comment">преобразование</text:span><text:span text:style-name="hljs-comment"><text:span text:style-name="T1"> Animal </text:span></text:span><text:span text:style-name="hljs-comment">в</text:span><text:span text:style-name="hljs-comment"><text:span text:style-name="T1"> Dog</text:span></text:span></text:p>
      <text:list text:continue-numbering="true" text:style-name="WWNum7">
        <text:list-item>
          <text:p text:style-name="P35"><text:span text:style-name="Strong_20_Emphasis">Оператор </text:span><text:span text:style-name="HTML_20_Code"><text:span text:style-name="T15">as</text:span></text:span></text:p>
          <text:list>
            <text:list-item>
              <text:p text:style-name="P36">Используется для безопасного приведения типа, возвращает <text:span text:style-name="HTML_20_Code">null</text:span>, если приведение невозможно.</text:p>
            </text:list-item>
          </text:list>
        </text:list-item>
      </text:list>
      <text:p text:style-name="P1" loext:marker-style-name="T1"><text:span text:style-name="HTML_20_Code"><text:span text:style-name="T1">Animal animal = </text:span></text:span><text:span text:style-name="hljs-keyword"><text:span text:style-name="T1">new</text:span></text:span><text:span text:style-name="HTML_20_Code"><text:span text:style-name="T1"> Dog();</text:span></text:span></text:p>
      <text:p text:style-name="P1" loext:marker-style-name="T1"><text:span text:style-name="HTML_20_Code"><text:span text:style-name="T1">Dog dog = animal </text:span></text:span><text:span text:style-name="hljs-keyword"><text:span text:style-name="T1">as</text:span></text:span><text:span text:style-name="HTML_20_Code"><text:span text:style-name="T1"> Dog;</text:span></text:span></text:p>
      <text:p text:style-name="P1" loext:marker-style-name="HTML Code"><text:span text:style-name="hljs-keyword">if</text:span><text:span text:style-name="HTML_20_Code"> (dog != </text:span><text:span text:style-name="hljs-literal">null</text:span><text:span text:style-name="HTML_20_Code">)</text:span></text:p>
      <text:p text:style-name="P1" loext:marker-style-name="HTML Code"><text:span text:style-name="HTML_20_Code">{</text:span></text:p>
      <text:p text:style-name="P1" loext:marker-style-name="HTML Code"><text:span text:style-name="HTML_20_Code"><text:s text:c="4"/></text:span><text:span text:style-name="hljs-comment">// Приведение успешно</text:span></text:p>
      <text:p text:style-name="P1" loext:marker-style-name="HTML Code"><text:span text:style-name="HTML_20_Code">}</text:span></text:p>
      <text:list text:continue-numbering="true" text:style-name="WWNum7">
        <text:list-item>
          <text:p text:style-name="P35"><text:span text:style-name="Strong_20_Emphasis">Оператор </text:span><text:span text:style-name="HTML_20_Code"><text:span text:style-name="T15">is</text:span></text:span></text:p>
          <text:list>
            <text:list-item>
              <text:p text:style-name="P36">Проверяет, является ли объект экземпляром определенного типа.</text:p>
            </text:list-item>
          </text:list>
        </text:list-item>
      </text:list>
      <text:p text:style-name="P1" loext:marker-style-name="T1"><text:span text:style-name="HTML_20_Code"><text:span text:style-name="T1">Animal animal = </text:span></text:span><text:span text:style-name="hljs-keyword"><text:span text:style-name="T1">new</text:span></text:span><text:span text:style-name="HTML_20_Code"><text:span text:style-name="T1"> Dog();</text:span></text:span></text:p>
      <text:p text:style-name="P1" loext:marker-style-name="T1"><text:span text:style-name="hljs-keyword"><text:span text:style-name="T1">if</text:span></text:span><text:span text:style-name="HTML_20_Code"><text:span text:style-name="T1"> (animal </text:span></text:span><text:span text:style-name="hljs-keyword"><text:span text:style-name="T1">is</text:span></text:span><text:span text:style-name="HTML_20_Code"><text:span text:style-name="T1"> Dog)</text:span></text:span></text:p>
      <text:p text:style-name="P1" loext:marker-style-name="T1"><text:span text:style-name="HTML_20_Code"><text:span text:style-name="T1">{</text:span></text:span><text:span text:style-name="T1"/></text:p>
      <text:p text:style-name="P1" loext:marker-style-name="T1"><text:span text:style-name="HTML_20_Code"><text:span text:style-name="T1"><text:s text:c="4"/>Dog dog = (Dog)animal;</text:span></text:span><text:span text:style-name="T1"/></text:p>
      <text:p text:style-name="P1" loext:marker-style-name="T1"><text:span text:style-name="HTML_20_Code"><text:span text:style-name="T1"><text:s text:c="4"/></text:span></text:span><text:span text:style-name="hljs-comment"><text:span text:style-name="T1">// </text:span></text:span><text:span text:style-name="hljs-comment">Приведение</text:span><text:span text:style-name="hljs-comment"><text:span text:style-name="T1"> </text:span></text:span><text:span text:style-name="hljs-comment">успешно</text:span></text:p>
      <text:p text:style-name="P1" loext:marker-style-name="HTML Code"><text:span text:style-name="HTML_20_Code">}</text:span></text:p>
      <text:p text:style-name="P1" loext:marker-style-name="HTML Code"><text:span text:style-name="HTML_20_Code"/></text:p>
      <text:p text:style-name="P1" loext:marker-style-name="HTML Code"><text:span text:style-name="HTML_20_Code"/></text:p>
      <text:p text:style-name="P1" loext:marker-style-name="HTML Code"><text:span text:style-name="HTML_20_Code"/></text:p>
      <text:p text:style-name="P1" loext:marker-style-name="HTML Code"><text:span text:style-name="HTML_20_Code"/></text:p>
      <text:h text:style-name="P9" text:outline-level="3">Преобразование между значимыми и ссылочными типами</text:h>
      <text:list text:style-name="WWNum8">
        <text:list-item>
          <text:p text:style-name="P37"><text:span text:style-name="Strong_20_Emphasis">Упаковка (Boxing)</text:span></text:p>
          <text:list>
            <text:list-item>
              <text:p text:style-name="P38">Преобразование значимого типа в ссылочный тип (объект).</text:p>
            </text:list-item>
          </text:list>
        </text:list-item>
      </text:list>
      <text:p text:style-name="P1" loext:marker-style-name="T1"><text:span text:style-name="hljs-built_5f_in"><text:span text:style-name="T1">int</text:span></text:span><text:span text:style-name="HTML_20_Code"><text:span text:style-name="T1"> num = </text:span></text:span><text:span text:style-name="hljs-number"><text:span text:style-name="T1">123</text:span></text:span><text:span text:style-name="HTML_20_Code"><text:span text:style-name="T1">;</text:span></text:span></text:p>
      <text:p text:style-name="P1" loext:marker-style-name="T1"><text:span text:style-name="hljs-built_5f_in"><text:span text:style-name="T1">object</text:span></text:span><text:span text:style-name="HTML_20_Code"><text:span text:style-name="T1"> obj = num; </text:span></text:span><text:span text:style-name="hljs-comment"><text:span text:style-name="T1">// </text:span></text:span><text:span text:style-name="hljs-comment">Упаковка</text:span><text:span text:style-name="hljs-comment"><text:span text:style-name="T1"> int </text:span></text:span><text:span text:style-name="hljs-comment">в</text:span><text:span text:style-name="hljs-comment"><text:span text:style-name="T1"> object</text:span></text:span></text:p>
      <text:list text:continue-numbering="true" text:style-name="WWNum8">
        <text:list-item>
          <text:p text:style-name="P37"><text:span text:style-name="Strong_20_Emphasis">Распаковка (Unboxing)</text:span></text:p>
          <text:list>
            <text:list-item>
              <text:p text:style-name="P38">Преобразование ссылочного типа обратно в значимый тип.</text:p>
            </text:list-item>
          </text:list>
        </text:list-item>
      </text:list>
      <text:p text:style-name="P1" loext:marker-style-name="T1"><text:span text:style-name="hljs-built_5f_in"><text:span text:style-name="T1">object</text:span></text:span><text:span text:style-name="HTML_20_Code"><text:span text:style-name="T1"> obj = </text:span></text:span><text:span text:style-name="hljs-number"><text:span text:style-name="T1">123</text:span></text:span><text:span text:style-name="HTML_20_Code"><text:span text:style-name="T1">;</text:span></text:span></text:p>
      <text:p text:style-name="P1" loext:marker-style-name="T1"><text:span text:style-name="hljs-built_5f_in"><text:span text:style-name="T1">int</text:span></text:span><text:span text:style-name="HTML_20_Code"><text:span text:style-name="T1"> num = (</text:span></text:span><text:span text:style-name="hljs-built_5f_in"><text:span text:style-name="T1">int</text:span></text:span><text:span text:style-name="HTML_20_Code"><text:span text:style-name="T1">)obj; </text:span></text:span><text:span text:style-name="hljs-comment"><text:span text:style-name="T1">// </text:span></text:span><text:span text:style-name="hljs-comment">Распаковка</text:span><text:span text:style-name="hljs-comment"><text:span text:style-name="T1"> object </text:span></text:span><text:span text:style-name="hljs-comment">в</text:span><text:span text:style-name="hljs-comment"><text:span text:style-name="T1"> int</text:span></text:span></text:p>
      <text:p text:style-name="P24" loext:marker-style-name="T6"/>
      <text:list xml:id="list25112354194396" text:continue-list="list25112785210508" text:style-name="WWNum1">
        <text:list-item>
          <text:p text:style-name="P12" loext:marker-style-name="T25"><text:span text:style-name="T25">Массивы (одномерные, многомерные, ступенчатые\рваные\зубчатые). Объявление и инициализация массивов. Методы класса </text:span><text:span text:style-name="T22">Array</text:span></text:p>
        </text:list-item>
      </text:list>
      <text:p text:style-name="P31">Массивы в C# позволяют хранить набор данных одного типа. Существует несколько видов массивов: одномерные, многомерные и ступенчатые (рваные) массивы.</text:p>
      <text:h text:style-name="P9" text:outline-level="3">Одномерные массивы</text:h>
      <text:list text:style-name="WWNum9">
        <text:list-item>
          <text:p text:style-name="P39"><text:span text:style-name="Strong_20_Emphasis">Объявление и инициализация:</text:span></text:p>
        </text:list-item>
      </text:list>
      <text:p text:style-name="P2" loext:marker-style-name="HTML Code"><text:span text:style-name="hljs-comment">// Объявление массива</text:span></text:p>
      <text:p text:style-name="P2" loext:marker-style-name="HTML Code"><text:span text:style-name="hljs-built_5f_in">int</text:span><text:span text:style-name="HTML_20_Code">[] numbers;</text:span></text:p>
      <text:p text:style-name="P2" loext:marker-style-name="HTML Code"><text:span text:style-name="HTML_20_Code"/></text:p>
      <text:p text:style-name="P2" loext:marker-style-name="HTML Code"><text:soft-page-break/><text:span text:style-name="hljs-comment">// Инициализация массива</text:span></text:p>
      <text:p text:style-name="P2" loext:marker-style-name="HTML Code"><text:span text:style-name="HTML_20_Code">numbers = </text:span><text:span text:style-name="hljs-keyword">new</text:span><text:span text:style-name="HTML_20_Code"> </text:span><text:span text:style-name="hljs-built_5f_in">int</text:span><text:span text:style-name="HTML_20_Code">[</text:span><text:span text:style-name="hljs-number">5</text:span><text:span text:style-name="HTML_20_Code">];</text:span></text:p>
      <text:p text:style-name="P2" loext:marker-style-name="HTML Code"><text:span text:style-name="HTML_20_Code"/></text:p>
      <text:p text:style-name="P2" loext:marker-style-name="HTML Code"><text:span text:style-name="hljs-comment">// Объявление и инициализация массива</text:span></text:p>
      <text:p text:style-name="P2" loext:marker-style-name="HTML Code"><text:span text:style-name="hljs-built_5f_in">int</text:span><text:span text:style-name="HTML_20_Code">[] numbers = </text:span><text:span text:style-name="hljs-keyword">new</text:span><text:span text:style-name="HTML_20_Code"> </text:span><text:span text:style-name="hljs-built_5f_in">int</text:span><text:span text:style-name="HTML_20_Code">[</text:span><text:span text:style-name="hljs-number">5</text:span><text:span text:style-name="HTML_20_Code">];</text:span></text:p>
      <text:p text:style-name="P2" loext:marker-style-name="HTML Code"><text:span text:style-name="HTML_20_Code"/></text:p>
      <text:p text:style-name="P2" loext:marker-style-name="HTML Code"><text:span text:style-name="hljs-comment">// Объявление и инициализация с элементами</text:span></text:p>
      <text:p text:style-name="P2" loext:marker-style-name="HTML Code"><text:span text:style-name="hljs-built_5f_in">int</text:span><text:span text:style-name="HTML_20_Code">[] numbers = { </text:span><text:span text:style-name="hljs-number">1</text:span><text:span text:style-name="HTML_20_Code">, </text:span><text:span text:style-name="hljs-number">2</text:span><text:span text:style-name="HTML_20_Code">, </text:span><text:span text:style-name="hljs-number">3</text:span><text:span text:style-name="HTML_20_Code">, </text:span><text:span text:style-name="hljs-number">4</text:span><text:span text:style-name="HTML_20_Code">, </text:span><text:span text:style-name="hljs-number">5</text:span><text:span text:style-name="HTML_20_Code"> };</text:span></text:p>
      <text:h text:style-name="P9" text:outline-level="3">Многомерные массивы</text:h>
      <text:list text:style-name="WWNum10">
        <text:list-item>
          <text:p text:style-name="P40"><text:span text:style-name="Strong_20_Emphasis">Объявление и инициализация двумерного массива:</text:span></text:p>
        </text:list-item>
      </text:list>
      <text:p text:style-name="P2" loext:marker-style-name="HTML Code"><text:span text:style-name="hljs-comment">// Объявление массива</text:span></text:p>
      <text:p text:style-name="P2" loext:marker-style-name="HTML Code"><text:span text:style-name="hljs-built_5f_in">int</text:span><text:span text:style-name="HTML_20_Code">[,] matrix;</text:span></text:p>
      <text:p text:style-name="P2" loext:marker-style-name="HTML Code"><text:span text:style-name="HTML_20_Code"/></text:p>
      <text:p text:style-name="P2" loext:marker-style-name="HTML Code"><text:span text:style-name="hljs-comment">// Инициализация массива</text:span></text:p>
      <text:p text:style-name="P2" loext:marker-style-name="HTML Code"><text:span text:style-name="HTML_20_Code">matrix = </text:span><text:span text:style-name="hljs-keyword">new</text:span><text:span text:style-name="HTML_20_Code"> </text:span><text:span text:style-name="hljs-built_5f_in">int</text:span><text:span text:style-name="HTML_20_Code">[</text:span><text:span text:style-name="hljs-number">3</text:span><text:span text:style-name="HTML_20_Code">, </text:span><text:span text:style-name="hljs-number">3</text:span><text:span text:style-name="HTML_20_Code">];</text:span></text:p>
      <text:p text:style-name="P2" loext:marker-style-name="HTML Code"><text:span text:style-name="HTML_20_Code"/></text:p>
      <text:p text:style-name="P2" loext:marker-style-name="HTML Code"><text:span text:style-name="hljs-comment">// Объявление и инициализация массива</text:span></text:p>
      <text:p text:style-name="P2" loext:marker-style-name="HTML Code"><text:span text:style-name="hljs-built_5f_in">int</text:span><text:span text:style-name="HTML_20_Code">[,] matrix = </text:span><text:span text:style-name="hljs-keyword">new</text:span><text:span text:style-name="HTML_20_Code"> </text:span><text:span text:style-name="hljs-built_5f_in">int</text:span><text:span text:style-name="HTML_20_Code">[</text:span><text:span text:style-name="hljs-number">3</text:span><text:span text:style-name="HTML_20_Code">, </text:span><text:span text:style-name="hljs-number">3</text:span><text:span text:style-name="HTML_20_Code">];</text:span></text:p>
      <text:p text:style-name="P2" loext:marker-style-name="HTML Code"><text:span text:style-name="HTML_20_Code"/></text:p>
      <text:p text:style-name="P2" loext:marker-style-name="HTML Code"><text:span text:style-name="hljs-comment">// Объявление и инициализация с элементами</text:span></text:p>
      <text:p text:style-name="P2" loext:marker-style-name="HTML Code"><text:span text:style-name="hljs-built_5f_in">int</text:span><text:span text:style-name="HTML_20_Code">[,] matrix = </text:span></text:p>
      <text:p text:style-name="P2" loext:marker-style-name="HTML Code"><text:span text:style-name="HTML_20_Code">{</text:span></text:p>
      <text:p text:style-name="P2" loext:marker-style-name="HTML Code"><text:span text:style-name="HTML_20_Code"><text:s text:c="4"/>{ </text:span><text:span text:style-name="hljs-number">1</text:span><text:span text:style-name="HTML_20_Code">, </text:span><text:span text:style-name="hljs-number">2</text:span><text:span text:style-name="HTML_20_Code">, </text:span><text:span text:style-name="hljs-number">3</text:span><text:span text:style-name="HTML_20_Code"> },</text:span></text:p>
      <text:p text:style-name="P2" loext:marker-style-name="HTML Code"><text:span text:style-name="HTML_20_Code"><text:s text:c="4"/>{ </text:span><text:span text:style-name="hljs-number">4</text:span><text:span text:style-name="HTML_20_Code">, </text:span><text:span text:style-name="hljs-number">5</text:span><text:span text:style-name="HTML_20_Code">, </text:span><text:span text:style-name="hljs-number">6</text:span><text:span text:style-name="HTML_20_Code"> },</text:span></text:p>
      <text:p text:style-name="P2" loext:marker-style-name="HTML Code"><text:span text:style-name="HTML_20_Code"><text:s text:c="4"/>{ </text:span><text:span text:style-name="hljs-number">7</text:span><text:span text:style-name="HTML_20_Code">, </text:span><text:span text:style-name="hljs-number">8</text:span><text:span text:style-name="HTML_20_Code">, </text:span><text:span text:style-name="hljs-number">9</text:span><text:span text:style-name="HTML_20_Code"> }</text:span></text:p>
      <text:p text:style-name="P2" loext:marker-style-name="HTML Code"><text:span text:style-name="HTML_20_Code">};</text:span></text:p>
      <text:list text:continue-numbering="true" text:style-name="WWNum10">
        <text:list-item>
          <text:p text:style-name="P40"><text:span text:style-name="Strong_20_Emphasis">Объявление и инициализация трехмерного массива:</text:span></text:p>
        </text:list-item>
      </text:list>
      <text:p text:style-name="P2" loext:marker-style-name="HTML Code"><text:span text:style-name="hljs-built_5f_in"><text:span text:style-name="T1">int</text:span></text:span><text:span text:style-name="HTML_20_Code">[,,] </text:span><text:span text:style-name="HTML_20_Code"><text:span text:style-name="T1">cube</text:span></text:span><text:span text:style-name="HTML_20_Code"> = </text:span><text:span text:style-name="hljs-keyword"><text:span text:style-name="T1">new</text:span></text:span><text:span text:style-name="HTML_20_Code"> </text:span><text:span text:style-name="hljs-built_5f_in"><text:span text:style-name="T1">int</text:span></text:span><text:span text:style-name="HTML_20_Code">[</text:span><text:span text:style-name="hljs-number">3</text:span><text:span text:style-name="HTML_20_Code">, </text:span><text:span text:style-name="hljs-number">3</text:span><text:span text:style-name="HTML_20_Code">, </text:span><text:span text:style-name="hljs-number">3</text:span><text:span text:style-name="HTML_20_Code">];</text:span></text:p>
      <text:h text:style-name="P9" text:outline-level="3">Ступенчатые (рваные) массивы</text:h>
      <text:p text:style-name="P31">Ступенчатые массивы представляют собой массив массивов, где каждая "строка" может иметь разную длину.</text:p>
      <text:list text:style-name="WWNum11">
        <text:list-item>
          <text:p text:style-name="P41"><text:span text:style-name="Strong_20_Emphasis">Объявление и инициализация:</text:span></text:p>
        </text:list-item>
      </text:list>
      <text:p text:style-name="P2" loext:marker-style-name="HTML Code"><text:span text:style-name="hljs-comment">// Объявление массива</text:span></text:p>
      <text:p text:style-name="P2" loext:marker-style-name="HTML Code"><text:span text:style-name="hljs-built_5f_in">int</text:span><text:span text:style-name="HTML_20_Code">[][] jaggedArray;</text:span></text:p>
      <text:p text:style-name="P2" loext:marker-style-name="HTML Code"><text:span text:style-name="HTML_20_Code"/></text:p>
      <text:p text:style-name="P2" loext:marker-style-name="HTML Code"><text:span text:style-name="hljs-comment">// Инициализация массива</text:span></text:p>
      <text:p text:style-name="P2" loext:marker-style-name="HTML Code"><text:span text:style-name="HTML_20_Code">jaggedArray = </text:span><text:span text:style-name="hljs-keyword">new</text:span><text:span text:style-name="HTML_20_Code"> </text:span><text:span text:style-name="hljs-built_5f_in">int</text:span><text:span text:style-name="HTML_20_Code">[</text:span><text:span text:style-name="hljs-number">3</text:span><text:span text:style-name="HTML_20_Code">][];</text:span></text:p>
      <text:p text:style-name="P2" loext:marker-style-name="HTML Code"><text:span text:style-name="HTML_20_Code"/></text:p>
      <text:p text:style-name="P2" loext:marker-style-name="HTML Code"><text:span text:style-name="hljs-comment">// Инициализация каждой строки</text:span></text:p>
      <text:p text:style-name="P2" loext:marker-style-name="T1"><text:span text:style-name="HTML_20_Code"><text:span text:style-name="T1">jaggedArray[</text:span></text:span><text:span text:style-name="hljs-number"><text:span text:style-name="T1">0</text:span></text:span><text:span text:style-name="HTML_20_Code"><text:span text:style-name="T1">] = </text:span></text:span><text:span text:style-name="hljs-keyword"><text:span text:style-name="T1">new</text:span></text:span><text:span text:style-name="HTML_20_Code"><text:span text:style-name="T1"> </text:span></text:span><text:span text:style-name="hljs-built_5f_in"><text:span text:style-name="T1">int</text:span></text:span><text:span text:style-name="HTML_20_Code"><text:span text:style-name="T1">[</text:span></text:span><text:span text:style-name="hljs-number"><text:span text:style-name="T1">2</text:span></text:span><text:span text:style-name="HTML_20_Code"><text:span text:style-name="T1">];</text:span></text:span></text:p>
      <text:p text:style-name="P2" loext:marker-style-name="T1"><text:span text:style-name="HTML_20_Code"><text:span text:style-name="T1">jaggedArray[</text:span></text:span><text:span text:style-name="hljs-number"><text:span text:style-name="T1">1</text:span></text:span><text:span text:style-name="HTML_20_Code"><text:span text:style-name="T1">] = </text:span></text:span><text:span text:style-name="hljs-keyword"><text:span text:style-name="T1">new</text:span></text:span><text:span text:style-name="HTML_20_Code"><text:span text:style-name="T1"> </text:span></text:span><text:span text:style-name="hljs-built_5f_in"><text:span text:style-name="T1">int</text:span></text:span><text:span text:style-name="HTML_20_Code"><text:span text:style-name="T1">[</text:span></text:span><text:span text:style-name="hljs-number"><text:span text:style-name="T1">3</text:span></text:span><text:span text:style-name="HTML_20_Code"><text:span text:style-name="T1">];</text:span></text:span></text:p>
      <text:p text:style-name="P2" loext:marker-style-name="HTML Code"><text:span text:style-name="HTML_20_Code">jaggedArray[</text:span><text:span text:style-name="hljs-number">2</text:span><text:span text:style-name="HTML_20_Code">] = </text:span><text:span text:style-name="hljs-keyword">new</text:span><text:span text:style-name="HTML_20_Code"> </text:span><text:span text:style-name="hljs-built_5f_in">int</text:span><text:span text:style-name="HTML_20_Code">[</text:span><text:span text:style-name="hljs-number">4</text:span><text:span text:style-name="HTML_20_Code">];</text:span></text:p>
      <text:p text:style-name="P2" loext:marker-style-name="HTML Code"><text:span text:style-name="HTML_20_Code"/></text:p>
      <text:p text:style-name="P2" loext:marker-style-name="HTML Code"><text:span text:style-name="hljs-comment">// Объявление и инициализация с элементами</text:span></text:p>
      <text:p text:style-name="P2" loext:marker-style-name="HTML Code"><text:span text:style-name="hljs-built_5f_in">int</text:span><text:span text:style-name="HTML_20_Code">[][] jaggedArray =</text:span></text:p>
      <text:p text:style-name="P2" loext:marker-style-name="HTML Code"><text:span text:style-name="HTML_20_Code">{</text:span></text:p>
      <text:p text:style-name="P2" loext:marker-style-name="T1"><text:span text:style-name="HTML_20_Code"><text:s text:c="4"/></text:span><text:span text:style-name="hljs-keyword"><text:span text:style-name="T1">new</text:span></text:span><text:span text:style-name="HTML_20_Code"><text:span text:style-name="T1"> </text:span></text:span><text:span text:style-name="hljs-built_5f_in"><text:span text:style-name="T1">int</text:span></text:span><text:span text:style-name="HTML_20_Code"><text:span text:style-name="T1">[] { </text:span></text:span><text:span text:style-name="hljs-number"><text:span text:style-name="T1">1</text:span></text:span><text:span text:style-name="HTML_20_Code"><text:span text:style-name="T1">, </text:span></text:span><text:span text:style-name="hljs-number"><text:span text:style-name="T1">2</text:span></text:span><text:span text:style-name="HTML_20_Code"><text:span text:style-name="T1"> },</text:span></text:span></text:p>
      <text:p text:style-name="P2" loext:marker-style-name="T1"><text:span text:style-name="HTML_20_Code"><text:span text:style-name="T1"><text:s text:c="4"/></text:span></text:span><text:span text:style-name="hljs-keyword"><text:span text:style-name="T1">new</text:span></text:span><text:span text:style-name="HTML_20_Code"><text:span text:style-name="T1"> </text:span></text:span><text:span text:style-name="hljs-built_5f_in"><text:span text:style-name="T1">int</text:span></text:span><text:span text:style-name="HTML_20_Code"><text:span text:style-name="T1">[] { </text:span></text:span><text:span text:style-name="hljs-number"><text:span text:style-name="T1">3</text:span></text:span><text:span text:style-name="HTML_20_Code"><text:span text:style-name="T1">, </text:span></text:span><text:span text:style-name="hljs-number"><text:span text:style-name="T1">4</text:span></text:span><text:span text:style-name="HTML_20_Code"><text:span text:style-name="T1">, </text:span></text:span><text:span text:style-name="hljs-number"><text:span text:style-name="T1">5</text:span></text:span><text:span text:style-name="HTML_20_Code"><text:span text:style-name="T1"> },</text:span></text:span></text:p>
      <text:p text:style-name="P2" loext:marker-style-name="T1"><text:span text:style-name="HTML_20_Code"><text:span text:style-name="T1"><text:s text:c="4"/></text:span></text:span><text:span text:style-name="hljs-keyword"><text:span text:style-name="T1">new</text:span></text:span><text:span text:style-name="HTML_20_Code"><text:span text:style-name="T1"> </text:span></text:span><text:span text:style-name="hljs-built_5f_in"><text:span text:style-name="T1">int</text:span></text:span><text:span text:style-name="HTML_20_Code"><text:span text:style-name="T1">[] { </text:span></text:span><text:span text:style-name="hljs-number"><text:span text:style-name="T1">6</text:span></text:span><text:span text:style-name="HTML_20_Code"><text:span text:style-name="T1">, </text:span></text:span><text:span text:style-name="hljs-number"><text:span text:style-name="T1">7</text:span></text:span><text:span text:style-name="HTML_20_Code"><text:span text:style-name="T1">, </text:span></text:span><text:span text:style-name="hljs-number"><text:span text:style-name="T1">8</text:span></text:span><text:span text:style-name="HTML_20_Code"><text:span text:style-name="T1">, </text:span></text:span><text:span text:style-name="hljs-number"><text:span text:style-name="T1">9</text:span></text:span><text:span text:style-name="HTML_20_Code"><text:span text:style-name="T1"> }</text:span></text:span></text:p>
      <text:p text:style-name="P2"><text:span text:style-name="HTML_20_Code">};</text:span></text:p>
      <text:p text:style-name="P2"/>
      <text:p text:style-name="P31"><text:soft-page-break/> <text:s/><text:span text:style-name="HTML_20_Code"><text:span text:style-name="T15">Array.Sort</text:span></text:span>: Сортировка элементов массива.</text:p>
      <text:p text:style-name="HTML_20_Preformatted" loext:marker-style-name="T1"><text:span text:style-name="hljs-built_5f_in"><text:span text:style-name="T1">int</text:span></text:span><text:span text:style-name="HTML_20_Code"><text:span text:style-name="T1">[] numbers = { </text:span></text:span><text:span text:style-name="hljs-number"><text:span text:style-name="T1">5</text:span></text:span><text:span text:style-name="HTML_20_Code"><text:span text:style-name="T1">, </text:span></text:span><text:span text:style-name="hljs-number"><text:span text:style-name="T1">3</text:span></text:span><text:span text:style-name="HTML_20_Code"><text:span text:style-name="T1">, </text:span></text:span><text:span text:style-name="hljs-number"><text:span text:style-name="T1">8</text:span></text:span><text:span text:style-name="HTML_20_Code"><text:span text:style-name="T1">, </text:span></text:span><text:span text:style-name="hljs-number"><text:span text:style-name="T1">1</text:span></text:span><text:span text:style-name="HTML_20_Code"><text:span text:style-name="T1">, </text:span></text:span><text:span text:style-name="hljs-number"><text:span text:style-name="T1">2</text:span></text:span><text:span text:style-name="HTML_20_Code"><text:span text:style-name="T1"> };</text:span></text:span></text:p>
      <text:p text:style-name="HTML_20_Preformatted" loext:marker-style-name="T1"><text:span text:style-name="HTML_20_Code"><text:span text:style-name="T1">Array.Sort(numbers);</text:span></text:span><text:span text:style-name="T1"/></text:p>
      <text:p text:style-name="HTML_20_Preformatted" loext:marker-style-name="HTML Code"><text:span text:style-name="hljs-comment">// </text:span><text:span text:style-name="hljs-comment"><text:span text:style-name="T1">numbers</text:span></text:span><text:span text:style-name="hljs-comment"> = { 1, 2, 3, 5, 8 }</text:span></text:p>
      <text:p text:style-name="P31"> <text:s/><text:span text:style-name="HTML_20_Code"><text:span text:style-name="T4">Array</text:span></text:span><text:span text:style-name="HTML_20_Code"><text:span text:style-name="T15">.</text:span></text:span><text:span text:style-name="HTML_20_Code"><text:span text:style-name="T4">Reverse</text:span></text:span>: Обратный порядок элементов массива.</text:p>
      <text:p text:style-name="HTML_20_Preformatted" loext:marker-style-name="HTML Code"><text:span text:style-name="HTML_20_Code">Array.Reverse(numbers);</text:span></text:p>
      <text:p text:style-name="HTML_20_Preformatted" loext:marker-style-name="HTML Code"><text:span text:style-name="hljs-comment">// numbers = { 8, 5, 3, 2, 1 }</text:span></text:p>
      <text:p text:style-name="P31"> <text:s/><text:span text:style-name="HTML_20_Code"><text:span text:style-name="T15">Array.IndexOf</text:span></text:span>: Поиск индекса первого вхождения элемента.</text:p>
      <text:p text:style-name="HTML_20_Preformatted" loext:marker-style-name="T1"><text:span text:style-name="hljs-built_5f_in"><text:span text:style-name="T1">int</text:span></text:span><text:span text:style-name="HTML_20_Code"><text:span text:style-name="T1"> index = Array.IndexOf(numbers, </text:span></text:span><text:span text:style-name="hljs-number"><text:span text:style-name="T1">3</text:span></text:span><text:span text:style-name="HTML_20_Code"><text:span text:style-name="T1">);</text:span></text:span></text:p>
      <text:p text:style-name="HTML_20_Preformatted" loext:marker-style-name="HTML Code"><text:span text:style-name="hljs-comment">// index = 2</text:span></text:p>
      <text:p text:style-name="P31"> <text:s/><text:span text:style-name="HTML_20_Code"><text:span text:style-name="T15">Array.Resize</text:span></text:span>: Изменение размера массива.</text:p>
      <text:p text:style-name="HTML_20_Preformatted" loext:marker-style-name="T1"><text:span text:style-name="HTML_20_Code"><text:span text:style-name="T1">Array.Resize(</text:span></text:span><text:span text:style-name="hljs-keyword"><text:span text:style-name="T1">ref</text:span></text:span><text:span text:style-name="HTML_20_Code"><text:span text:style-name="T1"> numbers, </text:span></text:span><text:span text:style-name="hljs-number"><text:span text:style-name="T1">10</text:span></text:span><text:span text:style-name="HTML_20_Code"><text:span text:style-name="T1">);</text:span></text:span></text:p>
      <text:p text:style-name="HTML_20_Preformatted" loext:marker-style-name="T1"><text:span text:style-name="hljs-comment"><text:span text:style-name="T1">// numbers.Length = 10</text:span></text:span><text:span text:style-name="T1"/></text:p>
      <text:p text:style-name="P31"> <text:s/><text:span text:style-name="HTML_20_Code"><text:span text:style-name="T4">Array</text:span></text:span><text:span text:style-name="HTML_20_Code"><text:span text:style-name="T15">.</text:span></text:span><text:span text:style-name="HTML_20_Code"><text:span text:style-name="T4">Clear</text:span></text:span>: Очистка элементов массива.</text:p>
      <text:p text:style-name="HTML_20_Preformatted" loext:marker-style-name="T1"><text:span text:style-name="HTML_20_Code"><text:span text:style-name="T1">Array.Clear(numbers, </text:span></text:span><text:span text:style-name="hljs-number"><text:span text:style-name="T1">0</text:span></text:span><text:span text:style-name="HTML_20_Code"><text:span text:style-name="T1">, numbers.Length);</text:span></text:span></text:p>
      <text:p text:style-name="P4" loext:marker-style-name="T1"/>
      <text:list text:continue-list="list25112354194396" text:style-name="WWNum1">
        <text:list-item>
          <text:p text:style-name="P12" loext:marker-style-name="T23"><text:span text:style-name="T26">Условные операторы и операторы цикла. </text:span><text:span text:style-name="T23">Примеры.</text:span></text:p>
        </text:list-item>
      </text:list>
      <text:p text:style-name="Standard">Оператор <text:span text:style-name="HTML_20_Code"><text:span text:style-name="T31">if</text:span></text:span></text:p>
      <text:p text:style-name="P31">Используется для выполнения блока кода, если условие истинно.</text:p>
      <text:p text:style-name="HTML_20_Preformatted" loext:marker-style-name="T1"><text:span text:style-name="hljs-built_5f_in"><text:span text:style-name="T1">int</text:span></text:span><text:span text:style-name="HTML_20_Code"><text:span text:style-name="T1"> a = </text:span></text:span><text:span text:style-name="hljs-number"><text:span text:style-name="T1">10</text:span></text:span><text:span text:style-name="HTML_20_Code"><text:span text:style-name="T1">;</text:span></text:span></text:p>
      <text:p text:style-name="HTML_20_Preformatted" loext:marker-style-name="T1"><text:span text:style-name="hljs-keyword"><text:span text:style-name="T1">if</text:span></text:span><text:span text:style-name="HTML_20_Code"><text:span text:style-name="T1"> (a &gt; </text:span></text:span><text:span text:style-name="hljs-number"><text:span text:style-name="T1">5</text:span></text:span><text:span text:style-name="HTML_20_Code"><text:span text:style-name="T1">)</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Console.WriteLine(</text:span></text:span><text:span text:style-name="hljs-string"><text:span text:style-name="T1">"a </text:span></text:span><text:span text:style-name="hljs-string">больше</text:span><text:span text:style-name="hljs-string"><text:span text:style-name="T1"> 5"</text:span></text:span><text:span text:style-name="HTML_20_Code"><text:span text:style-name="T1">);</text:span></text:span></text:p>
      <text:p text:style-name="HTML_20_Preformatted" loext:marker-style-name="HTML Code"><text:span text:style-name="HTML_20_Code">}</text:span></text:p>
      <text:p text:style-name="Standard">Оператор <text:span text:style-name="HTML_20_Code"><text:span text:style-name="T31">if-else</text:span></text:span></text:p>
      <text:p text:style-name="P31">Позволяет выполнить один блок кода, если условие истинно, и другой блок, если условие ложно.</text:p>
      <text:p text:style-name="HTML_20_Preformatted" loext:marker-style-name="T1"><text:span text:style-name="hljs-built_5f_in"><text:span text:style-name="T1">int</text:span></text:span><text:span text:style-name="HTML_20_Code"><text:span text:style-name="T1"> a = </text:span></text:span><text:span text:style-name="hljs-number"><text:span text:style-name="T1">10</text:span></text:span><text:span text:style-name="HTML_20_Code"><text:span text:style-name="T1">;</text:span></text:span></text:p>
      <text:p text:style-name="HTML_20_Preformatted" loext:marker-style-name="T1"><text:span text:style-name="hljs-keyword"><text:span text:style-name="T1">if</text:span></text:span><text:span text:style-name="HTML_20_Code"><text:span text:style-name="T1"> (a &gt; </text:span></text:span><text:span text:style-name="hljs-number"><text:span text:style-name="T1">15</text:span></text:span><text:span text:style-name="HTML_20_Code"><text:span text:style-name="T1">)</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Console.WriteLine(</text:span></text:span><text:span text:style-name="hljs-string"><text:span text:style-name="T1">"a </text:span></text:span><text:span text:style-name="hljs-string">больше</text:span><text:span text:style-name="hljs-string"><text:span text:style-name="T1"> 15"</text:span></text:span><text:span text:style-name="HTML_20_Code"><text:span text:style-name="T1">);</text:span></text:span></text:p>
      <text:p text:style-name="HTML_20_Preformatted" loext:marker-style-name="T1"><text:span text:style-name="HTML_20_Code"><text:span text:style-name="T1">}</text:span></text:span><text:span text:style-name="T1"/></text:p>
      <text:p text:style-name="HTML_20_Preformatted" loext:marker-style-name="T1"><text:span text:style-name="hljs-keyword"><text:span text:style-name="T1">else</text:span></text:span><text:span text:style-name="T1"/></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Console.WriteLine(</text:span></text:span><text:span text:style-name="hljs-string"><text:span text:style-name="T1">"a </text:span></text:span><text:span text:style-name="hljs-string">меньше</text:span><text:span text:style-name="hljs-string"><text:span text:style-name="T1"> </text:span></text:span><text:span text:style-name="hljs-string">или</text:span><text:span text:style-name="hljs-string"><text:span text:style-name="T1"> </text:span></text:span><text:span text:style-name="hljs-string">равно</text:span><text:span text:style-name="hljs-string"><text:span text:style-name="T1"> 15"</text:span></text:span><text:span text:style-name="HTML_20_Code"><text:span text:style-name="T1">);</text:span></text:span></text:p>
      <text:p text:style-name="HTML_20_Preformatted" loext:marker-style-name="T1"><text:span text:style-name="HTML_20_Code"><text:span text:style-name="T1">}</text:span></text:span><text:span text:style-name="T1"/></text:p>
      <text:p text:style-name="Standard" loext:marker-style-name="T1">Оператор<text:span text:style-name="T1"> </text:span><text:span text:style-name="HTML_20_Code"><text:span text:style-name="T8">else if</text:span></text:span></text:p>
      <text:p text:style-name="P31">Используется для проверки нескольких условий последовательно.</text:p>
      <text:p text:style-name="HTML_20_Preformatted" loext:marker-style-name="T1"><text:span text:style-name="hljs-built_5f_in"><text:span text:style-name="T1">int</text:span></text:span><text:span text:style-name="HTML_20_Code"><text:span text:style-name="T1"> a = </text:span></text:span><text:span text:style-name="hljs-number"><text:span text:style-name="T1">10</text:span></text:span><text:span text:style-name="HTML_20_Code"><text:span text:style-name="T1">;</text:span></text:span></text:p>
      <text:p text:style-name="HTML_20_Preformatted" loext:marker-style-name="T1"><text:span text:style-name="hljs-keyword"><text:span text:style-name="T1">if</text:span></text:span><text:span text:style-name="HTML_20_Code"><text:span text:style-name="T1"> (a &gt; </text:span></text:span><text:span text:style-name="hljs-number"><text:span text:style-name="T1">15</text:span></text:span><text:span text:style-name="HTML_20_Code"><text:span text:style-name="T1">)</text:span></text:span></text:p>
      <text:p text:style-name="HTML_20_Preformatted" loext:marker-style-name="T1"><text:soft-page-break/><text:span text:style-name="HTML_20_Code"><text:span text:style-name="T1">{</text:span></text:span><text:span text:style-name="T1"/></text:p>
      <text:p text:style-name="HTML_20_Preformatted" loext:marker-style-name="T1"><text:span text:style-name="HTML_20_Code"><text:span text:style-name="T1"><text:s text:c="4"/>Console.WriteLine(</text:span></text:span><text:span text:style-name="hljs-string"><text:span text:style-name="T1">"a </text:span></text:span><text:span text:style-name="hljs-string">больше</text:span><text:span text:style-name="hljs-string"><text:span text:style-name="T1"> 15"</text:span></text:span><text:span text:style-name="HTML_20_Code"><text:span text:style-name="T1">);</text:span></text:span></text:p>
      <text:p text:style-name="HTML_20_Preformatted" loext:marker-style-name="T1"><text:span text:style-name="HTML_20_Code"><text:span text:style-name="T1">}</text:span></text:span><text:span text:style-name="T1"/></text:p>
      <text:p text:style-name="HTML_20_Preformatted" loext:marker-style-name="T1"><text:span text:style-name="hljs-keyword"><text:span text:style-name="T1">else</text:span></text:span><text:span text:style-name="HTML_20_Code"><text:span text:style-name="T1"> </text:span></text:span><text:span text:style-name="hljs-keyword"><text:span text:style-name="T1">if</text:span></text:span><text:span text:style-name="HTML_20_Code"><text:span text:style-name="T1"> (a &gt; </text:span></text:span><text:span text:style-name="hljs-number"><text:span text:style-name="T1">5</text:span></text:span><text:span text:style-name="HTML_20_Code"><text:span text:style-name="T1">)</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Console.WriteLine(</text:span></text:span><text:span text:style-name="hljs-string"><text:span text:style-name="T1">"a </text:span></text:span><text:span text:style-name="hljs-string">больше</text:span><text:span text:style-name="hljs-string"><text:span text:style-name="T1"> 5, </text:span></text:span><text:span text:style-name="hljs-string">но</text:span><text:span text:style-name="hljs-string"><text:span text:style-name="T1"> </text:span></text:span><text:span text:style-name="hljs-string">меньше</text:span><text:span text:style-name="hljs-string"><text:span text:style-name="T1"> </text:span></text:span><text:span text:style-name="hljs-string">или</text:span><text:span text:style-name="hljs-string"><text:span text:style-name="T1"> </text:span></text:span><text:span text:style-name="hljs-string">равно</text:span><text:span text:style-name="hljs-string"><text:span text:style-name="T1"> 15"</text:span></text:span><text:span text:style-name="HTML_20_Code"><text:span text:style-name="T1">);</text:span></text:span></text:p>
      <text:p text:style-name="HTML_20_Preformatted" loext:marker-style-name="T1"><text:span text:style-name="HTML_20_Code"><text:span text:style-name="T1">}</text:span></text:span><text:span text:style-name="T1"/></text:p>
      <text:p text:style-name="HTML_20_Preformatted" loext:marker-style-name="T1"><text:span text:style-name="hljs-keyword"><text:span text:style-name="T1">else</text:span></text:span><text:span text:style-name="T1"/></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Console.WriteLine(</text:span></text:span><text:span text:style-name="hljs-string"><text:span text:style-name="T1">"a </text:span></text:span><text:span text:style-name="hljs-string">меньше</text:span><text:span text:style-name="hljs-string"><text:span text:style-name="T1"> </text:span></text:span><text:span text:style-name="hljs-string">или</text:span><text:span text:style-name="hljs-string"><text:span text:style-name="T1"> </text:span></text:span><text:span text:style-name="hljs-string">равно</text:span><text:span text:style-name="hljs-string"><text:span text:style-name="T1"> 5"</text:span></text:span><text:span text:style-name="HTML_20_Code"><text:span text:style-name="T1">);</text:span></text:span></text:p>
      <text:p text:style-name="HTML_20_Preformatted"><text:span text:style-name="HTML_20_Code">}</text:span></text:p>
      <text:p text:style-name="P20" loext:marker-style-name="T27"/>
      <text:p text:style-name="Standard">Оператор <text:span text:style-name="HTML_20_Code"><text:span text:style-name="T31">switch</text:span></text:span></text:p>
      <text:p text:style-name="P31">Позволяет выбрать один из множества блоков кода для выполнения на основе значения выражения.</text:p>
      <text:p text:style-name="HTML_20_Preformatted" loext:marker-style-name="T1"><text:span text:style-name="hljs-built_5f_in"><text:span text:style-name="T1">int</text:span></text:span><text:span text:style-name="HTML_20_Code"><text:span text:style-name="T1"> day = </text:span></text:span><text:span text:style-name="hljs-number"><text:span text:style-name="T1">3</text:span></text:span><text:span text:style-name="HTML_20_Code"><text:span text:style-name="T1">;</text:span></text:span></text:p>
      <text:p text:style-name="HTML_20_Preformatted" loext:marker-style-name="T1"><text:span text:style-name="hljs-keyword"><text:span text:style-name="T1">switch</text:span></text:span><text:span text:style-name="HTML_20_Code"><text:span text:style-name="T1"> (day){</text:span></text:span></text:p>
      <text:p text:style-name="HTML_20_Preformatted" loext:marker-style-name="T1"><text:span text:style-name="HTML_20_Code"><text:span text:style-name="T1"><text:s text:c="4"/></text:span></text:span><text:span text:style-name="hljs-keyword"><text:span text:style-name="T1">case</text:span></text:span><text:span text:style-name="HTML_20_Code"><text:span text:style-name="T1"> </text:span></text:span><text:span text:style-name="hljs-number"><text:span text:style-name="T1">1</text:span></text:span><text:span text:style-name="HTML_20_Code"><text:span text:style-name="T1">:</text:span></text:span></text:p>
      <text:p text:style-name="HTML_20_Preformatted" loext:marker-style-name="T1"><text:span text:style-name="HTML_20_Code"><text:span text:style-name="T1"><text:s text:c="8"/>Console.WriteLine(</text:span></text:span><text:span text:style-name="hljs-string"><text:span text:style-name="T1">"</text:span></text:span><text:span text:style-name="hljs-string">Понедельник</text:span><text:span text:style-name="hljs-string"><text:span text:style-name="T1">"</text:span></text:span><text:span text:style-name="HTML_20_Code"><text:span text:style-name="T1">);</text:span></text:span></text:p>
      <text:p text:style-name="HTML_20_Preformatted" loext:marker-style-name="T1"><text:span text:style-name="HTML_20_Code"><text:span text:style-name="T1"><text:s text:c="8"/></text:span></text:span><text:span text:style-name="hljs-keyword"><text:span text:style-name="T1">break</text:span></text:span><text:span text:style-name="HTML_20_Code"><text:span text:style-name="T1">;</text:span></text:span></text:p>
      <text:p text:style-name="HTML_20_Preformatted" loext:marker-style-name="T1"><text:span text:style-name="HTML_20_Code"><text:span text:style-name="T1"><text:s text:c="4"/></text:span></text:span><text:span text:style-name="hljs-keyword"><text:span text:style-name="T1">case</text:span></text:span><text:span text:style-name="HTML_20_Code"><text:span text:style-name="T1"> </text:span></text:span><text:span text:style-name="hljs-number"><text:span text:style-name="T1">2</text:span></text:span><text:span text:style-name="HTML_20_Code"><text:span text:style-name="T1">:</text:span></text:span></text:p>
      <text:p text:style-name="HTML_20_Preformatted" loext:marker-style-name="T1"><text:span text:style-name="HTML_20_Code"><text:span text:style-name="T1"><text:s text:c="8"/>Console.WriteLine(</text:span></text:span><text:span text:style-name="hljs-string"><text:span text:style-name="T1">"</text:span></text:span><text:span text:style-name="hljs-string">Вторник</text:span><text:span text:style-name="hljs-string"><text:span text:style-name="T1">"</text:span></text:span><text:span text:style-name="HTML_20_Code"><text:span text:style-name="T1">);</text:span></text:span></text:p>
      <text:p text:style-name="HTML_20_Preformatted" loext:marker-style-name="T1"><text:span text:style-name="HTML_20_Code"><text:span text:style-name="T1"><text:s text:c="8"/></text:span></text:span><text:span text:style-name="hljs-keyword"><text:span text:style-name="T1">Break</text:span></text:span><text:span text:style-name="HTML_20_Code"><text:span text:style-name="T1">;</text:span></text:span></text:p>
      <text:p text:style-name="HTML_20_Preformatted" loext:marker-style-name="T1"><text:span text:style-name="HTML_20_Code"><text:span text:style-name="T1"><text:s text:c="4"/></text:span></text:span><text:span text:style-name="hljs-literal"><text:span text:style-name="T1">default</text:span></text:span><text:span text:style-name="HTML_20_Code"><text:span text:style-name="T1">:</text:span></text:span></text:p>
      <text:p text:style-name="HTML_20_Preformatted" loext:marker-style-name="T1"><text:span text:style-name="HTML_20_Code"><text:span text:style-name="T1"><text:s text:c="8"/>Console.WriteLine(</text:span></text:span><text:span text:style-name="hljs-string"><text:span text:style-name="T1">"</text:span></text:span><text:span text:style-name="hljs-string">Некорректный</text:span><text:span text:style-name="hljs-string"><text:span text:style-name="T1"> </text:span></text:span><text:span text:style-name="hljs-string">день</text:span><text:span text:style-name="hljs-string"><text:span text:style-name="T1">"</text:span></text:span><text:span text:style-name="HTML_20_Code"><text:span text:style-name="T1">);</text:span></text:span></text:p>
      <text:p text:style-name="HTML_20_Preformatted" loext:marker-style-name="T1"><text:span text:style-name="HTML_20_Code"><text:span text:style-name="T1"><text:s text:c="8"/></text:span></text:span><text:span text:style-name="hljs-keyword"><text:span text:style-name="T1">break</text:span></text:span><text:span text:style-name="HTML_20_Code"><text:span text:style-name="T1">;</text:span></text:span></text:p>
      <text:p text:style-name="HTML_20_Preformatted" loext:marker-style-name="T1"><text:span text:style-name="HTML_20_Code"><text:span text:style-name="T1">}</text:span></text:span><text:span text:style-name="T1"/></text:p>
      <text:p text:style-name="Standard">Цикл <text:span text:style-name="HTML_20_Code"><text:span text:style-name="T31">for</text:span></text:span></text:p>
      <text:p text:style-name="P31">Используется для выполнения блока кода заданное количество раз.</text:p>
      <text:p text:style-name="HTML_20_Preformatted" loext:marker-style-name="T1"><text:span text:style-name="hljs-keyword"><text:span text:style-name="T1">for</text:span></text:span><text:span text:style-name="HTML_20_Code"><text:span text:style-name="T1"> (</text:span></text:span><text:span text:style-name="hljs-built_5f_in"><text:span text:style-name="T1">int</text:span></text:span><text:span text:style-name="HTML_20_Code"><text:span text:style-name="T1"> i = </text:span></text:span><text:span text:style-name="hljs-number"><text:span text:style-name="T1">0</text:span></text:span><text:span text:style-name="HTML_20_Code"><text:span text:style-name="T1">; i &lt; </text:span></text:span><text:span text:style-name="hljs-number"><text:span text:style-name="T1">5</text:span></text:span><text:span text:style-name="HTML_20_Code"><text:span text:style-name="T1">; i++)</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Console.WriteLine(</text:span></text:span><text:span text:style-name="hljs-string"><text:span text:style-name="T1">"i </text:span></text:span><text:span text:style-name="hljs-string">равно</text:span><text:span text:style-name="hljs-string"><text:span text:style-name="T1"> "</text:span></text:span><text:span text:style-name="HTML_20_Code"><text:span text:style-name="T1"> + i);</text:span></text:span></text:p>
      <text:p text:style-name="HTML_20_Preformatted" loext:marker-style-name="HTML Code"><text:span text:style-name="HTML_20_Code">}</text:span></text:p>
      <text:p text:style-name="Standard">Цикл <text:span text:style-name="HTML_20_Code"><text:span text:style-name="T32">while</text:span></text:span></text:p>
      <text:p text:style-name="P31">Выполняет блок кода, пока условие истинно.</text:p>
      <text:p text:style-name="HTML_20_Preformatted" loext:marker-style-name="T1"><text:span text:style-name="hljs-built_5f_in"><text:span text:style-name="T1">int</text:span></text:span><text:span text:style-name="HTML_20_Code"><text:span text:style-name="T1"> i = </text:span></text:span><text:span text:style-name="hljs-number"><text:span text:style-name="T1">0</text:span></text:span><text:span text:style-name="HTML_20_Code"><text:span text:style-name="T1">;</text:span></text:span></text:p>
      <text:p text:style-name="HTML_20_Preformatted" loext:marker-style-name="T1"><text:span text:style-name="hljs-keyword"><text:span text:style-name="T1">while</text:span></text:span><text:span text:style-name="HTML_20_Code"><text:span text:style-name="T1"> (i &lt; </text:span></text:span><text:span text:style-name="hljs-number"><text:span text:style-name="T1">5</text:span></text:span><text:span text:style-name="HTML_20_Code"><text:span text:style-name="T1">)</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Console.WriteLine(</text:span></text:span><text:span text:style-name="hljs-string"><text:span text:style-name="T1">"i </text:span></text:span><text:span text:style-name="hljs-string">равно</text:span><text:span text:style-name="hljs-string"><text:span text:style-name="T1"> "</text:span></text:span><text:span text:style-name="HTML_20_Code"><text:span text:style-name="T1"> + i);</text:span></text:span></text:p>
      <text:p text:style-name="HTML_20_Preformatted" loext:marker-style-name="HTML Code"><text:span text:style-name="HTML_20_Code"><text:span text:style-name="T1"><text:s text:c="4"/></text:span></text:span><text:span text:style-name="HTML_20_Code">i++;</text:span></text:p>
      <text:p text:style-name="HTML_20_Preformatted" loext:marker-style-name="HTML Code"><text:span text:style-name="HTML_20_Code">}</text:span></text:p>
      <text:p text:style-name="Standard">Цикл <text:span text:style-name="HTML_20_Code"><text:span text:style-name="T31">do-while</text:span></text:span></text:p>
      <text:p text:style-name="P31">Выполняет блок кода как минимум один раз, а затем повторяет выполнение, пока условие истинно.</text:p>
      <text:p text:style-name="HTML_20_Preformatted" loext:marker-style-name="T1"><text:span text:style-name="hljs-built_5f_in"><text:span text:style-name="T1">int</text:span></text:span><text:span text:style-name="HTML_20_Code"><text:span text:style-name="T1"> i = </text:span></text:span><text:span text:style-name="hljs-number"><text:span text:style-name="T1">0</text:span></text:span><text:span text:style-name="HTML_20_Code"><text:span text:style-name="T1">;</text:span></text:span></text:p>
      <text:p text:style-name="HTML_20_Preformatted" loext:marker-style-name="T1"><text:span text:style-name="hljs-keyword"><text:span text:style-name="T1">do</text:span></text:span><text:span text:style-name="T1"/></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Console.WriteLine(</text:span></text:span><text:span text:style-name="hljs-string"><text:span text:style-name="T1">"i </text:span></text:span><text:span text:style-name="hljs-string">равно</text:span><text:span text:style-name="hljs-string"><text:span text:style-name="T1"> "</text:span></text:span><text:span text:style-name="HTML_20_Code"><text:span text:style-name="T1"> + i);</text:span></text:span></text:p>
      <text:p text:style-name="HTML_20_Preformatted" loext:marker-style-name="HTML Code"><text:span text:style-name="HTML_20_Code"><text:span text:style-name="T1"><text:s text:c="4"/></text:span></text:span><text:span text:style-name="HTML_20_Code">i++;</text:span></text:p>
      <text:p text:style-name="HTML_20_Preformatted" loext:marker-style-name="HTML Code"><text:span text:style-name="HTML_20_Code">} </text:span><text:span text:style-name="hljs-keyword">while</text:span><text:span text:style-name="HTML_20_Code"> (i &lt; </text:span><text:span text:style-name="hljs-number">5</text:span><text:span text:style-name="HTML_20_Code">);</text:span></text:p>
      <text:p text:style-name="HTML_20_Preformatted" loext:marker-style-name="HTML Code"><text:soft-page-break/><text:span text:style-name="HTML_20_Code"/></text:p>
      <text:p text:style-name="Standard">Цикл <text:span text:style-name="HTML_20_Code"><text:span text:style-name="T31">foreach</text:span></text:span></text:p>
      <text:p text:style-name="P31">Используется для перебора элементов коллекции.</text:p>
      <text:p text:style-name="HTML_20_Preformatted" loext:marker-style-name="T1"><text:span text:style-name="hljs-built_5f_in"><text:span text:style-name="T1">int</text:span></text:span><text:span text:style-name="HTML_20_Code"><text:span text:style-name="T1">[] numbers = { </text:span></text:span><text:span text:style-name="hljs-number"><text:span text:style-name="T1">1</text:span></text:span><text:span text:style-name="HTML_20_Code"><text:span text:style-name="T1">, </text:span></text:span><text:span text:style-name="hljs-number"><text:span text:style-name="T1">2</text:span></text:span><text:span text:style-name="HTML_20_Code"><text:span text:style-name="T1">, </text:span></text:span><text:span text:style-name="hljs-number"><text:span text:style-name="T1">3</text:span></text:span><text:span text:style-name="HTML_20_Code"><text:span text:style-name="T1">, </text:span></text:span><text:span text:style-name="hljs-number"><text:span text:style-name="T1">4</text:span></text:span><text:span text:style-name="HTML_20_Code"><text:span text:style-name="T1">, </text:span></text:span><text:span text:style-name="hljs-number"><text:span text:style-name="T1">5</text:span></text:span><text:span text:style-name="HTML_20_Code"><text:span text:style-name="T1"> };</text:span></text:span></text:p>
      <text:p text:style-name="HTML_20_Preformatted" loext:marker-style-name="T1"><text:span text:style-name="hljs-keyword"><text:span text:style-name="T1">foreach</text:span></text:span><text:span text:style-name="HTML_20_Code"><text:span text:style-name="T1"> (</text:span></text:span><text:span text:style-name="hljs-built_5f_in"><text:span text:style-name="T1">int</text:span></text:span><text:span text:style-name="HTML_20_Code"><text:span text:style-name="T1"> number </text:span></text:span><text:span text:style-name="hljs-keyword"><text:span text:style-name="T1">in</text:span></text:span><text:span text:style-name="HTML_20_Code"><text:span text:style-name="T1"> numbers)</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Console.WriteLine(</text:span></text:span><text:span text:style-name="hljs-string"><text:span text:style-name="T1">"number </text:span></text:span><text:span text:style-name="hljs-string">равно</text:span><text:span text:style-name="hljs-string"><text:span text:style-name="T1"> "</text:span></text:span><text:span text:style-name="HTML_20_Code"><text:span text:style-name="T1"> + number);</text:span></text:span></text:p>
      <text:p text:style-name="HTML_20_Preformatted"><text:span text:style-name="HTML_20_Code">}</text:span></text:p>
      <text:p text:style-name="HTML_20_Preformatted" loext:marker-style-name="HTML Code"><text:span text:style-name="HTML_20_Code"/></text:p>
      <text:p text:style-name="P6" loext:marker-style-name="T33"/>
      <text:list xml:id="list25111927743407" text:continue-numbering="true" text:style-name="WWNum1">
        <text:list-item>
          <text:p text:style-name="P12" loext:marker-style-name="T23"><text:span text:style-name="T26">Классы. Определение класса, объявление и инициализация переменных типа класса. </text:span><text:span text:style-name="T23">Элементы класса. Примеры.</text:span><text:span text:style-name="T26"> </text:span></text:p>
        </text:list-item>
      </text:list>
      <text:h text:style-name="P9" text:outline-level="3">Определение класса</text:h>
      <text:p text:style-name="P31">Класс объявляется с использованием ключевого слова <text:span text:style-name="HTML_20_Code">class</text:span>, за которым следует имя класса. Внутри класса можно определять поля, свойства, методы, конструкторы и другие члены класса.</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Person</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comment"><text:span text:style-name="T1">// </text:span></text:span><text:span text:style-name="hljs-comment">Поля</text:span><text:span text:style-name="hljs-comment"><text:span text:style-name="T1"> (fields)</text:span></text:span></text:p>
      <text:p text:style-name="HTML_20_Preformatted" loext:marker-style-name="T1"><text:span text:style-name="HTML_20_Code"><text:span text:style-name="T1"><text:s text:c="4"/></text:span></text:span><text:span text:style-name="hljs-keyword"><text:span text:style-name="T1">private</text:span></text:span><text:span text:style-name="HTML_20_Code"><text:span text:style-name="T1"> </text:span></text:span><text:span text:style-name="hljs-built_5f_in"><text:span text:style-name="T1">string</text:span></text:span><text:span text:style-name="HTML_20_Code"><text:span text:style-name="T1"> name;</text:span></text:span></text:p>
      <text:p text:style-name="HTML_20_Preformatted" loext:marker-style-name="T1"><text:span text:style-name="HTML_20_Code"><text:span text:style-name="T1"><text:s text:c="4"/></text:span></text:span><text:span text:style-name="hljs-keyword"><text:span text:style-name="T1">private</text:span></text:span><text:span text:style-name="HTML_20_Code"><text:span text:style-name="T1"> </text:span></text:span><text:span text:style-name="hljs-built_5f_in"><text:span text:style-name="T1">int</text:span></text:span><text:span text:style-name="HTML_20_Code"><text:span text:style-name="T1"> age;</text:span></text:span></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comment"><text:span text:style-name="T1">// </text:span></text:span><text:span text:style-name="hljs-comment">Свойства</text:span><text:span text:style-name="hljs-comment"><text:span text:style-name="T1"> (properties)</text:span></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built_5f_in"><text:span text:style-name="T1">string</text:span></text:span><text:span text:style-name="HTML_20_Code"><text:span text:style-name="T1"> Name</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text:span></text:span><text:span text:style-name="hljs-keyword"><text:span text:style-name="T1">get</text:span></text:span><text:span text:style-name="HTML_20_Code"><text:span text:style-name="T1"> { </text:span></text:span><text:span text:style-name="hljs-keyword"><text:span text:style-name="T1">return</text:span></text:span><text:span text:style-name="HTML_20_Code"><text:span text:style-name="T1"> name; }</text:span></text:span></text:p>
      <text:p text:style-name="HTML_20_Preformatted" loext:marker-style-name="T1"><text:span text:style-name="HTML_20_Code"><text:span text:style-name="T1"><text:s text:c="8"/></text:span></text:span><text:span text:style-name="hljs-keyword"><text:span text:style-name="T1">set</text:span></text:span><text:span text:style-name="HTML_20_Code"><text:span text:style-name="T1"> { name = </text:span></text:span><text:span text:style-name="hljs-keyword"><text:span text:style-name="T1">value</text:span></text:span><text:span text:style-name="HTML_20_Code"><text:span text:style-name="T1">; }</text:span></text:span></text:p>
      <text:p text:style-name="HTML_20_Preformatted" loext:marker-style-name="T1"><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built_5f_in"><text:span text:style-name="T1">int</text:span></text:span><text:span text:style-name="HTML_20_Code"><text:span text:style-name="T1"> Age</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text:span></text:span><text:span text:style-name="hljs-keyword"><text:span text:style-name="T1">get</text:span></text:span><text:span text:style-name="HTML_20_Code"><text:span text:style-name="T1"> { </text:span></text:span><text:span text:style-name="hljs-keyword"><text:span text:style-name="T1">return</text:span></text:span><text:span text:style-name="HTML_20_Code"><text:span text:style-name="T1"> age; }</text:span></text:span></text:p>
      <text:p text:style-name="HTML_20_Preformatted" loext:marker-style-name="T1"><text:span text:style-name="HTML_20_Code"><text:span text:style-name="T1"><text:s text:c="8"/></text:span></text:span><text:span text:style-name="hljs-keyword"><text:span text:style-name="T1">set</text:span></text:span><text:span text:style-name="HTML_20_Code"><text:span text:style-name="T1"> { age = </text:span></text:span><text:span text:style-name="hljs-keyword"><text:span text:style-name="T1">value</text:span></text:span><text:span text:style-name="HTML_20_Code"><text:span text:style-name="T1">; }</text:span></text:span></text:p>
      <text:p text:style-name="HTML_20_Preformatted" loext:marker-style-name="T1"><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comment"><text:span text:style-name="T1">// </text:span></text:span><text:span text:style-name="hljs-comment">Конструкторы</text:span><text:span text:style-name="hljs-comment"><text:span text:style-name="T1"> (constructors)</text:span></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title"><text:span text:style-name="T1">Person</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name = </text:span></text:span><text:span text:style-name="hljs-string"><text:span text:style-name="T1">"</text:span></text:span><text:span text:style-name="hljs-string">Неизвестно</text:span><text:span text:style-name="hljs-string"><text:span text:style-name="T1">"</text:span></text:span><text:span text:style-name="HTML_20_Code"><text:span text:style-name="T1">;</text:span></text:span></text:p>
      <text:p text:style-name="HTML_20_Preformatted" loext:marker-style-name="T1"><text:span text:style-name="HTML_20_Code"><text:span text:style-name="T1"><text:s text:c="8"/>age = </text:span></text:span><text:span text:style-name="hljs-number"><text:span text:style-name="T1">0</text:span></text:span><text:span text:style-name="HTML_20_Code"><text:span text:style-name="T1">;</text:span></text:span></text:p>
      <text:p text:style-name="HTML_20_Preformatted" loext:marker-style-name="T1"><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title"><text:span text:style-name="T1">Person</text:span></text:span><text:span text:style-name="hljs-function"><text:span text:style-name="T1">(</text:span></text:span><text:span text:style-name="hljs-built_5f_in"><text:span text:style-name="T1">string</text:span></text:span><text:span text:style-name="hljs-params"><text:span text:style-name="T1"> name, </text:span></text:span><text:span text:style-name="hljs-built_5f_in"><text:span text:style-name="T1">int</text:span></text:span><text:span text:style-name="hljs-params"><text:span text:style-name="T1"> age</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text:span></text:span><text:span text:style-name="hljs-keyword"><text:span text:style-name="T1">this</text:span></text:span><text:span text:style-name="HTML_20_Code"><text:span text:style-name="T1">.name = name;</text:span></text:span></text:p>
      <text:p text:style-name="HTML_20_Preformatted" loext:marker-style-name="T1"><text:span text:style-name="HTML_20_Code"><text:span text:style-name="T1"><text:s text:c="8"/></text:span></text:span><text:span text:style-name="hljs-keyword"><text:span text:style-name="T1">this</text:span></text:span><text:span text:style-name="HTML_20_Code"><text:span text:style-name="T1">.age = age;</text:span></text:span></text:p>
      <text:p text:style-name="HTML_20_Preformatted" loext:marker-style-name="T1"><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comment"><text:span text:style-name="T1">// </text:span></text:span><text:span text:style-name="hljs-comment">Методы</text:span><text:span text:style-name="hljs-comment"><text:span text:style-name="T1"> (methods)</text:span></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Introduce</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Console.WriteLine(</text:span></text:span><text:span text:style-name="hljs-string"><text:span text:style-name="T1">$"</text:span></text:span><text:span text:style-name="hljs-string">Привет</text:span><text:span text:style-name="hljs-string"><text:span text:style-name="T1">, </text:span></text:span><text:span text:style-name="hljs-string">меня</text:span><text:span text:style-name="hljs-string"><text:span text:style-name="T1"> </text:span></text:span><text:span text:style-name="hljs-string">зовут</text:span><text:span text:style-name="hljs-string"><text:span text:style-name="T1"> </text:span></text:span><text:span text:style-name="hljs-subst"><text:span text:style-name="T1">{name}</text:span></text:span><text:span text:style-name="hljs-string"><text:span text:style-name="T1">, </text:span></text:span><text:span text:style-name="hljs-string">мне</text:span><text:span text:style-name="hljs-string"><text:span text:style-name="T1"> </text:span></text:span><text:span text:style-name="hljs-subst"><text:span text:style-name="T1">{age}</text:span></text:span><text:span text:style-name="hljs-string"><text:span text:style-name="T1"> </text:span></text:span><text:span text:style-name="hljs-string">лет</text:span><text:span text:style-name="hljs-string"><text:span text:style-name="T1">."</text:span></text:span><text:span text:style-name="HTML_20_Code"><text:span text:style-name="T1">);</text:span></text:span></text:p>
      <text:p text:style-name="HTML_20_Preformatted" loext:marker-style-name="HTML Code"><text:span text:style-name="HTML_20_Code"><text:span text:style-name="T1"><text:s text:c="4"/></text:span></text:span><text:span text:style-name="HTML_20_Code">}</text:span></text:p>
      <text:p text:style-name="HTML_20_Preformatted"><text:span text:style-name="HTML_20_Code">}</text:span></text:p>
      <text:p text:style-name="P21" loext:marker-style-name="T26"><text:soft-page-break/></text:p>
      <text:h text:style-name="P62" text:outline-level="3" loext:marker-style-name="T10"><text:span text:style-name="T10">Объявление и инициализация переменных типа класса</text:span><text:span text:style-name="T10"/></text:h>
      <text:p text:style-name="P63" loext:marker-style-name="T17"><text:span text:style-name="T17">После определения класса можно создавать объекты (экземпляры) этого класса и инициализировать их с помощью конструкторов.</text:span><text:span text:style-name="T17"/></text:p>
      <text:p text:style-name="P73" loext:marker-style-name="T28"><text:span text:style-name="T28">class Program</text:span><text:span text:style-name="T28"/></text:p>
      <text:p text:style-name="P73" loext:marker-style-name="T28"><text:span text:style-name="T28">{</text:span><text:span text:style-name="T28"/></text:p>
      <text:p text:style-name="P73" loext:marker-style-name="T28"><text:span text:style-name="T28"><text:s text:c="4"/>static void Main()</text:span><text:span text:style-name="T28"/></text:p>
      <text:p text:style-name="P73" loext:marker-style-name="T29"><text:span text:style-name="T28"><text:s text:c="4"/></text:span><text:span text:style-name="T29">{</text:span></text:p>
      <text:p text:style-name="P73" loext:marker-style-name="T29"><text:span text:style-name="T29"><text:s text:c="8"/>// Создание объекта класса Person с использованием конструктора по умолчанию</text:span><text:span text:style-name="T29"/></text:p>
      <text:p text:style-name="P73" loext:marker-style-name="T28"><text:span text:style-name="T29"><text:s text:c="8"/></text:span><text:span text:style-name="T28">Person person1 = new Person();</text:span></text:p>
      <text:p text:style-name="P73" loext:marker-style-name="T28"><text:span text:style-name="T28"><text:s text:c="8"/>person1.Name = "</text:span><text:span text:style-name="T29">Алексей</text:span><text:span text:style-name="T28">";</text:span></text:p>
      <text:p text:style-name="P73" loext:marker-style-name="T29"><text:span text:style-name="T28"><text:s text:c="8"/></text:span><text:span text:style-name="T29">person1.Age = 25;</text:span></text:p>
      <text:p text:style-name="P73" loext:marker-style-name="T29"><text:span text:style-name="T29"><text:s text:c="8"/>person1.Introduce(); // Вывод: Привет, меня зовут Алексей, мне 25 лет.</text:span><text:span text:style-name="T29"/></text:p>
      <text:p text:style-name="P176" loext:marker-style-name="T29"/>
      <text:p text:style-name="P73" loext:marker-style-name="T29"><text:span text:style-name="T29"><text:s text:c="8"/>// Создание объекта класса Person с использованием параметризованного конструктора</text:span><text:span text:style-name="T29"/></text:p>
      <text:p text:style-name="P73" loext:marker-style-name="T28"><text:span text:style-name="T29"><text:s text:c="8"/></text:span><text:span text:style-name="T28">Person person2 = new Person("</text:span><text:span text:style-name="T29">Мария</text:span><text:span text:style-name="T28">", 30);</text:span></text:p>
      <text:p text:style-name="P73" loext:marker-style-name="T29"><text:span text:style-name="T28"><text:s text:c="8"/></text:span><text:span text:style-name="T29">person2.Introduce(); // Вывод: Привет, меня зовут Мария, мне 30 лет.</text:span></text:p>
      <text:p text:style-name="P73" loext:marker-style-name="T29"><text:span text:style-name="T29"><text:s text:c="4"/>}</text:span><text:span text:style-name="T29"/></text:p>
      <text:p text:style-name="P73" loext:marker-style-name="T29"><text:span text:style-name="T29">}</text:span><text:span text:style-name="T29"/></text:p>
      <text:h text:style-name="P62" text:outline-level="3" loext:marker-style-name="T10"><text:span text:style-name="T10">Элементы класса</text:span><text:span text:style-name="T10"/></text:h>
      <text:list text:style-name="WWNum12">
        <text:list-item>
          <text:p text:style-name="P75" loext:marker-style-name="T17"><text:span text:style-name="T13">Поля (fields):</text:span><text:span text:style-name="T17"> Хранят данные, связанные с объектом.</text:span></text:p>
        </text:list-item>
        <text:list-item>
          <text:p text:style-name="P77" loext:marker-style-name="T17"><text:span text:style-name="T13">Свойства (properties):</text:span><text:span text:style-name="T17"> Позволяют управлять доступом к полям.</text:span></text:p>
        </text:list-item>
        <text:list-item>
          <text:p text:style-name="P77" loext:marker-style-name="T17"><text:span text:style-name="T13">Методы (methods):</text:span><text:span text:style-name="T17"> Определяют действия, которые можно выполнять с объектами класса.</text:span></text:p>
        </text:list-item>
        <text:list-item>
          <text:p text:style-name="P77" loext:marker-style-name="T17"><text:span text:style-name="T13">Конструкторы (constructors):</text:span><text:span text:style-name="T17"> Инициализируют объекты класса.</text:span></text:p>
        </text:list-item>
        <text:list-item>
          <text:p text:style-name="P77" loext:marker-style-name="T17"><text:span text:style-name="T13">Деструкторы (destructors):</text:span><text:span text:style-name="T17"> Выполняют действия при удалении объектов (используются редко).</text:span></text:p>
        </text:list-item>
        <text:list-item>
          <text:p text:style-name="P76" loext:marker-style-name="T17"><text:span text:style-name="T13">Статические члены (static members):</text:span><text:span text:style-name="T17"> Члены класса, общие для всех экземпляров класса.</text:span></text:p>
        </text:list-item>
      </text:list>
      <text:list text:continue-list="list25111927743407" text:style-name="WWNum1">
        <text:list-item>
          <text:p text:style-name="P12" loext:marker-style-name="T23"><text:span text:style-name="T26">Модификаторы передаваемых в методы параметров (</text:span><text:span text:style-name="T23">in</text:span><text:span text:style-name="T26">, </text:span><text:span text:style-name="T23">out</text:span><text:span text:style-name="T26">, </text:span><text:span text:style-name="T23">ref</text:span><text:span text:style-name="T26">). </text:span><text:span text:style-name="T23">Примеры. </text:span></text:p>
        </text:list-item>
      </text:list>
      <text:p text:style-name="P42">Модификаторы параметров <text:span text:style-name="HTML_20_Code">in</text:span>, <text:span text:style-name="HTML_20_Code">out</text:span> и <text:span text:style-name="HTML_20_Code">ref</text:span> позволяют управлять тем, как аргументы передаются в методы. Они влияют на способ передачи данных и могут изменять поведение метода. Рассмотрим каждый из них подробнее с примерами.</text:p>
      <text:h text:style-name="P10" text:outline-level="3"><text:span text:style-name="HTML_20_Code">ref</text:span> (ссылка)</text:h>
      <text:p text:style-name="P42">Модификатор <text:span text:style-name="HTML_20_Code">ref</text:span> позволяет передавать аргументы по ссылке, что позволяет методу изменять значение аргумента. Аргумент должен быть инициализирован до передачи в метод.</text:p>
      <text:p text:style-name="P7" loext:marker-style-name="HTML Code"><text:span text:style-name="hljs-keyword">public</text:span><text:span text:style-name="HTML_20_Code"> </text:span><text:span text:style-name="hljs-keyword">class</text:span><text:span text:style-name="HTML_20_Code"> </text:span><text:span text:style-name="hljs-title">RefExample</text:span></text:p>
      <text:p text:style-name="P7" loext:marker-style-name="T1"><text:span text:style-name="HTML_20_Code"><text:span text:style-name="T1">{</text:span></text:span><text:span text:style-name="T1"/></text:p>
      <text:p text:style-name="P7"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Increment</text:span></text:span><text:span text:style-name="hljs-function"><text:span text:style-name="T1">(</text:span></text:span><text:span text:style-name="hljs-keyword"><text:span text:style-name="T1">ref</text:span></text:span><text:span text:style-name="hljs-params"><text:span text:style-name="T1"> </text:span></text:span><text:span text:style-name="hljs-built_5f_in"><text:span text:style-name="T1">int</text:span></text:span><text:span text:style-name="hljs-params"><text:span text:style-name="T1"> number</text:span></text:span><text:span text:style-name="hljs-function"><text:span text:style-name="T1">)</text:span></text:span></text:p>
      <text:p text:style-name="P7" loext:marker-style-name="T1"><text:span text:style-name="HTML_20_Code"><text:span text:style-name="T1"><text:s text:c="4"/>{</text:span></text:span><text:span text:style-name="T1"/></text:p>
      <text:p text:style-name="P7" loext:marker-style-name="T1"><text:span text:style-name="HTML_20_Code"><text:span text:style-name="T1"><text:s text:c="8"/>number++;</text:span></text:span><text:span text:style-name="T1"/></text:p>
      <text:p text:style-name="P7" loext:marker-style-name="T1"><text:soft-page-break/><text:span text:style-name="HTML_20_Code"><text:span text:style-name="T1"><text:s text:c="4"/>}</text:span></text:span><text:span text:style-name="T1"/></text:p>
      <text:p text:style-name="P5" loext:marker-style-name="T1"><text:span text:style-name="HTML_20_Code"><text:span text:style-name="T1"/></text:span></text:p>
      <text:p text:style-name="P7"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ain</text:span></text:span><text:span text:style-name="hljs-function"><text:span text:style-name="T1">()</text:span></text:span></text:p>
      <text:p text:style-name="P7" loext:marker-style-name="T1"><text:span text:style-name="HTML_20_Code"><text:span text:style-name="T1"><text:s text:c="4"/>{</text:span></text:span><text:span text:style-name="T1"/></text:p>
      <text:p text:style-name="P7" loext:marker-style-name="T1"><text:span text:style-name="HTML_20_Code"><text:span text:style-name="T1"><text:s text:c="8"/></text:span></text:span><text:span text:style-name="hljs-built_5f_in"><text:span text:style-name="T1">int</text:span></text:span><text:span text:style-name="HTML_20_Code"><text:span text:style-name="T1"> </text:span></text:span><text:span text:style-name="hljs-keyword"><text:span text:style-name="T1">value</text:span></text:span><text:span text:style-name="HTML_20_Code"><text:span text:style-name="T1"> = </text:span></text:span><text:span text:style-name="hljs-number"><text:span text:style-name="T1">10</text:span></text:span><text:span text:style-name="HTML_20_Code"><text:span text:style-name="T1">;</text:span></text:span></text:p>
      <text:p text:style-name="P7" loext:marker-style-name="T1"><text:span text:style-name="HTML_20_Code"><text:span text:style-name="T1"><text:s text:c="8"/>Increment(</text:span></text:span><text:span text:style-name="hljs-keyword"><text:span text:style-name="T1">ref</text:span></text:span><text:span text:style-name="HTML_20_Code"><text:span text:style-name="T1"> </text:span></text:span><text:span text:style-name="hljs-keyword"><text:span text:style-name="T1">value</text:span></text:span><text:span text:style-name="HTML_20_Code"><text:span text:style-name="T1">);</text:span></text:span></text:p>
      <text:p text:style-name="P7" loext:marker-style-name="HTML Code"><text:span text:style-name="HTML_20_Code"><text:span text:style-name="T1"><text:s text:c="8"/>Console</text:span></text:span><text:span text:style-name="HTML_20_Code">.</text:span><text:span text:style-name="HTML_20_Code"><text:span text:style-name="T1">WriteLine</text:span></text:span><text:span text:style-name="HTML_20_Code">(</text:span><text:span text:style-name="hljs-keyword"><text:span text:style-name="T1">value</text:span></text:span><text:span text:style-name="HTML_20_Code">); </text:span><text:span text:style-name="hljs-comment">// Вывод: 11</text:span></text:p>
      <text:p text:style-name="P7" loext:marker-style-name="HTML Code"><text:span text:style-name="HTML_20_Code"><text:s text:c="4"/>}</text:span></text:p>
      <text:p text:style-name="P7"><text:span text:style-name="HTML_20_Code">}</text:span></text:p>
      <text:p text:style-name="List_20_Paragraph" loext:marker-style-name="T27"><text:span text:style-name="T27">Модификатор out используется для передачи аргументов по ссылке и позволяет методу возвращать несколько значений. Аргумент не обязательно должен быть инициализирован до передачи, но должен быть инициализирован внутри метода.</text:span><text:span text:style-name="T27"/></text:p>
      <text:p text:style-name="P179" loext:marker-style-name="T36"><text:span text:style-name="T34">void</text:span><text:span text:style-name="T36"> </text:span><text:span text:style-name="T34">Sum(int</text:span><text:span text:style-name="T36"> </text:span><text:span text:style-name="T34">x, int</text:span><text:span text:style-name="T36"> </text:span><text:span text:style-name="T34">y, out</text:span><text:span text:style-name="T36"> </text:span><text:span text:style-name="T34">int</text:span><text:span text:style-name="T36"> </text:span><text:span text:style-name="T34">result)</text:span></text:p>
      <text:p text:style-name="P179" loext:marker-style-name="T36"><text:span text:style-name="T34">{</text:span><text:span text:style-name="T36"/></text:p>
      <text:p text:style-name="P179" loext:marker-style-name="T36"><text:span text:style-name="T34">    result = x + y;</text:span><text:span text:style-name="T36"/></text:p>
      <text:p text:style-name="P179" loext:marker-style-name="T36"><text:span text:style-name="T34">}</text:span><text:span text:style-name="T36"/></text:p>
      <text:p text:style-name="P179" loext:marker-style-name="T36"><text:span text:style-name="T34">int</text:span><text:span text:style-name="T36"> </text:span><text:span text:style-name="T34">number;</text:span></text:p>
      <text:p text:style-name="P179" loext:marker-style-name="T36"><text:span text:style-name="T36"> </text:span><text:span text:style-name="T36"/></text:p>
      <text:p text:style-name="P179" loext:marker-style-name="T36"><text:span text:style-name="T34">Sum(10, 15, out</text:span><text:span text:style-name="T36"> </text:span><text:span text:style-name="T34">number);</text:span></text:p>
      <text:p text:style-name="P179" loext:marker-style-name="T36"><text:span text:style-name="T36"> </text:span><text:span text:style-name="T36"/></text:p>
      <text:p text:style-name="P179" loext:marker-style-name="T34"><text:span text:style-name="T34">Console.WriteLine(number);</text:span><text:span text:style-name="T34"/></text:p>
      <text:p text:style-name="P180" loext:marker-style-name="T34"/>
      <text:p text:style-name="P179" loext:marker-style-name="T36"><text:span text:style-name="T36">***</text:span><text:span text:style-name="T36"/></text:p>
      <text:p text:style-name="P179" loext:marker-style-name="T36"><text:span text:style-name="T34">void</text:span><text:span text:style-name="T36"> </text:span><text:span text:style-name="T34">GetRectangleData(int</text:span><text:span text:style-name="T36"> </text:span><text:span text:style-name="T34">width, int</text:span><text:span text:style-name="T36"> </text:span><text:span text:style-name="T34">height, out</text:span><text:span text:style-name="T36"> </text:span><text:span text:style-name="T34">int</text:span><text:span text:style-name="T36"> </text:span><text:span text:style-name="T34">rectArea, out</text:span><text:span text:style-name="T36"> </text:span><text:span text:style-name="T34">int</text:span><text:span text:style-name="T36"> </text:span><text:span text:style-name="T34">rectPerimetr)</text:span></text:p>
      <text:p text:style-name="P179" loext:marker-style-name="T36"><text:span text:style-name="T34">{</text:span><text:span text:style-name="T36"/></text:p>
      <text:p text:style-name="P179" loext:marker-style-name="T36"><text:span text:style-name="T34">    rectArea = width * height;  </text:span><text:span text:style-name="T36"/></text:p>
      <text:p text:style-name="P179" loext:marker-style-name="T36"><text:span text:style-name="T34">    rectPerimetr = (width + height) * 2; </text:span><text:span text:style-name="T36"/></text:p>
      <text:p text:style-name="P179" loext:marker-style-name="T36"><text:span text:style-name="T34">}</text:span><text:span text:style-name="T36"/></text:p>
      <text:p text:style-name="P179" loext:marker-style-name="T36"><text:span text:style-name="T36"> </text:span><text:span text:style-name="T36"/></text:p>
      <text:p text:style-name="P179" loext:marker-style-name="T36"><text:span text:style-name="T34">GetRectangleData(10, 20, out</text:span><text:span text:style-name="T36"> </text:span><text:span text:style-name="T34">int</text:span><text:span text:style-name="T36"> </text:span><text:span text:style-name="T34">area, out</text:span><text:span text:style-name="T36"> </text:span><text:span text:style-name="T34">int</text:span><text:span text:style-name="T36"> </text:span><text:span text:style-name="T34">perimetr);</text:span></text:p>
      <text:p text:style-name="P179" loext:marker-style-name="T36"><text:span text:style-name="T36"> </text:span><text:span text:style-name="T36"/></text:p>
      <text:p text:style-name="P179" loext:marker-style-name="T36"><text:span text:style-name="T34">Console.WriteLine($"</text:span><text:span text:style-name="T35">Площадь</text:span><text:span text:style-name="T34"> </text:span><text:span text:style-name="T35">прямоугольника</text:span><text:span text:style-name="T34">: {area}");       // 200</text:span></text:p>
      <text:p text:style-name="P179" loext:marker-style-name="T36"><text:span text:style-name="T34">Console.WriteLine($"</text:span><text:span text:style-name="T35">Периметр</text:span><text:span text:style-name="T34"> </text:span><text:span text:style-name="T35">прямоугольника</text:span><text:span text:style-name="T34">: {perimetr}");</text:span></text:p>
      <text:p text:style-name="P179" loext:marker-style-name="T36"><text:span text:style-name="T36"><text:s/></text:span><text:span text:style-name="T36"/></text:p>
      <text:h text:style-name="P9" text:outline-level="3"><text:span text:style-name="HTML_20_Code">in</text:span> (только для чтения)</text:h>
      <text:p text:style-name="P31">Модификатор <text:span text:style-name="HTML_20_Code">in</text:span> позволяет передавать аргументы по ссылке, но запрещает методу изменять значение аргумента. Используется для улучшения производительности при передаче больших структур, когда их копирование может быть дорогостоящим.</text:p>
      <text:p text:style-name="P179" loext:marker-style-name="T36"><text:span text:style-name="T34">void</text:span><text:span text:style-name="T36"> </text:span><text:span text:style-name="T34">GetRectangleData(in</text:span><text:span text:style-name="T36"> </text:span><text:span text:style-name="T34">int</text:span><text:span text:style-name="T36"> </text:span><text:span text:style-name="T34">width, in</text:span><text:span text:style-name="T36"> </text:span><text:span text:style-name="T34">int</text:span><text:span text:style-name="T36"> </text:span><text:span text:style-name="T34">height, out</text:span><text:span text:style-name="T36"> </text:span><text:span text:style-name="T34">int</text:span><text:span text:style-name="T36"> </text:span><text:span text:style-name="T34">rectArea, out</text:span><text:span text:style-name="T36"> </text:span><text:span text:style-name="T34">int</text:span><text:span text:style-name="T36"> </text:span><text:span text:style-name="T34">rectPerimetr)</text:span></text:p>
      <text:p text:style-name="P179" loext:marker-style-name="T37"><text:span text:style-name="T35">{</text:span><text:span text:style-name="T37"/></text:p>
      <text:p text:style-name="P179" loext:marker-style-name="T37"><text:span text:style-name="T35">    //width = 25; // нельзя изменить, так как width - входной параметр</text:span><text:span text:style-name="T37"/></text:p>
      <text:p text:style-name="P179" loext:marker-style-name="T36"><text:span text:style-name="T35">    </text:span><text:span text:style-name="T34">rectArea = width * height;      </text:span></text:p>
      <text:p text:style-name="P179" loext:marker-style-name="T36"><text:span text:style-name="T34">    rectPerimetr = (width + height) * 2;</text:span><text:span text:style-name="T36"/></text:p>
      <text:p text:style-name="P179" loext:marker-style-name="T36"><text:soft-page-break/><text:span text:style-name="T34">}</text:span><text:span text:style-name="T36"/></text:p>
      <text:p text:style-name="P179" loext:marker-style-name="T36"><text:span text:style-name="T36"> </text:span><text:span text:style-name="T36"/></text:p>
      <text:p text:style-name="P179" loext:marker-style-name="T36"><text:span text:style-name="T34">int</text:span><text:span text:style-name="T36"> </text:span><text:span text:style-name="T34">w = 10;</text:span></text:p>
      <text:p text:style-name="P179" loext:marker-style-name="T36"><text:span text:style-name="T34">int</text:span><text:span text:style-name="T36"> </text:span><text:span text:style-name="T34">h = 20;</text:span></text:p>
      <text:p text:style-name="P179" loext:marker-style-name="T36"><text:span text:style-name="T34">GetRectangleData(w, h, out</text:span><text:span text:style-name="T36"> </text:span><text:span text:style-name="T34">var area, out</text:span><text:span text:style-name="T36"> </text:span><text:span text:style-name="T34">var perimetr);</text:span></text:p>
      <text:p text:style-name="P179" loext:marker-style-name="T36"><text:span text:style-name="T36"> </text:span><text:span text:style-name="T36"/></text:p>
      <text:p text:style-name="P179" loext:marker-style-name="T36"><text:span text:style-name="T34">Console.WriteLine($"</text:span><text:span text:style-name="T35">Площадь</text:span><text:span text:style-name="T34"> </text:span><text:span text:style-name="T35">прямоугольника</text:span><text:span text:style-name="T34">: {area}");       // 200</text:span></text:p>
      <text:p text:style-name="P179" loext:marker-style-name="T36"><text:span text:style-name="T34">Console.WriteLine($"</text:span><text:span text:style-name="T35">Периметр</text:span><text:span text:style-name="T34"> </text:span><text:span text:style-name="T35">прямоугольника</text:span><text:span text:style-name="T34">: {perimetr}");   // 60</text:span></text:p>
      <text:p text:style-name="P181" loext:marker-style-name="T36"/>
      <text:list text:continue-numbering="true" text:style-name="WWNum1">
        <text:list-item>
          <text:p text:style-name="P12" loext:marker-style-name="T40"><text:span text:style-name="T39">Организация наследования в языке программирования </text:span><text:span text:style-name="T40">C</text:span><text:span text:style-name="T39">#. </text:span><text:span text:style-name="T40">Механизмы запрета наследования.</text:span></text:p>
        </text:list-item>
      </text:list>
      <text:p text:style-name="P26" loext:marker-style-name="T40"/>
      <text:p text:style-name="List_20_Paragraph" loext:marker-style-name="T27"><text:span text:style-name="T27">Организация наследования в объектно-ориентированном программировании (ООП) включает в себя определение иерархии классов, где подклассы (или производные классы) наследуют свойства и методы от базового класса (или суперкласса Механизмы организации наследования:</text:span><text:span text:style-name="T27"/></text:p>
      <text:p text:style-name="List_20_Paragraph" loext:marker-style-name="T27"><text:span text:style-name="T27">Определение базового класса: Создание класса, который будет выступать в качестве базового для других классов.</text:span><text:span text:style-name="T27"/></text:p>
      <text:p text:style-name="List_20_Paragraph" loext:marker-style-name="T27"><text:span text:style-name="T27">public class Animal</text:span><text:span text:style-name="T27"/></text:p>
      <text:p text:style-name="List_20_Paragraph" loext:marker-style-name="T27"><text:span text:style-name="T27">{</text:span><text:span text:style-name="T27"/></text:p>
      <text:p text:style-name="List_20_Paragraph" loext:marker-style-name="T27"><text:span text:style-name="T27"><text:s text:c="4"/>// Свойства и методы базового класса</text:span><text:span text:style-name="T27"/></text:p>
      <text:p text:style-name="List_20_Paragraph" loext:marker-style-name="T27"><text:span text:style-name="T27">}</text:span><text:span text:style-name="T27"/></text:p>
      <text:p text:style-name="List_20_Paragraph" loext:marker-style-name="T27"><text:span text:style-name="T27">Определение производных классов: Создание классов, которые наследуют свойства и методы базового класса и могут добавлять свои собственные.</text:span><text:span text:style-name="T27"/></text:p>
      <text:p text:style-name="List_20_Paragraph" loext:marker-style-name="T27"><text:span text:style-name="T27">public class Dog : Animal</text:span><text:span text:style-name="T27"/></text:p>
      <text:p text:style-name="List_20_Paragraph" loext:marker-style-name="T27"><text:span text:style-name="T27">{</text:span><text:span text:style-name="T27"/></text:p>
      <text:p text:style-name="List_20_Paragraph" loext:marker-style-name="T27"><text:span text:style-name="T27"><text:s text:c="4"/>// Дополнительные свойства и методы</text:span><text:span text:style-name="T27"/></text:p>
      <text:p text:style-name="List_20_Paragraph" loext:marker-style-name="T27"><text:span text:style-name="T27">}</text:span><text:span text:style-name="T27"/></text:p>
      <text:p text:style-name="List_20_Paragraph" loext:marker-style-name="T27"><text:span text:style-name="T27">Использование наследования: Использование производных классов, чтобы получить доступ к свойствам и методам базового класса.</text:span><text:span text:style-name="T27"/></text:p>
      <text:p text:style-name="List_20_Paragraph" loext:marker-style-name="T24"><text:span text:style-name="T24">Dog dog = new Dog();</text:span><text:span text:style-name="T24"/></text:p>
      <text:p text:style-name="List_20_Paragraph" loext:marker-style-name="T24"><text:span text:style-name="T24">dog.Eat(); // </text:span><text:span text:style-name="T27">Метод</text:span><text:span text:style-name="T24"> </text:span><text:span text:style-name="T27">базового</text:span><text:span text:style-name="T24"> </text:span><text:span text:style-name="T27">класса</text:span></text:p>
      <text:p text:style-name="List_20_Paragraph" loext:marker-style-name="T27"><text:span text:style-name="T27">dog.Bark(); // Метод производного класса</text:span><text:span text:style-name="T27"/></text:p>
      <text:p text:style-name="List_20_Paragraph" loext:marker-style-name="T27"><text:span text:style-name="T27">Механизмы запрета наследования:</text:span><text:span text:style-name="T27"/></text:p>
      <text:p text:style-name="List_20_Paragraph" loext:marker-style-name="T27"><text:span text:style-name="T27">Модификатор sealed: Использование ключевого слова sealed перед определением класса делает его запечатанным, что означает, что он не может быть унаследован другими классами.</text:span><text:span text:style-name="T27"/></text:p>
      <text:p text:style-name="List_20_Paragraph" loext:marker-style-name="T24"><text:soft-page-break/><text:span text:style-name="T24">public sealed class FinalClass</text:span><text:span text:style-name="T24"/></text:p>
      <text:p text:style-name="List_20_Paragraph" loext:marker-style-name="T24"><text:span text:style-name="T24">{</text:span><text:span text:style-name="T24"/></text:p>
      <text:p text:style-name="List_20_Paragraph" loext:marker-style-name="T24"><text:span text:style-name="T24"><text:s text:c="4"/>// </text:span><text:span text:style-name="T27">Код</text:span><text:span text:style-name="T24"> </text:span><text:span text:style-name="T27">класса</text:span></text:p>
      <text:p text:style-name="List_20_Paragraph" loext:marker-style-name="T27"><text:span text:style-name="T27">}</text:span><text:span text:style-name="T27"/></text:p>
      <text:p text:style-name="List_20_Paragraph" loext:marker-style-name="T27"><text:span text:style-name="T27">Механизмы разделения кода:</text:span><text:span text:style-name="T27"/></text:p>
      <text:p text:style-name="List_20_Paragraph" loext:marker-style-name="T27"><text:span text:style-name="T26">Абстрактные классы и интерфейсы</text:span><text:span text:style-name="T27">: Абстрактные классы и интерфейсы позволяют определить общие характеристики и поведение для группы классов, независимо от их конкретной реализации.</text:span></text:p>
      <text:p text:style-name="List_20_Paragraph" loext:marker-style-name="T27"><text:span text:style-name="T26">Композиция</text:span><text:span text:style-name="T27">: Композиция позволяет создавать классы, которые используют другие классы в качестве частей или компонентов. Это позволяет разделить функциональность на более мелкие и управляемые блоки.</text:span></text:p>
      <text:p text:style-name="List_20_Paragraph" loext:marker-style-name="T27"><text:span text:style-name="T26">Делегирование</text:span><text:span text:style-name="T27">: Делегирование позволяет передавать выполнение методов из одного класса в другой, что позволяет разделить ответственность между различными частями кода.</text:span></text:p>
      <text:p text:style-name="List_20_Paragraph" loext:marker-style-name="T27"><text:span text:style-name="T26">Паттерн Strategy</text:span><text:span text:style-name="T27">: Паттерн Strategy позволяет определить набор алгоритмов, инкапсулировать каждый из них в отдельный класс и делегировать выполнение конкретного алгоритма другому классу.</text:span></text:p>
      <text:p text:style-name="P20" loext:marker-style-name="T27"/>
      <text:list text:continue-numbering="true" text:style-name="WWNum1">
        <text:list-item>
          <text:p text:style-name="P12" loext:marker-style-name="T25"><text:span text:style-name="T25">Специальные методы: конструктор и финализатор. Объявление и вызов. Наследование специальных методов.</text:span><text:span text:style-name="T25"/></text:p>
        </text:list-item>
      </text:list>
      <text:h text:style-name="P9" text:outline-level="3">Конструкторы</text:h>
      <text:p text:style-name="P31">Конструктор – это метод, который вызывается при создании нового объекта класса. Он инициализирует объект и задает начальные значения для полей. Конструкторы имеют то же имя, что и класс, и не имеют возвращаемого типа.</text:p>
      <text:p text:style-name="Standard">Объявление и вызов конструктора</text:p>
      <text:p text:style-name="HTML_20_Preformatted" loext:marker-style-name="HTML Code"><text:span text:style-name="hljs-keyword"><text:span text:style-name="T1">public</text:span></text:span><text:span text:style-name="HTML_20_Code"> </text:span><text:span text:style-name="hljs-keyword"><text:span text:style-name="T1">class</text:span></text:span><text:span text:style-name="HTML_20_Code"> </text:span><text:span text:style-name="hljs-title"><text:span text:style-name="T1">Person</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built_5f_in"><text:span text:style-name="T1">string</text:span></text:span><text:span text:style-name="HTML_20_Code"><text:span text:style-name="T1"> Name;</text:span></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built_5f_in"><text:span text:style-name="T1">int</text:span></text:span><text:span text:style-name="HTML_20_Code"><text:span text:style-name="T1"> Age;</text:span></text:span></text:p>
      <text:p text:style-name="P3" loext:marker-style-name="T1"><text:span text:style-name="HTML_20_Code"><text:span text:style-name="T1"/></text:span></text:p>
      <text:p text:style-name="HTML_20_Preformatted" loext:marker-style-name="HTML Code"><text:span text:style-name="HTML_20_Code"><text:span text:style-name="T1"><text:s text:c="4"/></text:span></text:span><text:span text:style-name="hljs-comment">// Конструктор по умолчанию</text:span></text:p>
      <text:p text:style-name="HTML_20_Preformatted" loext:marker-style-name="HTML Code"><text:span text:style-name="HTML_20_Code"><text:s text:c="4"/></text:span><text:span text:style-name="hljs-keyword"><text:span text:style-name="T1">public</text:span></text:span><text:span text:style-name="hljs-function"> </text:span><text:span text:style-name="hljs-title"><text:span text:style-name="T1">Person</text:span></text:span><text:span text:style-name="hljs-function">()</text:span></text:p>
      <text:p text:style-name="HTML_20_Preformatted" loext:marker-style-name="T1"><text:span text:style-name="HTML_20_Code"><text:s text:c="4"/></text:span><text:span text:style-name="HTML_20_Code"><text:span text:style-name="T1">{</text:span></text:span></text:p>
      <text:p text:style-name="HTML_20_Preformatted" loext:marker-style-name="T1"><text:span text:style-name="HTML_20_Code"><text:span text:style-name="T1"><text:s text:c="8"/>Name = </text:span></text:span><text:span text:style-name="hljs-string"><text:span text:style-name="T1">"</text:span></text:span><text:span text:style-name="hljs-string">Неизвестно</text:span><text:span text:style-name="hljs-string"><text:span text:style-name="T1">"</text:span></text:span><text:span text:style-name="HTML_20_Code"><text:span text:style-name="T1">;</text:span></text:span></text:p>
      <text:p text:style-name="HTML_20_Preformatted" loext:marker-style-name="T1"><text:span text:style-name="HTML_20_Code"><text:span text:style-name="T1"><text:s text:c="8"/>Age = </text:span></text:span><text:span text:style-name="hljs-number"><text:span text:style-name="T1">0</text:span></text:span><text:span text:style-name="HTML_20_Code"><text:span text:style-name="T1">;</text:span></text:span></text:p>
      <text:p text:style-name="HTML_20_Preformatted" loext:marker-style-name="T1"><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comment"><text:span text:style-name="T1">// </text:span></text:span><text:span text:style-name="hljs-comment">Параметризованный</text:span><text:span text:style-name="hljs-comment"><text:span text:style-name="T1"> </text:span></text:span><text:span text:style-name="hljs-comment">конструктор</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title"><text:span text:style-name="T1">Person</text:span></text:span><text:span text:style-name="hljs-function"><text:span text:style-name="T1">(</text:span></text:span><text:span text:style-name="hljs-built_5f_in"><text:span text:style-name="T1">string</text:span></text:span><text:span text:style-name="hljs-params"><text:span text:style-name="T1"> name, </text:span></text:span><text:span text:style-name="hljs-built_5f_in"><text:span text:style-name="T1">int</text:span></text:span><text:span text:style-name="hljs-params"><text:span text:style-name="T1"> age</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Name = name;</text:span></text:span><text:span text:style-name="T1"/></text:p>
      <text:p text:style-name="HTML_20_Preformatted" loext:marker-style-name="T1"><text:soft-page-break/><text:span text:style-name="HTML_20_Code"><text:span text:style-name="T1"><text:s text:c="8"/>Age = age;</text:span></text:span><text:span text:style-name="T1"/></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pan></text:span><text:span text:style-name="T1"/></text:p>
      <text:p text:style-name="P3" loext:marker-style-name="T1"><text:span text:style-name="HTML_20_Code"><text:span text:style-name="T1"/></text:span></text:p>
      <text:p text:style-name="HTML_20_Preformatted" loext:marker-style-name="T1"><text:span text:style-name="hljs-keyword"><text:span text:style-name="T1">class</text:span></text:span><text:span text:style-name="HTML_20_Code"><text:span text:style-name="T1"> </text:span></text:span><text:span text:style-name="hljs-title"><text:span text:style-name="T1">Program</text:span></text:span></text:p>
      <text:p text:style-name="HTML_20_Preformatted" loext:marker-style-name="HTML Code"><text:span text:style-name="HTML_20_Code">{</text:span></text:p>
      <text:p text:style-name="HTML_20_Preformatted" loext:marker-style-name="HTML Code"><text:span text:style-name="HTML_20_Code"><text:s text:c="4"/></text:span><text:span text:style-name="hljs-keyword">static</text:span><text:span text:style-name="hljs-function"> </text:span><text:span text:style-name="hljs-keyword">void</text:span><text:span text:style-name="hljs-function"> </text:span><text:span text:style-name="hljs-title">Main</text:span><text:span text:style-name="hljs-function">()</text:span></text:p>
      <text:p text:style-name="HTML_20_Preformatted" loext:marker-style-name="HTML Code"><text:span text:style-name="HTML_20_Code"><text:s text:c="4"/>{</text:span></text:p>
      <text:p text:style-name="HTML_20_Preformatted" loext:marker-style-name="HTML Code"><text:span text:style-name="HTML_20_Code"><text:s text:c="8"/></text:span><text:span text:style-name="hljs-comment">// Вызов конструктора по умолчанию</text:span></text:p>
      <text:p text:style-name="HTML_20_Preformatted" loext:marker-style-name="T1"><text:span text:style-name="HTML_20_Code"><text:s text:c="8"/></text:span><text:span text:style-name="HTML_20_Code"><text:span text:style-name="T1">Person person1 = </text:span></text:span><text:span text:style-name="hljs-keyword"><text:span text:style-name="T1">new</text:span></text:span><text:span text:style-name="HTML_20_Code"><text:span text:style-name="T1"> Person();</text:span></text:span></text:p>
      <text:p text:style-name="HTML_20_Preformatted" loext:marker-style-name="T1"><text:span text:style-name="HTML_20_Code"><text:span text:style-name="T1"><text:s text:c="8"/>Console.WriteLine(</text:span></text:span><text:span text:style-name="hljs-string"><text:span text:style-name="T1">$"Name: </text:span></text:span><text:span text:style-name="hljs-subst"><text:span text:style-name="T1">{person1.Name}</text:span></text:span><text:span text:style-name="hljs-string"><text:span text:style-name="T1">, Age: </text:span></text:span><text:span text:style-name="hljs-subst"><text:span text:style-name="T1">{person1.Age}</text:span></text:span><text:span text:style-name="hljs-string"><text:span text:style-name="T1">"</text:span></text:span><text:span text:style-name="HTML_20_Code"><text:span text:style-name="T1">);</text:span></text:span></text:p>
      <text:p text:style-name="P3" loext:marker-style-name="T1"><text:span text:style-name="HTML_20_Code"><text:span text:style-name="T1"/></text:span></text:p>
      <text:p text:style-name="HTML_20_Preformatted" loext:marker-style-name="HTML Code"><text:span text:style-name="HTML_20_Code"><text:span text:style-name="T1"><text:s text:c="8"/></text:span></text:span><text:span text:style-name="hljs-comment">// Вызов параметризованного конструктора</text:span></text:p>
      <text:p text:style-name="HTML_20_Preformatted" loext:marker-style-name="HTML Code"><text:span text:style-name="HTML_20_Code"><text:s text:c="8"/></text:span><text:span text:style-name="HTML_20_Code"><text:span text:style-name="T1">Person</text:span></text:span><text:span text:style-name="HTML_20_Code"> </text:span><text:span text:style-name="HTML_20_Code"><text:span text:style-name="T1">person</text:span></text:span><text:span text:style-name="HTML_20_Code">2 = </text:span><text:span text:style-name="hljs-keyword"><text:span text:style-name="T1">new</text:span></text:span><text:span text:style-name="HTML_20_Code"> </text:span><text:span text:style-name="HTML_20_Code"><text:span text:style-name="T1">Person</text:span></text:span><text:span text:style-name="HTML_20_Code">(</text:span><text:span text:style-name="hljs-string">"Алексей"</text:span><text:span text:style-name="HTML_20_Code">, </text:span><text:span text:style-name="hljs-number">30</text:span><text:span text:style-name="HTML_20_Code">);</text:span></text:p>
      <text:p text:style-name="HTML_20_Preformatted" loext:marker-style-name="T1"><text:span text:style-name="HTML_20_Code"><text:s text:c="8"/></text:span><text:span text:style-name="HTML_20_Code"><text:span text:style-name="T1">Console.WriteLine(</text:span></text:span><text:span text:style-name="hljs-string"><text:span text:style-name="T1">$"Name: </text:span></text:span><text:span text:style-name="hljs-subst"><text:span text:style-name="T1">{person2.Name}</text:span></text:span><text:span text:style-name="hljs-string"><text:span text:style-name="T1">, Age: </text:span></text:span><text:span text:style-name="hljs-subst"><text:span text:style-name="T1">{person2.Age}</text:span></text:span><text:span text:style-name="hljs-string"><text:span text:style-name="T1">"</text:span></text:span><text:span text:style-name="HTML_20_Code"><text:span text:style-name="T1">);</text:span></text:span></text:p>
      <text:p text:style-name="HTML_20_Preformatted" loext:marker-style-name="HTML Code"><text:span text:style-name="HTML_20_Code"><text:span text:style-name="T1"><text:s text:c="4"/></text:span></text:span><text:span text:style-name="HTML_20_Code">}</text:span></text:p>
      <text:p text:style-name="HTML_20_Preformatted" loext:marker-style-name="HTML Code"><text:span text:style-name="HTML_20_Code">}</text:span></text:p>
      <text:h text:style-name="P9" text:outline-level="3">Финализаторы</text:h>
      <text:p text:style-name="P31">Финализатор (или деструктор) – это метод, который вызывается перед сбором мусора для объекта. Он используется для освобождения неуправляемых ресурсов. Финализаторы редко используются, так как сборщик мусора в .NET обычно освобождает память и управляемые ресурсы автоматически.</text:p>
      <text:p text:style-name="P31">Финализатор имеет то же имя, что и класс, с тильдой (<text:span text:style-name="HTML_20_Code">~</text:span>) перед ним, и не принимает параметров.</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Person</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built_5f_in"><text:span text:style-name="T1">string</text:span></text:span><text:span text:style-name="HTML_20_Code"><text:span text:style-name="T1"> Name;</text:span></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built_5f_in"><text:span text:style-name="T1">int</text:span></text:span><text:span text:style-name="HTML_20_Code"><text:span text:style-name="T1"> Age;</text:span></text:span></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comment"><text:span text:style-name="T1">// </text:span></text:span><text:span text:style-name="hljs-comment">Конструктор</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title"><text:span text:style-name="T1">Person</text:span></text:span><text:span text:style-name="hljs-function"><text:span text:style-name="T1">(</text:span></text:span><text:span text:style-name="hljs-built_5f_in"><text:span text:style-name="T1">string</text:span></text:span><text:span text:style-name="hljs-params"><text:span text:style-name="T1"> name, </text:span></text:span><text:span text:style-name="hljs-built_5f_in"><text:span text:style-name="T1">int</text:span></text:span><text:span text:style-name="hljs-params"><text:span text:style-name="T1"> age</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Name = name;</text:span></text:span><text:span text:style-name="T1"/></text:p>
      <text:p text:style-name="HTML_20_Preformatted" loext:marker-style-name="T1"><text:span text:style-name="HTML_20_Code"><text:span text:style-name="T1"><text:s text:c="8"/>Age = age;</text:span></text:span><text:span text:style-name="T1"/></text:p>
      <text:p text:style-name="HTML_20_Preformatted" loext:marker-style-name="T1"><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comment"><text:span text:style-name="T1">// </text:span></text:span><text:span text:style-name="hljs-comment">Финализатор</text:span></text:p>
      <text:p text:style-name="HTML_20_Preformatted" loext:marker-style-name="T1"><text:span text:style-name="HTML_20_Code"><text:span text:style-name="T1"><text:s text:c="4"/>~Person()</text:span></text:span><text:span text:style-name="T1"/></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text:span></text:span><text:span text:style-name="hljs-comment"><text:span text:style-name="T1">// </text:span></text:span><text:span text:style-name="hljs-comment">Освобождение</text:span><text:span text:style-name="hljs-comment"><text:span text:style-name="T1"> </text:span></text:span><text:span text:style-name="hljs-comment">неуправляемых</text:span><text:span text:style-name="hljs-comment"><text:span text:style-name="T1"> </text:span></text:span><text:span text:style-name="hljs-comment">ресурсов</text:span></text:p>
      <text:p text:style-name="HTML_20_Preformatted" loext:marker-style-name="T1"><text:span text:style-name="HTML_20_Code"><text:span text:style-name="T1"><text:s text:c="8"/>Console.WriteLine(</text:span></text:span><text:span text:style-name="hljs-string"><text:span text:style-name="T1">$"</text:span></text:span><text:span text:style-name="hljs-subst"><text:span text:style-name="T1">{Name}</text:span></text:span><text:span text:style-name="hljs-string"><text:span text:style-name="T1"> is being finalized."</text:span></text:span><text:span text:style-name="HTML_20_Code"><text:span text:style-name="T1">);</text:span></text:span></text:p>
      <text:p text:style-name="HTML_20_Preformatted" loext:marker-style-name="HTML Code"><text:span text:style-name="HTML_20_Code"><text:span text:style-name="T1"><text:s text:c="4"/></text:span></text:span><text:span text:style-name="HTML_20_Code">}</text:span></text:p>
      <text:p text:style-name="HTML_20_Preformatted" loext:marker-style-name="HTML Code"><text:span text:style-name="HTML_20_Code">}</text:span></text:p>
      <text:h text:style-name="P9" text:outline-level="3">Наследование специальных методов</text:h>
      <text:p text:style-name="Standard">Наследование конструкторов</text:p>
      <text:p text:style-name="P31">Конструкторы не наследуются напрямую, но в дочерних классах можно вызывать конструкторы базового класса с помощью ключевого слова <text:span text:style-name="HTML_20_Code">base</text:span>.</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Employee</text:span></text:span><text:span text:style-name="HTML_20_Code"><text:span text:style-name="T1"> : </text:span></text:span><text:span text:style-name="hljs-title"><text:span text:style-name="T1">Person</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built_5f_in"><text:span text:style-name="T1">int</text:span></text:span><text:span text:style-name="HTML_20_Code"><text:span text:style-name="T1"> EmployeeId;</text:span></text:span></text:p>
      <text:p text:style-name="P3" loext:marker-style-name="T1"><text:span text:style-name="HTML_20_Code"><text:span text:style-name="T1"/></text:span></text:p>
      <text:p text:style-name="HTML_20_Preformatted" loext:marker-style-name="T1"><text:soft-page-break/><text:span text:style-name="HTML_20_Code"><text:span text:style-name="T1"><text:s text:c="4"/></text:span></text:span><text:span text:style-name="hljs-comment"><text:span text:style-name="T1">// </text:span></text:span><text:span text:style-name="hljs-comment">Конструктор</text:span><text:span text:style-name="hljs-comment"><text:span text:style-name="T1"> </text:span></text:span><text:span text:style-name="hljs-comment">дочернего</text:span><text:span text:style-name="hljs-comment"><text:span text:style-name="T1"> </text:span></text:span><text:span text:style-name="hljs-comment">класса</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title"><text:span text:style-name="T1">Employee</text:span></text:span><text:span text:style-name="hljs-function"><text:span text:style-name="T1">(</text:span></text:span><text:span text:style-name="hljs-built_5f_in"><text:span text:style-name="T1">string</text:span></text:span><text:span text:style-name="hljs-params"><text:span text:style-name="T1"> name, </text:span></text:span><text:span text:style-name="hljs-built_5f_in"><text:span text:style-name="T1">int</text:span></text:span><text:span text:style-name="hljs-params"><text:span text:style-name="T1"> age, </text:span></text:span><text:span text:style-name="hljs-built_5f_in"><text:span text:style-name="T1">int</text:span></text:span><text:span text:style-name="hljs-params"><text:span text:style-name="T1"> employeeId</text:span></text:span><text:span text:style-name="hljs-function"><text:span text:style-name="T1">) : </text:span></text:span><text:span text:style-name="hljs-title"><text:span text:style-name="T1">base</text:span></text:span><text:span text:style-name="hljs-function"><text:span text:style-name="T1">(</text:span></text:span><text:span text:style-name="hljs-params"><text:span text:style-name="T1">name, age</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EmployeeId = employeeId;</text:span></text:span><text:span text:style-name="T1"/></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pan></text:span><text:span text:style-name="T1"/></text:p>
      <text:p text:style-name="P3" loext:marker-style-name="T1"><text:span text:style-name="HTML_20_Code"><text:span text:style-name="T1"/></text:span></text:p>
      <text:p text:style-name="HTML_20_Preformatted" loext:marker-style-name="T1"><text:span text:style-name="hljs-keyword"><text:span text:style-name="T1">class</text:span></text:span><text:span text:style-name="HTML_20_Code"><text:span text:style-name="T1"> </text:span></text:span><text:span text:style-name="hljs-title"><text:span text:style-name="T1">Program</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ain</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Employee employee = </text:span></text:span><text:span text:style-name="hljs-keyword"><text:span text:style-name="T1">new</text:span></text:span><text:span text:style-name="HTML_20_Code"><text:span text:style-name="T1"> Employee(</text:span></text:span><text:span text:style-name="hljs-string"><text:span text:style-name="T1">"</text:span></text:span><text:span text:style-name="hljs-string">Мария</text:span><text:span text:style-name="hljs-string"><text:span text:style-name="T1">"</text:span></text:span><text:span text:style-name="HTML_20_Code"><text:span text:style-name="T1">, </text:span></text:span><text:span text:style-name="hljs-number"><text:span text:style-name="T1">28</text:span></text:span><text:span text:style-name="HTML_20_Code"><text:span text:style-name="T1">, </text:span></text:span><text:span text:style-name="hljs-number"><text:span text:style-name="T1">1001</text:span></text:span><text:span text:style-name="HTML_20_Code"><text:span text:style-name="T1">);</text:span></text:span></text:p>
      <text:p text:style-name="HTML_20_Preformatted" loext:marker-style-name="T1"><text:span text:style-name="HTML_20_Code"><text:span text:style-name="T1"><text:s text:c="8"/>Console.WriteLine(</text:span></text:span><text:span text:style-name="hljs-string"><text:span text:style-name="T1">$"Name: </text:span></text:span><text:span text:style-name="hljs-subst"><text:span text:style-name="T1">{employee.Name}</text:span></text:span><text:span text:style-name="hljs-string"><text:span text:style-name="T1">, Age: </text:span></text:span><text:span text:style-name="hljs-subst"><text:span text:style-name="T1">{employee.Age}</text:span></text:span><text:span text:style-name="hljs-string"><text:span text:style-name="T1">, EmployeeId: </text:span></text:span><text:span text:style-name="hljs-subst"><text:span text:style-name="T1">{employee.EmployeeId}</text:span></text:span><text:span text:style-name="hljs-string"><text:span text:style-name="T1">"</text:span></text:span><text:span text:style-name="HTML_20_Code"><text:span text:style-name="T1">);</text:span></text:span></text:p>
      <text:p text:style-name="HTML_20_Preformatted" loext:marker-style-name="HTML Code"><text:span text:style-name="HTML_20_Code"><text:span text:style-name="T1"><text:s text:c="4"/></text:span></text:span><text:span text:style-name="HTML_20_Code">}</text:span></text:p>
      <text:p text:style-name="HTML_20_Preformatted"><text:span text:style-name="HTML_20_Code">}</text:span></text:p>
      <text:p text:style-name="P18" loext:marker-style-name="T19"/>
      <text:p text:style-name="List_20_Paragraph" loext:marker-style-name="T19"><text:span text:style-name="T19">Наследование финализаторов</text:span><text:span text:style-name="T19"/></text:p>
      <text:p text:style-name="List_20_Paragraph" loext:marker-style-name="T19"><text:span text:style-name="T19">Финализаторы наследуются и вызываются автоматически в цепочке наследования. Если финализатор присутствует в базовом классе, он будет вызван после финализатора дочернего класса.</text:span><text:span text:style-name="T19"/></text:p>
      <text:p text:style-name="P22" loext:marker-style-name="T25"/>
      <text:list text:continue-numbering="true" text:style-name="WWNum1">
        <text:list-item>
          <text:p text:style-name="P12" loext:marker-style-name="T22"><text:span text:style-name="T25"><text:s/>Виртуальные элементы класса. Переопределение методов и операторов. Примеры.</text:span><text:span text:style-name="T22"/></text:p>
        </text:list-item>
      </text:list>
      <text:p text:style-name="List_20_Paragraph" loext:marker-style-name="T19"><text:span text:style-name="T19">В языке C# виртуальные элементы класса (методы, свойства) позволяют переопределять поведение базовых классов в производных классах. Это основной механизм реализации полиморфизма в объектно-ориентированном программировании.</text:span><text:span text:style-name="T19"/></text:p>
      <text:p text:style-name="P18" loext:marker-style-name="T19"/>
      <text:p text:style-name="List_20_Paragraph" loext:marker-style-name="T19"><text:span text:style-name="T19">Пример:</text:span><text:span text:style-name="T19"/></text:p>
      <text:p text:style-name="P18" loext:marker-style-name="T19"/>
      <text:p text:style-name="List_20_Paragraph" loext:marker-style-name="T21"><text:span text:style-name="T21">public class Animal</text:span><text:span text:style-name="T21"/></text:p>
      <text:p text:style-name="List_20_Paragraph" loext:marker-style-name="T21"><text:span text:style-name="T21">{</text:span><text:span text:style-name="T21"/></text:p>
      <text:p text:style-name="List_20_Paragraph" loext:marker-style-name="T21"><text:span text:style-name="T21"><text:s text:c="4"/>public virtual void MakeSound()</text:span><text:span text:style-name="T21"/></text:p>
      <text:p text:style-name="List_20_Paragraph" loext:marker-style-name="T21"><text:span text:style-name="T21"><text:s text:c="4"/>{</text:span><text:span text:style-name="T21"/></text:p>
      <text:p text:style-name="List_20_Paragraph" loext:marker-style-name="T21"><text:span text:style-name="T21"><text:s text:c="8"/>Console.WriteLine("Animal makes a sound");</text:span><text:span text:style-name="T21"/></text:p>
      <text:p text:style-name="List_20_Paragraph" loext:marker-style-name="T21"><text:span text:style-name="T21"><text:s text:c="4"/>}</text:span><text:span text:style-name="T21"/></text:p>
      <text:p text:style-name="List_20_Paragraph" loext:marker-style-name="T21"><text:span text:style-name="T21">}</text:span><text:span text:style-name="T21"/></text:p>
      <text:p text:style-name="P14" loext:marker-style-name="T21"/>
      <text:p text:style-name="List_20_Paragraph" loext:marker-style-name="T21"><text:span text:style-name="T21">public class Dog : Animal</text:span><text:span text:style-name="T21"/></text:p>
      <text:p text:style-name="List_20_Paragraph" loext:marker-style-name="T21"><text:span text:style-name="T21">{</text:span><text:span text:style-name="T21"/></text:p>
      <text:p text:style-name="List_20_Paragraph" loext:marker-style-name="T21"><text:span text:style-name="T21"><text:s text:c="4"/>public override void MakeSound()</text:span><text:span text:style-name="T21"/></text:p>
      <text:p text:style-name="List_20_Paragraph" loext:marker-style-name="T21"><text:soft-page-break/><text:span text:style-name="T21"><text:s text:c="4"/>{</text:span><text:span text:style-name="T21"/></text:p>
      <text:p text:style-name="List_20_Paragraph" loext:marker-style-name="T21"><text:span text:style-name="T21"><text:s text:c="8"/>Console.WriteLine("Dog barks");</text:span><text:span text:style-name="T21"/></text:p>
      <text:p text:style-name="List_20_Paragraph" loext:marker-style-name="T21"><text:span text:style-name="T21"><text:s text:c="4"/>}</text:span><text:span text:style-name="T21"/></text:p>
      <text:p text:style-name="List_20_Paragraph" loext:marker-style-name="T21"><text:span text:style-name="T21">}</text:span><text:span text:style-name="T21"/></text:p>
      <text:p text:style-name="P14" loext:marker-style-name="T21"/>
      <text:p text:style-name="List_20_Paragraph" loext:marker-style-name="T21"><text:span text:style-name="T21">Animal myAnimal = new Dog();</text:span><text:span text:style-name="T21"/></text:p>
      <text:p text:style-name="List_20_Paragraph" loext:marker-style-name="T21"><text:span text:style-name="T21">myAnimal.MakeSound(); // </text:span><text:span text:style-name="T19">Вывод</text:span><text:span text:style-name="T21">: "Dog barks"</text:span></text:p>
      <text:p text:style-name="List_20_Paragraph" loext:marker-style-name="T19"><text:span text:style-name="T19">Здесь метод MakeSound() в базовом классе Animal объявлен как виртуальный с помощью ключевого слова virtual. Затем он переопределен в производном классе Dog с помощью ключевого слова override. При вызове метода через переменную типа базового класса Animal, будет использована версия метода из производного класса Dog, что демонстрирует полиморфизм.</text:span><text:span text:style-name="T19"/></text:p>
      <text:p text:style-name="P18" loext:marker-style-name="T19"/>
      <text:p text:style-name="List_20_Paragraph" loext:marker-style-name="T19"><text:span text:style-name="T19">Сокрытие членов базового класса новыми элементами класса:</text:span><text:span text:style-name="T19"/></text:p>
      <text:p text:style-name="List_20_Paragraph" loext:marker-style-name="T19"><text:span text:style-name="T19">Иногда требуется "скрыть" член базового класса в производном классе и создать новую реализацию для него. Это называется сокрытием (hiding) членов. В C# это достигается с помощью ключевого слова new.</text:span><text:span text:style-name="T19"/></text:p>
      <text:p text:style-name="P18" loext:marker-style-name="T19"/>
      <text:p text:style-name="List_20_Paragraph" loext:marker-style-name="T21"><text:span text:style-name="T19">Пример</text:span><text:span text:style-name="T21">:</text:span></text:p>
      <text:p text:style-name="List_20_Paragraph" loext:marker-style-name="T21"><text:span text:style-name="T21">public class Animal</text:span><text:span text:style-name="T21"/></text:p>
      <text:p text:style-name="List_20_Paragraph" loext:marker-style-name="T21"><text:span text:style-name="T21">{</text:span><text:span text:style-name="T21"/></text:p>
      <text:p text:style-name="List_20_Paragraph" loext:marker-style-name="T21"><text:span text:style-name="T21"><text:s text:c="4"/>public void MakeSound()</text:span><text:span text:style-name="T21"/></text:p>
      <text:p text:style-name="List_20_Paragraph" loext:marker-style-name="T21"><text:span text:style-name="T21"><text:s text:c="4"/>{</text:span><text:span text:style-name="T21"/></text:p>
      <text:p text:style-name="List_20_Paragraph" loext:marker-style-name="T21"><text:span text:style-name="T21"><text:s text:c="8"/>Console.WriteLine("Animal makes a sound");</text:span><text:span text:style-name="T21"/></text:p>
      <text:p text:style-name="List_20_Paragraph" loext:marker-style-name="T21"><text:span text:style-name="T21"><text:s text:c="4"/>}</text:span><text:span text:style-name="T21"/></text:p>
      <text:p text:style-name="List_20_Paragraph" loext:marker-style-name="T21"><text:span text:style-name="T21">}</text:span><text:span text:style-name="T21"/></text:p>
      <text:p text:style-name="P14" loext:marker-style-name="T21"/>
      <text:p text:style-name="List_20_Paragraph" loext:marker-style-name="T21"><text:span text:style-name="T21">public class Dog : Animal</text:span><text:span text:style-name="T21"/></text:p>
      <text:p text:style-name="List_20_Paragraph" loext:marker-style-name="T21"><text:span text:style-name="T21">{</text:span><text:span text:style-name="T21"/></text:p>
      <text:p text:style-name="List_20_Paragraph" loext:marker-style-name="T21"><text:span text:style-name="T21"><text:s text:c="4"/>public new void MakeSound()</text:span><text:span text:style-name="T21"/></text:p>
      <text:p text:style-name="List_20_Paragraph" loext:marker-style-name="T21"><text:span text:style-name="T21"><text:s text:c="4"/>{</text:span><text:span text:style-name="T21"/></text:p>
      <text:p text:style-name="List_20_Paragraph" loext:marker-style-name="T21"><text:span text:style-name="T21"><text:s text:c="8"/>Console.WriteLine("Dog barks");</text:span><text:span text:style-name="T21"/></text:p>
      <text:p text:style-name="List_20_Paragraph" loext:marker-style-name="T21"><text:span text:style-name="T21"><text:s text:c="4"/>}</text:span><text:span text:style-name="T21"/></text:p>
      <text:p text:style-name="List_20_Paragraph" loext:marker-style-name="T21"><text:span text:style-name="T21">}</text:span><text:span text:style-name="T21"/></text:p>
      <text:p text:style-name="P14" loext:marker-style-name="T21"/>
      <text:p text:style-name="List_20_Paragraph" loext:marker-style-name="T21"><text:soft-page-break/><text:span text:style-name="T21">Animal myAnimal = new Dog();</text:span><text:span text:style-name="T21"/></text:p>
      <text:p text:style-name="List_20_Paragraph" loext:marker-style-name="T21"><text:span text:style-name="T21">myAnimal.MakeSound(); // </text:span><text:span text:style-name="T19">Вывод</text:span><text:span text:style-name="T21">: "Animal makes a sound"</text:span></text:p>
      <text:p text:style-name="List_20_Paragraph" loext:marker-style-name="T19"><text:span text:style-name="T19">Здесь метод MakeSound() в классе Dog объявлен с использованием ключевого слова new, что позволяет скрыть метод из базового класса Animal и предоставить новую реализацию для него в производном классе. При вызове метода через переменную типа базового класса, будет использована версия метода из базового класса Animal, а не из производного класса Dog.</text:span><text:span text:style-name="T19"/></text:p>
      <text:list text:continue-numbering="true" text:style-name="WWNum1">
        <text:list-item>
          <text:p text:style-name="P12" loext:marker-style-name="T26"><text:span text:style-name="T25">Абстрактные классы. Абстрактные элементы классов.</text:span><text:span text:style-name="T26"/></text:p>
        </text:list-item>
      </text:list>
      <text:p text:style-name="List_20_Paragraph" loext:marker-style-name="T27"><text:span text:style-name="T27">Абстрактные классы в C# предназначены для определения общих характеристик, которые могут быть у группы связанных классов, но сами не могут быть инстанцированы. Они служат в качестве шаблонов для других классов.</text:span><text:span text:style-name="T27"/></text:p>
      <text:p text:style-name="P20" loext:marker-style-name="T27"/>
      <text:p text:style-name="List_20_Paragraph" loext:marker-style-name="T27"><text:span text:style-name="T27">Абстрактные элементы класса</text:span><text:span text:style-name="T27"/></text:p>
      <text:p text:style-name="List_20_Paragraph" loext:marker-style-name="T27"><text:span text:style-name="T27">Абстрактные элементы класса (методы, свойства) объявляются в абстрактных классах и не имеют реализации. Они должны быть реализованы в производных классах. Абстрактные элементы задают интерфейс, который должны реализовать все подклассы.</text:span><text:span text:style-name="T27"/></text:p>
      <text:p text:style-name="P20" loext:marker-style-name="T27"/>
      <text:p text:style-name="List_20_Paragraph" loext:marker-style-name="T27"><text:span text:style-name="T27">Пример абстрактного класса и абстрактных методов</text:span><text:span text:style-name="T27"/></text:p>
      <text:p text:style-name="List_20_Paragraph" loext:marker-style-name="T24"><text:span text:style-name="T24">using System;</text:span><text:span text:style-name="T24"/></text:p>
      <text:p text:style-name="List_20_Paragraph" loext:marker-style-name="T24"><text:span text:style-name="T24">public abstract class Animal</text:span><text:span text:style-name="T24"/></text:p>
      <text:p text:style-name="List_20_Paragraph" loext:marker-style-name="T24"><text:span text:style-name="T24">{</text:span><text:span text:style-name="T24"/></text:p>
      <text:p text:style-name="List_20_Paragraph" loext:marker-style-name="T24"><text:span text:style-name="T24"><text:s text:c="4"/>// </text:span><text:span text:style-name="T27">Абстрактное</text:span><text:span text:style-name="T24"> </text:span><text:span text:style-name="T27">свойство</text:span></text:p>
      <text:p text:style-name="List_20_Paragraph" loext:marker-style-name="T24"><text:span text:style-name="T24"><text:s text:c="4"/>public abstract string Name { get; set; }</text:span><text:span text:style-name="T24"/></text:p>
      <text:p text:style-name="List_20_Paragraph" loext:marker-style-name="T24"><text:span text:style-name="T24"><text:s text:c="4"/>// </text:span><text:span text:style-name="T27">Абстрактный</text:span><text:span text:style-name="T24"> </text:span><text:span text:style-name="T27">метод</text:span></text:p>
      <text:p text:style-name="List_20_Paragraph" loext:marker-style-name="T24"><text:span text:style-name="T24"><text:s text:c="4"/>public abstract void MakeSound();</text:span><text:span text:style-name="T24"/></text:p>
      <text:p text:style-name="P15" loext:marker-style-name="T24"/>
      <text:p text:style-name="List_20_Paragraph" loext:marker-style-name="T27"><text:span text:style-name="T24"><text:s text:c="4"/></text:span><text:span text:style-name="T27">// Обычный метод с реализацией</text:span></text:p>
      <text:p text:style-name="List_20_Paragraph" loext:marker-style-name="T27"><text:span text:style-name="T27"><text:s text:c="4"/></text:span><text:span text:style-name="T24">public</text:span><text:span text:style-name="T27"> </text:span><text:span text:style-name="T24">void</text:span><text:span text:style-name="T27"> </text:span><text:span text:style-name="T24">Sleep</text:span><text:span text:style-name="T27">()</text:span></text:p>
      <text:p text:style-name="List_20_Paragraph" loext:marker-style-name="T24"><text:span text:style-name="T27"><text:s text:c="4"/></text:span><text:span text:style-name="T24">{</text:span></text:p>
      <text:p text:style-name="List_20_Paragraph" loext:marker-style-name="T24"><text:span text:style-name="T24"><text:s text:c="8"/>Console.WriteLine("Sleeping...");</text:span><text:span text:style-name="T24"/></text:p>
      <text:p text:style-name="List_20_Paragraph" loext:marker-style-name="T24"><text:span text:style-name="T24"><text:s text:c="4"/>}</text:span><text:span text:style-name="T24"/></text:p>
      <text:p text:style-name="List_20_Paragraph" loext:marker-style-name="T24"><text:span text:style-name="T24">}</text:span><text:span text:style-name="T24"/></text:p>
      <text:p text:style-name="P15" loext:marker-style-name="T24"/>
      <text:p text:style-name="List_20_Paragraph" loext:marker-style-name="T24"><text:span text:style-name="T24">public class Dog : Animal</text:span><text:span text:style-name="T24"/></text:p>
      <text:p text:style-name="List_20_Paragraph" loext:marker-style-name="T27"><text:soft-page-break/><text:span text:style-name="T27">{</text:span><text:span text:style-name="T27"/></text:p>
      <text:p text:style-name="List_20_Paragraph" loext:marker-style-name="T27"><text:span text:style-name="T27"><text:s text:c="4"/></text:span><text:span text:style-name="T24">private</text:span><text:span text:style-name="T27"> </text:span><text:span text:style-name="T24">string</text:span><text:span text:style-name="T27"> </text:span><text:span text:style-name="T24">name</text:span><text:span text:style-name="T27">;</text:span></text:p>
      <text:p text:style-name="P20" loext:marker-style-name="T27"/>
      <text:p text:style-name="List_20_Paragraph" loext:marker-style-name="T27"><text:span text:style-name="T27"><text:s text:c="4"/>// Реализация абстрактного свойства</text:span><text:span text:style-name="T27"/></text:p>
      <text:p text:style-name="List_20_Paragraph" loext:marker-style-name="T24"><text:span text:style-name="T27"><text:s text:c="4"/></text:span><text:span text:style-name="T24">public override string Name</text:span></text:p>
      <text:p text:style-name="List_20_Paragraph" loext:marker-style-name="T24"><text:span text:style-name="T24"><text:s text:c="4"/>{</text:span><text:span text:style-name="T24"/></text:p>
      <text:p text:style-name="List_20_Paragraph" loext:marker-style-name="T24"><text:span text:style-name="T24"><text:s text:c="8"/>get { return name; }</text:span><text:span text:style-name="T24"/></text:p>
      <text:p text:style-name="List_20_Paragraph" loext:marker-style-name="T27"><text:span text:style-name="T24"><text:s text:c="8"/>set</text:span><text:span text:style-name="T27"> { </text:span><text:span text:style-name="T24">name</text:span><text:span text:style-name="T27"> = </text:span><text:span text:style-name="T24">value</text:span><text:span text:style-name="T27">; }</text:span></text:p>
      <text:p text:style-name="List_20_Paragraph" loext:marker-style-name="T27"><text:span text:style-name="T27"><text:s text:c="4"/>}</text:span><text:span text:style-name="T27"/></text:p>
      <text:p text:style-name="P20" loext:marker-style-name="T27"/>
      <text:p text:style-name="List_20_Paragraph" loext:marker-style-name="T27"><text:span text:style-name="T27"><text:s text:c="4"/>// Реализация абстрактного метода</text:span><text:span text:style-name="T27"/></text:p>
      <text:p text:style-name="List_20_Paragraph" loext:marker-style-name="T24"><text:span text:style-name="T27"><text:s text:c="4"/></text:span><text:span text:style-name="T24">public override void MakeSound()</text:span></text:p>
      <text:p text:style-name="List_20_Paragraph" loext:marker-style-name="T24"><text:span text:style-name="T24"><text:s text:c="4"/>{</text:span><text:span text:style-name="T24"/></text:p>
      <text:p text:style-name="List_20_Paragraph" loext:marker-style-name="T24"><text:span text:style-name="T24"><text:s text:c="8"/>Console.WriteLine("Dog barks");</text:span><text:span text:style-name="T24"/></text:p>
      <text:p text:style-name="List_20_Paragraph" loext:marker-style-name="T24"><text:span text:style-name="T24"><text:s text:c="4"/>}</text:span><text:span text:style-name="T24"/></text:p>
      <text:p text:style-name="List_20_Paragraph" loext:marker-style-name="T24"><text:span text:style-name="T24">}</text:span><text:span text:style-name="T24"/></text:p>
      <text:p text:style-name="P15" loext:marker-style-name="T24"/>
      <text:p text:style-name="List_20_Paragraph" loext:marker-style-name="T24"><text:span text:style-name="T24">public class Cat : Animal</text:span><text:span text:style-name="T24"/></text:p>
      <text:p text:style-name="List_20_Paragraph" loext:marker-style-name="T24"><text:span text:style-name="T24">{</text:span><text:span text:style-name="T24"/></text:p>
      <text:p text:style-name="List_20_Paragraph" loext:marker-style-name="T24"><text:span text:style-name="T24"><text:s text:c="4"/>private string name;</text:span><text:span text:style-name="T24"/></text:p>
      <text:p text:style-name="P15" loext:marker-style-name="T24"/>
      <text:p text:style-name="List_20_Paragraph" loext:marker-style-name="T27"><text:span text:style-name="T24"><text:s text:c="4"/></text:span><text:span text:style-name="T27">// Реализация абстрактного свойства</text:span></text:p>
      <text:p text:style-name="List_20_Paragraph" loext:marker-style-name="T27"><text:span text:style-name="T27"><text:s text:c="4"/>public override string Name</text:span><text:span text:style-name="T27"/></text:p>
      <text:p text:style-name="List_20_Paragraph" loext:marker-style-name="T24"><text:span text:style-name="T27"><text:s text:c="4"/></text:span><text:span text:style-name="T24">{</text:span></text:p>
      <text:p text:style-name="List_20_Paragraph" loext:marker-style-name="T24"><text:span text:style-name="T24"><text:s text:c="8"/>get { return name; }</text:span><text:span text:style-name="T24"/></text:p>
      <text:p text:style-name="List_20_Paragraph" loext:marker-style-name="T24"><text:span text:style-name="T24"><text:s text:c="8"/>set { name = value; }</text:span><text:span text:style-name="T24"/></text:p>
      <text:p text:style-name="List_20_Paragraph" loext:marker-style-name="T24"><text:span text:style-name="T24"><text:s text:c="4"/>}</text:span><text:span text:style-name="T24"/></text:p>
      <text:p text:style-name="P15" loext:marker-style-name="T24"/>
      <text:p text:style-name="List_20_Paragraph" loext:marker-style-name="T24"><text:span text:style-name="T24"><text:s text:c="4"/>// </text:span><text:span text:style-name="T27">Реализация</text:span><text:span text:style-name="T24"> </text:span><text:span text:style-name="T27">абстрактного</text:span><text:span text:style-name="T24"> </text:span><text:span text:style-name="T27">метода</text:span></text:p>
      <text:p text:style-name="List_20_Paragraph" loext:marker-style-name="T24"><text:span text:style-name="T24"><text:s text:c="4"/>public override void MakeSound()</text:span><text:span text:style-name="T24"/></text:p>
      <text:p text:style-name="List_20_Paragraph" loext:marker-style-name="T24"><text:span text:style-name="T24"><text:s text:c="4"/>{</text:span><text:span text:style-name="T24"/></text:p>
      <text:p text:style-name="List_20_Paragraph" loext:marker-style-name="T24"><text:span text:style-name="T24"><text:s text:c="8"/>Console.WriteLine("Cat meows");</text:span><text:span text:style-name="T24"/></text:p>
      <text:p text:style-name="List_20_Paragraph" loext:marker-style-name="T24"><text:span text:style-name="T24"><text:s text:c="4"/>}</text:span><text:span text:style-name="T24"/></text:p>
      <text:p text:style-name="List_20_Paragraph" loext:marker-style-name="T24"><text:span text:style-name="T24">}</text:span><text:span text:style-name="T24"/></text:p>
      <text:p text:style-name="P15" loext:marker-style-name="T24"/>
      <text:p text:style-name="List_20_Paragraph" loext:marker-style-name="T24"><text:soft-page-break/><text:span text:style-name="T24">class Program</text:span><text:span text:style-name="T24"/></text:p>
      <text:p text:style-name="List_20_Paragraph" loext:marker-style-name="T24"><text:span text:style-name="T24">{</text:span><text:span text:style-name="T24"/></text:p>
      <text:p text:style-name="List_20_Paragraph" loext:marker-style-name="T24"><text:span text:style-name="T24"><text:s text:c="4"/>static void Main()</text:span><text:span text:style-name="T24"/></text:p>
      <text:p text:style-name="List_20_Paragraph" loext:marker-style-name="T24"><text:span text:style-name="T24"><text:s text:c="4"/>{</text:span><text:span text:style-name="T24"/></text:p>
      <text:p text:style-name="List_20_Paragraph" loext:marker-style-name="T24"><text:span text:style-name="T24"><text:s text:c="8"/>Animal myDog = new Dog();</text:span><text:span text:style-name="T24"/></text:p>
      <text:p text:style-name="List_20_Paragraph" loext:marker-style-name="T24"><text:span text:style-name="T24"><text:s text:c="8"/>myDog.Name = "Buddy";</text:span><text:span text:style-name="T24"/></text:p>
      <text:p text:style-name="List_20_Paragraph" loext:marker-style-name="T24"><text:span text:style-name="T24"><text:s text:c="8"/>Console.WriteLine($"Dog's name: {myDog.Name}");</text:span><text:span text:style-name="T24"/></text:p>
      <text:p text:style-name="List_20_Paragraph" loext:marker-style-name="T24"><text:span text:style-name="T24"><text:s text:c="8"/>myDog.MakeSound();</text:span><text:span text:style-name="T24"/></text:p>
      <text:p text:style-name="List_20_Paragraph" loext:marker-style-name="T24"><text:span text:style-name="T24"><text:s text:c="8"/>myDog.Sleep();</text:span><text:span text:style-name="T24"/></text:p>
      <text:p text:style-name="P15" loext:marker-style-name="T24"/>
      <text:p text:style-name="List_20_Paragraph" loext:marker-style-name="T24"><text:span text:style-name="T24"><text:s text:c="8"/>Animal myCat = new Cat();</text:span><text:span text:style-name="T24"/></text:p>
      <text:p text:style-name="List_20_Paragraph" loext:marker-style-name="T24"><text:span text:style-name="T24"><text:s text:c="8"/>myCat.Name = "Whiskers";</text:span><text:span text:style-name="T24"/></text:p>
      <text:p text:style-name="List_20_Paragraph" loext:marker-style-name="T24"><text:span text:style-name="T24"><text:s text:c="8"/>Console.WriteLine($"Cat's name: {myCat.Name}");</text:span><text:span text:style-name="T24"/></text:p>
      <text:p text:style-name="List_20_Paragraph" loext:marker-style-name="T27"><text:span text:style-name="T24"><text:s text:c="8"/></text:span><text:span text:style-name="T27">myCat.MakeSound();</text:span></text:p>
      <text:p text:style-name="List_20_Paragraph" loext:marker-style-name="T27"><text:span text:style-name="T27"><text:s text:c="8"/>myCat.Sleep();</text:span><text:span text:style-name="T27"/></text:p>
      <text:p text:style-name="List_20_Paragraph" loext:marker-style-name="T27"><text:span text:style-name="T27"><text:s text:c="4"/>}</text:span><text:span text:style-name="T27"/></text:p>
      <text:p text:style-name="List_20_Paragraph" loext:marker-style-name="T27"><text:span text:style-name="T27">}</text:span><text:span text:style-name="T27"/></text:p>
      <text:list text:continue-numbering="true" text:style-name="WWNum1">
        <text:list-item>
          <text:p text:style-name="P12" loext:marker-style-name="T12"><text:span text:style-name="T14">Интерфейса. Интерфесные ссылки. Механизм внедрения зависимостей </text:span><text:span text:style-name="T3">Dependency</text:span><text:span text:style-name="T14"> </text:span><text:span text:style-name="T3">Injection</text:span><text:span text:style-name="T14"> (</text:span><text:span text:style-name="T3">DI</text:span><text:span text:style-name="T14">).</text:span></text:p>
        </text:list-item>
      </text:list>
      <text:p text:style-name="P43">Интерфейсы представляют собой контракты, определяющие набор методов и свойств, которые класс должен реализовать. Они позволяют определить общие методы для различных классов, что обеспечивает гибкость и повторное использование кода.</text:p>
      <text:p text:style-name="P7" loext:marker-style-name="HTML Code"><text:span text:style-name="hljs-keyword">public</text:span><text:span text:style-name="HTML_20_Code"> </text:span><text:span text:style-name="hljs-keyword">interface</text:span><text:span text:style-name="HTML_20_Code"> </text:span><text:span text:style-name="hljs-title">IShape</text:span></text:p>
      <text:p text:style-name="P7" loext:marker-style-name="HTML Code"><text:span text:style-name="HTML_20_Code">{</text:span></text:p>
      <text:p text:style-name="P7" loext:marker-style-name="HTML Code"><text:span text:style-name="HTML_20_Code"><text:s text:c="4"/></text:span><text:span text:style-name="hljs-built_5f_in">double</text:span><text:span text:style-name="hljs-function"> </text:span><text:span text:style-name="hljs-title">Area</text:span><text:span text:style-name="hljs-function">()</text:span><text:span text:style-name="HTML_20_Code">; <text:s/></text:span><text:span text:style-name="hljs-comment">// Метод для вычисления площади фигуры</text:span></text:p>
      <text:p text:style-name="P7" loext:marker-style-name="HTML Code"><text:span text:style-name="HTML_20_Code"><text:s text:c="4"/></text:span><text:span text:style-name="hljs-built_5f_in">double</text:span><text:span text:style-name="hljs-function"> </text:span><text:span text:style-name="hljs-title">Perimeter</text:span><text:span text:style-name="hljs-function">()</text:span><text:span text:style-name="HTML_20_Code">; <text:s/></text:span><text:span text:style-name="hljs-comment">// Метод для вычисления периметра фигуры</text:span></text:p>
      <text:p text:style-name="P7" loext:marker-style-name="T1"><text:span text:style-name="HTML_20_Code"><text:span text:style-name="T1">}</text:span></text:span><text:span text:style-name="T1"/></text:p>
      <text:p text:style-name="P5" loext:marker-style-name="T1"><text:span text:style-name="HTML_20_Code"><text:span text:style-name="T1"/></text:span></text:p>
      <text:p text:style-name="P7"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Circle</text:span></text:span><text:span text:style-name="HTML_20_Code"><text:span text:style-name="T1"> : </text:span></text:span><text:span text:style-name="hljs-title"><text:span text:style-name="T1">IShape</text:span></text:span></text:p>
      <text:p text:style-name="P7" loext:marker-style-name="T1"><text:span text:style-name="HTML_20_Code"><text:span text:style-name="T1">{</text:span></text:span><text:span text:style-name="T1"/></text:p>
      <text:p text:style-name="P7" loext:marker-style-name="T1"><text:span text:style-name="HTML_20_Code"><text:span text:style-name="T1"><text:s text:c="4"/></text:span></text:span><text:span text:style-name="hljs-keyword"><text:span text:style-name="T1">private</text:span></text:span><text:span text:style-name="HTML_20_Code"><text:span text:style-name="T1"> </text:span></text:span><text:span text:style-name="hljs-built_5f_in"><text:span text:style-name="T1">double</text:span></text:span><text:span text:style-name="HTML_20_Code"><text:span text:style-name="T1"> _radius;</text:span></text:span></text:p>
      <text:p text:style-name="P5" loext:marker-style-name="T1"><text:span text:style-name="HTML_20_Code"><text:span text:style-name="T1"/></text:span></text:p>
      <text:p text:style-name="P7"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title"><text:span text:style-name="T1">Circle</text:span></text:span><text:span text:style-name="hljs-function"><text:span text:style-name="T1">(</text:span></text:span><text:span text:style-name="hljs-built_5f_in"><text:span text:style-name="T1">double</text:span></text:span><text:span text:style-name="hljs-params"><text:span text:style-name="T1"> radius</text:span></text:span><text:span text:style-name="hljs-function"><text:span text:style-name="T1">)</text:span></text:span></text:p>
      <text:p text:style-name="P7" loext:marker-style-name="T1"><text:span text:style-name="HTML_20_Code"><text:span text:style-name="T1"><text:s text:c="4"/>{</text:span></text:span><text:span text:style-name="T1"/></text:p>
      <text:p text:style-name="P7" loext:marker-style-name="T1"><text:span text:style-name="HTML_20_Code"><text:span text:style-name="T1"><text:s text:c="8"/>_radius = radius;</text:span></text:span><text:span text:style-name="T1"/></text:p>
      <text:p text:style-name="P7" loext:marker-style-name="T1"><text:span text:style-name="HTML_20_Code"><text:span text:style-name="T1"><text:s text:c="4"/>}</text:span></text:span><text:span text:style-name="T1"/></text:p>
      <text:p text:style-name="P5" loext:marker-style-name="T1"><text:span text:style-name="HTML_20_Code"><text:span text:style-name="T1"/></text:span></text:p>
      <text:p text:style-name="P7"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built_5f_in"><text:span text:style-name="T1">double</text:span></text:span><text:span text:style-name="hljs-function"><text:span text:style-name="T1"> </text:span></text:span><text:span text:style-name="hljs-title"><text:span text:style-name="T1">Area</text:span></text:span><text:span text:style-name="hljs-function"><text:span text:style-name="T1">()</text:span></text:span></text:p>
      <text:p text:style-name="P7" loext:marker-style-name="T1"><text:span text:style-name="HTML_20_Code"><text:span text:style-name="T1"><text:s text:c="4"/>{</text:span></text:span><text:span text:style-name="T1"/></text:p>
      <text:p text:style-name="P7" loext:marker-style-name="T1"><text:span text:style-name="HTML_20_Code"><text:span text:style-name="T1"><text:s text:c="8"/></text:span></text:span><text:span text:style-name="hljs-keyword"><text:span text:style-name="T1">return</text:span></text:span><text:span text:style-name="HTML_20_Code"><text:span text:style-name="T1"> Math.PI * _radius * _radius;</text:span></text:span></text:p>
      <text:p text:style-name="P7" loext:marker-style-name="T1"><text:span text:style-name="HTML_20_Code"><text:span text:style-name="T1"><text:s text:c="4"/>}</text:span></text:span><text:span text:style-name="T1"/></text:p>
      <text:p text:style-name="P5" loext:marker-style-name="T1"><text:span text:style-name="HTML_20_Code"><text:span text:style-name="T1"/></text:span></text:p>
      <text:p text:style-name="P7"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built_5f_in"><text:span text:style-name="T1">double</text:span></text:span><text:span text:style-name="hljs-function"><text:span text:style-name="T1"> </text:span></text:span><text:span text:style-name="hljs-title"><text:span text:style-name="T1">Perimeter</text:span></text:span><text:span text:style-name="hljs-function"><text:span text:style-name="T1">()</text:span></text:span></text:p>
      <text:p text:style-name="P7" loext:marker-style-name="T1"><text:span text:style-name="HTML_20_Code"><text:span text:style-name="T1"><text:s text:c="4"/>{</text:span></text:span><text:span text:style-name="T1"/></text:p>
      <text:p text:style-name="P7" loext:marker-style-name="T1"><text:soft-page-break/><text:span text:style-name="HTML_20_Code"><text:span text:style-name="T1"><text:s text:c="8"/></text:span></text:span><text:span text:style-name="hljs-keyword"><text:span text:style-name="T1">return</text:span></text:span><text:span text:style-name="HTML_20_Code"><text:span text:style-name="T1"> </text:span></text:span><text:span text:style-name="hljs-number"><text:span text:style-name="T1">2</text:span></text:span><text:span text:style-name="HTML_20_Code"><text:span text:style-name="T1"> * Math.PI * _radius;</text:span></text:span></text:p>
      <text:p text:style-name="P7" loext:marker-style-name="T1"><text:span text:style-name="HTML_20_Code"><text:span text:style-name="T1"><text:s text:c="4"/>}</text:span></text:span><text:span text:style-name="T1"/></text:p>
      <text:p text:style-name="P7" loext:marker-style-name="T1"><text:span text:style-name="HTML_20_Code"><text:span text:style-name="T1">}</text:span></text:span><text:span text:style-name="T1"/></text:p>
      <text:p text:style-name="P5" loext:marker-style-name="T1"><text:span text:style-name="HTML_20_Code"><text:span text:style-name="T1"/></text:span></text:p>
      <text:p text:style-name="P7"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Rectangle</text:span></text:span><text:span text:style-name="HTML_20_Code"><text:span text:style-name="T1"> : </text:span></text:span><text:span text:style-name="hljs-title"><text:span text:style-name="T1">IShape</text:span></text:span></text:p>
      <text:p text:style-name="P7" loext:marker-style-name="T1"><text:span text:style-name="HTML_20_Code"><text:span text:style-name="T1">{</text:span></text:span><text:span text:style-name="T1"/></text:p>
      <text:p text:style-name="P7" loext:marker-style-name="T1"><text:span text:style-name="HTML_20_Code"><text:span text:style-name="T1"><text:s text:c="4"/></text:span></text:span><text:span text:style-name="hljs-keyword"><text:span text:style-name="T1">private</text:span></text:span><text:span text:style-name="HTML_20_Code"><text:span text:style-name="T1"> </text:span></text:span><text:span text:style-name="hljs-built_5f_in"><text:span text:style-name="T1">double</text:span></text:span><text:span text:style-name="HTML_20_Code"><text:span text:style-name="T1"> _length;</text:span></text:span></text:p>
      <text:p text:style-name="P7" loext:marker-style-name="T1"><text:span text:style-name="HTML_20_Code"><text:span text:style-name="T1"><text:s text:c="4"/></text:span></text:span><text:span text:style-name="hljs-keyword"><text:span text:style-name="T1">private</text:span></text:span><text:span text:style-name="HTML_20_Code"><text:span text:style-name="T1"> </text:span></text:span><text:span text:style-name="hljs-built_5f_in"><text:span text:style-name="T1">double</text:span></text:span><text:span text:style-name="HTML_20_Code"><text:span text:style-name="T1"> _width;</text:span></text:span></text:p>
      <text:p text:style-name="P5" loext:marker-style-name="T1"><text:span text:style-name="HTML_20_Code"><text:span text:style-name="T1"/></text:span></text:p>
      <text:p text:style-name="P7"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title"><text:span text:style-name="T1">Rectangle</text:span></text:span><text:span text:style-name="hljs-function"><text:span text:style-name="T1">(</text:span></text:span><text:span text:style-name="hljs-built_5f_in"><text:span text:style-name="T1">double</text:span></text:span><text:span text:style-name="hljs-params"><text:span text:style-name="T1"> length, </text:span></text:span><text:span text:style-name="hljs-built_5f_in"><text:span text:style-name="T1">double</text:span></text:span><text:span text:style-name="hljs-params"><text:span text:style-name="T1"> width</text:span></text:span><text:span text:style-name="hljs-function"><text:span text:style-name="T1">)</text:span></text:span></text:p>
      <text:p text:style-name="P7" loext:marker-style-name="T1"><text:span text:style-name="HTML_20_Code"><text:span text:style-name="T1"><text:s text:c="4"/>{</text:span></text:span><text:span text:style-name="T1"/></text:p>
      <text:p text:style-name="P7" loext:marker-style-name="T1"><text:span text:style-name="HTML_20_Code"><text:span text:style-name="T1"><text:s text:c="8"/>_length = length;</text:span></text:span><text:span text:style-name="T1"/></text:p>
      <text:p text:style-name="P7" loext:marker-style-name="T1"><text:span text:style-name="HTML_20_Code"><text:span text:style-name="T1"><text:s text:c="8"/>_width = width;</text:span></text:span><text:span text:style-name="T1"/></text:p>
      <text:p text:style-name="P7" loext:marker-style-name="T1"><text:span text:style-name="HTML_20_Code"><text:span text:style-name="T1"><text:s text:c="4"/>}</text:span></text:span><text:span text:style-name="T1"/></text:p>
      <text:p text:style-name="P5" loext:marker-style-name="T1"><text:span text:style-name="HTML_20_Code"><text:span text:style-name="T1"/></text:span></text:p>
      <text:p text:style-name="P7"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built_5f_in"><text:span text:style-name="T1">double</text:span></text:span><text:span text:style-name="hljs-function"><text:span text:style-name="T1"> </text:span></text:span><text:span text:style-name="hljs-title"><text:span text:style-name="T1">Area</text:span></text:span><text:span text:style-name="hljs-function"><text:span text:style-name="T1">()</text:span></text:span></text:p>
      <text:p text:style-name="P7" loext:marker-style-name="T1"><text:span text:style-name="HTML_20_Code"><text:span text:style-name="T1"><text:s text:c="4"/>{</text:span></text:span><text:span text:style-name="T1"/></text:p>
      <text:p text:style-name="P7" loext:marker-style-name="T1"><text:span text:style-name="HTML_20_Code"><text:span text:style-name="T1"><text:s text:c="8"/></text:span></text:span><text:span text:style-name="hljs-keyword"><text:span text:style-name="T1">return</text:span></text:span><text:span text:style-name="HTML_20_Code"><text:span text:style-name="T1"> _length * _width;</text:span></text:span></text:p>
      <text:p text:style-name="P7" loext:marker-style-name="T1"><text:span text:style-name="HTML_20_Code"><text:span text:style-name="T1"><text:s text:c="4"/>}</text:span></text:span><text:span text:style-name="T1"/></text:p>
      <text:p text:style-name="P5" loext:marker-style-name="T1"><text:span text:style-name="HTML_20_Code"><text:span text:style-name="T1"/></text:span></text:p>
      <text:p text:style-name="P7"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built_5f_in"><text:span text:style-name="T1">double</text:span></text:span><text:span text:style-name="hljs-function"><text:span text:style-name="T1"> </text:span></text:span><text:span text:style-name="hljs-title"><text:span text:style-name="T1">Perimeter</text:span></text:span><text:span text:style-name="hljs-function"><text:span text:style-name="T1">()</text:span></text:span></text:p>
      <text:p text:style-name="P7" loext:marker-style-name="HTML Code"><text:span text:style-name="HTML_20_Code"><text:span text:style-name="T1"><text:s text:c="4"/></text:span></text:span><text:span text:style-name="HTML_20_Code">{</text:span></text:p>
      <text:p text:style-name="P7" loext:marker-style-name="HTML Code"><text:span text:style-name="HTML_20_Code"><text:s text:c="8"/></text:span><text:span text:style-name="hljs-keyword">return</text:span><text:span text:style-name="HTML_20_Code"> </text:span><text:span text:style-name="hljs-number">2</text:span><text:span text:style-name="HTML_20_Code"> * (_length + _width);</text:span></text:p>
      <text:p text:style-name="P7" loext:marker-style-name="HTML Code"><text:span text:style-name="HTML_20_Code"><text:s text:c="4"/>}</text:span></text:p>
      <text:p text:style-name="P7" loext:marker-style-name="HTML Code"><text:span text:style-name="HTML_20_Code">}</text:span></text:p>
      <text:h text:style-name="P11" text:outline-level="3">Интерфейсные ссылки</text:h>
      <text:p text:style-name="P43">Интерфейсные ссылки позволяют работать с объектами через их интерфейсы, что способствует более гибкой и расширяемой архитектуре программы.</text:p>
      <text:p text:style-name="P7"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Program</text:span></text:span></text:p>
      <text:p text:style-name="P7" loext:marker-style-name="T1"><text:span text:style-name="HTML_20_Code"><text:span text:style-name="T1">{</text:span></text:span><text:span text:style-name="T1"/></text:p>
      <text:p text:style-name="P7"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ain</text:span></text:span><text:span text:style-name="hljs-function"><text:span text:style-name="T1">()</text:span></text:span></text:p>
      <text:p text:style-name="P7" loext:marker-style-name="T1"><text:span text:style-name="HTML_20_Code"><text:span text:style-name="T1"><text:s text:c="4"/>{</text:span></text:span><text:span text:style-name="T1"/></text:p>
      <text:p text:style-name="P7" loext:marker-style-name="T1"><text:span text:style-name="HTML_20_Code"><text:span text:style-name="T1"><text:s text:c="8"/>IShape circle = </text:span></text:span><text:span text:style-name="hljs-keyword"><text:span text:style-name="T1">new</text:span></text:span><text:span text:style-name="HTML_20_Code"><text:span text:style-name="T1"> Circle(</text:span></text:span><text:span text:style-name="hljs-number"><text:span text:style-name="T1">5</text:span></text:span><text:span text:style-name="HTML_20_Code"><text:span text:style-name="T1">);</text:span></text:span></text:p>
      <text:p text:style-name="P7" loext:marker-style-name="T1"><text:span text:style-name="HTML_20_Code"><text:span text:style-name="T1"><text:s text:c="8"/>IShape rectangle = </text:span></text:span><text:span text:style-name="hljs-keyword"><text:span text:style-name="T1">new</text:span></text:span><text:span text:style-name="HTML_20_Code"><text:span text:style-name="T1"> Rectangle(</text:span></text:span><text:span text:style-name="hljs-number"><text:span text:style-name="T1">4</text:span></text:span><text:span text:style-name="HTML_20_Code"><text:span text:style-name="T1">, </text:span></text:span><text:span text:style-name="hljs-number"><text:span text:style-name="T1">6</text:span></text:span><text:span text:style-name="HTML_20_Code"><text:span text:style-name="T1">);</text:span></text:span></text:p>
      <text:p text:style-name="P5" loext:marker-style-name="T1"><text:span text:style-name="HTML_20_Code"><text:span text:style-name="T1"/></text:span></text:p>
      <text:p text:style-name="P7" loext:marker-style-name="T1"><text:span text:style-name="HTML_20_Code"><text:span text:style-name="T1"><text:s text:c="8"/>PrintShapeDetails(circle);</text:span></text:span><text:span text:style-name="T1"/></text:p>
      <text:p text:style-name="P7" loext:marker-style-name="T1"><text:span text:style-name="HTML_20_Code"><text:span text:style-name="T1"><text:s text:c="8"/>PrintShapeDetails(rectangle);</text:span></text:span><text:span text:style-name="T1"/></text:p>
      <text:p text:style-name="P7" loext:marker-style-name="T1"><text:span text:style-name="HTML_20_Code"><text:span text:style-name="T1"><text:s text:c="4"/>}</text:span></text:span><text:span text:style-name="T1"/></text:p>
      <text:p text:style-name="P5" loext:marker-style-name="T1"><text:span text:style-name="HTML_20_Code"><text:span text:style-name="T1"/></text:span></text:p>
      <text:p text:style-name="P7"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PrintShapeDetails</text:span></text:span><text:span text:style-name="hljs-function"><text:span text:style-name="T1">(</text:span></text:span><text:span text:style-name="hljs-params"><text:span text:style-name="T1">IShape shape</text:span></text:span><text:span text:style-name="hljs-function"><text:span text:style-name="T1">)</text:span></text:span></text:p>
      <text:p text:style-name="P7" loext:marker-style-name="T1"><text:span text:style-name="HTML_20_Code"><text:span text:style-name="T1"><text:s text:c="4"/>{</text:span></text:span><text:span text:style-name="T1"/></text:p>
      <text:p text:style-name="P7" loext:marker-style-name="T1"><text:span text:style-name="HTML_20_Code"><text:span text:style-name="T1"><text:s text:c="8"/>Console.WriteLine(</text:span></text:span><text:span text:style-name="hljs-string"><text:span text:style-name="T1">$"Area: </text:span></text:span><text:span text:style-name="hljs-subst"><text:span text:style-name="T1">{shape.Area()}</text:span></text:span><text:span text:style-name="hljs-string"><text:span text:style-name="T1">, Perimeter: </text:span></text:span><text:span text:style-name="hljs-subst"><text:span text:style-name="T1">{shape.Perimeter()}</text:span></text:span><text:span text:style-name="hljs-string"><text:span text:style-name="T1">"</text:span></text:span><text:span text:style-name="HTML_20_Code"><text:span text:style-name="T1">);</text:span></text:span></text:p>
      <text:p text:style-name="P7" loext:marker-style-name="HTML Code"><text:span text:style-name="HTML_20_Code"><text:span text:style-name="T1"><text:s text:c="4"/></text:span></text:span><text:span text:style-name="HTML_20_Code">}</text:span></text:p>
      <text:p text:style-name="P7"><text:span text:style-name="HTML_20_Code">}</text:span></text:p>
      <text:p text:style-name="List_20_Paragraph" loext:marker-style-name="T27"><text:span text:style-name="T24">E</text:span><text:span text:style-name="T27">pendency </text:span><text:span text:style-name="T24">I</text:span><text:span text:style-name="T27">njection (DI) или внедрение зависимостей представляет механизм, который позволяет сделать компоненты программы слабосвязанными, а всю программу в целом более гибкой, более адаптируемой и расширяемой.</text:span></text:p>
      <text:p text:style-name="List_20_Paragraph" loext:marker-style-name="T27"><text:span text:style-name="T27">В центре подобного механизма находится понятие зависимость - некоторая сущность, от которой зависит другая сущность.</text:span><text:span text:style-name="T27"/></text:p>
      <text:p text:style-name="P20" loext:marker-style-name="T27"/>
      <table:table table:name="Таблица1" table:style-name="Таблица1">
        <table:table-column table:style-name="Таблица1.A"/>
        <table:table-row table:style-name="Таблица1.1">
          <table:table-cell table:style-name="Таблица1.A1" office:value-type="string">
            <text:p text:style-name="P179" loext:marker-style-name="T6"><text:span text:style-name="T28">var logger = new</text:span><text:span text:style-name="T6"> </text:span><text:span text:style-name="T28">Logger(new</text:span><text:span text:style-name="T6"> </text:span><text:span text:style-name="T28">SimpleLogService());</text:span></text:p>
            <text:p text:style-name="P179" loext:marker-style-name="T6"><text:span text:style-name="T28">logger.Log("Hello METANIT.COM");</text:span><text:span text:style-name="T51"/></text:p>
            <text:p text:style-name="P179" loext:marker-style-name="T6"><text:soft-page-break/><text:span text:style-name="T6"> </text:span><text:span text:style-name="T6"/></text:p>
            <text:p text:style-name="P179" loext:marker-style-name="T6"><text:span text:style-name="T28">logger = new</text:span><text:span text:style-name="T6"> </text:span><text:span text:style-name="T28">Logger(new</text:span><text:span text:style-name="T6"> </text:span><text:span text:style-name="T28">GreenLogService());</text:span></text:p>
            <text:p text:style-name="P179" loext:marker-style-name="T6"><text:span text:style-name="T28">logger.Log("Hello METANIT.COM");</text:span><text:span text:style-name="T51"/></text:p>
            <text:p text:style-name="P179" loext:marker-style-name="T6"><text:span text:style-name="T6"> </text:span><text:span text:style-name="T6"/></text:p>
            <text:p text:style-name="P179" loext:marker-style-name="T6"><text:span text:style-name="T28">interface</text:span><text:span text:style-name="T6"> </text:span><text:span text:style-name="T28">ILogService</text:span></text:p>
            <text:p text:style-name="P179" loext:marker-style-name="T6"><text:span text:style-name="T28">{</text:span><text:span text:style-name="T51"/></text:p>
            <text:p text:style-name="P179" loext:marker-style-name="T6"><text:span text:style-name="T28">    void</text:span><text:span text:style-name="T6"> </text:span><text:span text:style-name="T28">Write(string</text:span><text:span text:style-name="T6"> </text:span><text:span text:style-name="T28">message);</text:span></text:p>
            <text:p text:style-name="P179" loext:marker-style-name="T6"><text:span text:style-name="T28">}</text:span><text:span text:style-name="T51"/></text:p>
            <text:p text:style-name="P179" loext:marker-style-name="T6"><text:span text:style-name="T28">// </text:span><text:span text:style-name="T29">простой</text:span><text:span text:style-name="T28"> </text:span><text:span text:style-name="T29">вывод</text:span><text:span text:style-name="T28"> </text:span><text:span text:style-name="T29">на</text:span><text:span text:style-name="T28"> </text:span><text:span text:style-name="T29">консоль</text:span></text:p>
            <text:p text:style-name="P179" loext:marker-style-name="T6"><text:span text:style-name="T28">class</text:span><text:span text:style-name="T6"> </text:span><text:span text:style-name="T28">SimpleLogService : ILogService</text:span></text:p>
            <text:p text:style-name="P179" loext:marker-style-name="T6"><text:span text:style-name="T28">{</text:span><text:span text:style-name="T51"/></text:p>
            <text:p text:style-name="P179" loext:marker-style-name="T6"><text:span text:style-name="T28">    public</text:span><text:span text:style-name="T6"> </text:span><text:span text:style-name="T28">void</text:span><text:span text:style-name="T6"> </text:span><text:span text:style-name="T28">Write(string</text:span><text:span text:style-name="T6"> </text:span><text:span text:style-name="T28">message) =&gt; Console.WriteLine(message);</text:span></text:p>
            <text:p text:style-name="P179" loext:marker-style-name="T17"><text:span text:style-name="T29">}</text:span><text:span text:style-name="T52"/></text:p>
            <text:p text:style-name="P179" loext:marker-style-name="T17"><text:span text:style-name="T29">// сервис, который выводит сообщение зеленым цветом</text:span><text:span text:style-name="T52"/></text:p>
            <text:p text:style-name="P179" loext:marker-style-name="T6"><text:span text:style-name="T28">class</text:span><text:span text:style-name="T6"> </text:span><text:span text:style-name="T28">GreenLogService : ILogService</text:span></text:p>
            <text:p text:style-name="P179" loext:marker-style-name="T6"><text:span text:style-name="T28">{</text:span><text:span text:style-name="T51"/></text:p>
            <text:p text:style-name="P179" loext:marker-style-name="T6"><text:span text:style-name="T28">    public</text:span><text:span text:style-name="T6"> </text:span><text:span text:style-name="T28">void</text:span><text:span text:style-name="T6"> </text:span><text:span text:style-name="T28">Write(string</text:span><text:span text:style-name="T6"> </text:span><text:span text:style-name="T28">message)</text:span></text:p>
            <text:p text:style-name="P179" loext:marker-style-name="T6"><text:span text:style-name="T28">    {</text:span><text:span text:style-name="T51"/></text:p>
            <text:p text:style-name="P179" loext:marker-style-name="T6"><text:span text:style-name="T28">        var defaultColor = Console.ForegroundColor;</text:span><text:span text:style-name="T51"/></text:p>
            <text:p text:style-name="P179" loext:marker-style-name="T6"><text:span text:style-name="T28">        Console.ForegroundColor = ConsoleColor.DarkGreen;</text:span><text:span text:style-name="T51"/></text:p>
            <text:p text:style-name="P179" loext:marker-style-name="T6"><text:span text:style-name="T28">        Console.WriteLine(message);</text:span><text:span text:style-name="T51"/></text:p>
            <text:p text:style-name="P179" loext:marker-style-name="T6"><text:span text:style-name="T28">        Console.ForegroundColor = defaultColor;</text:span><text:span text:style-name="T51"/></text:p>
            <text:p text:style-name="P179" loext:marker-style-name="T6"><text:span text:style-name="T28">    }</text:span><text:span text:style-name="T51"/></text:p>
            <text:p text:style-name="P179" loext:marker-style-name="T6"><text:span text:style-name="T28">}</text:span><text:span text:style-name="T51"/></text:p>
            <text:p text:style-name="P179" loext:marker-style-name="T6"><text:span text:style-name="T28">class</text:span><text:span text:style-name="T6"> </text:span><text:span text:style-name="T28">Logger</text:span></text:p>
            <text:p text:style-name="P179" loext:marker-style-name="T6"><text:span text:style-name="T28">{</text:span><text:span text:style-name="T51"/></text:p>
            <text:p text:style-name="P179" loext:marker-style-name="T6"><text:span text:style-name="T28">    ILogService logService;</text:span><text:span text:style-name="T51"/></text:p>
            <text:p text:style-name="P179" loext:marker-style-name="T6"><text:span text:style-name="T28">    public</text:span><text:span text:style-name="T6"> </text:span><text:span text:style-name="T28">Logger(ILogService logService) =&gt; this.logService = logService;</text:span></text:p>
            <text:p text:style-name="P179" loext:marker-style-name="T6"><text:span text:style-name="T28">    public</text:span><text:span text:style-name="T6"> </text:span><text:span text:style-name="T28">void</text:span><text:span text:style-name="T6"> </text:span><text:span text:style-name="T28">Log(string</text:span><text:span text:style-name="T6"> </text:span><text:span text:style-name="T28">message) =&gt;logService.Write($"{DateTime.Now}  {message}");</text:span></text:p>
            <text:p text:style-name="P179" loext:marker-style-name="T17"><text:span text:style-name="T29">}</text:span><text:span text:style-name="T52"/></text:p>
          </table:table-cell>
        </table:table-row>
      </table:table>
      <text:p text:style-name="P63" loext:marker-style-name="T41"><text:span text:style-name="T41">Теперь класс Logger не зависит от конкретной реализации класса SimpleLogService - это может быть любая реализация интерфейса ILogService. Кроме того, создание сервиса логгера выносится во внешний код. Класс Logger больше ничего не знает о сервисе кроме того, что у него есть метод Write, который позволяет логгировать сообщение куда-то каким-то образом.</text:span><text:span text:style-name="T41"/></text:p>
      <text:p text:style-name="P31" loext:marker-style-name="T42"><text:span text:style-name="T42">ля упрощения управления зависимостями нередко используются специальные контейнеры - IoC-контейнеры (Inversion of Control). Такие контейнеры позволяют устанавливать зависимости между абстракциями и конкретными объектами и, как правило, управляют созданием этих объектов. Преимуществом .NET является то, что фреймворк имеет встроенный контейнер внедрения зависимостей, который представлен интерфейсом </text:span><text:span text:style-name="b"><text:span text:style-name="T43">IServiceProvider</text:span></text:span><text:span text:style-name="T42">. А сами зависимости еще называются сервисами, собственно поэтому контейнер можно назвать </text:span><text:span text:style-name="b"><text:span text:style-name="T43">провайдером сервисов</text:span></text:span><text:span text:style-name="T42">. Этот контейнер отвечает за сопоставление зависимостей с конкретными типами и за внедрение зависимостей в различные объекты.</text:span></text:p>
      <text:p text:style-name="P31" loext:marker-style-name="T42"><text:soft-page-break/><text:span text:style-name="T42">Вся основная функциональность внедрения зависимостей в .NET расположена в пакете </text:span><text:span text:style-name="b"><text:span text:style-name="T43">Microsoft.Extensions.DependencyInjection</text:span></text:span><text:span text:style-name="T42">. Стоит отметить, что в проект консольного приложения, а также в ряд других типов проектов этот пакет по умолчанию НЕ установлен. Поэтому нам надо предварительно установить через Nuget данный пакет.</text:span></text:p>
      <text:list xml:id="list25113059905949" text:continue-numbering="true" text:style-name="WWNum1">
        <text:list-item>
          <text:p text:style-name="P12" loext:marker-style-name="T23"><text:span text:style-name="T26">Универсальные шаблоны/</text:span><text:span text:style-name="T23">Generic</text:span><text:span text:style-name="T26">/Обобщения. Определение классов, содержащих универсальные шаблоны, и объявление переменных типов данных классов. </text:span><text:span text:style-name="T23">Отличия от механизма boxing\unboxing</text:span></text:p>
        </text:list-item>
      </text:list>
      <text:p text:style-name="List_20_Paragraph" loext:marker-style-name="T27"><text:span text:style-name="T27">Универсальные шаблоны, также известные как обобщения или generics, позволяют создавать классы, структуры, интерфейсы и методы, которые могут работать с любым типом данных. В C# они объявляются с использованием ключевого слова T или любой другой буквы, их представляющей. </text:span><text:span text:style-name="T27"/></text:p>
      <text:p text:style-name="P179" loext:marker-style-name="T36"><text:span text:style-name="T34">class</text:span><text:span text:style-name="T36"> </text:span><text:span text:style-name="T34">Person&lt;T&gt;</text:span></text:p>
      <text:p text:style-name="P179" loext:marker-style-name="T36"><text:span text:style-name="T34">{</text:span><text:span text:style-name="T36"/></text:p>
      <text:p text:style-name="P179" loext:marker-style-name="T36"><text:span text:style-name="T34">    public</text:span><text:span text:style-name="T36"> </text:span><text:span text:style-name="T34">static</text:span><text:span text:style-name="T36"> </text:span><text:span text:style-name="T34">T? code;</text:span></text:p>
      <text:p text:style-name="P179" loext:marker-style-name="T36"><text:span text:style-name="T34">    public</text:span><text:span text:style-name="T36"> </text:span><text:span text:style-name="T34">T Id { get; set; }</text:span></text:p>
      <text:p text:style-name="P179" loext:marker-style-name="T36"><text:span text:style-name="T34">    public</text:span><text:span text:style-name="T36"> </text:span><text:span text:style-name="T34">string</text:span><text:span text:style-name="T36"> </text:span><text:span text:style-name="T34">Name { get; set; }</text:span></text:p>
      <text:p text:style-name="P179" loext:marker-style-name="T36"><text:span text:style-name="T34">    public</text:span><text:span text:style-name="T36"> </text:span><text:span text:style-name="T34">Person(T id, string</text:span><text:span text:style-name="T36"> </text:span><text:span text:style-name="T34">name)</text:span></text:p>
      <text:p text:style-name="P179" loext:marker-style-name="T36"><text:span text:style-name="T34">    {</text:span><text:span text:style-name="T36"/></text:p>
      <text:p text:style-name="P179" loext:marker-style-name="T36"><text:span text:style-name="T34">        Id = id; </text:span><text:span text:style-name="T36"/></text:p>
      <text:p text:style-name="P179" loext:marker-style-name="T36"><text:span text:style-name="T34">        Name = name;</text:span><text:span text:style-name="T36"/></text:p>
      <text:p text:style-name="P179" loext:marker-style-name="T36"><text:span text:style-name="T34">    }</text:span><text:span text:style-name="T36"/></text:p>
      <text:p text:style-name="P179" loext:marker-style-name="T36"><text:span text:style-name="T34">}</text:span><text:span text:style-name="T36"/></text:p>
      <text:p text:style-name="P25" loext:marker-style-name="T1"/>
      <text:p text:style-name="P179" loext:marker-style-name="T36"><text:span text:style-name="T34">Person&lt;int&gt; tom = new</text:span><text:span text:style-name="T36"> </text:span><text:span text:style-name="T34">Person&lt;int&gt;(546, "Tom");</text:span></text:p>
      <text:p text:style-name="P179" loext:marker-style-name="T36"><text:span text:style-name="T34">Person&lt;int&gt;.code = 1234;</text:span><text:span text:style-name="T36"/></text:p>
      <text:p text:style-name="P25" loext:marker-style-name="T1"/>
      <text:p text:style-name="List_20_Paragraph" loext:marker-style-name="T1">Обобщённые<text:span text:style-name="T1"> </text:span>методы<text:span text:style-name="T1"> </text:span></text:p>
      <text:p text:style-name="P179" loext:marker-style-name="T36"><text:span text:style-name="T34">int</text:span><text:span text:style-name="T36"> </text:span><text:span text:style-name="T34">x = 7;</text:span></text:p>
      <text:p text:style-name="P179" loext:marker-style-name="T36"><text:span text:style-name="T34">int</text:span><text:span text:style-name="T36"> </text:span><text:span text:style-name="T34">y = 25;</text:span></text:p>
      <text:p text:style-name="P179" loext:marker-style-name="T36"><text:span text:style-name="T34">Swap&lt;int&gt;(ref</text:span><text:span text:style-name="T36"> </text:span><text:span text:style-name="T34">x, ref</text:span><text:span text:style-name="T36"> </text:span><text:span text:style-name="T34">y); // </text:span><text:span text:style-name="T35">или</text:span><text:span text:style-name="T34"> </text:span><text:span text:style-name="T35">так</text:span><text:span text:style-name="T34"> Swap(ref x, ref y);</text:span></text:p>
      <text:p text:style-name="P179" loext:marker-style-name="T36"><text:span text:style-name="T34">Console.WriteLine($"x={x}    y={y}");   // x=25   y=7</text:span><text:span text:style-name="T36"/></text:p>
      <text:p text:style-name="P179" loext:marker-style-name="T36"><text:span text:style-name="T36"> </text:span><text:span text:style-name="T36"/></text:p>
      <text:p text:style-name="P179" loext:marker-style-name="T36"><text:span text:style-name="T34">string</text:span><text:span text:style-name="T36"> </text:span><text:span text:style-name="T34">s1 = "hello";</text:span></text:p>
      <text:p text:style-name="P179" loext:marker-style-name="T36"><text:span text:style-name="T34">string</text:span><text:span text:style-name="T36"> </text:span><text:span text:style-name="T34">s2 = "bye";</text:span></text:p>
      <text:p text:style-name="P179" loext:marker-style-name="T36"><text:span text:style-name="T34">Swap&lt;string&gt;(ref</text:span><text:span text:style-name="T36"> </text:span><text:span text:style-name="T34">s1, ref</text:span><text:span text:style-name="T36"> </text:span><text:span text:style-name="T34">s2); // </text:span><text:span text:style-name="T35">или</text:span><text:span text:style-name="T34"> </text:span><text:span text:style-name="T35">так</text:span><text:span text:style-name="T34"> Swap(ref s1, ref s2);</text:span></text:p>
      <text:p text:style-name="P179" loext:marker-style-name="T36"><text:span text:style-name="T34">Console.WriteLine($"s1={s1}    s2={s2}"); // s1=bye   s2=hello</text:span><text:span text:style-name="T36"/></text:p>
      <text:p text:style-name="P179" loext:marker-style-name="T36"><text:span text:style-name="T36"> </text:span><text:span text:style-name="T36"/></text:p>
      <text:p text:style-name="P179" loext:marker-style-name="T36"><text:span text:style-name="T34">void</text:span><text:span text:style-name="T36"> </text:span><text:span text:style-name="T34">Swap&lt;T&gt;(ref</text:span><text:span text:style-name="T36"> </text:span><text:span text:style-name="T34">T x, ref</text:span><text:span text:style-name="T36"> </text:span><text:span text:style-name="T34">T y)</text:span></text:p>
      <text:p text:style-name="P179" loext:marker-style-name="T36"><text:span text:style-name="T34">{</text:span><text:span text:style-name="T36"/></text:p>
      <text:p text:style-name="P179" loext:marker-style-name="T36"><text:soft-page-break/><text:span text:style-name="T34">    T temp = x;</text:span><text:span text:style-name="T36"/></text:p>
      <text:p text:style-name="P179" loext:marker-style-name="T36"><text:span text:style-name="T34">    x = y;</text:span><text:span text:style-name="T36"/></text:p>
      <text:p text:style-name="P179" loext:marker-style-name="T36"><text:span text:style-name="T34">    y = temp;</text:span><text:span text:style-name="T36"/></text:p>
      <text:p text:style-name="P179" loext:marker-style-name="T35"><text:span text:style-name="T35">}</text:span><text:span text:style-name="T35"/></text:p>
      <text:h text:style-name="P9" text:outline-level="3">Преобразование между значимыми и ссылочными типами</text:h>
      <text:list text:style-name="WWNum13">
        <text:list-item>
          <text:p text:style-name="P44"><text:span text:style-name="Strong_20_Emphasis">Упаковка (Boxing)</text:span></text:p>
          <text:list>
            <text:list-item>
              <text:p text:style-name="P45">Преобразование значимого типа в ссылочный тип (объект).</text:p>
            </text:list-item>
          </text:list>
        </text:list-item>
      </text:list>
      <text:p text:style-name="P1" loext:marker-style-name="T1"><text:span text:style-name="hljs-built_5f_in"><text:span text:style-name="T1">int</text:span></text:span><text:span text:style-name="HTML_20_Code"><text:span text:style-name="T1"> num = </text:span></text:span><text:span text:style-name="hljs-number"><text:span text:style-name="T1">123</text:span></text:span><text:span text:style-name="HTML_20_Code"><text:span text:style-name="T1">;</text:span></text:span></text:p>
      <text:p text:style-name="P1" loext:marker-style-name="T1"><text:span text:style-name="hljs-built_5f_in"><text:span text:style-name="T1">object</text:span></text:span><text:span text:style-name="HTML_20_Code"><text:span text:style-name="T1"> obj = num; </text:span></text:span><text:span text:style-name="hljs-comment"><text:span text:style-name="T1">// </text:span></text:span><text:span text:style-name="hljs-comment">Упаковка</text:span><text:span text:style-name="hljs-comment"><text:span text:style-name="T1"> int </text:span></text:span><text:span text:style-name="hljs-comment">в</text:span><text:span text:style-name="hljs-comment"><text:span text:style-name="T1"> object</text:span></text:span></text:p>
      <text:list text:continue-numbering="true" text:style-name="WWNum13">
        <text:list-item>
          <text:p text:style-name="P44"><text:span text:style-name="Strong_20_Emphasis">Распаковка (Unboxing)</text:span></text:p>
          <text:list>
            <text:list-item>
              <text:p text:style-name="P45">Преобразование ссылочного типа обратно в значимый тип.</text:p>
            </text:list-item>
          </text:list>
        </text:list-item>
      </text:list>
      <text:p text:style-name="P1" loext:marker-style-name="T1"><text:span text:style-name="hljs-built_5f_in"><text:span text:style-name="T1">object</text:span></text:span><text:span text:style-name="HTML_20_Code"><text:span text:style-name="T1"> obj = </text:span></text:span><text:span text:style-name="hljs-number"><text:span text:style-name="T1">123</text:span></text:span><text:span text:style-name="HTML_20_Code"><text:span text:style-name="T1">;</text:span></text:span></text:p>
      <text:p text:style-name="P179" loext:marker-style-name="T1"><text:span text:style-name="hljs-built_5f_in"><text:span text:style-name="T1">int</text:span></text:span><text:span text:style-name="HTML_20_Code"><text:span text:style-name="T8"> num = (</text:span></text:span><text:span text:style-name="hljs-built_5f_in"><text:span text:style-name="T1">int</text:span></text:span><text:span text:style-name="HTML_20_Code"><text:span text:style-name="T8">)obj; </text:span></text:span><text:span text:style-name="hljs-comment"><text:span text:style-name="T1">// </text:span></text:span><text:span text:style-name="hljs-comment">Распаковка</text:span><text:span text:style-name="hljs-comment"><text:span text:style-name="T1"> object </text:span></text:span><text:span text:style-name="hljs-comment">в</text:span><text:span text:style-name="hljs-comment"><text:span text:style-name="T1"> int</text:span></text:span></text:p>
      <text:p text:style-name="List_20_Paragraph" loext:marker-style-name="T27"><text:span text:style-name="T27">Упаковка (boxing) предполагает преобразование объекта значимого типа (например, типа int) к типу object. При упаковке общеязыковая среда CLR обертывает значение в объект типа System.Object и сохраняет его в управляемой куче (хипе). Распаковка (unboxing), наоборот, предполагает преобразование объекта типа object к значимому типу. Упаковка и распаковка ведут к снижению производительности, так как системе надо осуществить необходимые преобразования.</text:span><text:span text:style-name="T27"/></text:p>
      <text:h text:style-name="P9" text:outline-level="3">Отличия от механизма boxing\unboxing</text:h>
      <text:list text:style-name="WWNum14">
        <text:list-item>
          <text:p text:style-name="P46"><text:span text:style-name="Strong_20_Emphasis">Обобщения</text:span> предоставляют типобезопасность на уровне компиляции, что позволяет избежать ошибок времени выполнения, связанных с неправильным приведением типов. В то время как <text:span text:style-name="Strong_20_Emphasis">boxing/unboxing</text:span> происходит во время выполнения программы и может привести к снижению производительности и непредсказуемому поведению.</text:p>
        </text:list-item>
        <text:list-item>
          <text:p text:style-name="P48"><text:span text:style-name="Strong_20_Emphasis">Обобщения</text:span> позволяют использовать любой тип данных, включая пользовательские типы (классы, структуры), а <text:span text:style-name="Strong_20_Emphasis">boxing/unboxing</text:span> работает только с типами значений (например, int, double).</text:p>
        </text:list-item>
        <text:list-item>
          <text:p text:style-name="P47">При использовании <text:span text:style-name="Strong_20_Emphasis">boxing/unboxing</text:span> данные упаковываются и распаковываются при каждом обращении, что может привести к потере производительности и возможным ошибкам. Обобщения же не требуют упаковки/распаковки, что делает их более эффективными.</text:p>
        </text:list-item>
      </text:list>
      <text:list xml:id="list25111885188850" text:continue-list="list25113059905949" text:style-name="WWNum1">
        <text:list-item>
          <text:p text:style-name="P12" loext:marker-style-name="T26"><text:span text:style-name="T25">Ограничения обобщений и их наследование.</text:span><text:span text:style-name="T26"/></text:p>
        </text:list-item>
      </text:list>
      <text:p text:style-name="P63" loext:marker-style-name="T17"><text:span text:style-name="T17">В C# ограничения обобщений используются для наложения ограничений на типы данных, которые могут использоваться в универсальных шаблонах (generics). Они позволяют задать условия, которым должен соответствовать тип данных, передаваемый в универсальный шаблон.</text:span><text:span text:style-name="T17"/></text:p>
      <text:h text:style-name="P62" text:outline-level="3" loext:marker-style-name="T10"><text:soft-page-break/><text:span text:style-name="T10">Виды ограничений обобщений:</text:span><text:span text:style-name="T10"/></text:h>
      <text:list text:style-name="WWNum15">
        <text:list-item>
          <text:p text:style-name="P78" loext:marker-style-name="T17"><text:span text:style-name="T13">Ограничение на базовый класс (class constraint)</text:span><text:span text:style-name="T17">: Указывает, что аргумент типа должен быть классом или классом, реализующим определенный интерфейс.</text:span></text:p>
        </text:list-item>
      </text:list>
      <text:p text:style-name="P73" loext:marker-style-name="T28"><text:span text:style-name="T28">public class MyClass&lt;T&gt; where T : MyClassBase</text:span><text:span text:style-name="T28"/></text:p>
      <text:list text:style-name="WWNum16">
        <text:list-item>
          <text:p text:style-name="P79" loext:marker-style-name="T17"><text:span text:style-name="T13">Ограничение на интерфейс (interface constraint)</text:span><text:span text:style-name="T17">: Требует, чтобы аргумент типа реализовывал указанный интерфейс.</text:span></text:p>
        </text:list-item>
      </text:list>
      <text:p text:style-name="P73" loext:marker-style-name="T28"><text:span text:style-name="T28">public class MyClass&lt;T&gt; where T : IMyInterface</text:span><text:span text:style-name="T28"/></text:p>
      <text:list text:style-name="WWNum17">
        <text:list-item>
          <text:p text:style-name="P80" loext:marker-style-name="T17"><text:span text:style-name="T13">Ограничение на конструктор (constructor constraint)</text:span><text:span text:style-name="T17">: Требует, чтобы аргумент типа имел публичный конструктор без параметров.</text:span></text:p>
        </text:list-item>
      </text:list>
      <text:p text:style-name="P73" loext:marker-style-name="T28"><text:span text:style-name="T28">public class MyClass&lt;T&gt; where T : new()</text:span><text:span text:style-name="T28"/></text:p>
      <text:list text:style-name="WWNum18">
        <text:list-item>
          <text:p text:style-name="P81" loext:marker-style-name="T17"><text:span text:style-name="T13">Ограничение на перечисление (enum constraint)</text:span><text:span text:style-name="T17">: Требует, чтобы аргумент типа был перечислением.</text:span></text:p>
        </text:list-item>
      </text:list>
      <text:p text:style-name="P73" loext:marker-style-name="T28"><text:span text:style-name="T28">public class MyClass&lt;T&gt; where T : enum</text:span><text:span text:style-name="T28"/></text:p>
      <text:list text:style-name="WWNum19">
        <text:list-item>
          <text:p text:style-name="P82" loext:marker-style-name="T17"><text:span text:style-name="T13">Ограничение на значение типа (value type constraint)</text:span><text:span text:style-name="T17">: Требует, чтобы аргумент типа был значимым типом данных (например, int, double).</text:span></text:p>
        </text:list-item>
      </text:list>
      <text:p text:style-name="P73" loext:marker-style-name="T28"><text:span text:style-name="T28">public class MyClass&lt;T&gt; where T : struct</text:span><text:span text:style-name="T28"/></text:p>
      <text:h text:style-name="P9" text:outline-level="3">Наследование ограничений</text:h>
      <text:p text:style-name="P31">В C# можно наследовать ограничения обобщений. Это означает, что если класс или интерфейс, используемый в ограничении, сам имеет ограничения, то они также применяются к типам данных, используемым в универсальном шаблоне.</text:p>
      <text:p text:style-name="List_20_Paragraph" loext:marker-style-name="T27"><text:span text:style-name="T27">Допустим, у нас есть следующий базовый класс Person:</text:span><text:span text:style-name="T27"/></text:p>
      <text:p text:style-name="P173" loext:marker-style-name="T6"><text:span text:style-name="T6">class Person&lt;T&gt;</text:span><text:span text:style-name="T6"/></text:p>
      <text:p text:style-name="List_20_Paragraph" loext:marker-style-name="T24"><text:span text:style-name="T24">{</text:span><text:span text:style-name="T24"/></text:p>
      <text:p text:style-name="List_20_Paragraph" loext:marker-style-name="T24"><text:span text:style-name="T24"><text:s text:c="4"/>public T Id { get;}</text:span><text:span text:style-name="T24"/></text:p>
      <text:p text:style-name="List_20_Paragraph" loext:marker-style-name="T24"><text:span text:style-name="T24"><text:s text:c="4"/>public Person(T id)</text:span><text:span text:style-name="T24"/></text:p>
      <text:p text:style-name="List_20_Paragraph" loext:marker-style-name="T24"><text:span text:style-name="T24"><text:s text:c="4"/>{</text:span><text:span text:style-name="T24"/></text:p>
      <text:p text:style-name="List_20_Paragraph" loext:marker-style-name="T24"><text:span text:style-name="T24"><text:s text:c="8"/>Id = id;</text:span><text:span text:style-name="T24"/></text:p>
      <text:p text:style-name="List_20_Paragraph" loext:marker-style-name="T27"><text:span text:style-name="T24"><text:s text:c="4"/></text:span><text:span text:style-name="T27">}</text:span></text:p>
      <text:p text:style-name="List_20_Paragraph" loext:marker-style-name="T27"><text:span text:style-name="T27">}</text:span><text:span text:style-name="T27"/></text:p>
      <text:p text:style-name="List_20_Paragraph" loext:marker-style-name="T27"><text:span text:style-name="T27">Первый вариант заключается в создание класса-наследника, который типизирован тем же типом, что и базовый:</text:span><text:span text:style-name="T27"/></text:p>
      <text:p text:style-name="P20" loext:marker-style-name="T27"/>
      <text:p text:style-name="List_20_Paragraph" loext:marker-style-name="T24"><text:span text:style-name="T24">class UniversalPerson&lt;T&gt; : Person&lt;T&gt;</text:span><text:span text:style-name="T24"/></text:p>
      <text:p text:style-name="List_20_Paragraph" loext:marker-style-name="T24"><text:soft-page-break/><text:span text:style-name="T24">{</text:span><text:span text:style-name="T24"/></text:p>
      <text:p text:style-name="List_20_Paragraph" loext:marker-style-name="T24"><text:span text:style-name="T24"><text:s text:c="4"/>public UniversalPerson(T id) : base(id) { }</text:span><text:span text:style-name="T24"/></text:p>
      <text:p text:style-name="List_20_Paragraph" loext:marker-style-name="T24"><text:span text:style-name="T24">}</text:span><text:span text:style-name="T24"/></text:p>
      <text:p text:style-name="List_20_Paragraph" loext:marker-style-name="T24"><text:span text:style-name="T27">Применение</text:span><text:span text:style-name="T24"> </text:span><text:span text:style-name="T27">класса</text:span><text:span text:style-name="T24">:</text:span></text:p>
      <text:p text:style-name="List_20_Paragraph" loext:marker-style-name="T24"><text:span text:style-name="T24">Person&lt;string&gt; person1 = new Person&lt;string&gt;("34");</text:span><text:span text:style-name="T24"/></text:p>
      <text:p text:style-name="List_20_Paragraph" loext:marker-style-name="T24"><text:span text:style-name="T24">Person&lt;int&gt; person3 = new UniversalPerson&lt;int&gt;(45);</text:span><text:span text:style-name="T24"/></text:p>
      <text:p text:style-name="List_20_Paragraph" loext:marker-style-name="T24"><text:span text:style-name="T24">UniversalPerson&lt;int&gt; person2 = new UniversalPerson&lt;int&gt;(33);</text:span><text:span text:style-name="T24"/></text:p>
      <text:p text:style-name="List_20_Paragraph" loext:marker-style-name="T24"><text:span text:style-name="T24">Console.WriteLine(person1.Id);</text:span><text:span text:style-name="T24"/></text:p>
      <text:p text:style-name="List_20_Paragraph" loext:marker-style-name="T24"><text:span text:style-name="T24">Console.WriteLine(person2.Id);</text:span><text:span text:style-name="T24"/></text:p>
      <text:p text:style-name="List_20_Paragraph" loext:marker-style-name="T27"><text:span text:style-name="T27">Console.WriteLine(person3.Id);</text:span><text:span text:style-name="T27"/></text:p>
      <text:p text:style-name="List_20_Paragraph" loext:marker-style-name="T27"><text:span text:style-name="T27">Второй вариант представляет создание обычного необобщенного класса-наследника. В этом случае при наследовании у базового класса надо явным образом определить используемый тип:</text:span><text:span text:style-name="T27"/></text:p>
      <text:p text:style-name="P20" loext:marker-style-name="T27"/>
      <text:p text:style-name="List_20_Paragraph" loext:marker-style-name="T24"><text:span text:style-name="T24">class StringPerson : Person&lt;string&gt;</text:span><text:span text:style-name="T24"/></text:p>
      <text:p text:style-name="List_20_Paragraph" loext:marker-style-name="T24"><text:span text:style-name="T24">{</text:span><text:span text:style-name="T24"/></text:p>
      <text:p text:style-name="List_20_Paragraph" loext:marker-style-name="T24"><text:span text:style-name="T24"><text:s text:c="4"/>public StringPerson(string id) : base(id) { }</text:span><text:span text:style-name="T24"/></text:p>
      <text:p text:style-name="List_20_Paragraph" loext:marker-style-name="T24"><text:span text:style-name="T24">}</text:span><text:span text:style-name="T24"/></text:p>
      <text:p text:style-name="List_20_Paragraph" loext:marker-style-name="T24"><text:span text:style-name="T24">class IntPerson&lt;T&gt; : Person&lt;int&gt;</text:span><text:span text:style-name="T24"/></text:p>
      <text:p text:style-name="List_20_Paragraph" loext:marker-style-name="T24"><text:span text:style-name="T24">{</text:span><text:span text:style-name="T24"/></text:p>
      <text:p text:style-name="List_20_Paragraph" loext:marker-style-name="T24"><text:span text:style-name="T24"><text:s text:c="4"/>public T Code { get; set; }</text:span><text:span text:style-name="T24"/></text:p>
      <text:p text:style-name="List_20_Paragraph" loext:marker-style-name="T24"><text:span text:style-name="T24"><text:s text:c="4"/>public IntPerson(int id, T code) : base(id) </text:span><text:span text:style-name="T24"/></text:p>
      <text:p text:style-name="List_20_Paragraph" loext:marker-style-name="T27"><text:span text:style-name="T24"><text:s text:c="4"/></text:span><text:span text:style-name="T27">{</text:span></text:p>
      <text:p text:style-name="List_20_Paragraph" loext:marker-style-name="T27"><text:span text:style-name="T27"><text:s text:c="8"/></text:span><text:span text:style-name="T24">Code</text:span><text:span text:style-name="T27"> = </text:span><text:span text:style-name="T24">code</text:span><text:span text:style-name="T27">;</text:span></text:p>
      <text:p text:style-name="List_20_Paragraph" loext:marker-style-name="T27"><text:span text:style-name="T27"><text:s text:c="4"/>}</text:span><text:span text:style-name="T27"/></text:p>
      <text:p text:style-name="List_20_Paragraph" loext:marker-style-name="T27"><text:span text:style-name="T27">}</text:span><text:span text:style-name="T27"/></text:p>
      <text:p text:style-name="List_20_Paragraph" loext:marker-style-name="T24"><text:span text:style-name="T27">Здесь тип </text:span><text:span text:style-name="T24">IntPerson</text:span><text:span text:style-name="T27"> типизирован еще одним типом, который может не совпадать с типом, который используется базовым классом. </text:span><text:span text:style-name="T24">Применение класса:</text:span></text:p>
      <text:p text:style-name="P15" loext:marker-style-name="T24"/>
      <text:p text:style-name="List_20_Paragraph" loext:marker-style-name="T24"><text:span text:style-name="T24">IntPerson&lt;string&gt; person7 = new IntPerson&lt;string&gt;(5, "r4556");</text:span><text:span text:style-name="T24"/></text:p>
      <text:p text:style-name="List_20_Paragraph" loext:marker-style-name="T24"><text:span text:style-name="T24">Person&lt;int&gt; person8 = new IntPerson&lt;long&gt;(7, 4587);</text:span><text:span text:style-name="T24"/></text:p>
      <text:p text:style-name="List_20_Paragraph" loext:marker-style-name="T24"><text:span text:style-name="T24">Console.WriteLine(person7.Id);</text:span><text:span text:style-name="T24"/></text:p>
      <text:p text:style-name="List_20_Paragraph" loext:marker-style-name="T24"><text:span text:style-name="T24">Console.WriteLine(person8.Id);</text:span><text:span text:style-name="T24"/></text:p>
      <text:p text:style-name="P15" loext:marker-style-name="T24"/>
      <text:p text:style-name="List_20_Paragraph" loext:marker-style-name="T27"><text:soft-page-break/><text:span text:style-name="T27">И также в классах-наследниках можно сочетать использование универсального параметра из базового класса с применением своих параметров:</text:span><text:span text:style-name="T27"/></text:p>
      <text:p text:style-name="Standard" loext:marker-style-name="T6"><text:span text:style-name="T6">class MixedPerson&lt;T, K&gt; : Person&lt;T&gt;</text:span><text:span text:style-name="T6"/></text:p>
      <text:p text:style-name="List_20_Paragraph" loext:marker-style-name="T24"><text:span text:style-name="T24"><text:s text:c="4"/>where K : struct</text:span><text:span text:style-name="T24"/></text:p>
      <text:p text:style-name="List_20_Paragraph" loext:marker-style-name="T24"><text:span text:style-name="T24">{</text:span><text:span text:style-name="T24"/></text:p>
      <text:p text:style-name="List_20_Paragraph" loext:marker-style-name="T24"><text:span text:style-name="T24"><text:s text:c="4"/>public K Code { get; set; }</text:span><text:span text:style-name="T24"/></text:p>
      <text:p text:style-name="List_20_Paragraph" loext:marker-style-name="T24"><text:span text:style-name="T24"><text:s text:c="4"/>public MixedPerson(T id, K code) : base(id)</text:span><text:span text:style-name="T24"/></text:p>
      <text:p text:style-name="List_20_Paragraph" loext:marker-style-name="T24"><text:span text:style-name="T24"><text:s text:c="4"/>{</text:span><text:span text:style-name="T24"/></text:p>
      <text:p text:style-name="List_20_Paragraph" loext:marker-style-name="T24"><text:span text:style-name="T24"><text:s text:c="8"/>Code = code;</text:span><text:span text:style-name="T24"/></text:p>
      <text:p text:style-name="List_20_Paragraph" loext:marker-style-name="T24"><text:span text:style-name="T24"><text:s text:c="4"/>}</text:span><text:span text:style-name="T24"/></text:p>
      <text:p text:style-name="List_20_Paragraph" loext:marker-style-name="T24"><text:span text:style-name="T24">}</text:span><text:span text:style-name="T24"/></text:p>
      <text:p text:style-name="P15" loext:marker-style-name="T24"/>
      <text:p text:style-name="List_20_Paragraph" loext:marker-style-name="T24"><text:a xlink:type="simple" xlink:href="https://metanit.com/sharp/tutorial/3.39.php?ysclid=lx3lr94umu766637963" text:style-name="Internet_20_link" text:visited-style-name="Visited_20_Internet_20_Link"><text:span text:style-name="Internet_20_link"><text:span text:style-name="T24">https://metanit.com/sharp/tutorial/3.39.php?ysclid=lx3lr94umu766637963</text:span></text:span></text:a></text:p>
      <text:list xml:id="list25112354608232" text:continue-list="list25111885188850" text:style-name="WWNum1">
        <text:list-item>
          <text:p text:style-name="P12" loext:marker-style-name="T25"><text:span text:style-name="T25">Делегаты. Определение, объявление и вызов делегатов. Встроенные делегаты </text:span><text:span text:style-name="T22">Action</text:span><text:span text:style-name="T25">\</text:span><text:span text:style-name="T22">Func</text:span><text:span text:style-name="T25">\</text:span><text:span text:style-name="T22">Predicate</text:span><text:span text:style-name="T25">. Отличия от событий.</text:span></text:p>
        </text:list-item>
      </text:list>
      <text:p text:style-name="P31">Делегаты — это типы, которые представляют собой ссылку на метод. Они позволяют вызывать методы через делегаты, как если бы они были обычными методами. Делегаты полезны для реализации обратных вызовов (callbacks), событий и анонимных методов.</text:p>
      <text:p text:style-name="Standard" loext:marker-style-name="T1">Определение<text:span text:style-name="T1"> </text:span>делегата</text:p>
      <text:p text:style-name="HTML_20_Preformatted" loext:marker-style-name="T1"><text:span text:style-name="hljs-keyword"><text:span text:style-name="T1">public</text:span></text:span><text:span text:style-name="hljs-function"><text:span text:style-name="T1"> </text:span></text:span><text:span text:style-name="hljs-built_5f_in"><text:span text:style-name="T1">delegate</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yDelegate</text:span></text:span><text:span text:style-name="hljs-function"><text:span text:style-name="T1">(</text:span></text:span><text:span text:style-name="hljs-built_5f_in"><text:span text:style-name="T1">string</text:span></text:span><text:span text:style-name="hljs-params"><text:span text:style-name="T1"> message</text:span></text:span><text:span text:style-name="hljs-function"><text:span text:style-name="T1">)</text:span></text:span><text:span text:style-name="HTML_20_Code"><text:span text:style-name="T1">;</text:span></text:span></text:p>
      <text:p text:style-name="Standard">Объявление и вызов делегата</text:p>
      <text:p text:style-name="HTML_20_Preformatted" loext:marker-style-name="HTML Code"><text:span text:style-name="hljs-keyword"><text:span text:style-name="T1">public</text:span></text:span><text:span text:style-name="HTML_20_Code"> </text:span><text:span text:style-name="hljs-keyword"><text:span text:style-name="T1">class</text:span></text:span><text:span text:style-name="HTML_20_Code"> </text:span><text:span text:style-name="hljs-title"><text:span text:style-name="T1">Program</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ShowMessage</text:span></text:span><text:span text:style-name="hljs-function"><text:span text:style-name="T1">(</text:span></text:span><text:span text:style-name="hljs-built_5f_in"><text:span text:style-name="T1">string</text:span></text:span><text:span text:style-name="hljs-params"><text:span text:style-name="T1"> message</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Console.WriteLine(message);</text:span></text:span><text:span text:style-name="T1"/></text:p>
      <text:p text:style-name="HTML_20_Preformatted" loext:marker-style-name="T1"><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ain</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MyDelegate del = ShowMessage; </text:span></text:span><text:span text:style-name="hljs-comment"><text:span text:style-name="T1">// </text:span></text:span><text:span text:style-name="hljs-comment">Объявление</text:span><text:span text:style-name="hljs-comment"><text:span text:style-name="T1"> </text:span></text:span><text:span text:style-name="hljs-comment">делегата</text:span></text:p>
      <text:p text:style-name="HTML_20_Preformatted" loext:marker-style-name="T1"><text:span text:style-name="HTML_20_Code"><text:span text:style-name="T1"><text:s text:c="8"/>del(</text:span></text:span><text:span text:style-name="hljs-string"><text:span text:style-name="T1">"Hello, World!"</text:span></text:span><text:span text:style-name="HTML_20_Code"><text:span text:style-name="T1">); </text:span></text:span><text:span text:style-name="hljs-comment"><text:span text:style-name="T1">// </text:span></text:span><text:span text:style-name="hljs-comment">Вызов</text:span><text:span text:style-name="hljs-comment"><text:span text:style-name="T1"> </text:span></text:span><text:span text:style-name="hljs-comment">делегата</text:span></text:p>
      <text:p text:style-name="HTML_20_Preformatted" loext:marker-style-name="HTML Code"><text:span text:style-name="HTML_20_Code"><text:span text:style-name="T1"><text:s text:c="4"/></text:span></text:span><text:span text:style-name="HTML_20_Code">}</text:span></text:p>
      <text:p text:style-name="HTML_20_Preformatted" loext:marker-style-name="HTML Code"><text:span text:style-name="HTML_20_Code">}</text:span></text:p>
      <text:h text:style-name="P9" text:outline-level="3">Встроенные делегаты</text:h>
      <text:p text:style-name="Standard">Action</text:p>
      <text:p text:style-name="P31"><text:span text:style-name="HTML_20_Code">Action</text:span> представляет метод, который не возвращает значения и может принимать до 16 параметров.</text:p>
      <text:p text:style-name="HTML_20_Preformatted" loext:marker-style-name="T1"><text:span text:style-name="HTML_20_Code"><text:span text:style-name="T1">Action&lt;</text:span></text:span><text:span text:style-name="hljs-built_5f_in"><text:span text:style-name="T1">string</text:span></text:span><text:span text:style-name="HTML_20_Code"><text:span text:style-name="T1">&gt; action = ShowMessage;</text:span></text:span></text:p>
      <text:p text:style-name="HTML_20_Preformatted" loext:marker-style-name="T1"><text:soft-page-break/><text:span text:style-name="HTML_20_Code"><text:span text:style-name="T1">action(</text:span></text:span><text:span text:style-name="hljs-string"><text:span text:style-name="T1">"Hello from Action!"</text:span></text:span><text:span text:style-name="HTML_20_Code"><text:span text:style-name="T1">);</text:span></text:span></text:p>
      <text:p text:style-name="Standard"><text:span text:style-name="T1">Func</text:span></text:p>
      <text:p text:style-name="P31"><text:span text:style-name="HTML_20_Code">Func</text:span> представляет метод, который возвращает значение и может принимать до 16 параметров. Последний типовый параметр всегда представляет возвращаемый тип.</text:p>
      <text:p text:style-name="HTML_20_Preformatted" loext:marker-style-name="HTML Code"><text:span text:style-name="HTML_20_Code"><text:span text:style-name="T1">Func</text:span></text:span><text:span text:style-name="HTML_20_Code">&lt;</text:span><text:span text:style-name="hljs-built_5f_in"><text:span text:style-name="T1">int</text:span></text:span><text:span text:style-name="HTML_20_Code">, </text:span><text:span text:style-name="hljs-built_5f_in"><text:span text:style-name="T1">int</text:span></text:span><text:span text:style-name="HTML_20_Code">, </text:span><text:span text:style-name="hljs-built_5f_in"><text:span text:style-name="T1">int</text:span></text:span><text:span text:style-name="HTML_20_Code">&gt; </text:span><text:span text:style-name="hljs-keyword"><text:span text:style-name="T1">add</text:span></text:span><text:span text:style-name="HTML_20_Code"> = (</text:span><text:span text:style-name="HTML_20_Code"><text:span text:style-name="T1">x</text:span></text:span><text:span text:style-name="HTML_20_Code">, </text:span><text:span text:style-name="HTML_20_Code"><text:span text:style-name="T1">y</text:span></text:span><text:span text:style-name="HTML_20_Code">) =&gt; </text:span><text:span text:style-name="HTML_20_Code"><text:span text:style-name="T1">x</text:span></text:span><text:span text:style-name="HTML_20_Code"> + </text:span><text:span text:style-name="HTML_20_Code"><text:span text:style-name="T1">y</text:span></text:span><text:span text:style-name="HTML_20_Code">;</text:span></text:p>
      <text:p text:style-name="HTML_20_Preformatted" loext:marker-style-name="T1"><text:span text:style-name="hljs-built_5f_in"><text:span text:style-name="T1">int</text:span></text:span><text:span text:style-name="HTML_20_Code"><text:span text:style-name="T1"> result = </text:span></text:span><text:span text:style-name="hljs-keyword"><text:span text:style-name="T1">add</text:span></text:span><text:span text:style-name="HTML_20_Code"><text:span text:style-name="T1">(</text:span></text:span><text:span text:style-name="hljs-number"><text:span text:style-name="T1">2</text:span></text:span><text:span text:style-name="HTML_20_Code"><text:span text:style-name="T1">, </text:span></text:span><text:span text:style-name="hljs-number"><text:span text:style-name="T1">3</text:span></text:span><text:span text:style-name="HTML_20_Code"><text:span text:style-name="T1">);</text:span></text:span></text:p>
      <text:p text:style-name="HTML_20_Preformatted" loext:marker-style-name="T1"><text:span text:style-name="HTML_20_Code"><text:span text:style-name="T1">Console.WriteLine(result); </text:span></text:span><text:span text:style-name="hljs-comment"><text:span text:style-name="T1">// Output: 5</text:span></text:span></text:p>
      <text:p text:style-name="Standard">Predicate</text:p>
      <text:p text:style-name="P31"><text:span text:style-name="HTML_20_Code">Predicate</text:span> представляет метод, который возвращает значение типа <text:span text:style-name="HTML_20_Code">bool</text:span> и принимает один параметр.</text:p>
      <text:p text:style-name="HTML_20_Preformatted" loext:marker-style-name="T1"><text:span text:style-name="HTML_20_Code"><text:span text:style-name="T1">Predicate&lt;</text:span></text:span><text:span text:style-name="hljs-built_5f_in"><text:span text:style-name="T1">int</text:span></text:span><text:span text:style-name="HTML_20_Code"><text:span text:style-name="T1">&gt; isPositive = x =&gt; x &gt; </text:span></text:span><text:span text:style-name="hljs-number"><text:span text:style-name="T1">0</text:span></text:span><text:span text:style-name="HTML_20_Code"><text:span text:style-name="T1">;</text:span></text:span></text:p>
      <text:p text:style-name="HTML_20_Preformatted" loext:marker-style-name="T1"><text:span text:style-name="hljs-built_5f_in"><text:span text:style-name="T1">bool</text:span></text:span><text:span text:style-name="HTML_20_Code"><text:span text:style-name="T1"> result = isPositive(</text:span></text:span><text:span text:style-name="hljs-number"><text:span text:style-name="T1">5</text:span></text:span><text:span text:style-name="HTML_20_Code"><text:span text:style-name="T1">);</text:span></text:span></text:p>
      <text:p text:style-name="HTML_20_Preformatted" loext:marker-style-name="T1"><text:span text:style-name="HTML_20_Code"><text:span text:style-name="T1">Console.WriteLine(result); </text:span></text:span><text:span text:style-name="hljs-comment"><text:span text:style-name="T1">// Output: True</text:span></text:span></text:p>
      <text:h text:style-name="P9" text:outline-level="3">Отличия делегатов от событий</text:h>
      <text:list text:style-name="WWNum20">
        <text:list-item>
          <text:p text:style-name="P49"><text:span text:style-name="Strong_20_Emphasis">Делегаты</text:span>: Делегаты — это просто указатели на методы. Их можно использовать для вызова методов и передачи методов в качестве параметров. Делегаты позволяют назначать методы и вызывать их.</text:p>
        </text:list-item>
      </text:list>
      <text:p text:style-name="P2" loext:marker-style-name="T1"><text:span text:style-name="hljs-keyword"><text:span text:style-name="T1">public</text:span></text:span><text:span text:style-name="hljs-function"><text:span text:style-name="T1"> </text:span></text:span><text:span text:style-name="hljs-built_5f_in"><text:span text:style-name="T1">delegate</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yDelegate</text:span></text:span><text:span text:style-name="hljs-function"><text:span text:style-name="T1">(</text:span></text:span><text:span text:style-name="hljs-built_5f_in"><text:span text:style-name="T1">string</text:span></text:span><text:span text:style-name="hljs-params"><text:span text:style-name="T1"> message</text:span></text:span><text:span text:style-name="hljs-function"><text:span text:style-name="T1">)</text:span></text:span><text:span text:style-name="HTML_20_Code"><text:span text:style-name="T1">;</text:span></text:span></text:p>
      <text:p text:style-name="P4" loext:marker-style-name="T1"><text:span text:style-name="HTML_20_Code"><text:span text:style-name="T1"/></text:span></text:p>
      <text:p text:style-name="P2"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Program</text:span></text:span></text:p>
      <text:p text:style-name="P2" loext:marker-style-name="T1"><text:span text:style-name="HTML_20_Code"><text:span text:style-name="T1">{</text:span></text:span><text:span text:style-name="T1"/></text:p>
      <text:p text:style-name="P2"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ShowMessage</text:span></text:span><text:span text:style-name="hljs-function"><text:span text:style-name="T1">(</text:span></text:span><text:span text:style-name="hljs-built_5f_in"><text:span text:style-name="T1">string</text:span></text:span><text:span text:style-name="hljs-params"><text:span text:style-name="T1"> message</text:span></text:span><text:span text:style-name="hljs-function"><text:span text:style-name="T1">)</text:span></text:span></text:p>
      <text:p text:style-name="P2" loext:marker-style-name="T1"><text:span text:style-name="HTML_20_Code"><text:span text:style-name="T1"><text:s text:c="4"/>{</text:span></text:span><text:span text:style-name="T1"/></text:p>
      <text:p text:style-name="P2" loext:marker-style-name="T1"><text:span text:style-name="HTML_20_Code"><text:span text:style-name="T1"><text:s text:c="8"/>Console.WriteLine(message);</text:span></text:span><text:span text:style-name="T1"/></text:p>
      <text:p text:style-name="P2" loext:marker-style-name="T1"><text:span text:style-name="HTML_20_Code"><text:span text:style-name="T1"><text:s text:c="4"/>}</text:span></text:span><text:span text:style-name="T1"/></text:p>
      <text:p text:style-name="P4" loext:marker-style-name="T1"><text:span text:style-name="HTML_20_Code"><text:span text:style-name="T1"/></text:span></text:p>
      <text:p text:style-name="P2"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ain</text:span></text:span><text:span text:style-name="hljs-function"><text:span text:style-name="T1">()</text:span></text:span></text:p>
      <text:p text:style-name="P2" loext:marker-style-name="T1"><text:span text:style-name="HTML_20_Code"><text:span text:style-name="T1"><text:s text:c="4"/>{</text:span></text:span><text:span text:style-name="T1"/></text:p>
      <text:p text:style-name="P2" loext:marker-style-name="T1"><text:span text:style-name="HTML_20_Code"><text:span text:style-name="T1"><text:s text:c="8"/>MyDelegate del = ShowMessage; </text:span></text:span><text:span text:style-name="hljs-comment"><text:span text:style-name="T1">// </text:span></text:span><text:span text:style-name="hljs-comment">Назначение</text:span><text:span text:style-name="hljs-comment"><text:span text:style-name="T1"> </text:span></text:span><text:span text:style-name="hljs-comment">метода</text:span><text:span text:style-name="hljs-comment"><text:span text:style-name="T1"> </text:span></text:span><text:span text:style-name="hljs-comment">делегату</text:span></text:p>
      <text:p text:style-name="P2" loext:marker-style-name="T1"><text:span text:style-name="HTML_20_Code"><text:span text:style-name="T1"><text:s text:c="8"/>del(</text:span></text:span><text:span text:style-name="hljs-string"><text:span text:style-name="T1">"Hello, World!"</text:span></text:span><text:span text:style-name="HTML_20_Code"><text:span text:style-name="T1">); </text:span></text:span><text:span text:style-name="hljs-comment"><text:span text:style-name="T1">// </text:span></text:span><text:span text:style-name="hljs-comment">Вызов</text:span><text:span text:style-name="hljs-comment"><text:span text:style-name="T1"> </text:span></text:span><text:span text:style-name="hljs-comment">метода</text:span><text:span text:style-name="hljs-comment"><text:span text:style-name="T1"> </text:span></text:span><text:span text:style-name="hljs-comment">через</text:span><text:span text:style-name="hljs-comment"><text:span text:style-name="T1"> </text:span></text:span><text:span text:style-name="hljs-comment">делегат</text:span></text:p>
      <text:p text:style-name="P2" loext:marker-style-name="HTML Code"><text:span text:style-name="HTML_20_Code"><text:span text:style-name="T1"><text:s text:c="4"/></text:span></text:span><text:span text:style-name="HTML_20_Code">}</text:span></text:p>
      <text:p text:style-name="P2" loext:marker-style-name="HTML Code"><text:span text:style-name="HTML_20_Code">}</text:span></text:p>
      <text:list text:continue-numbering="true" text:style-name="WWNum20">
        <text:list-item>
          <text:p text:style-name="P49"><text:span text:style-name="Strong_20_Emphasis">События</text:span>: События основаны на делегатах, но предоставляют более строгий контроль доступа. Они позволяют добавлять или удалять обработчики событий, но не позволяют вызвать событие напрямую из внешнего кода (только изнутри класса, где событие объявлено). События используются для уведомления других объектов о том, что произошло определенное событие.</text:p>
        </text:list-item>
      </text:list>
      <text:p text:style-name="P2"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Publisher</text:span></text:span></text:p>
      <text:p text:style-name="P2" loext:marker-style-name="T1"><text:span text:style-name="HTML_20_Code"><text:span text:style-name="T1">{</text:span></text:span><text:span text:style-name="T1"/></text:p>
      <text:p text:style-name="P2"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built_5f_in"><text:span text:style-name="T1">delegate</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yEventHandler</text:span></text:span><text:span text:style-name="hljs-function"><text:span text:style-name="T1">(</text:span></text:span><text:span text:style-name="hljs-built_5f_in"><text:span text:style-name="T1">string</text:span></text:span><text:span text:style-name="hljs-params"><text:span text:style-name="T1"> message</text:span></text:span><text:span text:style-name="hljs-function"><text:span text:style-name="T1">)</text:span></text:span><text:span text:style-name="HTML_20_Code"><text:span text:style-name="T1">;</text:span></text:span></text:p>
      <text:p text:style-name="P2"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keyword"><text:span text:style-name="T1">event</text:span></text:span><text:span text:style-name="HTML_20_Code"><text:span text:style-name="T1"> MyEventHandler MyEvent;</text:span></text:span></text:p>
      <text:p text:style-name="P4" loext:marker-style-name="T1"><text:span text:style-name="HTML_20_Code"><text:span text:style-name="T1"/></text:span></text:p>
      <text:p text:style-name="P2"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RaiseEvent</text:span></text:span><text:span text:style-name="hljs-function"><text:span text:style-name="T1">(</text:span></text:span><text:span text:style-name="hljs-built_5f_in"><text:span text:style-name="T1">string</text:span></text:span><text:span text:style-name="hljs-params"><text:span text:style-name="T1"> message</text:span></text:span><text:span text:style-name="hljs-function"><text:span text:style-name="T1">)</text:span></text:span></text:p>
      <text:p text:style-name="P2" loext:marker-style-name="T1"><text:span text:style-name="HTML_20_Code"><text:span text:style-name="T1"><text:s text:c="4"/>{</text:span></text:span><text:span text:style-name="T1"/></text:p>
      <text:p text:style-name="P2" loext:marker-style-name="T1"><text:span text:style-name="HTML_20_Code"><text:span text:style-name="T1"><text:s text:c="8"/></text:span></text:span><text:span text:style-name="hljs-keyword"><text:span text:style-name="T1">if</text:span></text:span><text:span text:style-name="HTML_20_Code"><text:span text:style-name="T1"> (MyEvent != </text:span></text:span><text:span text:style-name="hljs-literal"><text:span text:style-name="T9">null</text:span></text:span><text:span text:style-name="HTML_20_Code"><text:span text:style-name="T1">)</text:span></text:span></text:p>
      <text:p text:style-name="P2" loext:marker-style-name="T1"><text:span text:style-name="HTML_20_Code"><text:span text:style-name="T1"><text:s text:c="8"/>{</text:span></text:span><text:span text:style-name="T1"/></text:p>
      <text:p text:style-name="P2" loext:marker-style-name="T1"><text:span text:style-name="HTML_20_Code"><text:span text:style-name="T1"><text:s text:c="12"/>MyEvent(message); </text:span></text:span><text:span text:style-name="hljs-comment"><text:span text:style-name="T1">// </text:span></text:span><text:span text:style-name="hljs-comment">Вызов</text:span><text:span text:style-name="hljs-comment"><text:span text:style-name="T1"> </text:span></text:span><text:span text:style-name="hljs-comment">события</text:span></text:p>
      <text:p text:style-name="P2" loext:marker-style-name="T1"><text:span text:style-name="HTML_20_Code"><text:span text:style-name="T1"><text:s text:c="8"/>}</text:span></text:span><text:span text:style-name="T1"/></text:p>
      <text:p text:style-name="P2" loext:marker-style-name="T1"><text:span text:style-name="HTML_20_Code"><text:span text:style-name="T1"><text:s text:c="4"/>}</text:span></text:span><text:span text:style-name="T1"/></text:p>
      <text:p text:style-name="P2" loext:marker-style-name="T1"><text:soft-page-break/><text:span text:style-name="HTML_20_Code"><text:span text:style-name="T1">}</text:span></text:span><text:span text:style-name="T1"/></text:p>
      <text:p text:style-name="P4" loext:marker-style-name="T1"><text:span text:style-name="HTML_20_Code"><text:span text:style-name="T1"/></text:span></text:p>
      <text:p text:style-name="P2"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Subscriber</text:span></text:span></text:p>
      <text:p text:style-name="P2" loext:marker-style-name="T1"><text:span text:style-name="HTML_20_Code"><text:span text:style-name="T1">{</text:span></text:span><text:span text:style-name="T1"/></text:p>
      <text:p text:style-name="P2"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OnEventRaised</text:span></text:span><text:span text:style-name="hljs-function"><text:span text:style-name="T1">(</text:span></text:span><text:span text:style-name="hljs-built_5f_in"><text:span text:style-name="T1">string</text:span></text:span><text:span text:style-name="hljs-params"><text:span text:style-name="T1"> message</text:span></text:span><text:span text:style-name="hljs-function"><text:span text:style-name="T1">)</text:span></text:span></text:p>
      <text:p text:style-name="P2" loext:marker-style-name="T1"><text:span text:style-name="HTML_20_Code"><text:span text:style-name="T1"><text:s text:c="4"/>{</text:span></text:span><text:span text:style-name="T1"/></text:p>
      <text:p text:style-name="P2" loext:marker-style-name="T1"><text:span text:style-name="HTML_20_Code"><text:span text:style-name="T1"><text:s text:c="8"/>Console.WriteLine(message);</text:span></text:span><text:span text:style-name="T1"/></text:p>
      <text:p text:style-name="P2" loext:marker-style-name="T1"><text:span text:style-name="HTML_20_Code"><text:span text:style-name="T1"><text:s text:c="4"/>}</text:span></text:span><text:span text:style-name="T1"/></text:p>
      <text:p text:style-name="P2" loext:marker-style-name="T1"><text:span text:style-name="HTML_20_Code"><text:span text:style-name="T1">}</text:span></text:span><text:span text:style-name="T1"/></text:p>
      <text:p text:style-name="P4" loext:marker-style-name="T1"><text:span text:style-name="HTML_20_Code"><text:span text:style-name="T1"/></text:span></text:p>
      <text:p text:style-name="P2"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Program</text:span></text:span></text:p>
      <text:p text:style-name="P2" loext:marker-style-name="T1"><text:span text:style-name="HTML_20_Code"><text:span text:style-name="T1">{</text:span></text:span><text:span text:style-name="T1"/></text:p>
      <text:p text:style-name="P2"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ain</text:span></text:span><text:span text:style-name="hljs-function"><text:span text:style-name="T1">()</text:span></text:span></text:p>
      <text:p text:style-name="P2" loext:marker-style-name="T1"><text:span text:style-name="HTML_20_Code"><text:span text:style-name="T1"><text:s text:c="4"/>{</text:span></text:span><text:span text:style-name="T1"/></text:p>
      <text:p text:style-name="P2" loext:marker-style-name="T1"><text:span text:style-name="HTML_20_Code"><text:span text:style-name="T1"><text:s text:c="8"/>Publisher pub = </text:span></text:span><text:span text:style-name="hljs-keyword"><text:span text:style-name="T1">new</text:span></text:span><text:span text:style-name="HTML_20_Code"><text:span text:style-name="T1"> Publisher();</text:span></text:span></text:p>
      <text:p text:style-name="P2" loext:marker-style-name="T1"><text:span text:style-name="HTML_20_Code"><text:span text:style-name="T1"><text:s text:c="8"/>Subscriber sub = </text:span></text:span><text:span text:style-name="hljs-keyword"><text:span text:style-name="T1">new</text:span></text:span><text:span text:style-name="HTML_20_Code"><text:span text:style-name="T1"> Subscriber();</text:span></text:span></text:p>
      <text:p text:style-name="P4" loext:marker-style-name="T1"><text:span text:style-name="HTML_20_Code"><text:span text:style-name="T1"/></text:span></text:p>
      <text:p text:style-name="P2" loext:marker-style-name="T1"><text:span text:style-name="HTML_20_Code"><text:span text:style-name="T1"><text:s text:c="8"/>pub.MyEvent += sub.OnEventRaised; </text:span></text:span><text:span text:style-name="hljs-comment"><text:span text:style-name="T1">// </text:span></text:span><text:span text:style-name="hljs-comment">Подписка</text:span><text:span text:style-name="hljs-comment"><text:span text:style-name="T1"> </text:span></text:span><text:span text:style-name="hljs-comment">на</text:span><text:span text:style-name="hljs-comment"><text:span text:style-name="T1"> </text:span></text:span><text:span text:style-name="hljs-comment">событие</text:span></text:p>
      <text:p text:style-name="P2" loext:marker-style-name="T1"><text:span text:style-name="HTML_20_Code"><text:span text:style-name="T1"><text:s text:c="8"/>pub.RaiseEvent(</text:span></text:span><text:span text:style-name="hljs-string"><text:span text:style-name="T1">"Hello, Event!"</text:span></text:span><text:span text:style-name="HTML_20_Code"><text:span text:style-name="T1">);</text:span></text:span></text:p>
      <text:p text:style-name="P2" loext:marker-style-name="HTML Code"><text:span text:style-name="HTML_20_Code"><text:span text:style-name="T1"><text:s text:c="4"/></text:span></text:span><text:span text:style-name="HTML_20_Code">}</text:span></text:p>
      <text:p text:style-name="P2"><text:span text:style-name="HTML_20_Code">}</text:span></text:p>
      <text:list text:continue-list="list25112354608232" text:style-name="WWNum1">
        <text:list-item>
          <text:p text:style-name="P12" loext:marker-style-name="T21">Понятия ковариантности и контрвариантности делегатов. Примеры.<text:span text:style-name="T21"/></text:p>
        </text:list-item>
      </text:list>
      <text:p text:style-name="P43">Ковариантность и контрвариантность — это концепции, которые позволяют использовать более специфичные или более общие типы, чем указанные в обобщенных делегатах, интерфейсах и массивах.</text:p>
      <text:h text:style-name="P11" text:outline-level="3">Ковариантность</text:h>
      <text:p text:style-name="P43">Ковариантность позволяет использовать более конкретный тип, чем указанный в обобщении. В C# ковариантность поддерживается для возвращаемых значений обобщенных интерфейсов и делегатов.</text:p>
      <text:p text:style-name="Standard">Пример ковариантности</text:p>
      <text:p text:style-name="P43">Рассмотрим делегат, возвращающий значение:</text:p>
      <text:p text:style-name="P7" loext:marker-style-name="T1"><text:span text:style-name="hljs-keyword"><text:span text:style-name="T1">public</text:span></text:span><text:span text:style-name="hljs-function"><text:span text:style-name="T1"> </text:span></text:span><text:span text:style-name="hljs-built_5f_in"><text:span text:style-name="T1">delegate</text:span></text:span><text:span text:style-name="hljs-function"><text:span text:style-name="T1"> Base </text:span></text:span><text:span text:style-name="hljs-title"><text:span text:style-name="T1">CovariantDelegate</text:span></text:span><text:span text:style-name="hljs-function"><text:span text:style-name="T1">()</text:span></text:span><text:span text:style-name="HTML_20_Code"><text:span text:style-name="T1">;</text:span></text:span></text:p>
      <text:p text:style-name="P5" loext:marker-style-name="T1"><text:span text:style-name="HTML_20_Code"><text:span text:style-name="T1"/></text:span></text:p>
      <text:p text:style-name="P7"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Base</text:span></text:span><text:span text:style-name="HTML_20_Code"><text:span text:style-name="T1"> { }</text:span></text:span></text:p>
      <text:p text:style-name="P7"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Derived</text:span></text:span><text:span text:style-name="HTML_20_Code"><text:span text:style-name="T1"> : </text:span></text:span><text:span text:style-name="hljs-title"><text:span text:style-name="T1">Base</text:span></text:span><text:span text:style-name="HTML_20_Code"><text:span text:style-name="T1"> { }</text:span></text:span></text:p>
      <text:p text:style-name="P5" loext:marker-style-name="T1"><text:span text:style-name="HTML_20_Code"><text:span text:style-name="T1"/></text:span></text:p>
      <text:p text:style-name="P7"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Program</text:span></text:span></text:p>
      <text:p text:style-name="P7" loext:marker-style-name="T1"><text:span text:style-name="HTML_20_Code"><text:span text:style-name="T1">{</text:span></text:span><text:span text:style-name="T1"/></text:p>
      <text:p text:style-name="P7"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Derived </text:span></text:span><text:span text:style-name="hljs-title"><text:span text:style-name="T1">MethodReturningDerived</text:span></text:span><text:span text:style-name="hljs-function"><text:span text:style-name="T1">()</text:span></text:span></text:p>
      <text:p text:style-name="P7" loext:marker-style-name="T1"><text:span text:style-name="HTML_20_Code"><text:span text:style-name="T1"><text:s text:c="4"/>{</text:span></text:span><text:span text:style-name="T1"/></text:p>
      <text:p text:style-name="P7" loext:marker-style-name="T1"><text:span text:style-name="HTML_20_Code"><text:span text:style-name="T1"><text:s text:c="8"/></text:span></text:span><text:span text:style-name="hljs-keyword"><text:span text:style-name="T1">return</text:span></text:span><text:span text:style-name="HTML_20_Code"><text:span text:style-name="T1"> </text:span></text:span><text:span text:style-name="hljs-keyword"><text:span text:style-name="T1">new</text:span></text:span><text:span text:style-name="HTML_20_Code"><text:span text:style-name="T1"> Derived();</text:span></text:span></text:p>
      <text:p text:style-name="P7" loext:marker-style-name="T1"><text:span text:style-name="HTML_20_Code"><text:span text:style-name="T1"><text:s text:c="4"/>}</text:span></text:span><text:span text:style-name="T1"/></text:p>
      <text:p text:style-name="P5" loext:marker-style-name="T1"><text:span text:style-name="HTML_20_Code"><text:span text:style-name="T1"/></text:span></text:p>
      <text:p text:style-name="P7"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ain</text:span></text:span><text:span text:style-name="hljs-function"><text:span text:style-name="T1">()</text:span></text:span></text:p>
      <text:p text:style-name="P7" loext:marker-style-name="T1"><text:span text:style-name="HTML_20_Code"><text:span text:style-name="T1"><text:s text:c="4"/>{</text:span></text:span><text:span text:style-name="T1"/></text:p>
      <text:p text:style-name="P7" loext:marker-style-name="T1"><text:span text:style-name="HTML_20_Code"><text:span text:style-name="T1"><text:s text:c="8"/>CovariantDelegate del = MethodReturningDerived; </text:span></text:span><text:span text:style-name="hljs-comment"><text:span text:style-name="T1">// </text:span></text:span><text:span text:style-name="hljs-comment">Допустимо</text:span><text:span text:style-name="hljs-comment"><text:span text:style-name="T1"> </text:span></text:span><text:span text:style-name="hljs-comment">благодаря</text:span><text:span text:style-name="hljs-comment"><text:span text:style-name="T1"> </text:span></text:span><text:span text:style-name="hljs-comment">ковариантности</text:span></text:p>
      <text:p text:style-name="P7" loext:marker-style-name="T1"><text:span text:style-name="HTML_20_Code"><text:span text:style-name="T1"><text:s text:c="8"/>Base baseObj = del();</text:span></text:span><text:span text:style-name="T1"/></text:p>
      <text:p text:style-name="P7" loext:marker-style-name="T1"><text:span text:style-name="HTML_20_Code"><text:span text:style-name="T1"><text:s text:c="8"/>Console.WriteLine(baseObj.GetType().Name); </text:span></text:span><text:span text:style-name="hljs-comment"><text:span text:style-name="T1">// Output: Derived</text:span></text:span></text:p>
      <text:p text:style-name="P7" loext:marker-style-name="HTML Code"><text:span text:style-name="HTML_20_Code"><text:span text:style-name="T1"><text:s text:c="4"/></text:span></text:span><text:span text:style-name="HTML_20_Code">}</text:span></text:p>
      <text:p text:style-name="P7" loext:marker-style-name="HTML Code"><text:span text:style-name="HTML_20_Code">}</text:span></text:p>
      <text:h text:style-name="P11" text:outline-level="3"><text:soft-page-break/>Контрвариантность</text:h>
      <text:p text:style-name="P43">Контрвариантность позволяет использовать более общий тип, чем указанный в обобщении. В C# контрвариантность поддерживается для параметров методов обобщенных интерфейсов и делегатов.</text:p>
      <text:p text:style-name="Standard">Пример контрвариантности</text:p>
      <text:p text:style-name="P43">Рассмотрим делегат, принимающий параметр:</text:p>
      <text:p text:style-name="P7" loext:marker-style-name="T1"><text:span text:style-name="hljs-keyword"><text:span text:style-name="T1">public</text:span></text:span><text:span text:style-name="hljs-function"><text:span text:style-name="T1"> </text:span></text:span><text:span text:style-name="hljs-built_5f_in"><text:span text:style-name="T1">delegate</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ContravariantDelegate</text:span></text:span><text:span text:style-name="hljs-function"><text:span text:style-name="T1">(</text:span></text:span><text:span text:style-name="hljs-params"><text:span text:style-name="T1">Derived obj</text:span></text:span><text:span text:style-name="hljs-function"><text:span text:style-name="T1">)</text:span></text:span><text:span text:style-name="HTML_20_Code"><text:span text:style-name="T1">;</text:span></text:span></text:p>
      <text:p text:style-name="P5" loext:marker-style-name="T1"><text:span text:style-name="HTML_20_Code"><text:span text:style-name="T1"/></text:span></text:p>
      <text:p text:style-name="P7"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Base</text:span></text:span><text:span text:style-name="HTML_20_Code"><text:span text:style-name="T1"> { }</text:span></text:span></text:p>
      <text:p text:style-name="P7"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Derived</text:span></text:span><text:span text:style-name="HTML_20_Code"><text:span text:style-name="T1"> : </text:span></text:span><text:span text:style-name="hljs-title"><text:span text:style-name="T1">Base</text:span></text:span><text:span text:style-name="HTML_20_Code"><text:span text:style-name="T1"> { }</text:span></text:span></text:p>
      <text:p text:style-name="P5" loext:marker-style-name="T1"><text:span text:style-name="HTML_20_Code"><text:span text:style-name="T1"/></text:span></text:p>
      <text:p text:style-name="P7"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Program</text:span></text:span></text:p>
      <text:p text:style-name="P7" loext:marker-style-name="T1"><text:span text:style-name="HTML_20_Code"><text:span text:style-name="T1">{</text:span></text:span><text:span text:style-name="T1"/></text:p>
      <text:p text:style-name="P7"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ethodTakingBase</text:span></text:span><text:span text:style-name="hljs-function"><text:span text:style-name="T1">(</text:span></text:span><text:span text:style-name="hljs-params"><text:span text:style-name="T1">Base obj</text:span></text:span><text:span text:style-name="hljs-function"><text:span text:style-name="T1">)</text:span></text:span></text:p>
      <text:p text:style-name="P7" loext:marker-style-name="T1"><text:span text:style-name="HTML_20_Code"><text:span text:style-name="T1"><text:s text:c="4"/>{</text:span></text:span><text:span text:style-name="T1"/></text:p>
      <text:p text:style-name="P7" loext:marker-style-name="T1"><text:span text:style-name="HTML_20_Code"><text:span text:style-name="T1"><text:s text:c="8"/>Console.WriteLine(obj.GetType().Name);</text:span></text:span><text:span text:style-name="T1"/></text:p>
      <text:p text:style-name="P7" loext:marker-style-name="T1"><text:span text:style-name="HTML_20_Code"><text:span text:style-name="T1"><text:s text:c="4"/>}</text:span></text:span><text:span text:style-name="T1"/></text:p>
      <text:p text:style-name="P5" loext:marker-style-name="T1"><text:span text:style-name="HTML_20_Code"><text:span text:style-name="T1"/></text:span></text:p>
      <text:p text:style-name="P7"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ain</text:span></text:span><text:span text:style-name="hljs-function"><text:span text:style-name="T1">()</text:span></text:span></text:p>
      <text:p text:style-name="P7" loext:marker-style-name="T1"><text:span text:style-name="HTML_20_Code"><text:span text:style-name="T1"><text:s text:c="4"/>{</text:span></text:span><text:span text:style-name="T1"/></text:p>
      <text:p text:style-name="P7" loext:marker-style-name="T1"><text:span text:style-name="HTML_20_Code"><text:span text:style-name="T1"><text:s text:c="8"/>ContravariantDelegate del = MethodTakingBase; </text:span></text:span><text:span text:style-name="hljs-comment"><text:span text:style-name="T1">// </text:span></text:span><text:span text:style-name="hljs-comment">Допустимо</text:span><text:span text:style-name="hljs-comment"><text:span text:style-name="T1"> </text:span></text:span><text:span text:style-name="hljs-comment">благодаря</text:span><text:span text:style-name="hljs-comment"><text:span text:style-name="T1"> </text:span></text:span><text:span text:style-name="hljs-comment">контрвариантности</text:span></text:p>
      <text:p text:style-name="P7" loext:marker-style-name="T1"><text:span text:style-name="HTML_20_Code"><text:span text:style-name="T1"><text:s text:c="8"/>del(</text:span></text:span><text:span text:style-name="hljs-keyword"><text:span text:style-name="T1">new</text:span></text:span><text:span text:style-name="HTML_20_Code"><text:span text:style-name="T1"> Derived()); </text:span></text:span><text:span text:style-name="hljs-comment"><text:span text:style-name="T1">// Output: Derived</text:span></text:span></text:p>
      <text:p text:style-name="P7" loext:marker-style-name="T1"><text:span text:style-name="HTML_20_Code"><text:span text:style-name="T1"><text:s text:c="4"/>}</text:span></text:span><text:span text:style-name="T1"/></text:p>
      <text:p text:style-name="P7"><text:span text:style-name="HTML_20_Code">}</text:span></text:p>
      <text:p text:style-name="P16" loext:marker-style-name="T22"/>
      <text:list xml:id="list25112862057543" text:continue-numbering="true" text:style-name="WWNum1">
        <text:list-item>
          <text:p text:style-name="P12" loext:marker-style-name="T25"><text:span text:style-name="T25">События\</text:span><text:span text:style-name="T22">Event</text:span><text:span text:style-name="T25">. Определение, объявление и вызов событий. Методы </text:span><text:span text:style-name="T22">Add</text:span><text:span text:style-name="T25"> и </text:span><text:span text:style-name="T22">Remove</text:span><text:span text:style-name="T25">. Отличия от делегатов. </text:span></text:p>
        </text:list-item>
      </text:list>
      <text:p text:style-name="P31">События в C# позволяют объектам уведомлять других объектов о произошедших действиях. Они основаны на делегатах, но предоставляют более строгий контроль доступа, позволяя добавлять и удалять обработчики событий, но не вызывая их напрямую извне.</text:p>
      <text:h text:style-name="P9" text:outline-level="3">Определение, объявление и вызов событий</text:h>
      <text:p text:style-name="Standard">Шаг 1: Определение делегата события</text:p>
      <text:p text:style-name="P31">Создайте делегат, который будет использоваться для события. Делегаты определяют сигнатуру методов-обработчиков событий.</text:p>
      <text:p text:style-name="HTML_20_Preformatted" loext:marker-style-name="T1"><text:span text:style-name="hljs-keyword"><text:span text:style-name="T1">public</text:span></text:span><text:span text:style-name="hljs-function"><text:span text:style-name="T1"> </text:span></text:span><text:span text:style-name="hljs-built_5f_in"><text:span text:style-name="T1">delegate</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yEventHandler</text:span></text:span><text:span text:style-name="hljs-function"><text:span text:style-name="T1">(</text:span></text:span><text:span text:style-name="hljs-built_5f_in"><text:span text:style-name="T1">object</text:span></text:span><text:span text:style-name="hljs-params"><text:span text:style-name="T1"> sender, EventArgs e</text:span></text:span><text:span text:style-name="hljs-function"><text:span text:style-name="T1">)</text:span></text:span><text:span text:style-name="HTML_20_Code"><text:span text:style-name="T1">;</text:span></text:span></text:p>
      <text:p text:style-name="Standard">Шаг 2: Объявление события</text:p>
      <text:p text:style-name="P31">Создайте событие на основе делегата в классе, который будет генерировать событие.</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Publisher</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keyword"><text:span text:style-name="T1">event</text:span></text:span><text:span text:style-name="HTML_20_Code"><text:span text:style-name="T1"> MyEventHandler MyEvent;</text:span></text:span></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protected</text:span></text:span><text:span text:style-name="hljs-function"><text:span text:style-name="T1"> </text:span></text:span><text:span text:style-name="hljs-keyword"><text:span text:style-name="T1">virtual</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OnMyEvent</text:span></text:span><text:span text:style-name="hljs-function"><text:span text:style-name="T1">(</text:span></text:span><text:span text:style-name="hljs-params"><text:span text:style-name="T1">EventArgs e</text:span></text:span><text:span text:style-name="hljs-function"><text:span text:style-name="T1">)</text:span></text:span></text:p>
      <text:p text:style-name="HTML_20_Preformatted" loext:marker-style-name="T1"><text:soft-page-break/><text:span text:style-name="HTML_20_Code"><text:span text:style-name="T1"><text:s text:c="4"/>{</text:span></text:span><text:span text:style-name="T1"/></text:p>
      <text:p text:style-name="HTML_20_Preformatted" loext:marker-style-name="T1"><text:span text:style-name="HTML_20_Code"><text:span text:style-name="T1"><text:s text:c="8"/>MyEvent?.Invoke(</text:span></text:span><text:span text:style-name="hljs-keyword"><text:span text:style-name="T1">this</text:span></text:span><text:span text:style-name="HTML_20_Code"><text:span text:style-name="T1">, e); </text:span></text:span><text:span text:style-name="hljs-comment"><text:span text:style-name="T1">// </text:span></text:span><text:span text:style-name="hljs-comment">Вызов</text:span><text:span text:style-name="hljs-comment"><text:span text:style-name="T1"> </text:span></text:span><text:span text:style-name="hljs-comment">события</text:span></text:p>
      <text:p text:style-name="HTML_20_Preformatted" loext:marker-style-name="T1"><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DoSomething</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text:span></text:span><text:span text:style-name="hljs-comment"><text:span text:style-name="T1">// </text:span></text:span><text:span text:style-name="hljs-comment">Какая</text:span><text:span text:style-name="hljs-comment"><text:span text:style-name="T1">-</text:span></text:span><text:span text:style-name="hljs-comment">то</text:span><text:span text:style-name="hljs-comment"><text:span text:style-name="T1"> </text:span></text:span><text:span text:style-name="hljs-comment">логика</text:span></text:p>
      <text:p text:style-name="HTML_20_Preformatted" loext:marker-style-name="T1"><text:span text:style-name="HTML_20_Code"><text:span text:style-name="T1"><text:s text:c="8"/>OnMyEvent(EventArgs.Empty); </text:span></text:span><text:span text:style-name="hljs-comment"><text:span text:style-name="T1">// </text:span></text:span><text:span text:style-name="hljs-comment">Генерация</text:span><text:span text:style-name="hljs-comment"><text:span text:style-name="T1"> </text:span></text:span><text:span text:style-name="hljs-comment">события</text:span></text:p>
      <text:p text:style-name="HTML_20_Preformatted" loext:marker-style-name="T1"><text:span text:style-name="HTML_20_Code"><text:span text:style-name="T1"><text:s text:c="4"/>}</text:span></text:span><text:span text:style-name="T1"/></text:p>
      <text:p text:style-name="HTML_20_Preformatted" loext:marker-style-name="HTML Code"><text:span text:style-name="HTML_20_Code">}</text:span></text:p>
      <text:p text:style-name="Standard">Шаг 3: Подписка на событие</text:p>
      <text:p text:style-name="P31">В классе, который должен реагировать на событие, подпишитесь на событие, указав метод-обработчик.</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Subscriber</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OnMyEventRaised</text:span></text:span><text:span text:style-name="hljs-function"><text:span text:style-name="T1">(</text:span></text:span><text:span text:style-name="hljs-built_5f_in"><text:span text:style-name="T1">object</text:span></text:span><text:span text:style-name="hljs-params"><text:span text:style-name="T1"> sender, EventArgs e</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Console.WriteLine(</text:span></text:span><text:span text:style-name="hljs-string"><text:span text:style-name="T1">"</text:span></text:span><text:span text:style-name="hljs-string">Событие</text:span><text:span text:style-name="hljs-string"><text:span text:style-name="T1"> </text:span></text:span><text:span text:style-name="hljs-string">произошло</text:span><text:span text:style-name="hljs-string"><text:span text:style-name="T1">!"</text:span></text:span><text:span text:style-name="HTML_20_Code"><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pan></text:span><text:span text:style-name="T1"/></text:p>
      <text:p text:style-name="P3" loext:marker-style-name="T1"><text:span text:style-name="HTML_20_Code"><text:span text:style-name="T1"/></text:span></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Program</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ain</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Publisher pub = </text:span></text:span><text:span text:style-name="hljs-keyword"><text:span text:style-name="T1">new</text:span></text:span><text:span text:style-name="HTML_20_Code"><text:span text:style-name="T1"> Publisher();</text:span></text:span></text:p>
      <text:p text:style-name="HTML_20_Preformatted" loext:marker-style-name="T1"><text:span text:style-name="HTML_20_Code"><text:span text:style-name="T1"><text:s text:c="8"/>Subscriber sub = </text:span></text:span><text:span text:style-name="hljs-keyword"><text:span text:style-name="T1">new</text:span></text:span><text:span text:style-name="HTML_20_Code"><text:span text:style-name="T1"> Subscriber();</text:span></text:span></text:p>
      <text:p text:style-name="P3" loext:marker-style-name="T1"><text:span text:style-name="HTML_20_Code"><text:span text:style-name="T1"/></text:span></text:p>
      <text:p text:style-name="HTML_20_Preformatted" loext:marker-style-name="T1"><text:span text:style-name="HTML_20_Code"><text:span text:style-name="T1"><text:s text:c="8"/>pub.MyEvent += sub.OnMyEventRaised; </text:span></text:span><text:span text:style-name="hljs-comment"><text:span text:style-name="T1">// </text:span></text:span><text:span text:style-name="hljs-comment">Подписка</text:span><text:span text:style-name="hljs-comment"><text:span text:style-name="T1"> </text:span></text:span><text:span text:style-name="hljs-comment">на</text:span><text:span text:style-name="hljs-comment"><text:span text:style-name="T1"> </text:span></text:span><text:span text:style-name="hljs-comment">событие</text:span></text:p>
      <text:p text:style-name="HTML_20_Preformatted" loext:marker-style-name="HTML Code"><text:span text:style-name="HTML_20_Code"><text:span text:style-name="T1"><text:s text:c="8"/></text:span></text:span><text:span text:style-name="HTML_20_Code">pub.DoSomething(); </text:span><text:span text:style-name="hljs-comment">// Вызов метода, который генерирует событие</text:span></text:p>
      <text:p text:style-name="HTML_20_Preformatted" loext:marker-style-name="HTML Code"><text:span text:style-name="HTML_20_Code"><text:s text:c="4"/>}</text:span></text:p>
      <text:p text:style-name="HTML_20_Preformatted" loext:marker-style-name="HTML Code"><text:span text:style-name="HTML_20_Code">}</text:span></text:p>
      <text:h text:style-name="P9" text:outline-level="3">Методы Add и Remove</text:h>
      <text:p text:style-name="P31">В C# события имеют скрытые методы <text:span text:style-name="HTML_20_Code">add</text:span> и <text:span text:style-name="HTML_20_Code">remove</text:span>, которые позволяют добавлять и удалять обработчики событий. Эти методы автоматически генерируются компилятором, но могут быть переопределены вручную для более сложной логики управления подписками.</text:p>
      <text:p text:style-name="Standard">Пример с пользовательскими методами Add и Remove</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Publisher</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rivate</text:span></text:span><text:span text:style-name="HTML_20_Code"><text:span text:style-name="T1"> MyEventHandler myEvent;</text:span></text:span></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keyword"><text:span text:style-name="T1">event</text:span></text:span><text:span text:style-name="HTML_20_Code"><text:span text:style-name="T1"> MyEventHandler MyEvent</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text:span></text:span><text:span text:style-name="hljs-keyword"><text:span text:style-name="T1">add</text:span></text:span></text:p>
      <text:p text:style-name="HTML_20_Preformatted" loext:marker-style-name="T1"><text:span text:style-name="HTML_20_Code"><text:span text:style-name="T1"><text:s text:c="8"/>{</text:span></text:span><text:span text:style-name="T1"/></text:p>
      <text:p text:style-name="HTML_20_Preformatted" loext:marker-style-name="T1"><text:span text:style-name="HTML_20_Code"><text:span text:style-name="T1"><text:s text:c="12"/>Console.WriteLine(</text:span></text:span><text:span text:style-name="hljs-string"><text:span text:style-name="T1">"</text:span></text:span><text:span text:style-name="hljs-string">Добавление</text:span><text:span text:style-name="hljs-string"><text:span text:style-name="T1"> </text:span></text:span><text:span text:style-name="hljs-string">обработчика</text:span><text:span text:style-name="hljs-string"><text:span text:style-name="T1">"</text:span></text:span><text:span text:style-name="HTML_20_Code"><text:span text:style-name="T1">);</text:span></text:span></text:p>
      <text:p text:style-name="HTML_20_Preformatted" loext:marker-style-name="T1"><text:span text:style-name="HTML_20_Code"><text:span text:style-name="T1"><text:s text:c="12"/>myEvent += </text:span></text:span><text:span text:style-name="hljs-keyword"><text:span text:style-name="T1">value</text:span></text:span><text:span text:style-name="HTML_20_Code"><text:span text:style-name="T1">;</text:span></text:span></text:p>
      <text:p text:style-name="HTML_20_Preformatted" loext:marker-style-name="T1"><text:span text:style-name="HTML_20_Code"><text:span text:style-name="T1"><text:s text:c="8"/>}</text:span></text:span><text:span text:style-name="T1"/></text:p>
      <text:p text:style-name="HTML_20_Preformatted" loext:marker-style-name="T1"><text:span text:style-name="HTML_20_Code"><text:span text:style-name="T1"><text:s text:c="8"/></text:span></text:span><text:span text:style-name="hljs-keyword"><text:span text:style-name="T1">remove</text:span></text:span></text:p>
      <text:p text:style-name="HTML_20_Preformatted" loext:marker-style-name="T1"><text:span text:style-name="HTML_20_Code"><text:span text:style-name="T1"><text:s text:c="8"/>{</text:span></text:span><text:span text:style-name="T1"/></text:p>
      <text:p text:style-name="HTML_20_Preformatted" loext:marker-style-name="T1"><text:span text:style-name="HTML_20_Code"><text:span text:style-name="T1"><text:s text:c="12"/>Console.WriteLine(</text:span></text:span><text:span text:style-name="hljs-string"><text:span text:style-name="T1">"</text:span></text:span><text:span text:style-name="hljs-string">Удаление</text:span><text:span text:style-name="hljs-string"><text:span text:style-name="T1"> </text:span></text:span><text:span text:style-name="hljs-string">обработчика</text:span><text:span text:style-name="hljs-string"><text:span text:style-name="T1">"</text:span></text:span><text:span text:style-name="HTML_20_Code"><text:span text:style-name="T1">);</text:span></text:span></text:p>
      <text:p text:style-name="HTML_20_Preformatted" loext:marker-style-name="T1"><text:span text:style-name="HTML_20_Code"><text:span text:style-name="T1"><text:s text:c="12"/>myEvent -= </text:span></text:span><text:span text:style-name="hljs-keyword"><text:span text:style-name="T1">value</text:span></text:span><text:span text:style-name="HTML_20_Code"><text:span text:style-name="T1">;</text:span></text:span></text:p>
      <text:p text:style-name="HTML_20_Preformatted" loext:marker-style-name="T1"><text:span text:style-name="HTML_20_Code"><text:span text:style-name="T1"><text:s text:c="8"/>}</text:span></text:span><text:span text:style-name="T1"/></text:p>
      <text:p text:style-name="HTML_20_Preformatted" loext:marker-style-name="T1"><text:soft-page-break/><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protected</text:span></text:span><text:span text:style-name="hljs-function"><text:span text:style-name="T1"> </text:span></text:span><text:span text:style-name="hljs-keyword"><text:span text:style-name="T1">virtual</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OnMyEvent</text:span></text:span><text:span text:style-name="hljs-function"><text:span text:style-name="T1">(</text:span></text:span><text:span text:style-name="hljs-params"><text:span text:style-name="T1">EventArgs e</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myEvent?.Invoke(</text:span></text:span><text:span text:style-name="hljs-keyword"><text:span text:style-name="T1">this</text:span></text:span><text:span text:style-name="HTML_20_Code"><text:span text:style-name="T1">, e);</text:span></text:span></text:p>
      <text:p text:style-name="HTML_20_Preformatted" loext:marker-style-name="T1"><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DoSomething</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OnMyEvent(EventArgs.Empty);</text:span></text:span><text:span text:style-name="T1"/></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pan></text:span><text:span text:style-name="T1"/></text:p>
      <text:p text:style-name="P3" loext:marker-style-name="T1"><text:span text:style-name="HTML_20_Code"><text:span text:style-name="T1"/></text:span></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Subscriber</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OnMyEventRaised</text:span></text:span><text:span text:style-name="hljs-function"><text:span text:style-name="T1">(</text:span></text:span><text:span text:style-name="hljs-built_5f_in"><text:span text:style-name="T1">object</text:span></text:span><text:span text:style-name="hljs-params"><text:span text:style-name="T1"> sender, EventArgs e</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Console.WriteLine(</text:span></text:span><text:span text:style-name="hljs-string"><text:span text:style-name="T1">"</text:span></text:span><text:span text:style-name="hljs-string">Событие</text:span><text:span text:style-name="hljs-string"><text:span text:style-name="T1"> </text:span></text:span><text:span text:style-name="hljs-string">произошло</text:span><text:span text:style-name="hljs-string"><text:span text:style-name="T1">!"</text:span></text:span><text:span text:style-name="HTML_20_Code"><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pan></text:span><text:span text:style-name="T1"/></text:p>
      <text:p text:style-name="P3" loext:marker-style-name="T1"><text:span text:style-name="HTML_20_Code"><text:span text:style-name="T1"/></text:span></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Program</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ain</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Publisher pub = </text:span></text:span><text:span text:style-name="hljs-keyword"><text:span text:style-name="T1">new</text:span></text:span><text:span text:style-name="HTML_20_Code"><text:span text:style-name="T1"> Publisher();</text:span></text:span></text:p>
      <text:p text:style-name="HTML_20_Preformatted" loext:marker-style-name="T1"><text:span text:style-name="HTML_20_Code"><text:span text:style-name="T1"><text:s text:c="8"/>Subscriber sub = </text:span></text:span><text:span text:style-name="hljs-keyword"><text:span text:style-name="T1">new</text:span></text:span><text:span text:style-name="HTML_20_Code"><text:span text:style-name="T1"> Subscriber();</text:span></text:span></text:p>
      <text:p text:style-name="P3" loext:marker-style-name="T1"><text:span text:style-name="HTML_20_Code"><text:span text:style-name="T1"/></text:span></text:p>
      <text:p text:style-name="HTML_20_Preformatted" loext:marker-style-name="T1"><text:span text:style-name="HTML_20_Code"><text:span text:style-name="T1"><text:s text:c="8"/>pub.MyEvent += sub.OnMyEventRaised; </text:span></text:span><text:span text:style-name="hljs-comment"><text:span text:style-name="T1">// </text:span></text:span><text:span text:style-name="hljs-comment">Добавление</text:span><text:span text:style-name="hljs-comment"><text:span text:style-name="T1"> </text:span></text:span><text:span text:style-name="hljs-comment">обработчика</text:span></text:p>
      <text:p text:style-name="HTML_20_Preformatted" loext:marker-style-name="T1"><text:span text:style-name="HTML_20_Code"><text:span text:style-name="T1"><text:s text:c="8"/>pub.DoSomething();</text:span></text:span><text:span text:style-name="T1"/></text:p>
      <text:p text:style-name="HTML_20_Preformatted" loext:marker-style-name="T1"><text:span text:style-name="HTML_20_Code"><text:span text:style-name="T1"><text:s text:c="8"/>pub.MyEvent -= sub.OnMyEventRaised; </text:span></text:span><text:span text:style-name="hljs-comment"><text:span text:style-name="T1">// </text:span></text:span><text:span text:style-name="hljs-comment">Удаление</text:span><text:span text:style-name="hljs-comment"><text:span text:style-name="T1"> </text:span></text:span><text:span text:style-name="hljs-comment">обработчика</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public class Program</text:span></text:span><text:span text:style-name="T1"/></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public static void Main()</text:span></text:span><text:span text:style-name="T1"/></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Publisher pub = new Publisher();</text:span></text:span><text:span text:style-name="T1"/></text:p>
      <text:p text:style-name="HTML_20_Preformatted" loext:marker-style-name="T1"><text:span text:style-name="HTML_20_Code"><text:span text:style-name="T1"><text:s text:c="8"/>Subscriber sub = new Subscriber();</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8"/>pub.MyEvent += sub.OnMyEventRaised; // Добавление обработчика</text:span></text:span><text:span text:style-name="T1"/></text:p>
      <text:p text:style-name="HTML_20_Preformatted" loext:marker-style-name="T1"><text:span text:style-name="HTML_20_Code"><text:span text:style-name="T1"><text:s text:c="8"/>pub.DoSomething();</text:span></text:span><text:span text:style-name="T1"/></text:p>
      <text:p text:style-name="HTML_20_Preformatted" loext:marker-style-name="T1"><text:span text:style-name="HTML_20_Code"><text:span text:style-name="T1"><text:s text:c="8"/>pub.MyEvent -= sub.OnMyEventRaised; // Удаление обработчика</text:span></text:span><text:span text:style-name="T1"/></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pan></text:span><text:span text:style-name="T1"/></text:p>
      <text:h text:style-name="P9" text:outline-level="3">Отличия событий от делегатов</text:h>
      <text:list text:style-name="WWNum21">
        <text:list-item>
          <text:p text:style-name="P83"><text:span text:style-name="Strong_20_Emphasis">Контроль доступа</text:span>: События обеспечивают более строгий контроль доступа. Только класс, в котором объявлено событие, может вызывать его, в то время как делегаты могут быть вызваны из любого места.</text:p>
        </text:list-item>
        <text:list-item>
          <text:p text:style-name="P85"><text:span text:style-name="Strong_20_Emphasis">Подписка/Отписка</text:span>: События позволяют добавлять и удалять обработчики с помощью операторов <text:span text:style-name="HTML_20_Code"><text:span text:style-name="T31">+=</text:span></text:span> и <text:span text:style-name="HTML_20_Code"><text:span text:style-name="T31">-=</text:span></text:span>. Делегаты также поддерживают эти операции, но события предоставляют дополнительный уровень абстракции и безопасности.</text:p>
        </text:list-item>
        <text:list-item>
          <text:p text:style-name="P84"><text:span text:style-name="Strong_20_Emphasis">Автоматическое управление списком обработчиков</text:span>: События автоматически управляют списком подписчиков, что упрощает код и повышает безопасность.</text:p>
        </text:list-item>
      </text:list>
      <text:list xml:id="list25112822578166" text:continue-list="list25112862057543" text:style-name="WWNum1">
        <text:list-item>
          <text:p text:style-name="P28" loext:marker-style-name="T25"><text:span text:style-name="T25">Технологии</text:span><text:span text:style-name="T22"> Object-Relation Mapping (ORM). </text:span><text:span text:style-name="T25">Технология </text:span><text:span text:style-name="T22">EF</text:span><text:span text:style-name="T25"> </text:span><text:span text:style-name="T22">Core</text:span><text:span text:style-name="T25">. Понятия «контекст» и «миграция»</text:span></text:p>
        </text:list-item>
      </text:list>
      <text:p text:style-name="P31"><text:soft-page-break/><text:span text:style-name="Strong_20_Emphasis">Object-Relational Mapping (ORM)</text:span> — это технология, которая позволяет разработчикам работать с данными в базе данных как с объектами в языке программирования. ORM предоставляет инструменты для автоматического сопоставления между объектами в коде и записями в базе данных, что значительно упрощает работу с данными.</text:p>
      <text:p text:style-name="P31"><text:span text:style-name="Strong_20_Emphasis">Entity Framework Core (EF Core)</text:span> — это современный ORM-фреймворк от Microsoft для работы с базами данных в приложениях на платформе .NET. EF Core позволяет разработчикам взаимодействовать с базами данных, используя объекты C#, и абстрагироваться от низкоуровневых операций SQL.</text:p>
      <text:p text:style-name="Standard">Контекст</text:p>
      <text:p text:style-name="P31"><text:span text:style-name="Strong_20_Emphasis">Контекст</text:span> (DbContext) — это основной класс в EF Core, который управляет взаимодействием с базой данных. Он представляет собой сессию с базой данных, через которую можно запрашивать и сохранять данные.</text:p>
      <text:list text:style-name="WWNum22">
        <text:list-item>
          <text:p text:style-name="P86"><text:span text:style-name="Strong_20_Emphasis">Определение контекста</text:span>: Контекст обычно наследует от класса <text:span text:style-name="HTML_20_Code"><text:span text:style-name="T31">DbContext</text:span></text:span> и включает свойства <text:span text:style-name="HTML_20_Code"><text:span text:style-name="T31">DbSet&lt;T&gt;</text:span></text:span>, которые представляют коллекции объектов, соответствующие таблицам в базе данных.</text:p>
        </text:list-item>
      </text:list>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ApplicationDbContext</text:span></text:span><text:span text:style-name="HTML_20_Code"><text:span text:style-name="T1"> : </text:span></text:span><text:span text:style-name="hljs-title"><text:span text:style-name="T1">DbContext</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DbSet&lt;User&gt; Users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DbSet&lt;Order&gt; Orders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protected</text:span></text:span><text:span text:style-name="hljs-function"><text:span text:style-name="T1"> </text:span></text:span><text:span text:style-name="hljs-keyword"><text:span text:style-name="T1">override</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OnConfiguring</text:span></text:span><text:span text:style-name="hljs-function"><text:span text:style-name="T1">(</text:span></text:span><text:span text:style-name="hljs-params"><text:span text:style-name="T1">DbContextOptionsBuilder optionsBuilder</text:span></text:span><text:span text:style-name="hljs-function"><text:span text:style-name="T1">)</text:span></text:span></text:p>
      <text:p text:style-name="HTML_20_Preformatted" loext:marker-style-name="HTML Code"><text:span text:style-name="HTML_20_Code"><text:span text:style-name="T1"><text:s text:c="4"/></text:span></text:span><text:span text:style-name="HTML_20_Code">{</text:span></text:p>
      <text:p text:style-name="HTML_20_Preformatted" loext:marker-style-name="HTML Code"><text:span text:style-name="HTML_20_Code"><text:s text:c="8"/>optionsBuilder.UseSqlServer(</text:span><text:span text:style-name="hljs-string">"YourConnectionString"</text:span><text:span text:style-name="HTML_20_Code">);</text:span></text:p>
      <text:p text:style-name="HTML_20_Preformatted" loext:marker-style-name="HTML Code"><text:span text:style-name="HTML_20_Code"><text:s text:c="4"/>}</text:span></text:p>
      <text:p text:style-name="HTML_20_Preformatted" loext:marker-style-name="HTML Code"><text:span text:style-name="HTML_20_Code">}</text:span></text:p>
      <text:p text:style-name="Standard">Миграция</text:p>
      <text:p text:style-name="P31"><text:span text:style-name="Strong_20_Emphasis">Миграция</text:span> — это механизм, который позволяет обновлять схему базы данных в соответствии с изменениями в моделях данных приложения. EF Core использует миграции для управления версиями базы данных и синхронизации схемы базы данных с моделями данных.</text:p>
      <text:list text:style-name="WWNum23">
        <text:list-item>
          <text:p text:style-name="P87"><text:span text:style-name="Strong_20_Emphasis">Создание миграции</text:span>: Для создания новой миграции используется команда <text:span text:style-name="HTML_20_Code"><text:span text:style-name="T31">Add-Migration</text:span></text:span> в консоли диспетчера пакетов или <text:span text:style-name="HTML_20_Code"><text:span text:style-name="T31">dotnet ef migrations add</text:span></text:span> в командной строке.</text:p>
        </text:list-item>
      </text:list>
      <text:p text:style-name="HTML_20_Preformatted" loext:marker-style-name="T1"><text:span text:style-name="HTML_20_Code"><text:span text:style-name="T1">dotnet ef migrations add InitialCreate</text:span></text:span><text:span text:style-name="T1"/></text:p>
      <text:list text:style-name="WWNum24">
        <text:list-item>
          <text:p text:style-name="P88"><text:span text:style-name="Strong_20_Emphasis">Применение миграции</text:span>: Для применения миграций используется команда <text:span text:style-name="HTML_20_Code"><text:span text:style-name="T31">Update-Database</text:span></text:span>.</text:p>
        </text:list-item>
      </text:list>
      <text:p text:style-name="HTML_20_Preformatted" loext:marker-style-name="HTML Code"><text:span text:style-name="HTML_20_Code"><text:span text:style-name="T1">dotnet</text:span></text:span><text:span text:style-name="HTML_20_Code"> </text:span><text:span text:style-name="HTML_20_Code"><text:span text:style-name="T1">ef</text:span></text:span><text:span text:style-name="HTML_20_Code"> </text:span><text:span text:style-name="HTML_20_Code"><text:span text:style-name="T1">database</text:span></text:span><text:span text:style-name="HTML_20_Code"> </text:span><text:span text:style-name="HTML_20_Code"><text:span text:style-name="T1">update</text:span></text:span></text:p>
      <text:h text:style-name="P9" text:outline-level="3">Пример использования EF Core</text:h>
      <text:p text:style-name="Standard">Модель данных</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User</text:span></text:span></text:p>
      <text:p text:style-name="HTML_20_Preformatted" loext:marker-style-name="T1"><text:span text:style-name="HTML_20_Code"><text:span text:style-name="T1">{</text:span></text:span><text:span text:style-name="T1"/></text:p>
      <text:p text:style-name="HTML_20_Preformatted" loext:marker-style-name="T1"><text:soft-page-break/><text:span text:style-name="HTML_20_Code"><text:span text:style-name="T1"><text:s text:c="4"/></text:span></text:span><text:span text:style-name="hljs-keyword"><text:span text:style-name="T1">public</text:span></text:span><text:span text:style-name="HTML_20_Code"><text:span text:style-name="T1"> </text:span></text:span><text:span text:style-name="hljs-built_5f_in"><text:span text:style-name="T1">int</text:span></text:span><text:span text:style-name="HTML_20_Code"><text:span text:style-name="T1"> Id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built_5f_in"><text:span text:style-name="T1">string</text:span></text:span><text:span text:style-name="HTML_20_Code"><text:span text:style-name="T1"> Name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List&lt;Order&gt; Orders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HTML_20_Preformatted" loext:marker-style-name="T1"><text:span text:style-name="HTML_20_Code"><text:span text:style-name="T1">}</text:span></text:span><text:span text:style-name="T1"/></text:p>
      <text:p text:style-name="P3" loext:marker-style-name="T1"><text:span text:style-name="HTML_20_Code"><text:span text:style-name="T1"/></text:span></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Order</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built_5f_in"><text:span text:style-name="T1">int</text:span></text:span><text:span text:style-name="HTML_20_Code"><text:span text:style-name="T1"> Id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built_5f_in"><text:span text:style-name="T1">string</text:span></text:span><text:span text:style-name="HTML_20_Code"><text:span text:style-name="T1"> Product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built_5f_in"><text:span text:style-name="T1">int</text:span></text:span><text:span text:style-name="HTML_20_Code"><text:span text:style-name="T1"> Quantity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built_5f_in"><text:span text:style-name="T1">int</text:span></text:span><text:span text:style-name="HTML_20_Code"><text:span text:style-name="T1"> UserId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User User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HTML_20_Preformatted" loext:marker-style-name="T1"><text:span text:style-name="HTML_20_Code"><text:span text:style-name="T1">}</text:span></text:span><text:span text:style-name="T1"/></text:p>
      <text:p text:style-name="Standard" loext:marker-style-name="T1">Контекст<text:span text:style-name="T1"> </text:span>базы<text:span text:style-name="T1"> </text:span>данных</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ApplicationDbContext</text:span></text:span><text:span text:style-name="HTML_20_Code"><text:span text:style-name="T1"> : </text:span></text:span><text:span text:style-name="hljs-title"><text:span text:style-name="T1">DbContext</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DbSet&lt;User&gt; Users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DbSet&lt;Order&gt; Orders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protected</text:span></text:span><text:span text:style-name="hljs-function"><text:span text:style-name="T1"> </text:span></text:span><text:span text:style-name="hljs-keyword"><text:span text:style-name="T1">override</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OnConfiguring</text:span></text:span><text:span text:style-name="hljs-function"><text:span text:style-name="T1">(</text:span></text:span><text:span text:style-name="hljs-params"><text:span text:style-name="T1">DbContextOptionsBuilder optionsBuilder</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optionsBuilder.UseSqlServer(</text:span></text:span><text:span text:style-name="hljs-string"><text:span text:style-name="T1">"YourConnectionString"</text:span></text:span><text:span text:style-name="HTML_20_Code"><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pan></text:span><text:span text:style-name="T1"/></text:p>
      <text:p text:style-name="Standard" loext:marker-style-name="T1">Основная<text:span text:style-name="T1"> </text:span>программа</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Program</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ain</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text:span></text:span><text:span text:style-name="hljs-keyword"><text:span text:style-name="T1">using</text:span></text:span><text:span text:style-name="HTML_20_Code"><text:span text:style-name="T1"> (</text:span></text:span><text:span text:style-name="hljs-keyword"><text:span text:style-name="T1">var</text:span></text:span><text:span text:style-name="HTML_20_Code"><text:span text:style-name="T1"> context = </text:span></text:span><text:span text:style-name="hljs-keyword"><text:span text:style-name="T1">new</text:span></text:span><text:span text:style-name="HTML_20_Code"><text:span text:style-name="T1"> ApplicationDbContext())</text:span></text:span></text:p>
      <text:p text:style-name="HTML_20_Preformatted" loext:marker-style-name="T1"><text:span text:style-name="HTML_20_Code"><text:span text:style-name="T1"><text:s text:c="8"/>{</text:span></text:span><text:span text:style-name="T1"/></text:p>
      <text:p text:style-name="HTML_20_Preformatted" loext:marker-style-name="T1"><text:span text:style-name="HTML_20_Code"><text:span text:style-name="T1"><text:s text:c="12"/></text:span></text:span><text:span text:style-name="hljs-comment"><text:span text:style-name="T1">// </text:span></text:span><text:span text:style-name="hljs-comment">Создание</text:span><text:span text:style-name="hljs-comment"><text:span text:style-name="T1"> </text:span></text:span><text:span text:style-name="hljs-comment">новой</text:span><text:span text:style-name="hljs-comment"><text:span text:style-name="T1"> </text:span></text:span><text:span text:style-name="hljs-comment">записи</text:span></text:p>
      <text:p text:style-name="HTML_20_Preformatted" loext:marker-style-name="T1"><text:span text:style-name="HTML_20_Code"><text:span text:style-name="T1"><text:s text:c="12"/></text:span></text:span><text:span text:style-name="hljs-keyword"><text:span text:style-name="T1">var</text:span></text:span><text:span text:style-name="HTML_20_Code"><text:span text:style-name="T1"> user = </text:span></text:span><text:span text:style-name="hljs-keyword"><text:span text:style-name="T1">new</text:span></text:span><text:span text:style-name="HTML_20_Code"><text:span text:style-name="T1"> User { Name = </text:span></text:span><text:span text:style-name="hljs-string"><text:span text:style-name="T1">"Alice"</text:span></text:span><text:span text:style-name="HTML_20_Code"><text:span text:style-name="T1"> };</text:span></text:span></text:p>
      <text:p text:style-name="HTML_20_Preformatted" loext:marker-style-name="T1"><text:span text:style-name="HTML_20_Code"><text:span text:style-name="T1"><text:s text:c="12"/>context.Users.Add(user);</text:span></text:span><text:span text:style-name="T1"/></text:p>
      <text:p text:style-name="HTML_20_Preformatted" loext:marker-style-name="T1"><text:span text:style-name="HTML_20_Code"><text:span text:style-name="T1"><text:s text:c="12"/>context.SaveChanges();</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12"/></text:span></text:span><text:span text:style-name="hljs-comment"><text:span text:style-name="T1">// </text:span></text:span><text:span text:style-name="hljs-comment">Запрос</text:span><text:span text:style-name="hljs-comment"><text:span text:style-name="T1"> </text:span></text:span><text:span text:style-name="hljs-comment">данных</text:span></text:p>
      <text:p text:style-name="HTML_20_Preformatted" loext:marker-style-name="T1"><text:span text:style-name="HTML_20_Code"><text:span text:style-name="T1"><text:s text:c="12"/></text:span></text:span><text:span text:style-name="hljs-keyword"><text:span text:style-name="T1">var</text:span></text:span><text:span text:style-name="HTML_20_Code"><text:span text:style-name="T1"> users = context.Users.ToList();</text:span></text:span></text:p>
      <text:p text:style-name="HTML_20_Preformatted" loext:marker-style-name="T1"><text:span text:style-name="HTML_20_Code"><text:span text:style-name="T1"><text:s text:c="12"/></text:span></text:span><text:span text:style-name="hljs-keyword"><text:span text:style-name="T1">foreach</text:span></text:span><text:span text:style-name="HTML_20_Code"><text:span text:style-name="T1"> (</text:span></text:span><text:span text:style-name="hljs-keyword"><text:span text:style-name="T1">var</text:span></text:span><text:span text:style-name="HTML_20_Code"><text:span text:style-name="T1"> u </text:span></text:span><text:span text:style-name="hljs-keyword"><text:span text:style-name="T1">in</text:span></text:span><text:span text:style-name="HTML_20_Code"><text:span text:style-name="T1"> users)</text:span></text:span></text:p>
      <text:p text:style-name="HTML_20_Preformatted" loext:marker-style-name="T1"><text:span text:style-name="HTML_20_Code"><text:span text:style-name="T1"><text:s text:c="12"/>{</text:span></text:span><text:span text:style-name="T1"/></text:p>
      <text:p text:style-name="HTML_20_Preformatted" loext:marker-style-name="T1"><text:span text:style-name="HTML_20_Code"><text:span text:style-name="T1"><text:s text:c="16"/>Console.WriteLine(</text:span></text:span><text:span text:style-name="hljs-string"><text:span text:style-name="T1">$"User: </text:span></text:span><text:span text:style-name="hljs-subst"><text:span text:style-name="T1">{u.Name}</text:span></text:span><text:span text:style-name="hljs-string"><text:span text:style-name="T1">"</text:span></text:span><text:span text:style-name="HTML_20_Code"><text:span text:style-name="T1">);</text:span></text:span></text:p>
      <text:p text:style-name="HTML_20_Preformatted" loext:marker-style-name="HTML Code"><text:span text:style-name="HTML_20_Code"><text:span text:style-name="T1"><text:s text:c="12"/></text:span></text:span><text:span text:style-name="HTML_20_Code">}</text:span></text:p>
      <text:p text:style-name="HTML_20_Preformatted" loext:marker-style-name="HTML Code"><text:span text:style-name="HTML_20_Code"><text:s text:c="8"/>}</text:span></text:p>
      <text:p text:style-name="HTML_20_Preformatted" loext:marker-style-name="HTML Code"><text:span text:style-name="HTML_20_Code"><text:s text:c="4"/>}</text:span></text:p>
      <text:p text:style-name="HTML_20_Preformatted"><text:span text:style-name="HTML_20_Code">}</text:span></text:p>
      <text:p text:style-name="P29"/>
      <text:list text:continue-list="list25112822578166" text:style-name="WWNum1">
        <text:list-item>
          <text:p text:style-name="P12" loext:marker-style-name="T25"><text:span text:style-name="T25">Получение данных Получение, добавление и изменение записей в базе данных используя механизмы </text:span><text:span text:style-name="T22">EF</text:span><text:span text:style-name="T25"> </text:span><text:span text:style-name="T22">Core</text:span><text:span text:style-name="T25">.</text:span></text:p>
        </text:list-item>
      </text:list>
      <text:p text:style-name="Standard">Для получения данных из базы данных используйте LINQ-запросы.</text:p>
      <text:p text:style-name="HTML_20_Preformatted" loext:marker-style-name="T1"><text:span text:style-name="hljs-keyword">д</text:span><text:span text:style-name="hljs-keyword"><text:span text:style-name="T1">using</text:span></text:span><text:span text:style-name="HTML_20_Code"><text:span text:style-name="T1"> (</text:span></text:span><text:span text:style-name="hljs-keyword"><text:span text:style-name="T1">var</text:span></text:span><text:span text:style-name="HTML_20_Code"><text:span text:style-name="T1"> context = </text:span></text:span><text:span text:style-name="hljs-keyword"><text:span text:style-name="T1">new</text:span></text:span><text:span text:style-name="HTML_20_Code"><text:span text:style-name="T1"> ApplicationDbContext())</text:span></text:span></text:p>
      <text:p text:style-name="HTML_20_Preformatted" loext:marker-style-name="HTML Code"><text:span text:style-name="HTML_20_Code">{</text:span></text:p>
      <text:p text:style-name="HTML_20_Preformatted" loext:marker-style-name="HTML Code"><text:span text:style-name="HTML_20_Code"><text:s text:c="4"/></text:span><text:span text:style-name="hljs-comment">// Получение всех пользователей</text:span></text:p>
      <text:p text:style-name="HTML_20_Preformatted" loext:marker-style-name="HTML Code"><text:span text:style-name="HTML_20_Code"><text:s text:c="4"/></text:span><text:span text:style-name="hljs-keyword">var</text:span><text:span text:style-name="HTML_20_Code"> users = context.Users.ToList();</text:span></text:p>
      <text:p text:style-name="HTML_20_Preformatted" loext:marker-style-name="HTML Code"><text:span text:style-name="HTML_20_Code"/></text:p>
      <text:p text:style-name="HTML_20_Preformatted" loext:marker-style-name="HTML Code"><text:span text:style-name="HTML_20_Code"><text:s text:c="4"/></text:span><text:span text:style-name="hljs-comment">// Получение пользователя по условию</text:span></text:p>
      <text:p text:style-name="HTML_20_Preformatted" loext:marker-style-name="HTML Code"><text:span text:style-name="HTML_20_Code"><text:s text:c="4"/></text:span><text:span text:style-name="hljs-keyword">var</text:span><text:span text:style-name="HTML_20_Code"> user = context.Users.FirstOrDefault(u =&gt; u.Name == </text:span><text:span text:style-name="hljs-string">"Alice"</text:span><text:span text:style-name="HTML_20_Code">);</text:span></text:p>
      <text:p text:style-name="HTML_20_Preformatted" loext:marker-style-name="HTML Code"><text:soft-page-break/><text:span text:style-name="HTML_20_Code"><text:s text:c="4"/></text:span></text:p>
      <text:p text:style-name="HTML_20_Preformatted" loext:marker-style-name="HTML Code"><text:span text:style-name="HTML_20_Code"><text:s text:c="4"/></text:span><text:span text:style-name="hljs-comment">// Получение данных с включением связанных данных</text:span></text:p>
      <text:p text:style-name="HTML_20_Preformatted" loext:marker-style-name="T1"><text:span text:style-name="HTML_20_Code"><text:s text:c="4"/></text:span><text:span text:style-name="hljs-keyword"><text:span text:style-name="T1">var</text:span></text:span><text:span text:style-name="HTML_20_Code"><text:span text:style-name="T1"> userWithOrders = context.Users</text:span></text:span></text:p>
      <text:p text:style-name="HTML_20_Preformatted" loext:marker-style-name="T1"><text:span text:style-name="HTML_20_Code"><text:span text:style-name="T1"><text:s text:c="33"/>.Include(u =&gt; u.Orders)</text:span></text:span><text:span text:style-name="T1"/></text:p>
      <text:p text:style-name="HTML_20_Preformatted" loext:marker-style-name="T1"><text:span text:style-name="HTML_20_Code"><text:span text:style-name="T1"><text:s text:c="33"/>.FirstOrDefault(u =&gt; u.Name == </text:span></text:span><text:span text:style-name="hljs-string"><text:span text:style-name="T1">"Alice"</text:span></text:span><text:span text:style-name="HTML_20_Code"><text:span text:style-name="T1">);</text:span></text:span></text:p>
      <text:p text:style-name="HTML_20_Preformatted" loext:marker-style-name="HTML Code"><text:span text:style-name="HTML_20_Code">}</text:span></text:p>
      <text:p text:style-name="Standard"><text:s/>Добавление данных</text:p>
      <text:p text:style-name="P31">Для добавления новой записи в базу данных используйте метод <text:span text:style-name="HTML_20_Code">Add</text:span> и затем вызовите <text:span text:style-name="HTML_20_Code">SaveChanges</text:span>.</text:p>
      <text:p text:style-name="HTML_20_Preformatted" loext:marker-style-name="T1"><text:span text:style-name="hljs-keyword"><text:span text:style-name="T1">using</text:span></text:span><text:span text:style-name="HTML_20_Code"><text:span text:style-name="T1"> (</text:span></text:span><text:span text:style-name="hljs-keyword"><text:span text:style-name="T1">var</text:span></text:span><text:span text:style-name="HTML_20_Code"><text:span text:style-name="T1"> context = </text:span></text:span><text:span text:style-name="hljs-keyword"><text:span text:style-name="T1">new</text:span></text:span><text:span text:style-name="HTML_20_Code"><text:span text:style-name="T1"> ApplicationDbContext())</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var</text:span></text:span><text:span text:style-name="HTML_20_Code"><text:span text:style-name="T1"> newUser = </text:span></text:span><text:span text:style-name="hljs-keyword"><text:span text:style-name="T1">new</text:span></text:span><text:span text:style-name="HTML_20_Code"><text:span text:style-name="T1"> User { Name = </text:span></text:span><text:span text:style-name="hljs-string"><text:span text:style-name="T1">"Bob"</text:span></text:span><text:span text:style-name="HTML_20_Code"><text:span text:style-name="T1"> };</text:span></text:span></text:p>
      <text:p text:style-name="HTML_20_Preformatted" loext:marker-style-name="T1"><text:span text:style-name="HTML_20_Code"><text:span text:style-name="T1"><text:s text:c="4"/>context.Users.Add(newUser);</text:span></text:span><text:span text:style-name="T1"/></text:p>
      <text:p text:style-name="HTML_20_Preformatted" loext:marker-style-name="T1"><text:span text:style-name="HTML_20_Code"><text:span text:style-name="T1"><text:s text:c="4"/>context.SaveChanges();</text:span></text:span><text:span text:style-name="T1"/></text:p>
      <text:p text:style-name="HTML_20_Preformatted" loext:marker-style-name="HTML Code"><text:span text:style-name="HTML_20_Code">}</text:span></text:p>
      <text:p text:style-name="Standard"><text:s/>Изменение данных</text:p>
      <text:p text:style-name="P31">Для изменения записи сначала получите объект из базы данных, измените его свойства и затем вызовите <text:span text:style-name="HTML_20_Code">SaveChanges</text:span>.</text:p>
      <text:p text:style-name="HTML_20_Preformatted" loext:marker-style-name="T1"><text:span text:style-name="hljs-keyword"><text:span text:style-name="T1">using</text:span></text:span><text:span text:style-name="HTML_20_Code"><text:span text:style-name="T1"> (</text:span></text:span><text:span text:style-name="hljs-keyword"><text:span text:style-name="T1">var</text:span></text:span><text:span text:style-name="HTML_20_Code"><text:span text:style-name="T1"> context = </text:span></text:span><text:span text:style-name="hljs-keyword"><text:span text:style-name="T1">new</text:span></text:span><text:span text:style-name="HTML_20_Code"><text:span text:style-name="T1"> ApplicationDbContext())</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var</text:span></text:span><text:span text:style-name="HTML_20_Code"><text:span text:style-name="T1"> user = context.Users.FirstOrDefault(u =&gt; u.Name == </text:span></text:span><text:span text:style-name="hljs-string"><text:span text:style-name="T1">"Bob"</text:span></text:span><text:span text:style-name="HTML_20_Code"><text:span text:style-name="T1">);</text:span></text:span></text:p>
      <text:p text:style-name="HTML_20_Preformatted" loext:marker-style-name="T1"><text:span text:style-name="HTML_20_Code"><text:span text:style-name="T1"><text:s text:c="4"/></text:span></text:span><text:span text:style-name="hljs-keyword"><text:span text:style-name="T1">if</text:span></text:span><text:span text:style-name="HTML_20_Code"><text:span text:style-name="T1"> (user != </text:span></text:span><text:span text:style-name="hljs-literal"><text:span text:style-name="T1">null</text:span></text:span><text:span text:style-name="HTML_20_Code"><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user.Name = </text:span></text:span><text:span text:style-name="hljs-string"><text:span text:style-name="T1">"Robert"</text:span></text:span><text:span text:style-name="HTML_20_Code"><text:span text:style-name="T1">;</text:span></text:span></text:p>
      <text:p text:style-name="HTML_20_Preformatted" loext:marker-style-name="HTML Code"><text:span text:style-name="HTML_20_Code"><text:span text:style-name="T1"><text:s text:c="8"/></text:span></text:span><text:span text:style-name="HTML_20_Code">context.SaveChanges();</text:span></text:p>
      <text:p text:style-name="HTML_20_Preformatted" loext:marker-style-name="HTML Code"><text:span text:style-name="HTML_20_Code"><text:s text:c="4"/>}</text:span></text:p>
      <text:p text:style-name="HTML_20_Preformatted" loext:marker-style-name="HTML Code"><text:span text:style-name="HTML_20_Code">}</text:span></text:p>
      <text:p text:style-name="Standard">Удаление данных</text:p>
      <text:p text:style-name="P31">Для удаления записи используйте метод <text:span text:style-name="HTML_20_Code">Remove</text:span> и затем вызовите <text:span text:style-name="HTML_20_Code">SaveChanges</text:span>.</text:p>
      <text:p text:style-name="HTML_20_Preformatted" loext:marker-style-name="T1"><text:span text:style-name="hljs-keyword"><text:span text:style-name="T1">using</text:span></text:span><text:span text:style-name="HTML_20_Code"><text:span text:style-name="T1"> (</text:span></text:span><text:span text:style-name="hljs-keyword"><text:span text:style-name="T1">var</text:span></text:span><text:span text:style-name="HTML_20_Code"><text:span text:style-name="T1"> context = </text:span></text:span><text:span text:style-name="hljs-keyword"><text:span text:style-name="T1">new</text:span></text:span><text:span text:style-name="HTML_20_Code"><text:span text:style-name="T1"> ApplicationDbContext())</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var</text:span></text:span><text:span text:style-name="HTML_20_Code"><text:span text:style-name="T1"> user = context.Users.FirstOrDefault(u =&gt; u.Name == </text:span></text:span><text:span text:style-name="hljs-string"><text:span text:style-name="T1">"Robert"</text:span></text:span><text:span text:style-name="HTML_20_Code"><text:span text:style-name="T1">);</text:span></text:span></text:p>
      <text:p text:style-name="HTML_20_Preformatted" loext:marker-style-name="T1"><text:span text:style-name="HTML_20_Code"><text:span text:style-name="T1"><text:s text:c="4"/></text:span></text:span><text:span text:style-name="hljs-keyword"><text:span text:style-name="T1">if</text:span></text:span><text:span text:style-name="HTML_20_Code"><text:span text:style-name="T1"> (user != </text:span></text:span><text:span text:style-name="hljs-literal"><text:span text:style-name="T1">null</text:span></text:span><text:span text:style-name="HTML_20_Code"><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context.Users.Remove(user);</text:span></text:span><text:span text:style-name="T1"/></text:p>
      <text:p text:style-name="HTML_20_Preformatted" loext:marker-style-name="HTML Code"><text:span text:style-name="HTML_20_Code"><text:span text:style-name="T1"><text:s text:c="8"/></text:span></text:span><text:span text:style-name="HTML_20_Code">context.SaveChanges();</text:span></text:p>
      <text:p text:style-name="HTML_20_Preformatted" loext:marker-style-name="HTML Code"><text:span text:style-name="HTML_20_Code"><text:s text:c="4"/>}</text:span></text:p>
      <text:p text:style-name="HTML_20_Preformatted"><text:span text:style-name="HTML_20_Code">}</text:span></text:p>
      <text:list xml:id="list25112739100552" text:continue-numbering="true" text:style-name="WWNum1">
        <text:list-item>
          <text:p text:style-name="P12" loext:marker-style-name="T25"><text:span text:style-name="T25">Загрузка связанных сущностей. Eager\Lazy\Explict loading определение и отличия. Понятие каскадного удаления связанных сущностей. </text:span><text:span text:style-name="T25"/></text:p>
        </text:list-item>
      </text:list>
      <text:p text:style-name="P31">В Entity Framework Core существует три основных способа загрузки связанных сущностей: жадная загрузка (eager loading), отложенная загрузка (lazy loading) и явная загрузка (explicit loading).</text:p>
      <text:p text:style-name="Standard"><text:s/>Жадная загрузка (Eager Loading)</text:p>
      <text:p text:style-name="P31">Жадная загрузка подразумевает, что связанные данные загружаются вместе с основными данными в одном запросе к базе данных. Это достигается с помощью метода <text:span text:style-name="HTML_20_Code">Include</text:span>.</text:p>
      <text:p text:style-name="P31"><text:soft-page-break/><text:span text:style-name="Strong_20_Emphasis">Преимущества:</text:span></text:p>
      <text:list text:style-name="WWNum25">
        <text:list-item>
          <text:p text:style-name="P89">Уменьшает количество запросов к базе данных.</text:p>
        </text:list-item>
        <text:list-item>
          <text:p text:style-name="P90">Полезна, когда заранее известно, что связанные данные понадобятся.</text:p>
        </text:list-item>
      </text:list>
      <text:p text:style-name="P31"><text:span text:style-name="Strong_20_Emphasis">Недостатки:</text:span></text:p>
      <text:list text:style-name="WWNum26">
        <text:list-item>
          <text:p text:style-name="P91">Загружается больше данных, чем может понадобиться.</text:p>
        </text:list-item>
        <text:list-item>
          <text:p text:style-name="P92">Может увеличить объем передаваемых данных и время выполнения запроса.</text:p>
        </text:list-item>
      </text:list>
      <text:p text:style-name="P31" loext:marker-style-name="T1"><text:span text:style-name="Strong_20_Emphasis">Пример</text:span><text:span text:style-name="Strong_20_Emphasis"><text:span text:style-name="T1">:</text:span></text:span></text:p>
      <text:p text:style-name="HTML_20_Preformatted" loext:marker-style-name="T1"><text:span text:style-name="hljs-keyword"><text:span text:style-name="T1">using</text:span></text:span><text:span text:style-name="HTML_20_Code"><text:span text:style-name="T1"> (</text:span></text:span><text:span text:style-name="hljs-keyword"><text:span text:style-name="T1">var</text:span></text:span><text:span text:style-name="HTML_20_Code"><text:span text:style-name="T1"> context = </text:span></text:span><text:span text:style-name="hljs-keyword"><text:span text:style-name="T1">new</text:span></text:span><text:span text:style-name="HTML_20_Code"><text:span text:style-name="T1"> ApplicationDbContext())</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var</text:span></text:span><text:span text:style-name="HTML_20_Code"><text:span text:style-name="T1"> usersWithOrders = context.Users</text:span></text:span></text:p>
      <text:p text:style-name="HTML_20_Preformatted" loext:marker-style-name="T1"><text:span text:style-name="HTML_20_Code"><text:span text:style-name="T1"><text:s text:c="33"/>.Include(u =&gt; u.Orders)</text:span></text:span><text:span text:style-name="T1"/></text:p>
      <text:p text:style-name="HTML_20_Preformatted" loext:marker-style-name="T1"><text:span text:style-name="HTML_20_Code"><text:span text:style-name="T1"><text:s text:c="33"/>.ToList();</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foreach</text:span></text:span><text:span text:style-name="HTML_20_Code"><text:span text:style-name="T1"> (</text:span></text:span><text:span text:style-name="hljs-keyword"><text:span text:style-name="T1">var</text:span></text:span><text:span text:style-name="HTML_20_Code"><text:span text:style-name="T1"> user </text:span></text:span><text:span text:style-name="hljs-keyword"><text:span text:style-name="T1">in</text:span></text:span><text:span text:style-name="HTML_20_Code"><text:span text:style-name="T1"> usersWithOrders)</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Console.WriteLine(</text:span></text:span><text:span text:style-name="hljs-string"><text:span text:style-name="T1">$"User: </text:span></text:span><text:span text:style-name="hljs-subst"><text:span text:style-name="T1">{user.Name}</text:span></text:span><text:span text:style-name="hljs-string"><text:span text:style-name="T1">"</text:span></text:span><text:span text:style-name="HTML_20_Code"><text:span text:style-name="T1">);</text:span></text:span></text:p>
      <text:p text:style-name="HTML_20_Preformatted" loext:marker-style-name="T1"><text:span text:style-name="HTML_20_Code"><text:span text:style-name="T1"><text:s text:c="8"/></text:span></text:span><text:span text:style-name="hljs-keyword"><text:span text:style-name="T1">foreach</text:span></text:span><text:span text:style-name="HTML_20_Code"><text:span text:style-name="T1"> (</text:span></text:span><text:span text:style-name="hljs-keyword"><text:span text:style-name="T1">var</text:span></text:span><text:span text:style-name="HTML_20_Code"><text:span text:style-name="T1"> order </text:span></text:span><text:span text:style-name="hljs-keyword"><text:span text:style-name="T1">in</text:span></text:span><text:span text:style-name="HTML_20_Code"><text:span text:style-name="T1"> user.Orders)</text:span></text:span></text:p>
      <text:p text:style-name="HTML_20_Preformatted" loext:marker-style-name="T1"><text:span text:style-name="HTML_20_Code"><text:span text:style-name="T1"><text:s text:c="8"/>{</text:span></text:span><text:span text:style-name="T1"/></text:p>
      <text:p text:style-name="HTML_20_Preformatted" loext:marker-style-name="T1"><text:span text:style-name="HTML_20_Code"><text:span text:style-name="T1"><text:s text:c="12"/>Console.WriteLine(</text:span></text:span><text:span text:style-name="hljs-string"><text:span text:style-name="T1">$" <text:s/>Order: </text:span></text:span><text:span text:style-name="hljs-subst"><text:span text:style-name="T1">{order.Product}</text:span></text:span><text:span text:style-name="hljs-string"><text:span text:style-name="T1">, Quantity: </text:span></text:span><text:span text:style-name="hljs-subst"><text:span text:style-name="T1">{order.Quantity}</text:span></text:span><text:span text:style-name="hljs-string"><text:span text:style-name="T1">"</text:span></text:span><text:span text:style-name="HTML_20_Code"><text:span text:style-name="T1">);</text:span></text:span></text:p>
      <text:p text:style-name="HTML_20_Preformatted" loext:marker-style-name="HTML Code"><text:span text:style-name="HTML_20_Code"><text:span text:style-name="T1"><text:s text:c="8"/></text:span></text:span><text:span text:style-name="HTML_20_Code">}</text:span></text:p>
      <text:p text:style-name="HTML_20_Preformatted" loext:marker-style-name="HTML Code"><text:span text:style-name="HTML_20_Code"><text:s text:c="4"/>}</text:span></text:p>
      <text:p text:style-name="HTML_20_Preformatted" loext:marker-style-name="HTML Code"><text:span text:style-name="HTML_20_Code">}</text:span></text:p>
      <text:p text:style-name="Standard"><text:s/>Отложенная загрузка (Lazy Loading)</text:p>
      <text:p text:style-name="P31">Отложенная загрузка подразумевает, что связанные данные загружаются автоматически, когда к ним обращаются в первый раз. Это требует настройки прокси-объектов или использования библиотек, поддерживающих отложенную загрузку.</text:p>
      <text:p text:style-name="P31"><text:span text:style-name="Strong_20_Emphasis">Преимущества:</text:span></text:p>
      <text:list text:style-name="WWNum27">
        <text:list-item>
          <text:p text:style-name="P93">Загружаются только те данные, которые действительно используются.</text:p>
        </text:list-item>
        <text:list-item>
          <text:p text:style-name="P94">Может уменьшить объем передаваемых данных.</text:p>
        </text:list-item>
      </text:list>
      <text:p text:style-name="P31"><text:span text:style-name="Strong_20_Emphasis">Недостатки:</text:span></text:p>
      <text:list text:style-name="WWNum28">
        <text:list-item>
          <text:p text:style-name="P95">Увеличивает количество запросов к базе данных.</text:p>
        </text:list-item>
        <text:list-item>
          <text:p text:style-name="P96">Может вызвать проблемы с производительностью из-за большого числа запросов.</text:p>
        </text:list-item>
      </text:list>
      <text:p text:style-name="P31"><text:span text:style-name="Strong_20_Emphasis">Пример настройки:</text:span></text:p>
      <text:p text:style-name="HTML_20_Preformatted" loext:marker-style-name="HTML Code"><text:span text:style-name="hljs-keyword">public</text:span><text:span text:style-name="HTML_20_Code"> </text:span><text:span text:style-name="hljs-keyword">class</text:span><text:span text:style-name="HTML_20_Code"> </text:span><text:span text:style-name="hljs-title">User</text:span></text:p>
      <text:p text:style-name="HTML_20_Preformatted" loext:marker-style-name="HTML Code"><text:span text:style-name="HTML_20_Code">{</text:span></text:p>
      <text:p text:style-name="HTML_20_Preformatted" loext:marker-style-name="T1"><text:span text:style-name="HTML_20_Code"><text:s text:c="4"/></text:span><text:span text:style-name="hljs-keyword"><text:span text:style-name="T1">public</text:span></text:span><text:span text:style-name="HTML_20_Code"><text:span text:style-name="T1"> </text:span></text:span><text:span text:style-name="hljs-built_5f_in"><text:span text:style-name="T1">int</text:span></text:span><text:span text:style-name="HTML_20_Code"><text:span text:style-name="T1"> Id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built_5f_in"><text:span text:style-name="T1">string</text:span></text:span><text:span text:style-name="HTML_20_Code"><text:span text:style-name="T1"> Name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HTML_20_Preformatted" loext:marker-style-name="T1"><text:span text:style-name="HTML_20_Code"><text:span text:style-name="T1"><text:s text:c="4"/></text:span></text:span><text:span text:style-name="hljs-keyword"><text:span text:style-name="T1">public</text:span></text:span><text:span text:style-name="HTML_20_Code"><text:span text:style-name="T1"> </text:span></text:span><text:span text:style-name="hljs-keyword"><text:span text:style-name="T1">virtual</text:span></text:span><text:span text:style-name="HTML_20_Code"><text:span text:style-name="T1"> List&lt;Order&gt; Orders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HTML_20_Preformatted" loext:marker-style-name="T1"><text:span text:style-name="HTML_20_Code"><text:span text:style-name="T1">}</text:span></text:span><text:span text:style-name="T1"/></text:p>
      <text:p text:style-name="P31" loext:marker-style-name="T1">Включение<text:span text:style-name="T1"> </text:span>отложенной<text:span text:style-name="T1"> </text:span>загрузки<text:span text:style-name="T1">:</text:span></text:p>
      <text:p text:style-name="HTML_20_Preformatted" loext:marker-style-name="T1"><text:span text:style-name="HTML_20_Code"><text:span text:style-name="T1">services.AddDbContext&lt;ApplicationDbContext&gt;(options =&gt;</text:span></text:span><text:span text:style-name="T1"/></text:p>
      <text:p text:style-name="HTML_20_Preformatted" loext:marker-style-name="T1"><text:soft-page-break/><text:span text:style-name="HTML_20_Code"><text:span text:style-name="T1"><text:s text:c="4"/>options.UseLazyLoadingProxies()</text:span></text:span><text:span text:style-name="T1"/></text:p>
      <text:p text:style-name="HTML_20_Preformatted" loext:marker-style-name="T1"><text:span text:style-name="HTML_20_Code"><text:span text:style-name="T1"><text:s text:c="11"/>.UseSqlServer(</text:span></text:span><text:span text:style-name="hljs-string"><text:span text:style-name="T1">"YourConnectionString"</text:span></text:span><text:span text:style-name="HTML_20_Code"><text:span text:style-name="T1">));</text:span></text:span></text:p>
      <text:p text:style-name="Standard" loext:marker-style-name="T1">Явная<text:span text:style-name="T1"> </text:span>загрузка<text:span text:style-name="T1"> (Explicit Loading)</text:span></text:p>
      <text:p text:style-name="P31">Явная загрузка подразумевает, что связанные данные загружаются вручную с использованием методов <text:span text:style-name="HTML_20_Code">Load</text:span> или <text:span text:style-name="HTML_20_Code">LoadAsync</text:span>. Это позволяет контролировать, когда именно загружаются связанные данные.</text:p>
      <text:p text:style-name="P31"><text:span text:style-name="Strong_20_Emphasis">Преимущества:</text:span></text:p>
      <text:list text:style-name="WWNum29">
        <text:list-item>
          <text:p text:style-name="P97">Полный контроль над тем, когда загружаются данные.</text:p>
        </text:list-item>
        <text:list-item>
          <text:p text:style-name="P98">Можно комбинировать с жадной или отложенной загрузкой для оптимизации.</text:p>
        </text:list-item>
      </text:list>
      <text:p text:style-name="P31"><text:span text:style-name="Strong_20_Emphasis">Недостатки:</text:span></text:p>
      <text:list text:style-name="WWNum30">
        <text:list-item>
          <text:p text:style-name="P99">Требует больше кода для управления загрузкой данных.</text:p>
        </text:list-item>
      </text:list>
      <text:p text:style-name="P31" loext:marker-style-name="T1"><text:span text:style-name="Strong_20_Emphasis">Пример</text:span><text:span text:style-name="Strong_20_Emphasis"><text:span text:style-name="T1">:</text:span></text:span></text:p>
      <text:p text:style-name="HTML_20_Preformatted" loext:marker-style-name="T1"><text:span text:style-name="hljs-keyword"><text:span text:style-name="T1">using</text:span></text:span><text:span text:style-name="HTML_20_Code"><text:span text:style-name="T1"> (</text:span></text:span><text:span text:style-name="hljs-keyword"><text:span text:style-name="T1">var</text:span></text:span><text:span text:style-name="HTML_20_Code"><text:span text:style-name="T1"> context = </text:span></text:span><text:span text:style-name="hljs-keyword"><text:span text:style-name="T1">new</text:span></text:span><text:span text:style-name="HTML_20_Code"><text:span text:style-name="T1"> ApplicationDbContext())</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var</text:span></text:span><text:span text:style-name="HTML_20_Code"><text:span text:style-name="T1"> user = context.Users.First();</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4"/></text:span></text:span><text:span text:style-name="hljs-comment"><text:span text:style-name="T1">// </text:span></text:span><text:span text:style-name="hljs-comment">Явная</text:span><text:span text:style-name="hljs-comment"><text:span text:style-name="T1"> </text:span></text:span><text:span text:style-name="hljs-comment">загрузка</text:span><text:span text:style-name="hljs-comment"><text:span text:style-name="T1"> </text:span></text:span><text:span text:style-name="hljs-comment">связанных</text:span><text:span text:style-name="hljs-comment"><text:span text:style-name="T1"> </text:span></text:span><text:span text:style-name="hljs-comment">данных</text:span></text:p>
      <text:p text:style-name="HTML_20_Preformatted" loext:marker-style-name="T1"><text:span text:style-name="HTML_20_Code"><text:span text:style-name="T1"><text:s text:c="4"/>context.Entry(user).Collection(u =&gt; u.Orders).Load();</text:span></text:span><text:span text:style-name="T1"/></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4"/>Console.WriteLine(</text:span></text:span><text:span text:style-name="hljs-string"><text:span text:style-name="T1">$"User: </text:span></text:span><text:span text:style-name="hljs-subst"><text:span text:style-name="T1">{user.Name}</text:span></text:span><text:span text:style-name="hljs-string"><text:span text:style-name="T1">"</text:span></text:span><text:span text:style-name="HTML_20_Code"><text:span text:style-name="T1">);</text:span></text:span></text:p>
      <text:p text:style-name="HTML_20_Preformatted" loext:marker-style-name="T1"><text:span text:style-name="HTML_20_Code"><text:span text:style-name="T1"><text:s text:c="4"/></text:span></text:span><text:span text:style-name="hljs-keyword"><text:span text:style-name="T1">foreach</text:span></text:span><text:span text:style-name="HTML_20_Code"><text:span text:style-name="T1"> (</text:span></text:span><text:span text:style-name="hljs-keyword"><text:span text:style-name="T1">var</text:span></text:span><text:span text:style-name="HTML_20_Code"><text:span text:style-name="T1"> order </text:span></text:span><text:span text:style-name="hljs-keyword"><text:span text:style-name="T1">in</text:span></text:span><text:span text:style-name="HTML_20_Code"><text:span text:style-name="T1"> user.Orders)</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Console.WriteLine(</text:span></text:span><text:span text:style-name="hljs-string"><text:span text:style-name="T1">$" <text:s/>Order: </text:span></text:span><text:span text:style-name="hljs-subst"><text:span text:style-name="T1">{order.Product}</text:span></text:span><text:span text:style-name="hljs-string"><text:span text:style-name="T1">, Quantity: </text:span></text:span><text:span text:style-name="hljs-subst"><text:span text:style-name="T1">{order.Quantity}</text:span></text:span><text:span text:style-name="hljs-string"><text:span text:style-name="T1">"</text:span></text:span><text:span text:style-name="HTML_20_Code"><text:span text:style-name="T1">);</text:span></text:span></text:p>
      <text:p text:style-name="HTML_20_Preformatted" loext:marker-style-name="HTML Code"><text:span text:style-name="HTML_20_Code"><text:span text:style-name="T1"><text:s text:c="4"/></text:span></text:span><text:span text:style-name="HTML_20_Code">}</text:span></text:p>
      <text:p text:style-name="HTML_20_Preformatted" loext:marker-style-name="HTML Code"><text:span text:style-name="HTML_20_Code">}</text:span></text:p>
      <text:h text:style-name="P9" text:outline-level="3">Понятие каскадного удаления связанных сущностей</text:h>
      <text:p text:style-name="P31">Каскадное удаление позволяет автоматически удалять связанные сущности при удалении основной сущности. Это удобно для поддержания целостности данных в базе данных.</text:p>
      <text:p text:style-name="P31"><text:span text:style-name="Strong_20_Emphasis">Пример настройки каскадного удаления:</text:span></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ApplicationDbContext</text:span></text:span><text:span text:style-name="HTML_20_Code"><text:span text:style-name="T1"> : </text:span></text:span><text:span text:style-name="hljs-title"><text:span text:style-name="T1">DbContext</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title"><text:span text:style-name="T1">DbSet</text:span></text:span><text:span text:style-name="hljs-function"><text:span text:style-name="T1">&lt;</text:span></text:span><text:span text:style-name="hljs-title"><text:span text:style-name="T1">User</text:span></text:span><text:span text:style-name="hljs-function"><text:span text:style-name="T1">&gt; Users</text:span></text:span><text:span text:style-name="HTML_20_Code"><text:span text:style-name="T1">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title"><text:span text:style-name="T1">DbSet</text:span></text:span><text:span text:style-name="hljs-function"><text:span text:style-name="T1">&lt;</text:span></text:span><text:span text:style-name="hljs-title"><text:span text:style-name="T1">Order</text:span></text:span><text:span text:style-name="hljs-function"><text:span text:style-name="T1">&gt; Orders</text:span></text:span><text:span text:style-name="HTML_20_Code"><text:span text:style-name="T1"> { </text:span></text:span><text:span text:style-name="hljs-keyword"><text:span text:style-name="T1">get</text:span></text:span><text:span text:style-name="HTML_20_Code"><text:span text:style-name="T1">; </text:span></text:span><text:span text:style-name="hljs-keyword"><text:span text:style-name="T1">set</text:span></text:span><text:span text:style-name="HTML_20_Code"><text:span text:style-name="T1">; }</text:span></text:span></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protected</text:span></text:span><text:span text:style-name="hljs-function"><text:span text:style-name="T1"> </text:span></text:span><text:span text:style-name="hljs-keyword"><text:span text:style-name="T1">override</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OnModelCreating</text:span></text:span><text:span text:style-name="hljs-function"><text:span text:style-name="T1">(</text:span></text:span><text:span text:style-name="hljs-params"><text:span text:style-name="T1">ModelBuilder modelBuilder</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modelBuilder.Entity&lt;User&gt;()</text:span></text:span><text:span text:style-name="T1"/></text:p>
      <text:p text:style-name="HTML_20_Preformatted" loext:marker-style-name="T1"><text:span text:style-name="HTML_20_Code"><text:span text:style-name="T1"><text:s text:c="20"/>.HasMany(u =&gt; u.Orders)</text:span></text:span><text:span text:style-name="T1"/></text:p>
      <text:p text:style-name="HTML_20_Preformatted" loext:marker-style-name="T1"><text:span text:style-name="HTML_20_Code"><text:span text:style-name="T1"><text:s text:c="20"/>.WithOne(o =&gt; o.User)</text:span></text:span><text:span text:style-name="T1"/></text:p>
      <text:p text:style-name="HTML_20_Preformatted" loext:marker-style-name="T1"><text:span text:style-name="HTML_20_Code"><text:span text:style-name="T1"><text:s text:c="20"/>.OnDelete(DeleteBehavior.Cascade);</text:span></text:span><text:span text:style-name="T1"/></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pan></text:span><text:span text:style-name="T1"/></text:p>
      <text:p text:style-name="P31" loext:marker-style-name="T1"><text:span text:style-name="Strong_20_Emphasis">Пример</text:span><text:span text:style-name="Strong_20_Emphasis"><text:span text:style-name="T1"> </text:span></text:span><text:span text:style-name="Strong_20_Emphasis">использования</text:span><text:span text:style-name="Strong_20_Emphasis"><text:span text:style-name="T1">:</text:span></text:span></text:p>
      <text:p text:style-name="HTML_20_Preformatted" loext:marker-style-name="T1"><text:soft-page-break/><text:span text:style-name="hljs-keyword"><text:span text:style-name="T1">using</text:span></text:span><text:span text:style-name="HTML_20_Code"><text:span text:style-name="T1"> (</text:span></text:span><text:span text:style-name="hljs-keyword"><text:span text:style-name="T1">var</text:span></text:span><text:span text:style-name="HTML_20_Code"><text:span text:style-name="T1"> context = </text:span></text:span><text:span text:style-name="hljs-keyword"><text:span text:style-name="T1">new</text:span></text:span><text:span text:style-name="HTML_20_Code"><text:span text:style-name="T1"> ApplicationDbContext())</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var</text:span></text:span><text:span text:style-name="HTML_20_Code"><text:span text:style-name="T1"> user = context.Users.Include(u =&gt; u.Orders).First();</text:span></text:span></text:p>
      <text:p text:style-name="HTML_20_Preformatted" loext:marker-style-name="T1"><text:span text:style-name="HTML_20_Code"><text:span text:style-name="T1"><text:s text:c="4"/></text:span></text:span><text:span text:style-name="T1"/></text:p>
      <text:p text:style-name="HTML_20_Preformatted" loext:marker-style-name="HTML Code"><text:span text:style-name="HTML_20_Code"><text:span text:style-name="T1"><text:s text:c="4"/></text:span></text:span><text:span text:style-name="hljs-comment">// Удаление пользователя также удалит все связанные заказы</text:span></text:p>
      <text:p text:style-name="HTML_20_Preformatted" loext:marker-style-name="T1"><text:span text:style-name="HTML_20_Code"><text:s text:c="4"/></text:span><text:span text:style-name="HTML_20_Code"><text:span text:style-name="T1">context.Users.Remove(user);</text:span></text:span></text:p>
      <text:p text:style-name="HTML_20_Preformatted" loext:marker-style-name="T1"><text:span text:style-name="HTML_20_Code"><text:span text:style-name="T1"><text:s text:c="4"/>context.SaveChanges();</text:span></text:span><text:span text:style-name="T1"/></text:p>
      <text:p text:style-name="HTML_20_Preformatted" loext:marker-style-name="T1"><text:span text:style-name="HTML_20_Code"><text:span text:style-name="T1">}</text:span></text:span><text:span text:style-name="T1"/></text:p>
      <text:p text:style-name="HTML_20_Preformatted" loext:marker-style-name="T1"><text:span text:style-name="T1">https://metanit.com/sharp/efcore/3.3.php?ysclid=lx6gdjdprj492349560</text:span><text:span text:style-name="T1"/></text:p>
      <text:list xml:id="list25112944745704" text:continue-list="list25112739100552" text:style-name="WWNum1">
        <text:list-item>
          <text:p text:style-name="P12" loext:marker-style-name="T25"><text:span text:style-name="T25">Понятие реляционных и нереляционных баз данных и отличия между ними. Примеры. Виды связей между объектами в базах данных. </text:span><text:span text:style-name="T25"/></text:p>
        </text:list-item>
      </text:list>
      <text:p text:style-name="P63" loext:marker-style-name="T17"><text:span text:style-name="T17"> <text:s/></text:span><text:span text:style-name="T13">Реляционные и нереляционные базы данных:</text:span></text:p>
      <text:list text:style-name="WWNum31">
        <text:list-item>
          <text:p text:style-name="P100" loext:marker-style-name="T17"><text:span text:style-name="T17">Реляционные базы данных (SQL): Это структурированные базы данных, организованные в виде таблиц с рядами и столбцами. Примеры: MySQL, PostgreSQL, Microsoft SQL Server.</text:span><text:span text:style-name="T17"/></text:p>
        </text:list-item>
        <text:list-item>
          <text:p text:style-name="P101" loext:marker-style-name="T17"><text:span text:style-name="T17">Нереляционные базы данных (NoSQL): Они хранят данные в формате, не связанном с таблицами, обычно используя JSON-подобные документы, графы или ключ-значение. Примеры: MongoDB, Cassandra, Redis.</text:span><text:span text:style-name="T17"/></text:p>
        </text:list-item>
      </text:list>
      <text:p text:style-name="P63" loext:marker-style-name="T17"><text:span text:style-name="T17"> <text:s/></text:span><text:span text:style-name="T13">Отличия между ними:</text:span></text:p>
      <text:list text:style-name="WWNum32">
        <text:list-item>
          <text:p text:style-name="P102" loext:marker-style-name="T17"><text:span text:style-name="T17">Реляционные БД обеспечивают сильную структуризацию данных, позволяют делать сложные запросы с использованием SQL.</text:span><text:span text:style-name="T17"/></text:p>
        </text:list-item>
        <text:list-item>
          <text:p text:style-name="P103" loext:marker-style-name="T17"><text:span text:style-name="T17">Нереляционные БД обычно масштабируемы и гибки в структуре данных, их проще масштабировать и обрабатывать большие объемы данных.</text:span><text:span text:style-name="T17"/></text:p>
        </text:list-item>
      </text:list>
      <text:p text:style-name="P63" loext:marker-style-name="T17"><text:span text:style-name="T17"> <text:s/></text:span><text:span text:style-name="T13">Виды связей между объектами в базах данных:</text:span></text:p>
      <text:list text:style-name="WWNum33">
        <text:list-item>
          <text:p text:style-name="P104" loext:marker-style-name="T17"><text:span text:style-name="T17">Один к одному (One-to-One): Каждая запись в одной таблице связана с одной записью в другой таблице.</text:span><text:span text:style-name="T17"/></text:p>
        </text:list-item>
        <text:list-item>
          <text:p text:style-name="P106" loext:marker-style-name="T17"><text:span text:style-name="T17">Один ко многим (One-to-Many): Каждая запись в одной таблице может иметь связь с несколькими записями в другой таблице.</text:span><text:span text:style-name="T17"/></text:p>
        </text:list-item>
        <text:list-item>
          <text:p text:style-name="P105" loext:marker-style-name="T17"><text:span text:style-name="T17">Многие ко многим (Many-to-Many): Множество записей в одной таблице может связываться с множеством записей в другой таблице через промежуточную таблицу.</text:span><text:span text:style-name="T17"/></text:p>
        </text:list-item>
      </text:list>
      <text:p text:style-name="P63" loext:marker-style-name="T17"><text:span text:style-name="T17"> <text:s/></text:span><text:span text:style-name="T13">Примеры:</text:span></text:p>
      <text:list text:style-name="WWNum34">
        <text:list-item>
          <text:p text:style-name="P107" loext:marker-style-name="T17"><text:span text:style-name="T17">Один к одному: Связь между таблицами "Пользователи" и "Паспортные данные".</text:span><text:span text:style-name="T17"/></text:p>
        </text:list-item>
        <text:list-item>
          <text:p text:style-name="P109" loext:marker-style-name="T17"><text:span text:style-name="T17">Один ко многим: Связь между таблицами "Категории" и "Товары".</text:span><text:span text:style-name="T17"/></text:p>
        </text:list-item>
        <text:list-item>
          <text:p text:style-name="P108" loext:marker-style-name="T17"><text:span text:style-name="T17">Многие ко многим: Связь между таблицами "Студенты" и "Курсы" через промежуточную таблицу "Расписание".</text:span><text:span text:style-name="T17"/></text:p>
        </text:list-item>
      </text:list>
      <text:list xml:id="list25112953731922" text:continue-list="list25112944745704" text:style-name="WWNum1">
        <text:list-item>
          <text:p text:style-name="P12" loext:marker-style-name="T25"><text:span text:style-name="T25">Понятие индексов в базах данных. Виды индексов. Примеры использования. Достоинства и недостатки.</text:span><text:span text:style-name="T25"/></text:p>
        </text:list-item>
      </text:list>
      <text:p text:style-name="P63" loext:marker-style-name="T17"><text:span text:style-name="T17">Индексы в базах данных - это структуры данных, используемые для ускорения поиска и доступа к данным в таблицах. Они помогают базе данных быстрее выполнять запросы, особенно при работе с большими объемами данных. Вот основные аспекты индексов:</text:span><text:span text:style-name="T17"/></text:p>
      <text:list text:style-name="WWNum35">
        <text:list-item>
          <text:p text:style-name="P110" loext:marker-style-name="T17"><text:soft-page-break/><text:span text:style-name="T13">Виды индексов:</text:span><text:span text:style-name="T13"/></text:p>
          <text:list>
            <text:list-item>
              <text:p text:style-name="P112" loext:marker-style-name="T17"><text:span text:style-name="T13">Кластеризованный индекс (Clustered Index):</text:span><text:span text:style-name="T17"> Этот тип индекса определяет порядок физического размещения строк в таблице в соответствии с значениями столбца индекса. В таблице может быть только один кластеризованный индекс.</text:span></text:p>
            </text:list-item>
            <text:list-item>
              <text:p text:style-name="P112" loext:marker-style-name="T17"><text:span text:style-name="T13">Некластеризованный индекс (Non-clustered Index):</text:span><text:span text:style-name="T17"> В отличие от кластеризованного индекса, некластеризованный индекс не изменяет порядок строк в таблице, а создает отдельную структуру данных, указывающую на местоположение строк.</text:span></text:p>
            </text:list-item>
            <text:list-item>
              <text:p text:style-name="P112" loext:marker-style-name="T17"><text:span text:style-name="T13">Уникальный индекс (Unique Index):</text:span><text:span text:style-name="T17"> Гарантирует уникальность значений в столбце или наборе столбцов. Нельзя вставить две строки с одинаковым значением в столбце, для которого определен уникальный индекс.</text:span></text:p>
            </text:list-item>
            <text:list-item>
              <text:p text:style-name="P112" loext:marker-style-name="T17"><text:span text:style-name="T13">Полнотекстовый индекс (Full-Text Index):</text:span><text:span text:style-name="T17"> Используется для выполнения полнотекстового поиска по текстовым столбцам в таблице.</text:span></text:p>
            </text:list-item>
          </text:list>
        </text:list-item>
        <text:list-item>
          <text:p text:style-name="P112" loext:marker-style-name="T17"><text:span text:style-name="T13">Примеры использования:</text:span><text:span text:style-name="T13"/></text:p>
          <text:list>
            <text:list-item>
              <text:p text:style-name="P112" loext:marker-style-name="T17"><text:span text:style-name="T17">Кластеризованные индексы часто используются для столбцов, по которым часто производится поиск или сортировка данных, например, для столбца с идентификатором или временной меткой.</text:span><text:span text:style-name="T17"/></text:p>
            </text:list-item>
            <text:list-item>
              <text:p text:style-name="P112" loext:marker-style-name="T17"><text:span text:style-name="T17">Некластеризованные индексы могут использоваться для столбцов, которые часто используются в условиях WHERE, ORDER BY или JOIN в SQL запросах.</text:span><text:span text:style-name="T17"/></text:p>
            </text:list-item>
            <text:list-item>
              <text:p text:style-name="P112" loext:marker-style-name="T17"><text:span text:style-name="T17">Уникальные индексы полезны для обеспечения целостности данных и предотвращения дубликатов.</text:span><text:span text:style-name="T17"/></text:p>
            </text:list-item>
            <text:list-item>
              <text:p text:style-name="P112" loext:marker-style-name="T17"><text:span text:style-name="T17">Полнотекстовые индексы позволяют выполнять эффективный полнотекстовый поиск по текстовым данным.</text:span><text:span text:style-name="T17"/></text:p>
            </text:list-item>
          </text:list>
        </text:list-item>
        <text:list-item>
          <text:p text:style-name="P112" loext:marker-style-name="T17"><text:span text:style-name="T13">Достоинства и недостатки:</text:span><text:span text:style-name="T13"/></text:p>
          <text:list>
            <text:list-item>
              <text:p text:style-name="P112" loext:marker-style-name="T17"><text:span text:style-name="T13">Достоинства:</text:span><text:span text:style-name="T13"/></text:p>
              <text:list>
                <text:list-item>
                  <text:p text:style-name="P112" loext:marker-style-name="T17"><text:span text:style-name="T17">Увеличение производительности запросов к базе данных за счет ускорения поиска и сортировки данных.</text:span><text:span text:style-name="T17"/></text:p>
                </text:list-item>
                <text:list-item>
                  <text:p text:style-name="P112" loext:marker-style-name="T17"><text:span text:style-name="T17">Повышение эффективности выполнения операций SELECT, JOIN и WHERE.</text:span><text:span text:style-name="T17"/></text:p>
                </text:list-item>
                <text:list-item>
                  <text:p text:style-name="P112" loext:marker-style-name="T17"><text:span text:style-name="T17">Улучшение производительности при работе с большими объемами данных.</text:span><text:span text:style-name="T17"/></text:p>
                </text:list-item>
              </text:list>
            </text:list-item>
            <text:list-item>
              <text:p text:style-name="P112" loext:marker-style-name="T17"><text:span text:style-name="T13">Недостатки:</text:span><text:span text:style-name="T13"/></text:p>
              <text:list>
                <text:list-item>
                  <text:p text:style-name="P112" loext:marker-style-name="T17"><text:span text:style-name="T17">Индексы требуют дополнительного места на диске для хранения.</text:span><text:span text:style-name="T17"/></text:p>
                </text:list-item>
                <text:list-item>
                  <text:p text:style-name="P112" loext:marker-style-name="T17"><text:span text:style-name="T17">При вставке, обновлении или удалении строк индексы должны быть обновлены, что может привести к некоторому дополнительному времени выполнения операций записи.</text:span><text:span text:style-name="T17"/></text:p>
                </text:list-item>
                <text:list-item>
                  <text:p text:style-name="P111" loext:marker-style-name="T17"><text:span text:style-name="T17">Неправильное использование индексов может привести к избыточному использованию ресурсов или деградации производительности.</text:span><text:span text:style-name="T17"/></text:p>
                </text:list-item>
              </text:list>
            </text:list-item>
          </text:list>
        </text:list-item>
      </text:list>
      <text:p text:style-name="P63" loext:marker-style-name="T17"><text:span text:style-name="T17">Правильное проектирование и использование индексов в базах данных помогает оптимизировать производительность и улучшить общую эффективность системы.</text:span><text:span text:style-name="T17"/></text:p>
      <text:list xml:id="list25112471741140" text:continue-list="list25112953731922" text:style-name="WWNum1">
        <text:list-item>
          <text:p text:style-name="P12" loext:marker-style-name="T22"><text:span text:style-name="T25">Понятие транзакции. Примеры использования транзакций. </text:span><text:span text:style-name="T22">Достоинства и недостатки. </text:span></text:p>
        </text:list-item>
      </text:list>
      <text:p text:style-name="P63" loext:marker-style-name="T17"><text:span text:style-name="T17">Транзакция в контексте баз данных представляет собой логическую единицу работы, которая состоит из одного или нескольких операторов базы данных. Транзакции </text:span><text:soft-page-break/><text:span text:style-name="T17">обеспечивают атомарность, целостность и изолированность данных (ACID-свойства). Вот основные аспекты транзакций:</text:span><text:span text:style-name="T17"/></text:p>
      <text:list text:style-name="WWNum36">
        <text:list-item>
          <text:p text:style-name="P113" loext:marker-style-name="T17"><text:span text:style-name="T13">Атомарность (Atomicity):</text:span><text:span text:style-name="T17"> Гарантирует, что все операции в рамках транзакции либо успешно завершатся, либо будут отменены целиком. Нет промежуточных состояний.</text:span></text:p>
        </text:list-item>
        <text:list-item>
          <text:p text:style-name="P115" loext:marker-style-name="T17"><text:span text:style-name="T13">Целостность (Consistency):</text:span><text:span text:style-name="T17"> Обеспечивает, что база данных остается в согласованном состоянии после завершения транзакции. Транзакция должна перевести базу данных из одного согласованного состояния в другое.</text:span></text:p>
        </text:list-item>
        <text:list-item>
          <text:p text:style-name="P115" loext:marker-style-name="T17"><text:span text:style-name="T13">Изолированность (Isolation):</text:span><text:span text:style-name="T17"> Гарантирует, что результаты выполнения транзакции не будут видны другим транзакциям до ее завершения.</text:span></text:p>
        </text:list-item>
        <text:list-item>
          <text:p text:style-name="P114" loext:marker-style-name="T17"><text:span text:style-name="T13">Долговечность (Durability):</text:span><text:span text:style-name="T17"> Обеспечивает, что результаты выполнения транзакции остаются постоянными в случае сбоя системы.</text:span></text:p>
        </text:list-item>
      </text:list>
      <text:p text:style-name="P63" loext:marker-style-name="T17"><text:span text:style-name="T17">Примеры использования транзакций:</text:span><text:span text:style-name="T17"/></text:p>
      <text:list text:style-name="WWNum37">
        <text:list-item>
          <text:p text:style-name="P116" loext:marker-style-name="T17"><text:span text:style-name="T13">Перевод денег между счетами:</text:span><text:span text:style-name="T17"> Если процесс перевода включает вычет средств с одного счета и зачисление на другой, это должно произойти атомарно, чтобы избежать ошибок.</text:span></text:p>
        </text:list-item>
        <text:list-item>
          <text:p text:style-name="P117" loext:marker-style-name="T17"><text:span text:style-name="T13">Оформление заказа в интернет-магазине:</text:span><text:span text:style-name="T17"> Транзакция может быть использована для обновления информации о товарах в наличии, списании средств со счета покупателя и обновлении информации о заказе.</text:span></text:p>
        </text:list-item>
      </text:list>
      <text:p text:style-name="P63" loext:marker-style-name="T17"><text:span text:style-name="T17">Достоинства транзакций:</text:span><text:span text:style-name="T17"/></text:p>
      <text:list text:style-name="WWNum38">
        <text:list-item>
          <text:p text:style-name="P118" loext:marker-style-name="T17"><text:span text:style-name="T17">Обеспечение целостности данных и предотвращение ошибок при параллельном доступе нескольких пользователей к данным.</text:span><text:span text:style-name="T17"/></text:p>
        </text:list-item>
        <text:list-item>
          <text:p text:style-name="P119" loext:marker-style-name="T17"><text:span text:style-name="T17">Гарантированное выполнение всех операций транзакции или откат к предыдущему состоянию в случае сбоя или ошибки.</text:span><text:span text:style-name="T17"/></text:p>
        </text:list-item>
      </text:list>
      <text:p text:style-name="P63" loext:marker-style-name="T17"><text:span text:style-name="T17">Недостатки транзакций:</text:span><text:span text:style-name="T17"/></text:p>
      <text:list text:style-name="WWNum39">
        <text:list-item>
          <text:p text:style-name="P120" loext:marker-style-name="T17"><text:span text:style-name="T17">Потребление ресурсов: Транзакции могут блокировать доступ к данным для других пользователей, пока они выполняются, что может привести к задержкам.</text:span><text:span text:style-name="T17"/></text:p>
        </text:list-item>
        <text:list-item>
          <text:p text:style-name="P121" loext:marker-style-name="T17"><text:span text:style-name="T17">Риск долгих блокировок: Неправильное использование транзакций может привести к ситуации, когда блокировки данных сохраняются на длительное время, что в конечном итоге может привести к затруднениям для других пользователей.</text:span><text:span text:style-name="T17"/></text:p>
        </text:list-item>
      </text:list>
      <text:p text:style-name="P184" loext:marker-style-name="T49"/>
      <text:list xml:id="list25113175104533" text:continue-list="list25112471741140" text:style-name="WWNum1">
        <text:list-item>
          <text:p text:style-name="P12" loext:marker-style-name="T25"><text:span text:style-name="T25">Многопоточное программирование. Понятие «поток», отличия от </text:span><text:span text:style-name="T22">Task</text:span><text:span text:style-name="T25">. Использование класса </text:span><text:span text:style-name="T22">Thread</text:span><text:span text:style-name="T25">. Делегаты </text:span><text:span text:style-name="T22">ThreadStart</text:span><text:span text:style-name="T25"> и </text:span><text:span text:style-name="T22">ParametrizedThreadStart</text:span><text:span text:style-name="T25">. Запуск потока на выполнение. Примеры. Понятие </text:span><text:span text:style-name="T22">CPU</text:span><text:span text:style-name="T25"> </text:span><text:span text:style-name="T22">Bound</text:span><text:span text:style-name="T25">, отличия от </text:span><text:span text:style-name="T22">I</text:span><text:span text:style-name="T25">\</text:span><text:span text:style-name="T22">O</text:span><text:span text:style-name="T25"> </text:span><text:span text:style-name="T22">Bound</text:span><text:span text:style-name="T25">. Примеры операций </text:span><text:span text:style-name="T22">CPU</text:span><text:span text:style-name="T25"> </text:span><text:span text:style-name="T22">Bound</text:span><text:span text:style-name="T25">.</text:span></text:p>
        </text:list-item>
      </text:list>
      <text:p text:style-name="Standard">Понятие «поток» и отличия от <text:span text:style-name="HTML_20_Code"><text:span text:style-name="T31">Task</text:span></text:span></text:p>
      <text:p text:style-name="P31"><text:span text:style-name="Strong_20_Emphasis">Поток (Thread)</text:span>:</text:p>
      <text:list text:style-name="WWNum40">
        <text:list-item>
          <text:p text:style-name="P122">Поток - это наименьшая единица выполнения в программе.</text:p>
        </text:list-item>
        <text:list-item>
          <text:p text:style-name="P124">Используется для параллельного выполнения кода.</text:p>
        </text:list-item>
        <text:list-item>
          <text:p text:style-name="P124"><text:soft-page-break/>В C# создается с помощью класса <text:span text:style-name="HTML_20_Code"><text:span text:style-name="T31">Thread</text:span></text:span>.</text:p>
        </text:list-item>
        <text:list-item>
          <text:p text:style-name="P123">Управление потоками более низкоуровневое и ручное.</text:p>
        </text:list-item>
      </text:list>
      <text:p text:style-name="P31"><text:span text:style-name="Strong_20_Emphasis">Task</text:span>:</text:p>
      <text:list text:style-name="WWNum41">
        <text:list-item>
          <text:p text:style-name="P125">Представляет асинхронную операцию.</text:p>
        </text:list-item>
        <text:list-item>
          <text:p text:style-name="P127">Более высокоуровневый абстракция, чем <text:span text:style-name="HTML_20_Code"><text:span text:style-name="T31">Thread</text:span></text:span>.</text:p>
        </text:list-item>
        <text:list-item>
          <text:p text:style-name="P127">Легче управлять и использовать совместно с <text:span text:style-name="HTML_20_Code"><text:span text:style-name="T31">async</text:span></text:span>/<text:span text:style-name="HTML_20_Code"><text:span text:style-name="T31">await</text:span></text:span>.</text:p>
        </text:list-item>
        <text:list-item>
          <text:p text:style-name="P126">Автоматически обрабатывает планирование и выполнение задач.</text:p>
        </text:list-item>
      </text:list>
      <text:p text:style-name="P63">Создание потоков.</text:p>
      <text:p text:style-name="P179" loext:marker-style-name="T37"><text:span text:style-name="T35">using</text:span><text:span text:style-name="T37"> </text:span><text:span text:style-name="T35">System.Threading;</text:span></text:p>
      <text:p text:style-name="P179" loext:marker-style-name="T37"><text:span text:style-name="T37"> </text:span><text:span text:style-name="T37"/></text:p>
      <text:p text:style-name="P179" loext:marker-style-name="T37"><text:span text:style-name="T35">// создаем новый поток</text:span><text:span text:style-name="T37"/></text:p>
      <text:p text:style-name="P179" loext:marker-style-name="T36"><text:span text:style-name="T34">Thread myThread1 = new</text:span><text:span text:style-name="T36"> </text:span><text:span text:style-name="T34">Thread(Print); </text:span></text:p>
      <text:p text:style-name="P179" loext:marker-style-name="T36"><text:span text:style-name="T34">Thread myThread2 = new</text:span><text:span text:style-name="T36"> </text:span><text:span text:style-name="T34">Thread(new</text:span><text:span text:style-name="T36"> </text:span><text:span text:style-name="T34">ThreadStart(Print));</text:span></text:p>
      <text:p text:style-name="P179" loext:marker-style-name="T36"><text:span text:style-name="T34">Thread myThread3 = new</text:span><text:span text:style-name="T36"> </text:span><text:span text:style-name="T34">Thread(()=&gt;Console.WriteLine("Hello Threads"));</text:span></text:p>
      <text:p text:style-name="P179" loext:marker-style-name="T36"><text:span text:style-name="T36"> </text:span><text:span text:style-name="T36"/></text:p>
      <text:p text:style-name="P179" loext:marker-style-name="T36"><text:span text:style-name="T34">myThread1.Start();  // </text:span><text:span text:style-name="T35">запускаем</text:span><text:span text:style-name="T34"> </text:span><text:span text:style-name="T35">поток</text:span><text:span text:style-name="T34"> myThread1</text:span></text:p>
      <text:p text:style-name="P179" loext:marker-style-name="T36"><text:span text:style-name="T34">myThread2.Start();  // </text:span><text:span text:style-name="T35">запускаем</text:span><text:span text:style-name="T34"> </text:span><text:span text:style-name="T35">поток</text:span><text:span text:style-name="T34"> myThread2</text:span></text:p>
      <text:p text:style-name="P179" loext:marker-style-name="T36"><text:span text:style-name="T34">myThread3.Start();  // </text:span><text:span text:style-name="T35">запускаем</text:span><text:span text:style-name="T34"> </text:span><text:span text:style-name="T35">поток</text:span><text:span text:style-name="T34"> myThread3</text:span></text:p>
      <text:p text:style-name="P179" loext:marker-style-name="T36"><text:span text:style-name="T36"> </text:span><text:span text:style-name="T36"/></text:p>
      <text:p text:style-name="P179" loext:marker-style-name="T36"><text:span text:style-name="T34">void</text:span><text:span text:style-name="T36"> </text:span><text:span text:style-name="T34">Print() =&gt; Console.WriteLine("Hello Threads");</text:span></text:p>
      <text:p text:style-name="P179" loext:marker-style-name="T38"><text:span text:style-name="T35"><text:line-break/>public</text:span><text:span text:style-name="T38"> </text:span><text:span text:style-name="T35">delegate</text:span><text:span text:style-name="T38"> </text:span><text:span text:style-name="T35">void</text:span><text:span text:style-name="T38"> </text:span><text:span text:style-name="T35">ThreadStart();</text:span></text:p>
      <text:p text:style-name="P63">***</text:p>
      <text:p text:style-name="P63" loext:marker-style-name="T1"><text:span text:style-name="T1">// ThreadStart</text:span><text:span text:style-name="T1"/></text:p>
      <text:p text:style-name="P63" loext:marker-style-name="T1"><text:span text:style-name="T1">Thread thread1 = new Thread(new ThreadStart(DoWork));</text:span><text:span text:style-name="T1"/></text:p>
      <text:p text:style-name="P63" loext:marker-style-name="T1"><text:span text:style-name="T1">thread1.Start();</text:span><text:span text:style-name="T1"/></text:p>
      <text:p text:style-name="P63" loext:marker-style-name="T1"><text:span text:style-name="T1">// ParameterizedThreadStart</text:span><text:span text:style-name="T1"/></text:p>
      <text:p text:style-name="P63" loext:marker-style-name="T1"><text:span text:style-name="T1">Thread thread2 = new Thread(new ParameterizedThreadStart(DoWorkWithParam));</text:span><text:span text:style-name="T1"/></text:p>
      <text:p text:style-name="P63" loext:marker-style-name="T1"><text:span text:style-name="T1">thread2.Start("Hello");</text:span><text:span text:style-name="T1"/></text:p>
      <text:p text:style-name="P63" loext:marker-style-name="T1"><text:span text:style-name="T1">static void DoWork()</text:span><text:span text:style-name="T1"/></text:p>
      <text:p text:style-name="P63" loext:marker-style-name="T1"><text:span text:style-name="T1">{</text:span><text:span text:style-name="T1"/></text:p>
      <text:p text:style-name="P63" loext:marker-style-name="T1"><text:span text:style-name="T1"><text:s text:c="4"/>Console.WriteLine("Work is being done.");</text:span><text:span text:style-name="T1"/></text:p>
      <text:p text:style-name="P63" loext:marker-style-name="T1"><text:span text:style-name="T1">}</text:span><text:span text:style-name="T1"/></text:p>
      <text:p text:style-name="P63" loext:marker-style-name="T1"><text:span text:style-name="T1">static void DoWorkWithParam(object obj)</text:span><text:span text:style-name="T1"/></text:p>
      <text:p text:style-name="P63" loext:marker-style-name="T1"><text:soft-page-break/><text:span text:style-name="T1">{</text:span><text:span text:style-name="T1"/></text:p>
      <text:p text:style-name="P63" loext:marker-style-name="T1"><text:span text:style-name="T1"><text:s text:c="4"/>Console.WriteLine("Work with parameter: " + obj);</text:span><text:span text:style-name="T1"/></text:p>
      <text:p text:style-name="P63" loext:marker-style-name="T1"><text:span text:style-name="T1">}</text:span><text:span text:style-name="T1"/></text:p>
      <text:p text:style-name="P63" loext:marker-style-name="T17"><text:span text:style-name="T13">CPU Bound</text:span><text:span text:style-name="T17">:</text:span></text:p>
      <text:list text:style-name="WWNum42">
        <text:list-item>
          <text:p text:style-name="P128" loext:marker-style-name="T17"><text:span text:style-name="T17">Операции, интенсивно использующие процессор.</text:span><text:span text:style-name="T17"/></text:p>
        </text:list-item>
        <text:list-item>
          <text:p text:style-name="P130" loext:marker-style-name="T17"><text:span text:style-name="T17">Производительность зависит от скорости процессора.</text:span><text:span text:style-name="T17"/></text:p>
        </text:list-item>
        <text:list-item>
          <text:p text:style-name="P129" loext:marker-style-name="T17"><text:span text:style-name="T17">Примеры: сложные вычисления, обработка данных.</text:span><text:span text:style-name="T17"/></text:p>
        </text:list-item>
      </text:list>
      <text:p text:style-name="P63" loext:marker-style-name="T17"><text:span text:style-name="T13">I/O Bound</text:span><text:span text:style-name="T17">:</text:span></text:p>
      <text:list text:style-name="WWNum43">
        <text:list-item>
          <text:p text:style-name="P131" loext:marker-style-name="T17"><text:span text:style-name="T17">Операции, зависящие от ввода/вывода данных.</text:span><text:span text:style-name="T17"/></text:p>
        </text:list-item>
        <text:list-item>
          <text:p text:style-name="P133" loext:marker-style-name="T17"><text:span text:style-name="T17">Производительность ограничена скоростью доступа к ресурсам.</text:span><text:span text:style-name="T17"/></text:p>
        </text:list-item>
        <text:list-item>
          <text:p text:style-name="P132" loext:marker-style-name="T17"><text:span text:style-name="T17">Примеры: чтение/запись файлов, сетевые операции.</text:span><text:span text:style-name="T17"/></text:p>
        </text:list-item>
      </text:list>
      <text:h text:style-name="P62" text:outline-level="3" loext:marker-style-name="T10"><text:span text:style-name="T10">Примеры операций</text:span><text:span text:style-name="T10"/></text:h>
      <text:p text:style-name="P63" loext:marker-style-name="T17"><text:span text:style-name="T13">Пример операции CPU Bound</text:span><text:span text:style-name="T17">:</text:span></text:p>
      <text:p text:style-name="P73" loext:marker-style-name="T28"><text:span text:style-name="T28">static void PerformCpuBoundOperation()</text:span><text:span text:style-name="T28"/></text:p>
      <text:p text:style-name="P73" loext:marker-style-name="T28"><text:span text:style-name="T28">{</text:span><text:span text:style-name="T28"/></text:p>
      <text:p text:style-name="P73" loext:marker-style-name="T28"><text:span text:style-name="T28"><text:s text:c="4"/>long sum = 0;</text:span><text:span text:style-name="T28"/></text:p>
      <text:p text:style-name="P73" loext:marker-style-name="T28"><text:span text:style-name="T28"><text:s text:c="4"/>for (long i = 0; i &lt; 1000000000; i++)</text:span><text:span text:style-name="T28"/></text:p>
      <text:p text:style-name="P73" loext:marker-style-name="T28"><text:span text:style-name="T28"><text:s text:c="4"/>{</text:span><text:span text:style-name="T28"/></text:p>
      <text:p text:style-name="P73" loext:marker-style-name="T28"><text:span text:style-name="T28"><text:s text:c="8"/>sum += i;</text:span><text:span text:style-name="T28"/></text:p>
      <text:p text:style-name="P73" loext:marker-style-name="T28"><text:span text:style-name="T28"><text:s text:c="4"/>}</text:span><text:span text:style-name="T28"/></text:p>
      <text:p text:style-name="P73" loext:marker-style-name="T28"><text:span text:style-name="T28"><text:s text:c="4"/>Console.WriteLine("Sum: " + sum);</text:span><text:span text:style-name="T28"/></text:p>
      <text:p text:style-name="P73" loext:marker-style-name="T29"><text:span text:style-name="T29">}</text:span><text:span text:style-name="T29"/></text:p>
      <text:p text:style-name="P63" loext:marker-style-name="T17"><text:span text:style-name="T13">Пример операции I/O Bound</text:span><text:span text:style-name="T17">:</text:span></text:p>
      <text:p text:style-name="P73" loext:marker-style-name="T28"><text:span text:style-name="T28">static void PerformIoBoundOperation()</text:span><text:span text:style-name="T28"/></text:p>
      <text:p text:style-name="P73" loext:marker-style-name="T28"><text:span text:style-name="T28">{</text:span><text:span text:style-name="T28"/></text:p>
      <text:p text:style-name="P73" loext:marker-style-name="T28"><text:span text:style-name="T28"><text:s text:c="4"/>using (var client = new HttpClient())</text:span><text:span text:style-name="T28"/></text:p>
      <text:p text:style-name="P73" loext:marker-style-name="T28"><text:span text:style-name="T28"><text:s text:c="4"/>{</text:span><text:span text:style-name="T28"/></text:p>
      <text:p text:style-name="P73" loext:marker-style-name="T28"><text:span text:style-name="T28"><text:s text:c="8"/>var result = await client.GetStringAsync("https://example.com");</text:span><text:span text:style-name="T28"/></text:p>
      <text:p text:style-name="P73" loext:marker-style-name="T29"><text:span text:style-name="T28"><text:s text:c="8"/></text:span><text:span text:style-name="T29">Console.WriteLine(result);</text:span></text:p>
      <text:p text:style-name="P73" loext:marker-style-name="T29"><text:span text:style-name="T29"><text:s text:c="4"/>}</text:span><text:span text:style-name="T29"/></text:p>
      <text:p text:style-name="P73" loext:marker-style-name="T29"><text:span text:style-name="T29">}</text:span><text:span text:style-name="T29"/></text:p>
      <text:p text:style-name="P176" loext:marker-style-name="T29"/>
      <text:list xml:id="list25112180443647" text:continue-list="list25113175104533" text:style-name="WWNum1">
        <text:list-item>
          <text:p text:style-name="P12" loext:marker-style-name="T25"><text:span text:style-name="T25">Конкурентный доступ к данным. Механизмы синхронизации потоков – мьютекс. Пример реализации</text:span><text:span text:style-name="T25"/></text:p>
        </text:list-item>
      </text:list>
      <text:p text:style-name="P31">Конкурентный доступ к данным возникает, когда несколько потоков пытаются одновременно изменить одни и те же данные. Это может привести к некорректным результатам и непредсказуемому поведению программы. Для предотвращения таких ситуаций используются механизмы синхронизации.</text:p>
      <text:p text:style-name="Standard">Механизм синхронизации: Мьютекс (Mutex)</text:p>
      <text:p text:style-name="P31"><text:soft-page-break/>Мьютекс (Mutex) — это объект синхронизации, который используется для управления доступом нескольких потоков к общему ресурсу. Только один поток может владеть мьютексом в любой момент времени.</text:p>
      <text:h text:style-name="P9" text:outline-level="3">Пример реализации мьютекса</text:h>
      <text:p text:style-name="HTML_20_Preformatted" loext:marker-style-name="T1"><text:span text:style-name="hljs-keyword"><text:span text:style-name="T1">using</text:span></text:span><text:span text:style-name="HTML_20_Code"><text:span text:style-name="T1"> System;</text:span></text:span></text:p>
      <text:p text:style-name="HTML_20_Preformatted" loext:marker-style-name="T1"><text:span text:style-name="hljs-keyword"><text:span text:style-name="T1">using</text:span></text:span><text:span text:style-name="HTML_20_Code"><text:span text:style-name="T1"> System.Threading;</text:span></text:span></text:p>
      <text:p text:style-name="P3" loext:marker-style-name="T1"><text:span text:style-name="HTML_20_Code"><text:span text:style-name="T1"/></text:span></text:p>
      <text:p text:style-name="HTML_20_Preformatted" loext:marker-style-name="T1"><text:span text:style-name="hljs-keyword"><text:span text:style-name="T1">class</text:span></text:span><text:span text:style-name="HTML_20_Code"><text:span text:style-name="T1"> </text:span></text:span><text:span text:style-name="hljs-title"><text:span text:style-name="T1">Program</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rivate</text:span></text:span><text:span text:style-name="HTML_20_Code"><text:span text:style-name="T1"> </text:span></text:span><text:span text:style-name="hljs-keyword"><text:span text:style-name="T1">static</text:span></text:span><text:span text:style-name="HTML_20_Code"><text:span text:style-name="T1"> Mutex mutex = </text:span></text:span><text:span text:style-name="hljs-keyword"><text:span text:style-name="T1">new</text:span></text:span><text:span text:style-name="HTML_20_Code"><text:span text:style-name="T1"> Mutex();</text:span></text:span></text:p>
      <text:p text:style-name="HTML_20_Preformatted" loext:marker-style-name="T1"><text:span text:style-name="HTML_20_Code"><text:span text:style-name="T1"><text:s text:c="4"/></text:span></text:span><text:span text:style-name="hljs-keyword"><text:span text:style-name="T1">private</text:span></text:span><text:span text:style-name="HTML_20_Code"><text:span text:style-name="T1"> </text:span></text:span><text:span text:style-name="hljs-keyword"><text:span text:style-name="T1">static</text:span></text:span><text:span text:style-name="HTML_20_Code"><text:span text:style-name="T1"> </text:span></text:span><text:span text:style-name="hljs-built_5f_in"><text:span text:style-name="T1">int</text:span></text:span><text:span text:style-name="HTML_20_Code"><text:span text:style-name="T1"> counter = </text:span></text:span><text:span text:style-name="hljs-number"><text:span text:style-name="T1">0</text:span></text:span><text:span text:style-name="HTML_20_Code"><text:span text:style-name="T1">;</text:span></text:span></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Main</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text:span></text:span><text:span text:style-name="hljs-keyword"><text:span text:style-name="T1">for</text:span></text:span><text:span text:style-name="HTML_20_Code"><text:span text:style-name="T1"> (</text:span></text:span><text:span text:style-name="hljs-built_5f_in"><text:span text:style-name="T1">int</text:span></text:span><text:span text:style-name="HTML_20_Code"><text:span text:style-name="T1"> i = </text:span></text:span><text:span text:style-name="hljs-number"><text:span text:style-name="T1">0</text:span></text:span><text:span text:style-name="HTML_20_Code"><text:span text:style-name="T1">; i &lt; </text:span></text:span><text:span text:style-name="hljs-number"><text:span text:style-name="T1">5</text:span></text:span><text:span text:style-name="HTML_20_Code"><text:span text:style-name="T1">; i++)</text:span></text:span></text:p>
      <text:p text:style-name="HTML_20_Preformatted" loext:marker-style-name="T1"><text:span text:style-name="HTML_20_Code"><text:span text:style-name="T1"><text:s text:c="8"/>{</text:span></text:span><text:span text:style-name="T1"/></text:p>
      <text:p text:style-name="HTML_20_Preformatted" loext:marker-style-name="T1"><text:span text:style-name="HTML_20_Code"><text:span text:style-name="T1"><text:s text:c="12"/>Thread thread = </text:span></text:span><text:span text:style-name="hljs-keyword"><text:span text:style-name="T1">new</text:span></text:span><text:span text:style-name="HTML_20_Code"><text:span text:style-name="T1"> Thread(IncrementCounter);</text:span></text:span></text:p>
      <text:p text:style-name="HTML_20_Preformatted" loext:marker-style-name="T1"><text:span text:style-name="HTML_20_Code"><text:span text:style-name="T1"><text:s text:c="12"/>thread.Start();</text:span></text:span><text:span text:style-name="T1"/></text:p>
      <text:p text:style-name="HTML_20_Preformatted" loext:marker-style-name="T1"><text:span text:style-name="HTML_20_Code"><text:span text:style-name="T1"><text:s text:c="8"/>}</text:span></text:span><text:span text:style-name="T1"/></text:p>
      <text:p text:style-name="HTML_20_Preformatted" loext:marker-style-name="T1"><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stat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IncrementCounter</text:span></text:span><text:span text:style-name="hljs-function"><text:span text:style-name="T1">()</text:span></text:span></text:p>
      <text:p text:style-name="HTML_20_Preformatted" loext:marker-style-name="HTML Code"><text:span text:style-name="HTML_20_Code"><text:span text:style-name="T1"><text:s text:c="4"/></text:span></text:span><text:span text:style-name="HTML_20_Code">{</text:span></text:p>
      <text:p text:style-name="HTML_20_Preformatted" loext:marker-style-name="HTML Code"><text:span text:style-name="HTML_20_Code"><text:s text:c="8"/></text:span><text:span text:style-name="hljs-comment">// Попытка захватить мьютекс</text:span></text:p>
      <text:p text:style-name="HTML_20_Preformatted" loext:marker-style-name="HTML Code"><text:span text:style-name="HTML_20_Code"><text:s text:c="8"/>mutex.WaitOne();</text:span></text:p>
      <text:p text:style-name="HTML_20_Preformatted" loext:marker-style-name="HTML Code"><text:span text:style-name="HTML_20_Code"/></text:p>
      <text:p text:style-name="HTML_20_Preformatted" loext:marker-style-name="T1"><text:span text:style-name="HTML_20_Code"><text:s text:c="8"/></text:span><text:span text:style-name="hljs-keyword"><text:span text:style-name="T1">try</text:span></text:span></text:p>
      <text:p text:style-name="HTML_20_Preformatted" loext:marker-style-name="T1"><text:span text:style-name="HTML_20_Code"><text:span text:style-name="T1"><text:s text:c="8"/>{</text:span></text:span><text:span text:style-name="T1"/></text:p>
      <text:p text:style-name="HTML_20_Preformatted" loext:marker-style-name="T1"><text:span text:style-name="HTML_20_Code"><text:span text:style-name="T1"><text:s text:c="12"/></text:span></text:span><text:span text:style-name="hljs-comment"><text:span text:style-name="T1">// </text:span></text:span><text:span text:style-name="hljs-comment">Критическая</text:span><text:span text:style-name="hljs-comment"><text:span text:style-name="T1"> </text:span></text:span><text:span text:style-name="hljs-comment">секция</text:span></text:p>
      <text:p text:style-name="HTML_20_Preformatted" loext:marker-style-name="T1"><text:span text:style-name="HTML_20_Code"><text:span text:style-name="T1"><text:s text:c="12"/>counter++;</text:span></text:span><text:span text:style-name="T1"/></text:p>
      <text:p text:style-name="HTML_20_Preformatted" loext:marker-style-name="T1"><text:span text:style-name="HTML_20_Code"><text:span text:style-name="T1"><text:s text:c="12"/>Console.WriteLine(</text:span></text:span><text:span text:style-name="hljs-string"><text:span text:style-name="T1">$"Counter: </text:span></text:span><text:span text:style-name="hljs-subst"><text:span text:style-name="T1">{counter}</text:span></text:span><text:span text:style-name="hljs-string"><text:span text:style-name="T1">, Thread ID: </text:span></text:span><text:span text:style-name="hljs-subst"><text:span text:style-name="T1">{Thread.CurrentThread.ManagedThreadId}</text:span></text:span><text:span text:style-name="hljs-string"><text:span text:style-name="T1">"</text:span></text:span><text:span text:style-name="HTML_20_Code"><text:span text:style-name="T1">);</text:span></text:span></text:p>
      <text:p text:style-name="HTML_20_Preformatted" loext:marker-style-name="HTML Code"><text:span text:style-name="HTML_20_Code"><text:span text:style-name="T1"><text:s text:c="8"/></text:span></text:span><text:span text:style-name="HTML_20_Code">}</text:span></text:p>
      <text:p text:style-name="HTML_20_Preformatted" loext:marker-style-name="HTML Code"><text:span text:style-name="HTML_20_Code"><text:s text:c="8"/></text:span><text:span text:style-name="hljs-keyword">finally</text:span></text:p>
      <text:p text:style-name="HTML_20_Preformatted" loext:marker-style-name="HTML Code"><text:span text:style-name="HTML_20_Code"><text:s text:c="8"/>{</text:span></text:p>
      <text:p text:style-name="HTML_20_Preformatted" loext:marker-style-name="HTML Code"><text:span text:style-name="HTML_20_Code"><text:s text:c="12"/></text:span><text:span text:style-name="hljs-comment">// Освобождение мьютекса</text:span></text:p>
      <text:p text:style-name="HTML_20_Preformatted" loext:marker-style-name="HTML Code"><text:span text:style-name="HTML_20_Code"><text:s text:c="12"/>mutex.ReleaseMutex();</text:span></text:p>
      <text:p text:style-name="HTML_20_Preformatted" loext:marker-style-name="HTML Code"><text:span text:style-name="HTML_20_Code"><text:s text:c="8"/>}</text:span></text:p>
      <text:p text:style-name="HTML_20_Preformatted" loext:marker-style-name="HTML Code"><text:span text:style-name="HTML_20_Code"><text:s text:c="4"/>}</text:span></text:p>
      <text:p text:style-name="HTML_20_Preformatted" loext:marker-style-name="HTML Code"><text:span text:style-name="HTML_20_Code">}</text:span></text:p>
      <text:h text:style-name="P9" text:outline-level="3">Объяснение примера:</text:h>
      <text:list text:style-name="WWNum44">
        <text:list-item>
          <text:p text:style-name="P50" loext:marker-style-name="T1"><text:span text:style-name="Strong_20_Emphasis">Создание</text:span><text:span text:style-name="Strong_20_Emphasis"><text:span text:style-name="T1"> </text:span></text:span><text:span text:style-name="Strong_20_Emphasis">мьютекса</text:span><text:span text:style-name="T1">: </text:span><text:span text:style-name="HTML_20_Code"><text:span text:style-name="T1">private static Mutex mutex = new Mutex();</text:span></text:span></text:p>
          <text:list>
            <text:list-item>
              <text:p text:style-name="P135">Создаем объект мьютекса, который будет использоваться для синхронизации потоков.</text:p>
            </text:list-item>
          </text:list>
        </text:list-item>
        <text:list-item>
          <text:p text:style-name="P50"><text:span text:style-name="Strong_20_Emphasis">Запуск потоков</text:span>:</text:p>
          <text:list>
            <text:list-item>
              <text:p text:style-name="P135">В цикле создаются и запускаются 5 потоков, каждый из которых выполняет метод <text:span text:style-name="HTML_20_Code"><text:span text:style-name="T31">IncrementCounter</text:span></text:span>.</text:p>
            </text:list-item>
          </text:list>
        </text:list-item>
        <text:list-item>
          <text:p text:style-name="P50"><text:span text:style-name="Strong_20_Emphasis">Метод </text:span><text:span text:style-name="HTML_20_Code"><text:span text:style-name="T15">IncrementCounter</text:span></text:span>:</text:p>
          <text:list>
            <text:list-item>
              <text:p text:style-name="P135">Захват мьютекса: <text:span text:style-name="HTML_20_Code"><text:span text:style-name="T31">mutex.WaitOne();</text:span></text:span></text:p>
              <text:list>
                <text:list-item>
                  <text:p text:style-name="P135">Поток блокируется до тех пор, пока не получит мьютекс.</text:p>
                </text:list-item>
              </text:list>
            </text:list-item>
            <text:list-item>
              <text:p text:style-name="P135">Критическая секция:</text:p>
              <text:list>
                <text:list-item>
                  <text:p text:style-name="P135"><text:soft-page-break/>Внутри блока <text:span text:style-name="HTML_20_Code"><text:span text:style-name="T31">try</text:span></text:span> осуществляется доступ к разделяемому ресурсу (<text:span text:style-name="HTML_20_Code"><text:span text:style-name="T31">counter</text:span></text:span>).</text:p>
                </text:list-item>
              </text:list>
            </text:list-item>
            <text:list-item>
              <text:p text:style-name="P135">Освобождение мьютекса: <text:span text:style-name="HTML_20_Code"><text:span text:style-name="T31">mutex.ReleaseMutex();</text:span></text:span></text:p>
              <text:list>
                <text:list-item>
                  <text:p text:style-name="P134">Мьютекс освобождается, позволяя другим потокам захватить его и войти в критическую секцию.</text:p>
                </text:list-item>
              </text:list>
            </text:list-item>
          </text:list>
        </text:list-item>
      </text:list>
      <text:list xml:id="list25112977866317" text:continue-list="list25112180443647" text:style-name="WWNum1">
        <text:list-item>
          <text:p text:style-name="P12" loext:marker-style-name="T25"><text:span text:style-name="T25">Конкурентный доступ к данным. Механизмы синхронизации потоков – семафор. Пример реализации</text:span><text:span text:style-name="T25"/></text:p>
        </text:list-item>
      </text:list>
      <text:p text:style-name="P63" loext:marker-style-name="T17"><text:span text:style-name="T13">Семафор</text:span><text:span text:style-name="T17"> — это объект синхронизации, который ограничивает количество потоков, одновременно имеющих доступ к ресурсу. В отличие от мьютекса, семафор позволяет нескольким потокам входить в критическую секцию до достижения максимального количества разрешений.</text:span></text:p>
      <text:h text:style-name="P62" text:outline-level="3" loext:marker-style-name="T10"><text:span text:style-name="T10">Пример реализации семафора</text:span><text:span text:style-name="T10"/></text:h>
      <text:p text:style-name="P73" loext:marker-style-name="T28"><text:span text:style-name="T28">using System;</text:span><text:span text:style-name="T28"/></text:p>
      <text:p text:style-name="P73" loext:marker-style-name="T28"><text:span text:style-name="T28">using System.Threading;</text:span><text:span text:style-name="T28"/></text:p>
      <text:p text:style-name="P175" loext:marker-style-name="T28"/>
      <text:p text:style-name="P73" loext:marker-style-name="T29"><text:span text:style-name="T29">class Program</text:span><text:span text:style-name="T29"/></text:p>
      <text:p text:style-name="P73" loext:marker-style-name="T29"><text:span text:style-name="T29">{</text:span><text:span text:style-name="T29"/></text:p>
      <text:p text:style-name="P73" loext:marker-style-name="T29"><text:span text:style-name="T29"><text:s text:c="4"/>// Создание семафора с максимальным числом разрешений 3</text:span><text:span text:style-name="T29"/></text:p>
      <text:p text:style-name="P73" loext:marker-style-name="T28"><text:span text:style-name="T29"><text:s text:c="4"/></text:span><text:span text:style-name="T28">private static Semaphore semaphore = new Semaphore(3, 3);</text:span></text:p>
      <text:p text:style-name="P73" loext:marker-style-name="T28"><text:span text:style-name="T28"><text:s text:c="4"/></text:span><text:span text:style-name="T28"/></text:p>
      <text:p text:style-name="P73" loext:marker-style-name="T28"><text:span text:style-name="T28"><text:s text:c="4"/>static void Main()</text:span><text:span text:style-name="T28"/></text:p>
      <text:p text:style-name="P73" loext:marker-style-name="T28"><text:span text:style-name="T28"><text:s text:c="4"/>{</text:span><text:span text:style-name="T28"/></text:p>
      <text:p text:style-name="P73" loext:marker-style-name="T28"><text:span text:style-name="T28"><text:s text:c="8"/>for (int i = 0; i &lt; 10; i++)</text:span><text:span text:style-name="T28"/></text:p>
      <text:p text:style-name="P73" loext:marker-style-name="T28"><text:span text:style-name="T28"><text:s text:c="8"/>{</text:span><text:span text:style-name="T28"/></text:p>
      <text:p text:style-name="P73" loext:marker-style-name="T28"><text:span text:style-name="T28"><text:s text:c="12"/>Thread thread = new Thread(Enter);</text:span><text:span text:style-name="T28"/></text:p>
      <text:p text:style-name="P73" loext:marker-style-name="T28"><text:span text:style-name="T28"><text:s text:c="12"/>thread.Start(i);</text:span><text:span text:style-name="T28"/></text:p>
      <text:p text:style-name="P73" loext:marker-style-name="T28"><text:span text:style-name="T28"><text:s text:c="8"/>}</text:span><text:span text:style-name="T28"/></text:p>
      <text:p text:style-name="P73" loext:marker-style-name="T28"><text:span text:style-name="T28"><text:s text:c="4"/>}</text:span><text:span text:style-name="T28"/></text:p>
      <text:p text:style-name="P175" loext:marker-style-name="T28"/>
      <text:p text:style-name="P73" loext:marker-style-name="T28"><text:span text:style-name="T28"><text:s text:c="4"/>static void Enter(object id)</text:span><text:span text:style-name="T28"/></text:p>
      <text:p text:style-name="P73" loext:marker-style-name="T28"><text:span text:style-name="T28"><text:s text:c="4"/>{</text:span><text:span text:style-name="T28"/></text:p>
      <text:p text:style-name="P73" loext:marker-style-name="T28"><text:span text:style-name="T28"><text:s text:c="8"/>Console.WriteLine($"{id} </text:span><text:span text:style-name="T29">хочет</text:span><text:span text:style-name="T28"> </text:span><text:span text:style-name="T29">войти</text:span><text:span text:style-name="T28">");</text:span></text:p>
      <text:p text:style-name="P175" loext:marker-style-name="T28"/>
      <text:p text:style-name="P73" loext:marker-style-name="T29"><text:span text:style-name="T28"><text:s text:c="8"/></text:span><text:span text:style-name="T29">// Попытка получить доступ к ресурсу</text:span></text:p>
      <text:p text:style-name="P73" loext:marker-style-name="T29"><text:span text:style-name="T29"><text:s text:c="8"/>semaphore.WaitOne();</text:span><text:span text:style-name="T29"/></text:p>
      <text:p text:style-name="P176" loext:marker-style-name="T29"/>
      <text:p text:style-name="P73" loext:marker-style-name="T29"><text:span text:style-name="T29"><text:s text:c="8"/>Console.WriteLine($"{id} вошел");</text:span><text:span text:style-name="T29"/></text:p>
      <text:p text:style-name="P73" loext:marker-style-name="T29"><text:span text:style-name="T29"><text:s text:c="8"/></text:span><text:span text:style-name="T29"/></text:p>
      <text:p text:style-name="P73" loext:marker-style-name="T29"><text:span text:style-name="T29"><text:s text:c="8"/>// Имитация работы</text:span><text:span text:style-name="T29"/></text:p>
      <text:p text:style-name="P73" loext:marker-style-name="T28"><text:span text:style-name="T29"><text:s text:c="8"/></text:span><text:span text:style-name="T28">Thread.Sleep(1000);</text:span></text:p>
      <text:p text:style-name="P175" loext:marker-style-name="T28"/>
      <text:p text:style-name="P73" loext:marker-style-name="T28"><text:span text:style-name="T28"><text:s text:c="8"/>Console.WriteLine($"{id} </text:span><text:span text:style-name="T29">выходит</text:span><text:span text:style-name="T28">");</text:span></text:p>
      <text:p text:style-name="P175" loext:marker-style-name="T28"/>
      <text:p text:style-name="P73" loext:marker-style-name="T29"><text:span text:style-name="T28"><text:s text:c="8"/></text:span><text:span text:style-name="T29">// Освобождение семафора</text:span></text:p>
      <text:p text:style-name="P73" loext:marker-style-name="T29"><text:span text:style-name="T29"><text:s text:c="8"/>semaphore.Release();</text:span><text:span text:style-name="T29"/></text:p>
      <text:p text:style-name="P73" loext:marker-style-name="T29"><text:span text:style-name="T29"><text:s text:c="4"/>}</text:span><text:span text:style-name="T29"/></text:p>
      <text:p text:style-name="P73" loext:marker-style-name="T29"><text:span text:style-name="T29">}</text:span><text:span text:style-name="T29"/></text:p>
      <text:h text:style-name="P62" text:outline-level="3" loext:marker-style-name="T10"><text:span text:style-name="T10">Объяснение примера:</text:span><text:span text:style-name="T10"/></text:h>
      <text:list text:style-name="WWNum45">
        <text:list-item>
          <text:p text:style-name="P136" loext:marker-style-name="T6"><text:span text:style-name="T13">Создание</text:span><text:span text:style-name="T5"> </text:span><text:span text:style-name="T13">семафора</text:span><text:span text:style-name="T6">: </text:span><text:span text:style-name="T28">private static Semaphore semaphore = new Semaphore(3, 3);</text:span></text:p>
          <text:list>
            <text:list-item>
              <text:p text:style-name="P138" loext:marker-style-name="T17"><text:soft-page-break/><text:span text:style-name="T17">Создаем объект семафора с максимальным числом разрешений 3. Это означает, что не более 3 потоков могут одновременно выполнять код внутри критической секции.</text:span><text:span text:style-name="T17"/></text:p>
            </text:list-item>
          </text:list>
        </text:list-item>
        <text:list-item>
          <text:p text:style-name="P138" loext:marker-style-name="T17"><text:span text:style-name="T13">Запуск потоков</text:span><text:span text:style-name="T17">:</text:span></text:p>
          <text:list>
            <text:list-item>
              <text:p text:style-name="P138" loext:marker-style-name="T17"><text:span text:style-name="T17">В цикле создаются и запускаются 10 потоков, каждый из которых выполняет метод </text:span><text:span text:style-name="T29">Enter</text:span><text:span text:style-name="T17">.</text:span></text:p>
            </text:list-item>
          </text:list>
        </text:list-item>
        <text:list-item>
          <text:p text:style-name="P138" loext:marker-style-name="T17"><text:span text:style-name="T13">Метод </text:span><text:span text:style-name="T30">Enter</text:span><text:span text:style-name="T17">:</text:span></text:p>
          <text:list>
            <text:list-item>
              <text:p text:style-name="P138" loext:marker-style-name="T17"><text:span text:style-name="T17">Попытка получить доступ к ресурсу: </text:span><text:span text:style-name="T29">semaphore.WaitOne();</text:span></text:p>
              <text:list>
                <text:list-item>
                  <text:p text:style-name="P138" loext:marker-style-name="T17"><text:span text:style-name="T17">Поток блокируется до тех пор, пока не получит разрешение от семафора.</text:span><text:span text:style-name="T17"/></text:p>
                </text:list-item>
              </text:list>
            </text:list-item>
            <text:list-item>
              <text:p text:style-name="P138" loext:marker-style-name="T17"><text:span text:style-name="T17">Имитация работы:</text:span><text:span text:style-name="T17"/></text:p>
              <text:list>
                <text:list-item>
                  <text:p text:style-name="P138" loext:marker-style-name="T17"><text:span text:style-name="T17">Поток выполняет работу (в данном случае, ждет 1 секунду).</text:span><text:span text:style-name="T17"/></text:p>
                </text:list-item>
              </text:list>
            </text:list-item>
            <text:list-item>
              <text:p text:style-name="P138" loext:marker-style-name="T17"><text:span text:style-name="T17">Освобождение семафора: </text:span><text:span text:style-name="T29">semaphore.Release();</text:span></text:p>
              <text:list>
                <text:list-item>
                  <text:p text:style-name="P137" loext:marker-style-name="T17"><text:span text:style-name="T17">Разрешение освобождается, позволяя другим потокам получить доступ к ресурсу.</text:span><text:span text:style-name="T17"/></text:p>
                </text:list-item>
              </text:list>
            </text:list-item>
          </text:list>
        </text:list-item>
      </text:list>
      <text:list xml:id="list25112975489803" text:continue-list="list25112977866317" text:style-name="WWNum1">
        <text:list-item>
          <text:p text:style-name="P12" loext:marker-style-name="T25"><text:span text:style-name="T25">Конкурентный доступ к данным. Механизмы синхронизации потоков – монитор. Пример реализации</text:span><text:span text:style-name="T25"/></text:p>
        </text:list-item>
      </text:list>
      <text:p text:style-name="P63" loext:marker-style-name="T17"><text:span text:style-name="T13">Монитор</text:span><text:span text:style-name="T17"> (Monitor) — это механизм синхронизации, который позволяет координировать доступ к общим ресурсам несколькими потоками. Он предоставляет средства для блокировки и разблокировки кода, обеспечивая атомарный доступ к критической секции.</text:span></text:p>
      <text:h text:style-name="P62" text:outline-level="3" loext:marker-style-name="T10"><text:span text:style-name="T10">Пример реализации монитора</text:span><text:span text:style-name="T10"/></text:h>
      <text:p text:style-name="P73" loext:marker-style-name="T28"><text:span text:style-name="T28">using System;</text:span><text:span text:style-name="T28"/></text:p>
      <text:p text:style-name="P73" loext:marker-style-name="T28"><text:span text:style-name="T28">using System.Threading;</text:span><text:span text:style-name="T28"/></text:p>
      <text:p text:style-name="P175" loext:marker-style-name="T28"/>
      <text:p text:style-name="P73" loext:marker-style-name="T28"><text:span text:style-name="T28">class Program</text:span><text:span text:style-name="T28"/></text:p>
      <text:p text:style-name="P73" loext:marker-style-name="T28"><text:span text:style-name="T28">{</text:span><text:span text:style-name="T28"/></text:p>
      <text:p text:style-name="P73" loext:marker-style-name="T28"><text:span text:style-name="T28"><text:s text:c="4"/>private static int counter = 0;</text:span><text:span text:style-name="T28"/></text:p>
      <text:p text:style-name="P73" loext:marker-style-name="T28"><text:span text:style-name="T28"><text:s text:c="4"/>private static readonly object lockObject = new object();</text:span><text:span text:style-name="T28"/></text:p>
      <text:p text:style-name="P175" loext:marker-style-name="T28"/>
      <text:p text:style-name="P73" loext:marker-style-name="T28"><text:span text:style-name="T28"><text:s text:c="4"/>static void Main()</text:span><text:span text:style-name="T28"/></text:p>
      <text:p text:style-name="P73" loext:marker-style-name="T28"><text:span text:style-name="T28"><text:s text:c="4"/>{</text:span><text:span text:style-name="T28"/></text:p>
      <text:p text:style-name="P73" loext:marker-style-name="T28"><text:span text:style-name="T28"><text:s text:c="8"/>for (int i = 0; i &lt; 5; i++)</text:span><text:span text:style-name="T28"/></text:p>
      <text:p text:style-name="P73" loext:marker-style-name="T28"><text:span text:style-name="T28"><text:s text:c="8"/>{</text:span><text:span text:style-name="T28"/></text:p>
      <text:p text:style-name="P73" loext:marker-style-name="T28"><text:span text:style-name="T28"><text:s text:c="12"/>Thread thread = new Thread(IncrementCounter);</text:span><text:span text:style-name="T28"/></text:p>
      <text:p text:style-name="P73" loext:marker-style-name="T28"><text:span text:style-name="T28"><text:s text:c="12"/>thread.Start();</text:span><text:span text:style-name="T28"/></text:p>
      <text:p text:style-name="P73" loext:marker-style-name="T28"><text:span text:style-name="T28"><text:s text:c="8"/>}</text:span><text:span text:style-name="T28"/></text:p>
      <text:p text:style-name="P73" loext:marker-style-name="T28"><text:span text:style-name="T28"><text:s text:c="4"/>}</text:span><text:span text:style-name="T28"/></text:p>
      <text:p text:style-name="P175" loext:marker-style-name="T28"/>
      <text:p text:style-name="P73" loext:marker-style-name="T28"><text:span text:style-name="T28"><text:s text:c="4"/>static void IncrementCounter()</text:span><text:span text:style-name="T28"/></text:p>
      <text:p text:style-name="P73" loext:marker-style-name="T28"><text:span text:style-name="T28"><text:s text:c="4"/>{</text:span><text:span text:style-name="T28"/></text:p>
      <text:p text:style-name="P73" loext:marker-style-name="T28"><text:span text:style-name="T28"><text:s text:c="8"/>for (int i = 0; i &lt; 10; i++)</text:span><text:span text:style-name="T28"/></text:p>
      <text:p text:style-name="P73" loext:marker-style-name="T28"><text:span text:style-name="T28"><text:s text:c="8"/>{</text:span><text:span text:style-name="T28"/></text:p>
      <text:p text:style-name="P73" loext:marker-style-name="T28"><text:span text:style-name="T28"><text:s text:c="12"/>Monitor.Enter(lockObject);</text:span><text:span text:style-name="T28"/></text:p>
      <text:p text:style-name="P73" loext:marker-style-name="T28"><text:span text:style-name="T28"><text:s text:c="12"/>try</text:span><text:span text:style-name="T28"/></text:p>
      <text:p text:style-name="P73" loext:marker-style-name="T28"><text:span text:style-name="T28"><text:s text:c="12"/>{</text:span><text:span text:style-name="T28"/></text:p>
      <text:p text:style-name="P73" loext:marker-style-name="T28"><text:span text:style-name="T28"><text:s text:c="16"/>counter++;</text:span><text:span text:style-name="T28"/></text:p>
      <text:p text:style-name="P73" loext:marker-style-name="T28"><text:span text:style-name="T28"><text:s text:c="16"/>Console.WriteLine($"Counter: {counter}, Thread ID: {Thread.CurrentThread.ManagedThreadId}");</text:span><text:span text:style-name="T28"/></text:p>
      <text:p text:style-name="P73" loext:marker-style-name="T29"><text:span text:style-name="T28"><text:s text:c="12"/></text:span><text:span text:style-name="T29">}</text:span></text:p>
      <text:p text:style-name="P73" loext:marker-style-name="T29"><text:span text:style-name="T29"><text:s text:c="12"/>finally</text:span><text:span text:style-name="T29"/></text:p>
      <text:p text:style-name="P73" loext:marker-style-name="T29"><text:span text:style-name="T29"><text:s text:c="12"/>{</text:span><text:span text:style-name="T29"/></text:p>
      <text:p text:style-name="P73" loext:marker-style-name="T29"><text:span text:style-name="T29"><text:s text:c="16"/>Monitor.Exit(lockObject);</text:span><text:span text:style-name="T29"/></text:p>
      <text:p text:style-name="P73" loext:marker-style-name="T29"><text:span text:style-name="T29"><text:s text:c="12"/>}</text:span><text:span text:style-name="T29"/></text:p>
      <text:p text:style-name="P73" loext:marker-style-name="T29"><text:soft-page-break/><text:span text:style-name="T29"><text:s text:c="8"/>}</text:span><text:span text:style-name="T29"/></text:p>
      <text:p text:style-name="P73" loext:marker-style-name="T29"><text:span text:style-name="T29"><text:s text:c="4"/>}</text:span><text:span text:style-name="T29"/></text:p>
      <text:p text:style-name="P73" loext:marker-style-name="T29"><text:span text:style-name="T29">}</text:span><text:span text:style-name="T29"/></text:p>
      <text:h text:style-name="P62" text:outline-level="3" loext:marker-style-name="T10"><text:span text:style-name="T10">Объяснение примера:</text:span><text:span text:style-name="T10"/></text:h>
      <text:list text:style-name="WWNum46">
        <text:list-item>
          <text:p text:style-name="P139" loext:marker-style-name="T6"><text:span text:style-name="T13">Создание</text:span><text:span text:style-name="T5"> </text:span><text:span text:style-name="T13">объекта</text:span><text:span text:style-name="T5"> </text:span><text:span text:style-name="T13">блокировки</text:span><text:span text:style-name="T6">: </text:span><text:span text:style-name="T28">private static readonly object lockObject = new object();</text:span></text:p>
          <text:list>
            <text:list-item>
              <text:p text:style-name="P141" loext:marker-style-name="T17"><text:span text:style-name="T17">Объект, который будет использоваться для блокировки критической секции.</text:span><text:span text:style-name="T17"/></text:p>
            </text:list-item>
          </text:list>
        </text:list-item>
        <text:list-item>
          <text:p text:style-name="P141" loext:marker-style-name="T17"><text:span text:style-name="T13">Запуск потоков</text:span><text:span text:style-name="T17">:</text:span></text:p>
          <text:list>
            <text:list-item>
              <text:p text:style-name="P141" loext:marker-style-name="T17"><text:span text:style-name="T17">В цикле создаются и запускаются 5 потоков, каждый из которых выполняет метод </text:span><text:span text:style-name="T29">IncrementCounter</text:span><text:span text:style-name="T17">.</text:span></text:p>
            </text:list-item>
          </text:list>
        </text:list-item>
        <text:list-item>
          <text:p text:style-name="P141" loext:marker-style-name="T17"><text:span text:style-name="T13">Метод </text:span><text:span text:style-name="T30">IncrementCounter</text:span><text:span text:style-name="T17">:</text:span></text:p>
          <text:list>
            <text:list-item>
              <text:p text:style-name="P141" loext:marker-style-name="T17"><text:span text:style-name="T17">Вход в критическую секцию: </text:span><text:span text:style-name="T29">Monitor.Enter(lockObject);</text:span></text:p>
              <text:list>
                <text:list-item>
                  <text:p text:style-name="P141" loext:marker-style-name="T17"><text:span text:style-name="T17">Поток блокируется до тех пор, пока не получит блокировку.</text:span><text:span text:style-name="T17"/></text:p>
                </text:list-item>
              </text:list>
            </text:list-item>
            <text:list-item>
              <text:p text:style-name="P141" loext:marker-style-name="T17"><text:span text:style-name="T17">Критическая секция:</text:span><text:span text:style-name="T17"/></text:p>
              <text:list>
                <text:list-item>
                  <text:p text:style-name="P141" loext:marker-style-name="T17"><text:span text:style-name="T17">Внутри блока </text:span><text:span text:style-name="T29">try</text:span><text:span text:style-name="T17"> осуществляется доступ к разделяемому ресурсу (</text:span><text:span text:style-name="T29">counter</text:span><text:span text:style-name="T17">).</text:span></text:p>
                </text:list-item>
              </text:list>
            </text:list-item>
            <text:list-item>
              <text:p text:style-name="P141" loext:marker-style-name="T17"><text:span text:style-name="T17">Выход из критической секции: </text:span><text:span text:style-name="T29">Monitor.Exit(lockObject);</text:span></text:p>
              <text:list>
                <text:list-item>
                  <text:p text:style-name="P140" loext:marker-style-name="T17"><text:span text:style-name="T17">Блокировка освобождается, позволяя другим потокам войти в критическую секцию.</text:span><text:span text:style-name="T17"/></text:p>
                </text:list-item>
              </text:list>
            </text:list-item>
          </text:list>
        </text:list-item>
      </text:list>
      <text:p text:style-name="P18" loext:marker-style-name="T19"/>
      <text:h text:style-name="P62" text:outline-level="3" loext:marker-style-name="T10"><text:span text:style-name="T10">Отличия между </text:span><text:span text:style-name="T30">Monitor</text:span><text:span text:style-name="T10"> и </text:span><text:span text:style-name="T30">Mutex</text:span></text:h>
      <text:p text:style-name="P63" loext:marker-style-name="T17"><text:span text:style-name="T13">Monitor</text:span><text:span text:style-name="T17">:</text:span></text:p>
      <text:list text:style-name="WWNum47">
        <text:list-item>
          <text:p text:style-name="P142" loext:marker-style-name="T17"><text:span text:style-name="T17">Внутрипроцессный механизм синхронизации: может использоваться только внутри одного процесса.</text:span><text:span text:style-name="T17"/></text:p>
        </text:list-item>
        <text:list-item>
          <text:p text:style-name="P144" loext:marker-style-name="T17"><text:span text:style-name="T17">Используется для синхронизации блоков кода с помощью конструкций </text:span><text:span text:style-name="T29">lock</text:span><text:span text:style-name="T17"> или методов </text:span><text:span text:style-name="T29">Monitor.Enter</text:span><text:span text:style-name="T17"> и </text:span><text:span text:style-name="T29">Monitor.Exit</text:span><text:span text:style-name="T17">.</text:span></text:p>
        </text:list-item>
        <text:list-item>
          <text:p text:style-name="P143" loext:marker-style-name="T17"><text:span text:style-name="T17">Быстрее, чем мьютекс, потому что требует меньше системных ресурсов.</text:span><text:span text:style-name="T17"/></text:p>
        </text:list-item>
      </text:list>
      <text:p text:style-name="P63" loext:marker-style-name="T17"><text:span text:style-name="T13">Mutex</text:span><text:span text:style-name="T17">:</text:span></text:p>
      <text:list text:style-name="WWNum48">
        <text:list-item>
          <text:p text:style-name="P145" loext:marker-style-name="T17"><text:span text:style-name="T17">Межпроцессный механизм синхронизации: может использоваться для синхронизации потоков как внутри одного процесса, так и между разными процессами.</text:span><text:span text:style-name="T17"/></text:p>
        </text:list-item>
        <text:list-item>
          <text:p text:style-name="P147" loext:marker-style-name="T17"><text:span text:style-name="T17">Может быть именованным, что позволяет использовать его в нескольких процессах.</text:span><text:span text:style-name="T17"/></text:p>
        </text:list-item>
        <text:list-item>
          <text:p text:style-name="P146" loext:marker-style-name="T17"><text:span text:style-name="T17">Медленнее, чем монитор, из-за необходимости взаимодействия с операционной системой для управления доступом.</text:span><text:span text:style-name="T17"/></text:p>
        </text:list-item>
      </text:list>
      <text:h text:style-name="P62" text:outline-level="3" loext:marker-style-name="T11"><text:span text:style-name="T10">Примеры</text:span><text:span text:style-name="T11">:</text:span></text:h>
      <text:p text:style-name="P63" loext:marker-style-name="T6"><text:span text:style-name="T5">Monitor</text:span><text:span text:style-name="T6">:</text:span></text:p>
      <text:p text:style-name="P73" loext:marker-style-name="T28"><text:span text:style-name="T28">private static readonly object lockObject = new object();</text:span><text:span text:style-name="T28"/></text:p>
      <text:p text:style-name="P175" loext:marker-style-name="T28"/>
      <text:p text:style-name="P73" loext:marker-style-name="T29"><text:span text:style-name="T29">static void IncrementCounter()</text:span><text:span text:style-name="T29"/></text:p>
      <text:p text:style-name="P73" loext:marker-style-name="T28"><text:span text:style-name="T28">{</text:span><text:span text:style-name="T28"/></text:p>
      <text:p text:style-name="P73" loext:marker-style-name="T28"><text:soft-page-break/><text:span text:style-name="T28"><text:s text:c="4"/>lock (lockObject)</text:span><text:span text:style-name="T28"/></text:p>
      <text:p text:style-name="P73" loext:marker-style-name="T28"><text:span text:style-name="T28"><text:s text:c="4"/>{</text:span><text:span text:style-name="T28"/></text:p>
      <text:p text:style-name="P73" loext:marker-style-name="T28"><text:span text:style-name="T28"><text:s text:c="8"/>counter++;</text:span><text:span text:style-name="T28"/></text:p>
      <text:p text:style-name="P73" loext:marker-style-name="T28"><text:span text:style-name="T28"><text:s text:c="8"/>Console.WriteLine($"Counter: {counter}");</text:span><text:span text:style-name="T28"/></text:p>
      <text:p text:style-name="P73" loext:marker-style-name="T28"><text:span text:style-name="T28"><text:s text:c="4"/>}</text:span><text:span text:style-name="T28"/></text:p>
      <text:p text:style-name="P73" loext:marker-style-name="T28"><text:span text:style-name="T28">}</text:span><text:span text:style-name="T28"/></text:p>
      <text:p text:style-name="P63" loext:marker-style-name="T6"><text:span text:style-name="T5">Mutex</text:span><text:span text:style-name="T6">:</text:span></text:p>
      <text:p text:style-name="P73" loext:marker-style-name="T28"><text:span text:style-name="T28">private static Mutex mutex = new Mutex();</text:span><text:span text:style-name="T28"/></text:p>
      <text:p text:style-name="P175" loext:marker-style-name="T28"/>
      <text:p text:style-name="P73" loext:marker-style-name="T28"><text:span text:style-name="T28">static void IncrementCounter()</text:span><text:span text:style-name="T28"/></text:p>
      <text:p text:style-name="P73" loext:marker-style-name="T28"><text:span text:style-name="T28">{</text:span><text:span text:style-name="T28"/></text:p>
      <text:p text:style-name="P73" loext:marker-style-name="T28"><text:span text:style-name="T28"><text:s text:c="4"/>mutex.WaitOne();</text:span><text:span text:style-name="T28"/></text:p>
      <text:p text:style-name="P73" loext:marker-style-name="T28"><text:span text:style-name="T28"><text:s text:c="4"/>try</text:span><text:span text:style-name="T28"/></text:p>
      <text:p text:style-name="P73" loext:marker-style-name="T28"><text:span text:style-name="T28"><text:s text:c="4"/>{</text:span><text:span text:style-name="T28"/></text:p>
      <text:p text:style-name="P73" loext:marker-style-name="T28"><text:span text:style-name="T28"><text:s text:c="8"/>counter++;</text:span><text:span text:style-name="T28"/></text:p>
      <text:p text:style-name="P73" loext:marker-style-name="T28"><text:span text:style-name="T28"><text:s text:c="8"/>Console.WriteLine($"Counter: {counter}");</text:span><text:span text:style-name="T28"/></text:p>
      <text:p text:style-name="P73" loext:marker-style-name="T29"><text:span text:style-name="T28"><text:s text:c="4"/></text:span><text:span text:style-name="T29">}</text:span></text:p>
      <text:p text:style-name="P73" loext:marker-style-name="T29"><text:span text:style-name="T29"><text:s text:c="4"/>finally</text:span><text:span text:style-name="T29"/></text:p>
      <text:p text:style-name="P73" loext:marker-style-name="T29"><text:span text:style-name="T29"><text:s text:c="4"/>{</text:span><text:span text:style-name="T29"/></text:p>
      <text:p text:style-name="P73" loext:marker-style-name="T29"><text:span text:style-name="T29"><text:s text:c="8"/>mutex.ReleaseMutex();</text:span><text:span text:style-name="T29"/></text:p>
      <text:p text:style-name="P73" loext:marker-style-name="T29"><text:span text:style-name="T29"><text:s text:c="4"/>}</text:span><text:span text:style-name="T29"/></text:p>
      <text:p text:style-name="P73" loext:marker-style-name="T29"><text:span text:style-name="T29">}</text:span><text:span text:style-name="T29"/></text:p>
      <text:list xml:id="list25112989966330" text:continue-list="list25112975489803" text:style-name="WWNum1">
        <text:list-item>
          <text:p text:style-name="P28" loext:marker-style-name="T25"><text:span text:style-name="T25">Асинхронное программирование. Понятие «Task», отличие от потока. Ключевые слова async\await. Отличия Monitor.Wait() \ Task.Delay() \ Thread.Sleep(). Понятие I\O Bound, отличия от CPU Bound. Примеры операций I\O Bound.</text:span><text:span text:style-name="T25"/></text:p>
        </text:list-item>
      </text:list>
      <text:p text:style-name="P23" loext:marker-style-name="T25"/>
      <text:p text:style-name="P31" loext:marker-style-name="T42"><text:span text:style-name="b"><text:span text:style-name="T43">синхронность</text:span></text:span><text:span text:style-name="T42"> позволяет вынести отдельные задачи из основного потока в специальные асинхронные методы и при этом более экономно использовать потоки. Асинхронные методы выполняются в отдельных потоках. Однако при выполнении продолжительной операции поток асинхронного метода возвратится в пул потоков и будет использоваться для других задач. А когда продолжительная операция завершит свое выполнение, для асинхронного метода опять выделяется поток из пула потоков, и асинхронный метод продолжает свою работу.</text:span></text:p>
      <text:p text:style-name="P31" loext:marker-style-name="T42"><text:span text:style-name="T42">Ключевыми для работы с асинхронными вызовами в C# являются два оператора: </text:span><text:span text:style-name="b"><text:span text:style-name="T43">async</text:span></text:span><text:span text:style-name="T42"> и </text:span><text:span text:style-name="b"><text:span text:style-name="T43">await</text:span></text:span><text:span text:style-name="T42">, цель которых - упростить написание асинхронного кода. Они используются вместе для создания асинхронного метода.</text:span></text:p>
      <text:p text:style-name="P31" loext:marker-style-name="T42"><text:span text:style-name="b"><text:span text:style-name="T43">Асинхронный метод</text:span></text:span><text:span text:style-name="T42"> обладает следующими признаками:</text:span></text:p>
      <text:list text:style-name="WWNum49">
        <text:list-item>
          <text:p text:style-name="P51" loext:marker-style-name="T42"><text:span text:style-name="T42">В заголовке метода используется модификатор </text:span><text:span text:style-name="b"><text:span text:style-name="T43">async</text:span></text:span></text:p>
        </text:list-item>
        <text:list-item>
          <text:p text:style-name="P53" loext:marker-style-name="T42"><text:span text:style-name="T42">Метод содержит одно или несколько выражений </text:span><text:span text:style-name="b"><text:span text:style-name="T43">await</text:span></text:span></text:p>
        </text:list-item>
        <text:list-item>
          <text:p text:style-name="P53" loext:marker-style-name="T42"><text:span text:style-name="T42">В качестве возвращаемого типа используется один из следующих:</text:span><text:span text:style-name="T42"/></text:p>
          <text:list>
            <text:list-item>
              <text:p text:style-name="P53" loext:marker-style-name="T42"><text:span text:style-name="HTML_20_Code"><text:span text:style-name="T46">void</text:span></text:span><text:span text:style-name="T42"/></text:p>
            </text:list-item>
            <text:list-item>
              <text:p text:style-name="P53" loext:marker-style-name="T42"><text:span text:style-name="HTML_20_Code"><text:span text:style-name="T46">Task</text:span></text:span><text:span text:style-name="T42"/></text:p>
            </text:list-item>
            <text:list-item>
              <text:p text:style-name="P53" loext:marker-style-name="T42"><text:span text:style-name="HTML_20_Code"><text:span text:style-name="T46">Task&lt;T&gt;</text:span></text:span><text:span text:style-name="T42"/></text:p>
            </text:list-item>
            <text:list-item>
              <text:p text:style-name="P52" loext:marker-style-name="T42"><text:span text:style-name="HTML_20_Code"><text:span text:style-name="T46">ValueTask&lt;T&gt;</text:span></text:span><text:span text:style-name="T42"/></text:p>
            </text:list-item>
          </text:list>
        </text:list-item>
      </text:list>
      <text:p text:style-name="P29" loext:marker-style-name="T19"><text:span text:style-name="T19">Также стоит отметить, что слово async, которое указывается в определении метода, НЕ делает автоматически метод асинхронным. Оно лишь указывает, что данный метод может содержать одно или несколько выражений await.</text:span><text:span text:style-name="T19"/></text:p>
      <text:p text:style-name="P19" loext:marker-style-name="T19"/>
      <text:p text:style-name="P148" loext:marker-style-name="T47"><text:soft-page-break/><text:span text:style-name="T47">Task j = PrintAsync(); <text:s text:c="2"/>// вызов асинхронного метода</text:span><text:span text:style-name="T47"/></text:p>
      <text:p text:style-name="P148" loext:marker-style-name="T47"><text:span text:style-name="T47">Console.WriteLine("Некоторые действия в методе Main");</text:span><text:span text:style-name="T47"/></text:p>
      <text:p text:style-name="P148" loext:marker-style-name="T48"><text:span text:style-name="T48">for (int i = 0; i &lt; 10; i++)</text:span><text:span text:style-name="T48"/></text:p>
      <text:p text:style-name="P148" loext:marker-style-name="T48"><text:span text:style-name="T48">{</text:span><text:span text:style-name="T48"/></text:p>
      <text:p text:style-name="P148" loext:marker-style-name="T48"><text:span text:style-name="T48"><text:s text:c="4"/>Console.WriteLine(i);</text:span><text:span text:style-name="T48"/></text:p>
      <text:p text:style-name="P148" loext:marker-style-name="T47"><text:span text:style-name="T47">}</text:span><text:span text:style-name="T47"/></text:p>
      <text:p text:style-name="P29" loext:marker-style-name="T47"><text:span text:style-name="T47">Task.WaitAll(j);</text:span><text:span text:style-name="T47"/></text:p>
      <text:p text:style-name="P27" loext:marker-style-name="T47"/>
      <text:p text:style-name="P148" loext:marker-style-name="T47"><text:span text:style-name="T47">void Print()</text:span><text:span text:style-name="T47"/></text:p>
      <text:p text:style-name="P148" loext:marker-style-name="T47"><text:span text:style-name="T47">{</text:span><text:span text:style-name="T47"/></text:p>
      <text:p text:style-name="P148" loext:marker-style-name="T47"><text:span text:style-name="T47"><text:s text:c="4"/>Thread.Sleep(200); <text:s text:c="4"/>// имитация продолжительной работы</text:span><text:span text:style-name="T47"/></text:p>
      <text:p text:style-name="P148" loext:marker-style-name="T48"><text:span text:style-name="T47"><text:s text:c="4"/></text:span><text:span text:style-name="T48">Console.WriteLine("Hello METANIT.COM");</text:span></text:p>
      <text:p text:style-name="P148" loext:marker-style-name="T47"><text:span text:style-name="T47">}</text:span><text:span text:style-name="T47"/></text:p>
      <text:p text:style-name="P182" loext:marker-style-name="T47"/>
      <text:p text:style-name="P148" loext:marker-style-name="T47"><text:span text:style-name="T47">// определение асинхронного метода</text:span><text:span text:style-name="T47"/></text:p>
      <text:p text:style-name="P148" loext:marker-style-name="T47"><text:span text:style-name="T47">async Task PrintAsync()</text:span><text:span text:style-name="T47"/></text:p>
      <text:p text:style-name="P148" loext:marker-style-name="T47"><text:span text:style-name="T47">{</text:span><text:span text:style-name="T47"/></text:p>
      <text:p text:style-name="P148" loext:marker-style-name="T47"><text:span text:style-name="T47"><text:s text:c="4"/>Console.WriteLine("Начало метода PrintAsync"); // выполняется синхронно</text:span><text:span text:style-name="T47"/></text:p>
      <text:p text:style-name="P148" loext:marker-style-name="T47"><text:span text:style-name="T47"><text:s text:c="4"/>await Task.Run(() =&gt; Print()); <text:s text:c="15"/>// выполняется асинхронно</text:span><text:span text:style-name="T47"/></text:p>
      <text:p text:style-name="P148" loext:marker-style-name="T48"><text:span text:style-name="T47"><text:s text:c="4"/></text:span><text:span text:style-name="T48">Console.WriteLine("</text:span><text:span text:style-name="T47">Конец</text:span><text:span text:style-name="T48"> </text:span><text:span text:style-name="T47">метода</text:span><text:span text:style-name="T48"> PrintAsync");</text:span></text:p>
      <text:p text:style-name="P29" loext:marker-style-name="T47"><text:span text:style-name="T47">}</text:span><text:span text:style-name="T47"/></text:p>
      <text:p text:style-name="P27" loext:marker-style-name="T47"/>
      <text:p text:style-name="P29" loext:marker-style-name="T48"><text:span text:style-name="T48">**********</text:span><text:span text:style-name="T48"/></text:p>
      <text:p text:style-name="P148" loext:marker-style-name="T48"><text:span text:style-name="T48">Task j = PrintAsync(); <text:s text:c="2"/>// </text:span><text:span text:style-name="T47">вызов</text:span><text:span text:style-name="T48"> </text:span><text:span text:style-name="T47">асинхронного</text:span><text:span text:style-name="T48"> </text:span><text:span text:style-name="T47">метода</text:span></text:p>
      <text:p text:style-name="P148" loext:marker-style-name="T47"><text:span text:style-name="T47">Console.WriteLine("Некоторые действия в методе Main");</text:span><text:span text:style-name="T47"/></text:p>
      <text:p text:style-name="P148" loext:marker-style-name="T48"><text:span text:style-name="T48">for (int i = 0; i &lt; 10; i++)</text:span><text:span text:style-name="T48"/></text:p>
      <text:p text:style-name="P148" loext:marker-style-name="T48"><text:span text:style-name="T48">{</text:span><text:span text:style-name="T48"/></text:p>
      <text:p text:style-name="P148" loext:marker-style-name="T48"><text:span text:style-name="T48"><text:s text:c="4"/>Console.WriteLine(i);</text:span><text:span text:style-name="T48"/></text:p>
      <text:p text:style-name="P148" loext:marker-style-name="T47"><text:span text:style-name="T47">}</text:span><text:span text:style-name="T47"/></text:p>
      <text:p text:style-name="P148" loext:marker-style-name="T47"><text:span text:style-name="T47">Task.WaitAll(j);</text:span><text:span text:style-name="T47"/></text:p>
      <text:p text:style-name="P182" loext:marker-style-name="T47"/>
      <text:p text:style-name="P182" loext:marker-style-name="T47"/>
      <text:p text:style-name="P182" loext:marker-style-name="T47"/>
      <text:p text:style-name="P148" loext:marker-style-name="T48"><text:span text:style-name="T48">var square5 = SquareAsync(5);</text:span><text:span text:style-name="T48"/></text:p>
      <text:p text:style-name="P148" loext:marker-style-name="T48"><text:span text:style-name="T48">var square6 = SquareAsync(6);</text:span><text:span text:style-name="T48"/></text:p>
      <text:p text:style-name="P183" loext:marker-style-name="T48"/>
      <text:p text:style-name="P148" loext:marker-style-name="T47"><text:span text:style-name="T47">Console.WriteLine("Остальные действия в методе Main");</text:span><text:span text:style-name="T47"/></text:p>
      <text:p text:style-name="P182" loext:marker-style-name="T47"/>
      <text:p text:style-name="P148" loext:marker-style-name="T48"><text:span text:style-name="T48">int n1 = await square5;</text:span><text:span text:style-name="T48"/></text:p>
      <text:p text:style-name="P148" loext:marker-style-name="T48"><text:span text:style-name="T48">int n2 = await square6;</text:span><text:span text:style-name="T48"/></text:p>
      <text:p text:style-name="P148" loext:marker-style-name="T48"><text:span text:style-name="T48">Console.WriteLine($"n1={n1} <text:s/>n2={n2}"); // n1=25 <text:s/>n2=36</text:span><text:span text:style-name="T48"/></text:p>
      <text:p text:style-name="P183" loext:marker-style-name="T48"/>
      <text:p text:style-name="P148" loext:marker-style-name="T48"><text:span text:style-name="T48">async Task&lt;int&gt; SquareAsync(int n)</text:span><text:span text:style-name="T48"/></text:p>
      <text:p text:style-name="P148" loext:marker-style-name="T48"><text:span text:style-name="T48">{</text:span><text:span text:style-name="T48"/></text:p>
      <text:p text:style-name="P148" loext:marker-style-name="T48"><text:span text:style-name="T48"><text:s text:c="4"/>await Task.Delay(1000);</text:span><text:span text:style-name="T48"/></text:p>
      <text:p text:style-name="P148" loext:marker-style-name="T48"><text:span text:style-name="T48"><text:s text:c="4"/>var result = n * n;</text:span><text:span text:style-name="T48"/></text:p>
      <text:p text:style-name="P148" loext:marker-style-name="T48"><text:span text:style-name="T48"><text:s text:c="4"/>Console.WriteLine($"</text:span><text:span text:style-name="T47">Квадрат</text:span><text:span text:style-name="T48"> </text:span><text:span text:style-name="T47">числа</text:span><text:span text:style-name="T48"> {n} </text:span><text:span text:style-name="T47">равен</text:span><text:span text:style-name="T48"> {result}");</text:span></text:p>
      <text:p text:style-name="P148" loext:marker-style-name="T47"><text:span text:style-name="T48"><text:s text:c="4"/></text:span><text:span text:style-name="T47">return result;</text:span></text:p>
      <text:p text:style-name="P29" loext:marker-style-name="T47"><text:span text:style-name="T47">}</text:span><text:span text:style-name="T47"/></text:p>
      <text:p text:style-name="P27" loext:marker-style-name="T47"/>
      <text:p text:style-name="P31"><text:span text:style-name="HTML_20_Code">Task</text:span> представляет собой асинхронную операцию, которая выполняется параллельно с основной программой. Это объект, представляющий выполнение какой-либо работы, которую можно ожидать и обрабатывать по завершении.</text:p>
      <text:p text:style-name="Standard"/>
      <text:p text:style-name="Standard"><text:soft-page-break/>Отличие <text:span text:style-name="HTML_20_Code"><text:span text:style-name="T31">Task</text:span></text:span> от потока</text:p>
      <text:list text:style-name="WWNum50">
        <text:list-item>
          <text:p text:style-name="P149"><text:span text:style-name="HTML_20_Code"><text:span text:style-name="T16">Task</text:span></text:span>: Обеспечивает высокий уровень абстракции над потоками. Упрощает управление асинхронными операциями, делая код более читаемым и управляемым.</text:p>
        </text:list-item>
        <text:list-item>
          <text:p text:style-name="P150"><text:span text:style-name="Strong_20_Emphasis">Поток</text:span>: Физический поток выполнения кода, управляемый операционной системой. Используется для параллельного выполнения кода.</text:p>
        </text:list-item>
      </text:list>
      <text:p text:style-name="Standard">Ключевые слова <text:span text:style-name="HTML_20_Code"><text:span text:style-name="T31">async</text:span></text:span> и <text:span text:style-name="HTML_20_Code"><text:span text:style-name="T31">await</text:span></text:span></text:p>
      <text:list text:style-name="WWNum51">
        <text:list-item>
          <text:p text:style-name="P151"><text:span text:style-name="HTML_20_Code"><text:span text:style-name="T16">async</text:span></text:span>: Используется для обозначения метода, который содержит асинхронные операции. Такой метод возвращает <text:span text:style-name="HTML_20_Code"><text:span text:style-name="T31">Task</text:span></text:span> или <text:span text:style-name="HTML_20_Code"><text:span text:style-name="T31">Task&lt;T&gt;</text:span></text:span>.</text:p>
        </text:list-item>
        <text:list-item>
          <text:p text:style-name="P152"><text:span text:style-name="HTML_20_Code"><text:span text:style-name="T16">await</text:span></text:span>: Прерывает выполнение метода до завершения асинхронной задачи, не блокируя при этом основной поток.</text:p>
        </text:list-item>
      </text:list>
      <text:p text:style-name="Standard" loext:marker-style-name="T1">Отличия<text:span text:style-name="T1"> </text:span><text:span text:style-name="HTML_20_Code"><text:span text:style-name="T8">Monitor.Wait()</text:span></text:span><text:span text:style-name="T1">, </text:span><text:span text:style-name="HTML_20_Code"><text:span text:style-name="T8">Task.Delay()</text:span></text:span><text:span text:style-name="T1">, </text:span><text:span text:style-name="HTML_20_Code"><text:span text:style-name="T8">Thread.Sleep()</text:span></text:span></text:p>
      <text:list text:style-name="WWNum52">
        <text:list-item>
          <text:p text:style-name="P153"><text:span text:style-name="HTML_20_Code"><text:span text:style-name="T16">Monitor.Wait()</text:span></text:span>: Останавливает выполнение потока до получения сигнала с <text:span text:style-name="HTML_20_Code"><text:span text:style-name="T31">Monitor.Pulse()</text:span></text:span> или <text:span text:style-name="HTML_20_Code"><text:span text:style-name="T31">Monitor.PulseAll()</text:span></text:span>. Используется для межпоточной синхронизации.</text:p>
        </text:list-item>
        <text:list-item>
          <text:p text:style-name="P155"><text:span text:style-name="HTML_20_Code"><text:span text:style-name="T16">Task.Delay()</text:span></text:span>: Асинхронно задерживает выполнение на заданный промежуток времени. Не блокирует поток, из которого вызывается.</text:p>
        </text:list-item>
        <text:list-item>
          <text:p text:style-name="P154"><text:span text:style-name="HTML_20_Code"><text:span text:style-name="T16">Thread.Sleep()</text:span></text:span>: Блокирует текущий поток на заданное время.</text:p>
        </text:list-item>
      </text:list>
      <text:p text:style-name="Standard" loext:marker-style-name="T1">Понятие<text:span text:style-name="T1"> I/O Bound </text:span>и<text:span text:style-name="T1"> CPU Bound</text:span></text:p>
      <text:list text:style-name="WWNum53">
        <text:list-item>
          <text:p text:style-name="P156"><text:span text:style-name="Strong_20_Emphasis">I/O Bound</text:span>: Операции, ограниченные временем ожидания ввода-вывода (например, сетевые запросы, чтение/запись на диск). Примеры: загрузка данных с веб-сайта, чтение файла.</text:p>
        </text:list-item>
        <text:list-item>
          <text:p text:style-name="P157"><text:span text:style-name="Strong_20_Emphasis">CPU Bound</text:span>: Операции, ограниченные производительностью процессора (например, вычисления). Примеры: сложные математические вычисления, обработка изображений.</text:p>
        </text:list-item>
      </text:list>
      <text:p text:style-name="Standard">Примеры операций I/O Bound</text:p>
      <text:list text:style-name="WWNum54">
        <text:list-item>
          <text:p text:style-name="P158">Чтение файла с диска</text:p>
        </text:list-item>
        <text:list-item>
          <text:p text:style-name="P160">Запросы к базе данных</text:p>
        </text:list-item>
        <text:list-item>
          <text:p text:style-name="P159">Отправка HTTP-запросов</text:p>
        </text:list-item>
      </text:list>
      <text:h text:style-name="P9" text:outline-level="3">Примеры использования</text:h>
      <text:p text:style-name="P31"><text:span text:style-name="Strong_20_Emphasis">Асинхронный метод с </text:span><text:span text:style-name="HTML_20_Code"><text:span text:style-name="T15">Task</text:span></text:span><text:span text:style-name="Strong_20_Emphasis"> и </text:span><text:span text:style-name="HTML_20_Code"><text:span text:style-name="T15">await</text:span></text:span>:</text:p>
      <text:p text:style-name="HTML_20_Preformatted" loext:marker-style-name="T1"><text:span text:style-name="hljs-keyword"><text:span text:style-name="T1">public</text:span></text:span><text:span text:style-name="hljs-function"><text:span text:style-name="T1"> </text:span></text:span><text:span text:style-name="hljs-keyword"><text:span text:style-name="T1">async</text:span></text:span><text:span text:style-name="hljs-function"><text:span text:style-name="T1"> Task&lt;</text:span></text:span><text:span text:style-name="hljs-built_5f_in"><text:span text:style-name="T1">string</text:span></text:span><text:span text:style-name="hljs-function"><text:span text:style-name="T1">&gt; </text:span></text:span><text:span text:style-name="hljs-title"><text:span text:style-name="T1">GetDataAsync</text:span></text:span><text:span text:style-name="hljs-function"><text:span text:style-name="T1">()</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using</text:span></text:span><text:span text:style-name="HTML_20_Code"><text:span text:style-name="T1"> (HttpClient client = </text:span></text:span><text:span text:style-name="hljs-keyword"><text:span text:style-name="T1">new</text:span></text:span><text:span text:style-name="HTML_20_Code"><text:span text:style-name="T1"> HttpClient())</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text:span></text:span><text:span text:style-name="hljs-built_5f_in"><text:span text:style-name="T1">string</text:span></text:span><text:span text:style-name="HTML_20_Code"><text:span text:style-name="T1"> result = </text:span></text:span><text:span text:style-name="hljs-keyword"><text:span text:style-name="T1">await</text:span></text:span><text:span text:style-name="HTML_20_Code"><text:span text:style-name="T1"> client.GetStringAsync(</text:span></text:span><text:span text:style-name="hljs-string"><text:span text:style-name="T1">"https://example.com"</text:span></text:span><text:span text:style-name="HTML_20_Code"><text:span text:style-name="T1">);</text:span></text:span></text:p>
      <text:p text:style-name="HTML_20_Preformatted" loext:marker-style-name="T1"><text:span text:style-name="HTML_20_Code"><text:span text:style-name="T1"><text:s text:c="8"/></text:span></text:span><text:span text:style-name="hljs-keyword"><text:span text:style-name="T1">return</text:span></text:span><text:span text:style-name="HTML_20_Code"><text:span text:style-name="T1"> result;</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pan></text:span><text:span text:style-name="T1"/></text:p>
      <text:p text:style-name="P31" loext:marker-style-name="T1"><text:span text:style-name="Strong_20_Emphasis">Синхронизация</text:span><text:span text:style-name="Strong_20_Emphasis"><text:span text:style-name="T1"> </text:span></text:span><text:span text:style-name="Strong_20_Emphasis">с</text:span><text:span text:style-name="Strong_20_Emphasis"><text:span text:style-name="T1"> </text:span></text:span><text:span text:style-name="HTML_20_Code"><text:span text:style-name="T4">Monitor.Wait()</text:span></text:span><text:span text:style-name="T1">:</text:span></text:p>
      <text:p text:style-name="HTML_20_Preformatted" loext:marker-style-name="T1"><text:soft-page-break/><text:span text:style-name="hljs-keyword"><text:span text:style-name="T1">private</text:span></text:span><text:span text:style-name="HTML_20_Code"><text:span text:style-name="T1"> </text:span></text:span><text:span text:style-name="hljs-keyword"><text:span text:style-name="T1">static</text:span></text:span><text:span text:style-name="HTML_20_Code"><text:span text:style-name="T1"> </text:span></text:span><text:span text:style-name="hljs-keyword"><text:span text:style-name="T1">readonly</text:span></text:span><text:span text:style-name="HTML_20_Code"><text:span text:style-name="T1"> </text:span></text:span><text:span text:style-name="hljs-built_5f_in"><text:span text:style-name="T1">object</text:span></text:span><text:span text:style-name="HTML_20_Code"><text:span text:style-name="T1"> lockObject = </text:span></text:span><text:span text:style-name="hljs-keyword"><text:span text:style-name="T1">new</text:span></text:span><text:span text:style-name="HTML_20_Code"><text:span text:style-name="T1"> </text:span></text:span><text:span text:style-name="hljs-built_5f_in"><text:span text:style-name="T1">object</text:span></text:span><text:span text:style-name="HTML_20_Code"><text:span text:style-name="T1">();</text:span></text:span></text:p>
      <text:p text:style-name="P3" loext:marker-style-name="T1"><text:span text:style-name="HTML_20_Code"><text:span text:style-name="T1"/></text:span></text:p>
      <text:p text:style-name="HTML_20_Preformatted" loext:marker-style-name="T1"><text:span text:style-name="hljs-keyword"><text:span text:style-name="T1">publ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ProcessData</text:span></text:span><text:span text:style-name="hljs-function"><text:span text:style-name="T1">()</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lock</text:span></text:span><text:span text:style-name="HTML_20_Code"><text:span text:style-name="T1"> (lockObject)</text:span></text:span></text:p>
      <text:p text:style-name="HTML_20_Preformatted" loext:marker-style-name="HTML Code"><text:span text:style-name="HTML_20_Code"><text:span text:style-name="T1"><text:s text:c="4"/></text:span></text:span><text:span text:style-name="HTML_20_Code">{</text:span></text:p>
      <text:p text:style-name="HTML_20_Preformatted" loext:marker-style-name="HTML Code"><text:span text:style-name="HTML_20_Code"><text:s text:c="8"/>Monitor.Wait(lockObject); </text:span><text:span text:style-name="hljs-comment">// Ожидание сигнала</text:span></text:p>
      <text:p text:style-name="HTML_20_Preformatted" loext:marker-style-name="HTML Code"><text:span text:style-name="HTML_20_Code"><text:s text:c="8"/></text:span><text:span text:style-name="hljs-comment">// Критическая секция</text:span></text:p>
      <text:p text:style-name="HTML_20_Preformatted" loext:marker-style-name="HTML Code"><text:span text:style-name="HTML_20_Code"><text:s text:c="8"/>Monitor.Pulse(lockObject); </text:span><text:span text:style-name="hljs-comment">// Отправка сигнала</text:span></text:p>
      <text:p text:style-name="HTML_20_Preformatted" loext:marker-style-name="HTML Code"><text:span text:style-name="HTML_20_Code"><text:s text:c="4"/>}</text:span></text:p>
      <text:p text:style-name="HTML_20_Preformatted" loext:marker-style-name="HTML Code"><text:span text:style-name="HTML_20_Code">}</text:span></text:p>
      <text:p text:style-name="P31"><text:span text:style-name="Strong_20_Emphasis">Асинхронная задержка с </text:span><text:span text:style-name="HTML_20_Code"><text:span text:style-name="T15">Task.Delay()</text:span></text:span>:</text:p>
      <text:p text:style-name="HTML_20_Preformatted" loext:marker-style-name="T1"><text:span text:style-name="hljs-keyword"><text:span text:style-name="T1">public</text:span></text:span><text:span text:style-name="hljs-function"><text:span text:style-name="T1"> </text:span></text:span><text:span text:style-name="hljs-keyword"><text:span text:style-name="T1">async</text:span></text:span><text:span text:style-name="hljs-function"><text:span text:style-name="T1"> Task </text:span></text:span><text:span text:style-name="hljs-title"><text:span text:style-name="T1">DelayExample</text:span></text:span><text:span text:style-name="hljs-function"><text:span text:style-name="T1">()</text:span></text:span></text:p>
      <text:p text:style-name="HTML_20_Preformatted" loext:marker-style-name="HTML Code"><text:span text:style-name="HTML_20_Code">{</text:span></text:p>
      <text:p text:style-name="HTML_20_Preformatted" loext:marker-style-name="HTML Code"><text:span text:style-name="HTML_20_Code"><text:s text:c="4"/></text:span><text:span text:style-name="hljs-keyword">await</text:span><text:span text:style-name="HTML_20_Code"> Task.Delay(</text:span><text:span text:style-name="hljs-number">1000</text:span><text:span text:style-name="HTML_20_Code">); </text:span><text:span text:style-name="hljs-comment">// Асинхронная задержка на 1 секунду</text:span></text:p>
      <text:p text:style-name="HTML_20_Preformatted" loext:marker-style-name="T1"><text:span text:style-name="HTML_20_Code"><text:s text:c="4"/></text:span><text:span text:style-name="HTML_20_Code"><text:span text:style-name="T1">Console.WriteLine(</text:span></text:span><text:span text:style-name="hljs-string"><text:span text:style-name="T1">"1 second delay completed"</text:span></text:span><text:span text:style-name="HTML_20_Code"><text:span text:style-name="T1">);</text:span></text:span></text:p>
      <text:p text:style-name="HTML_20_Preformatted" loext:marker-style-name="HTML Code"><text:span text:style-name="HTML_20_Code">}</text:span></text:p>
      <text:p text:style-name="P31"><text:span text:style-name="Strong_20_Emphasis">Блокировка потока с </text:span><text:span text:style-name="HTML_20_Code"><text:span text:style-name="T15">Thread.Sleep()</text:span></text:span>:</text:p>
      <text:p text:style-name="HTML_20_Preformatted" loext:marker-style-name="T1"><text:span text:style-name="hljs-keyword"><text:span text:style-name="T1">publ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SleepExample</text:span></text:span><text:span text:style-name="hljs-function"><text:span text:style-name="T1">()</text:span></text:span></text:p>
      <text:p text:style-name="HTML_20_Preformatted" loext:marker-style-name="HTML Code"><text:span text:style-name="HTML_20_Code">{</text:span></text:p>
      <text:p text:style-name="HTML_20_Preformatted" loext:marker-style-name="HTML Code"><text:span text:style-name="HTML_20_Code"><text:s text:c="4"/>Thread.Sleep(</text:span><text:span text:style-name="hljs-number">1000</text:span><text:span text:style-name="HTML_20_Code">); </text:span><text:span text:style-name="hljs-comment">// Блокировка потока на 1 секунду</text:span></text:p>
      <text:p text:style-name="HTML_20_Preformatted" loext:marker-style-name="T1"><text:span text:style-name="HTML_20_Code"><text:s text:c="4"/></text:span><text:span text:style-name="HTML_20_Code"><text:span text:style-name="T1">Console.WriteLine(</text:span></text:span><text:span text:style-name="hljs-string"><text:span text:style-name="T1">"1 second sleep completed"</text:span></text:span><text:span text:style-name="HTML_20_Code"><text:span text:style-name="T1">);</text:span></text:span></text:p>
      <text:p text:style-name="HTML_20_Preformatted"><text:span text:style-name="HTML_20_Code">}</text:span></text:p>
      <text:list xml:id="list25113382825207" text:continue-list="list25112989966330" text:style-name="WWNum1">
        <text:list-item>
          <text:p text:style-name="P28" loext:marker-style-name="T22"><text:span text:style-name="T22">REST</text:span><text:span text:style-name="T25"> </text:span><text:span text:style-name="T22">API</text:span><text:span text:style-name="T25">. Принципы и описание реализации. </text:span><text:span text:style-name="T22">HTTP</text:span><text:span text:style-name="T25"> методы и коды состояния. </text:span><text:span text:style-name="T22">Синхронное и асинхронное взаимодействие сервисов.</text:span></text:p>
        </text:list-item>
      </text:list>
      <text:p text:style-name="P31"><text:span text:style-name="Strong_20_Emphasis">REST (Representational State Transfer)</text:span> — архитектурный стиль для создания веб-сервисов, использующий стандартные HTTP методы и обеспечивающий взаимодействие между клиентами и серверами через унифицированные интерфейсы.</text:p>
      <text:p text:style-name="Standard">Принципы REST:</text:p>
      <text:list text:style-name="WWNum55">
        <text:list-item>
          <text:p text:style-name="P161"><text:span text:style-name="Strong_20_Emphasis">Клиент-серверная архитектура</text:span>: Разделение клиента и сервера для улучшения портативности интерфейсов.</text:p>
        </text:list-item>
        <text:list-item>
          <text:p text:style-name="P163"><text:span text:style-name="Strong_20_Emphasis">Безсостояние</text:span>: Каждый запрос от клиента к серверу должен содержать всю необходимую информацию для его обработки.</text:p>
        </text:list-item>
        <text:list-item>
          <text:p text:style-name="P163"><text:span text:style-name="Strong_20_Emphasis">Кешируемость</text:span>: Ответы на запросы должны явно указывать, могут ли они быть закешированы.</text:p>
        </text:list-item>
        <text:list-item>
          <text:p text:style-name="P163"><text:span text:style-name="Strong_20_Emphasis">Единообразие интерфейса</text:span>: Определение четко установленных стандартов для взаимодействия.</text:p>
        </text:list-item>
        <text:list-item>
          <text:p text:style-name="P163"><text:span text:style-name="Strong_20_Emphasis">Слои системы</text:span>: Архитектура может содержать несколько уровней, что способствует масштабируемости.</text:p>
        </text:list-item>
        <text:list-item>
          <text:p text:style-name="P162"><text:span text:style-name="Strong_20_Emphasis">Код по требованию (опционально)</text:span>: Сервер может расширять функциональность клиента, передавая исполняемый код.</text:p>
        </text:list-item>
      </text:list>
      <text:h text:style-name="P9" text:outline-level="3">HTTP Методы и Коды Состояния</text:h>
      <text:p text:style-name="P31"><text:span text:style-name="Strong_20_Emphasis">Основные HTTP методы</text:span>:</text:p>
      <text:list text:style-name="WWNum56">
        <text:list-item>
          <text:p text:style-name="P164"><text:span text:style-name="Strong_20_Emphasis">GET</text:span>: Получение ресурса.</text:p>
        </text:list-item>
        <text:list-item>
          <text:p text:style-name="P166"><text:span text:style-name="Strong_20_Emphasis">POST</text:span>: Создание нового ресурса.</text:p>
        </text:list-item>
        <text:list-item>
          <text:p text:style-name="P166"><text:soft-page-break/><text:span text:style-name="Strong_20_Emphasis">PUT</text:span>: Обновление существующего ресурса.</text:p>
        </text:list-item>
        <text:list-item>
          <text:p text:style-name="P166"><text:span text:style-name="Strong_20_Emphasis">DELETE</text:span>: Удаление ресурса.</text:p>
        </text:list-item>
        <text:list-item>
          <text:p text:style-name="P165"><text:span text:style-name="Strong_20_Emphasis">PATCH</text:span>: Частичное обновление ресурса.</text:p>
        </text:list-item>
      </text:list>
      <text:p text:style-name="P31"><text:span text:style-name="Strong_20_Emphasis">Коды состояния</text:span>:</text:p>
      <text:list text:style-name="WWNum57">
        <text:list-item>
          <text:p text:style-name="P167"><text:span text:style-name="Strong_20_Emphasis">200 OK</text:span>: Успешный запрос.</text:p>
        </text:list-item>
        <text:list-item>
          <text:p text:style-name="P169"><text:span text:style-name="Strong_20_Emphasis">201 Created</text:span>: Успешное создание ресурса.</text:p>
        </text:list-item>
        <text:list-item>
          <text:p text:style-name="P169"><text:span text:style-name="Strong_20_Emphasis">400 Bad Request</text:span>: Неправильный запрос клиента.</text:p>
        </text:list-item>
        <text:list-item>
          <text:p text:style-name="P169"><text:span text:style-name="Strong_20_Emphasis">401 Unauthorized</text:span>: Необходима авторизация.</text:p>
        </text:list-item>
        <text:list-item>
          <text:p text:style-name="P169"><text:span text:style-name="Strong_20_Emphasis">404 Not Found</text:span>: Ресурс не найден.</text:p>
        </text:list-item>
        <text:list-item>
          <text:p text:style-name="P168" loext:marker-style-name="T1"><text:span text:style-name="Strong_20_Emphasis"><text:span text:style-name="T1">500 Internal Server Error</text:span></text:span><text:span text:style-name="T1">: </text:span>Ошибка<text:span text:style-name="T1"> </text:span>сервера<text:span text:style-name="T1">.</text:span></text:p>
        </text:list-item>
      </text:list>
      <text:h text:style-name="P9" text:outline-level="3">Синхронное и асинхронное взаимодействие сервисов</text:h>
      <text:list text:style-name="WWNum58">
        <text:list-item>
          <text:p text:style-name="P54"><text:span text:style-name="Strong_20_Emphasis">Синхронное взаимодействие</text:span>: Клиент делает запрос и ждет ответа, блокируя выполнение до получения ответа.</text:p>
        </text:list-item>
      </text:list>
      <text:p text:style-name="P2" loext:marker-style-name="T1"><text:span text:style-name="T1">csharp</text:span><text:span text:style-name="T1"/></text:p>
      <text:p text:style-name="P2" loext:marker-style-name="T1">Копировать<text:span text:style-name="T1"> </text:span>код</text:p>
      <text:p text:style-name="P2" loext:marker-style-name="T1"><text:span text:style-name="hljs-keyword"><text:span text:style-name="T1">var</text:span></text:span><text:span text:style-name="HTML_20_Code"><text:span text:style-name="T1"> response = httpClient.GetAsync(</text:span></text:span><text:span text:style-name="hljs-string"><text:span text:style-name="T1">"https://example.com/api/resource"</text:span></text:span><text:span text:style-name="HTML_20_Code"><text:span text:style-name="T1">).Result;</text:span></text:span></text:p>
      <text:list text:continue-numbering="true" text:style-name="WWNum58">
        <text:list-item>
          <text:p text:style-name="P54"><text:span text:style-name="Strong_20_Emphasis">Асинхронное взаимодействие</text:span>: Клиент делает запрос и продолжает выполнение, получая ответ позже.</text:p>
        </text:list-item>
      </text:list>
      <text:p text:style-name="P2" loext:marker-style-name="T1"><text:span text:style-name="T1">csharp</text:span><text:span text:style-name="T1"/></text:p>
      <text:p text:style-name="P2" loext:marker-style-name="T1">Копировать<text:span text:style-name="T1"> </text:span>код</text:p>
      <text:p text:style-name="P2" loext:marker-style-name="T1"><text:span text:style-name="hljs-keyword"><text:span text:style-name="T1">var</text:span></text:span><text:span text:style-name="HTML_20_Code"><text:span text:style-name="T1"> response = </text:span></text:span><text:span text:style-name="hljs-keyword"><text:span text:style-name="T1">await</text:span></text:span><text:span text:style-name="HTML_20_Code"><text:span text:style-name="T1"> httpClient.GetAsync(</text:span></text:span><text:span text:style-name="hljs-string"><text:span text:style-name="T1">"https://example.com/api/resource"</text:span></text:span><text:span text:style-name="HTML_20_Code"><text:span text:style-name="T1">);</text:span></text:span></text:p>
      <text:p text:style-name="P31">Асинхронное взаимодействие позволяет повысить отзывчивость приложения и улучшить производительность, особенно при работе с длительными операциями или сетевыми запросами.</text:p>
      <text:h text:style-name="P9" text:outline-level="3">Пример реализации REST API на C#</text:h>
      <text:p text:style-name="Standard">Определение контроллера:</text:p>
      <text:p text:style-name="HTML_20_Preformatted" loext:marker-style-name="HTML Code"><text:span text:style-name="HTML_20_Code"><text:s/>[</text:span><text:span text:style-name="hljs-meta">ApiController</text:span><text:span text:style-name="HTML_20_Code">]</text:span></text:p>
      <text:p text:style-name="HTML_20_Preformatted" loext:marker-style-name="T1"><text:span text:style-name="HTML_20_Code"><text:span text:style-name="T1">[</text:span></text:span><text:span text:style-name="hljs-meta"><text:span text:style-name="T1">Route(</text:span></text:span><text:span text:style-name="hljs-string"><text:span text:style-name="T1">"api/[controller]"</text:span></text:span><text:span text:style-name="hljs-meta"><text:span text:style-name="T1">)</text:span></text:span><text:span text:style-name="HTML_20_Code"><text:span text:style-name="T1">]</text:span></text:span></text:p>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ItemsController</text:span></text:span><text:span text:style-name="HTML_20_Code"><text:span text:style-name="T1"> : </text:span></text:span><text:span text:style-name="hljs-title"><text:span text:style-name="T1">ControllerBase</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private</text:span></text:span><text:span text:style-name="HTML_20_Code"><text:span text:style-name="T1"> </text:span></text:span><text:span text:style-name="hljs-keyword"><text:span text:style-name="T1">readonly</text:span></text:span><text:span text:style-name="HTML_20_Code"><text:span text:style-name="T1"> IItemService _itemService;</text:span></text:span></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title"><text:span text:style-name="T1">ItemsController</text:span></text:span><text:span text:style-name="hljs-function"><text:span text:style-name="T1">(</text:span></text:span><text:span text:style-name="hljs-params"><text:span text:style-name="T1">IItemService itemService</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_itemService = itemService;</text:span></text:span><text:span text:style-name="T1"/></text:p>
      <text:p text:style-name="HTML_20_Preformatted" loext:marker-style-name="T1"><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meta"><text:span text:style-name="T1">HttpGet(</text:span></text:span><text:span text:style-name="hljs-string"><text:span text:style-name="T1">"{id}"</text:span></text:span><text:span text:style-name="hljs-meta"><text:span text:style-name="T1">)</text:span></text:span><text:span text:style-name="HTML_20_Code"><text:span text:style-name="T1">]</text:span></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async</text:span></text:span><text:span text:style-name="hljs-function"><text:span text:style-name="T1"> Task&lt;IActionResult&gt; </text:span></text:span><text:span text:style-name="hljs-title"><text:span text:style-name="T1">GetItem</text:span></text:span><text:span text:style-name="hljs-function"><text:span text:style-name="T1">(</text:span></text:span><text:span text:style-name="hljs-built_5f_in"><text:span text:style-name="T1">int</text:span></text:span><text:span text:style-name="hljs-params"><text:span text:style-name="T1"> id</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text:span></text:span><text:span text:style-name="hljs-keyword"><text:span text:style-name="T1">var</text:span></text:span><text:span text:style-name="HTML_20_Code"><text:span text:style-name="T1"> item = </text:span></text:span><text:span text:style-name="hljs-keyword"><text:span text:style-name="T1">await</text:span></text:span><text:span text:style-name="HTML_20_Code"><text:span text:style-name="T1"> _itemService.GetItemAsync(id);</text:span></text:span></text:p>
      <text:p text:style-name="HTML_20_Preformatted" loext:marker-style-name="HTML Code"><text:span text:style-name="HTML_20_Code"><text:span text:style-name="T1"><text:s text:c="8"/></text:span></text:span><text:span text:style-name="hljs-keyword">if</text:span><text:span text:style-name="HTML_20_Code"> (item == </text:span><text:span text:style-name="hljs-literal">null</text:span><text:span text:style-name="HTML_20_Code">)</text:span></text:p>
      <text:p text:style-name="HTML_20_Preformatted" loext:marker-style-name="T1"><text:span text:style-name="HTML_20_Code"><text:span text:style-name="T1"><text:s text:c="12"/></text:span></text:span><text:span text:style-name="hljs-keyword"><text:span text:style-name="T1">return</text:span></text:span><text:span text:style-name="HTML_20_Code"><text:span text:style-name="T1"> NotFound();</text:span></text:span></text:p>
      <text:p text:style-name="HTML_20_Preformatted" loext:marker-style-name="T1"><text:span text:style-name="HTML_20_Code"><text:span text:style-name="T1"><text:s text:c="8"/></text:span></text:span><text:span text:style-name="hljs-keyword"><text:span text:style-name="T1">return</text:span></text:span><text:span text:style-name="HTML_20_Code"><text:span text:style-name="T1"> Ok(item);</text:span></text:span></text:p>
      <text:p text:style-name="HTML_20_Preformatted" loext:marker-style-name="T1"><text:soft-page-break/><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meta"><text:span text:style-name="T1">HttpPost</text:span></text:span><text:span text:style-name="HTML_20_Code"><text:span text:style-name="T1">]</text:span></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text:span></text:span><text:span text:style-name="hljs-keyword"><text:span text:style-name="T1">async</text:span></text:span><text:span text:style-name="hljs-function"><text:span text:style-name="T1"> Task&lt;IActionResult&gt; </text:span></text:span><text:span text:style-name="hljs-title"><text:span text:style-name="T1">CreateItem</text:span></text:span><text:span text:style-name="hljs-function"><text:span text:style-name="T1">(</text:span></text:span><text:span text:style-name="hljs-params"><text:span text:style-name="T1">[FromBody] ItemDto itemDto</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text:span></text:span><text:span text:style-name="hljs-keyword"><text:span text:style-name="T1">var</text:span></text:span><text:span text:style-name="HTML_20_Code"><text:span text:style-name="T1"> newItem = </text:span></text:span><text:span text:style-name="hljs-keyword"><text:span text:style-name="T1">await</text:span></text:span><text:span text:style-name="HTML_20_Code"><text:span text:style-name="T1"> _itemService.CreateItemAsync(itemDto);</text:span></text:span></text:p>
      <text:p text:style-name="HTML_20_Preformatted" loext:marker-style-name="T1"><text:span text:style-name="HTML_20_Code"><text:span text:style-name="T1"><text:s text:c="8"/></text:span></text:span><text:span text:style-name="hljs-keyword"><text:span text:style-name="T1">return</text:span></text:span><text:span text:style-name="HTML_20_Code"><text:span text:style-name="T1"> CreatedAtAction(</text:span></text:span><text:span text:style-name="hljs-keyword"><text:span text:style-name="T1">nameof</text:span></text:span><text:span text:style-name="HTML_20_Code"><text:span text:style-name="T1">(GetItem), </text:span></text:span><text:span text:style-name="hljs-keyword"><text:span text:style-name="T1">new</text:span></text:span><text:span text:style-name="HTML_20_Code"><text:span text:style-name="T1"> { id = newItem.Id }, newItem);</text:span></text:span></text:p>
      <text:p text:style-name="HTML_20_Preformatted" loext:marker-style-name="HTML Code"><text:span text:style-name="HTML_20_Code"><text:span text:style-name="T1"><text:s text:c="4"/></text:span></text:span><text:span text:style-name="HTML_20_Code">}</text:span></text:p>
      <text:p text:style-name="HTML_20_Preformatted" loext:marker-style-name="HTML Code"><text:span text:style-name="HTML_20_Code"/></text:p>
      <text:p text:style-name="HTML_20_Preformatted" loext:marker-style-name="HTML Code"><text:span text:style-name="HTML_20_Code"><text:s text:c="4"/></text:span><text:span text:style-name="hljs-comment"><text:span text:style-name="T32">// Другие методы (PUT, DELETE, и т.д.)</text:span></text:span></text:p>
      <text:p text:style-name="HTML_20_Preformatted" loext:marker-style-name="HTML Code"><text:span text:style-name="HTML_20_Code">}</text:span></text:p>
      <text:p text:style-name="Standard">Конфигурация в <text:span text:style-name="HTML_20_Code"><text:span text:style-name="T31">Startup.cs</text:span></text:span>:</text:p>
      <text:p text:style-name="HTML_20_Preformatted" loext:marker-style-name="T1"><text:span text:style-name="hljs-keyword"><text:span text:style-name="T1">publ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ConfigureServices</text:span></text:span><text:span text:style-name="hljs-function"><text:span text:style-name="T1">(</text:span></text:span><text:span text:style-name="hljs-params"><text:span text:style-name="T1">IServiceCollection services</text:span></text:span><text:span text:style-name="hljs-function"><text:span text:style-name="T1">)</text:span></text:span></text:p>
      <text:p text:style-name="HTML_20_Preformatted" loext:marker-style-name="HTML Code"><text:span text:style-name="HTML_20_Code">{</text:span></text:p>
      <text:p text:style-name="HTML_20_Preformatted" loext:marker-style-name="T1"><text:span text:style-name="HTML_20_Code"><text:span text:style-name="T1"><text:s text:c="4"/>services.AddControllers();</text:span></text:span><text:span text:style-name="T1"/></text:p>
      <text:p text:style-name="HTML_20_Preformatted" loext:marker-style-name="T1"><text:span text:style-name="HTML_20_Code"><text:span text:style-name="T1"><text:s text:c="4"/>services.AddScoped&lt;IItemService, ItemService&gt;(); </text:span></text:span><text:span text:style-name="hljs-comment"><text:span text:style-name="T9">// </text:span></text:span><text:span text:style-name="hljs-comment"><text:span text:style-name="T32">Регистрация</text:span></text:span><text:span text:style-name="hljs-comment"><text:span text:style-name="T9"> </text:span></text:span><text:span text:style-name="hljs-comment"><text:span text:style-name="T32">сервиса</text:span></text:span></text:p>
      <text:p text:style-name="HTML_20_Preformatted" loext:marker-style-name="T1"><text:span text:style-name="HTML_20_Code"><text:span text:style-name="T1">}</text:span></text:span><text:span text:style-name="T1"/></text:p>
      <text:p text:style-name="P3" loext:marker-style-name="T1"><text:span text:style-name="HTML_20_Code"><text:span text:style-name="T1"/></text:span></text:p>
      <text:p text:style-name="HTML_20_Preformatted" loext:marker-style-name="T1"><text:span text:style-name="hljs-keyword"><text:span text:style-name="T1">public</text:span></text:span><text:span text:style-name="hljs-function"><text:span text:style-name="T1"> </text:span></text:span><text:span text:style-name="hljs-keyword"><text:span text:style-name="T1">void</text:span></text:span><text:span text:style-name="hljs-function"><text:span text:style-name="T1"> </text:span></text:span><text:span text:style-name="hljs-title"><text:span text:style-name="T1">Configure</text:span></text:span><text:span text:style-name="hljs-function"><text:span text:style-name="T1">(</text:span></text:span><text:span text:style-name="hljs-params"><text:span text:style-name="T1">IApplicationBuilder app, IWebHostEnvironment env</text:span></text:span><text:span text:style-name="hljs-function"><text:span text:style-name="T1">)</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keyword"><text:span text:style-name="T1">if</text:span></text:span><text:span text:style-name="HTML_20_Code"><text:span text:style-name="T1"> (env.IsDevelopment())</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app.UseDeveloperExceptionPage();</text:span></text:span><text:span text:style-name="T1"/></text:p>
      <text:p text:style-name="HTML_20_Preformatted" loext:marker-style-name="T1"><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app.UseRouting();</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app.UseEndpoints(endpoints =&gt;</text:span></text:span><text:span text:style-name="T1"/></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endpoints.MapControllers();</text:span></text:span><text:span text:style-name="T1"/></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pan></text:span><text:span text:style-name="T1"/></text:p>
      <text:list xml:id="list25112135001561" text:continue-list="list25113382825207" text:style-name="WWNum1">
        <text:list-item>
          <text:p text:style-name="P12" loext:marker-style-name="T22"><text:span text:style-name="T49"><text:s/></text:span><text:span text:style-name="T25">Инструмент </text:span><text:span text:style-name="T22">Swagger</text:span><text:span text:style-name="T25">, назначение и использование. Передача параметров в </text:span><text:span text:style-name="T22">HTTP</text:span><text:span text:style-name="T25"> методы (</text:span><text:span text:style-name="T22">FromQuery</text:span><text:span text:style-name="T25">, </text:span><text:span text:style-name="T22">FromBody</text:span><text:span text:style-name="T25">). </text:span><text:span text:style-name="T22">Понятия Stateless и Stateful. </text:span></text:p>
        </text:list-item>
      </text:list>
      <text:p text:style-name="Standard">Назначение и использование</text:p>
      <text:p text:style-name="P31"><text:span text:style-name="Strong_20_Emphasis">Swagger</text:span> — это инструмент для документирования и тестирования RESTful API. Он позволяет автоматически генерировать интерактивную документацию, что облегчает разработчикам понимание и использование API.</text:p>
      <text:p text:style-name="P31"><text:span text:style-name="Strong_20_Emphasis">Основные функции</text:span>:</text:p>
      <text:list text:style-name="WWNum59">
        <text:list-item>
          <text:p text:style-name="P170"><text:span text:style-name="Strong_20_Emphasis">Автоматическая генерация документации</text:span>: Swagger создает документацию на основе аннотаций в коде.</text:p>
        </text:list-item>
        <text:list-item>
          <text:p text:style-name="P172"><text:span text:style-name="Strong_20_Emphasis">Интерактивное тестирование</text:span>: Пользователи могут отправлять запросы к API непосредственно из документации.</text:p>
        </text:list-item>
        <text:list-item>
          <text:p text:style-name="P171"><text:span text:style-name="Strong_20_Emphasis">Описание API</text:span>: Swagger использует OpenAPI Specification для описания конечных точек, параметров и моделей данных.</text:p>
        </text:list-item>
      </text:list>
      <text:h text:style-name="P9" text:outline-level="3">Передача параметров в HTTP методы</text:h>
      <text:p text:style-name="P31"><text:span text:style-name="Strong_20_Emphasis">Передача параметров в HTTP методы</text:span>:</text:p>
      <text:list text:style-name="WWNum60">
        <text:list-item>
          <text:p text:style-name="P55"><text:span text:style-name="Strong_20_Emphasis">FromQuery</text:span>: Используется для получения данных из строки запроса URL.</text:p>
        </text:list-item>
      </text:list>
      <text:p text:style-name="P2" loext:marker-style-name="T1"><text:soft-page-break/><text:span text:style-name="HTML_20_Code"><text:span text:style-name="T1"><text:s/>[</text:span></text:span><text:span text:style-name="hljs-meta"><text:span text:style-name="T1">HttpGet</text:span></text:span><text:span text:style-name="HTML_20_Code"><text:span text:style-name="T1">]</text:span></text:span></text:p>
      <text:p text:style-name="P2" loext:marker-style-name="T1"><text:span text:style-name="hljs-keyword"><text:span text:style-name="T1">public</text:span></text:span><text:span text:style-name="hljs-function"><text:span text:style-name="T1"> IActionResult </text:span></text:span><text:span text:style-name="hljs-title"><text:span text:style-name="T1">GetItems</text:span></text:span><text:span text:style-name="hljs-function"><text:span text:style-name="T1">(</text:span></text:span><text:span text:style-name="hljs-params"><text:span text:style-name="T1">[FromQuery] </text:span></text:span><text:span text:style-name="hljs-built_5f_in"><text:span text:style-name="T1">string</text:span></text:span><text:span text:style-name="hljs-params"><text:span text:style-name="T1"> category, [FromQuery] </text:span></text:span><text:span text:style-name="hljs-built_5f_in"><text:span text:style-name="T1">int</text:span></text:span><text:span text:style-name="hljs-params"><text:span text:style-name="T1"> page</text:span></text:span><text:span text:style-name="hljs-function"><text:span text:style-name="T1">)</text:span></text:span></text:p>
      <text:p text:style-name="P2" loext:marker-style-name="HTML Code"><text:span text:style-name="HTML_20_Code">{</text:span></text:p>
      <text:p text:style-name="P2" loext:marker-style-name="HTML Code"><text:span text:style-name="HTML_20_Code"><text:s text:c="4"/></text:span><text:span text:style-name="hljs-comment">// Используем category и page</text:span></text:p>
      <text:p text:style-name="P2" loext:marker-style-name="HTML Code"><text:span text:style-name="HTML_20_Code">}</text:span></text:p>
      <text:list text:continue-numbering="true" text:style-name="WWNum60">
        <text:list-item>
          <text:p text:style-name="P55"><text:span text:style-name="Strong_20_Emphasis">FromBody</text:span>: Используется для получения данных из тела запроса.</text:p>
        </text:list-item>
      </text:list>
      <text:p text:style-name="P2" loext:marker-style-name="T1"><text:span text:style-name="HTML_20_Code"><text:span text:style-name="T1"><text:s/>[</text:span></text:span><text:span text:style-name="hljs-meta"><text:span text:style-name="T1">HttpPost</text:span></text:span><text:span text:style-name="HTML_20_Code"><text:span text:style-name="T1">]</text:span></text:span></text:p>
      <text:p text:style-name="P2" loext:marker-style-name="T1"><text:span text:style-name="hljs-keyword"><text:span text:style-name="T1">public</text:span></text:span><text:span text:style-name="hljs-function"><text:span text:style-name="T1"> IActionResult </text:span></text:span><text:span text:style-name="hljs-title"><text:span text:style-name="T1">CreateItem</text:span></text:span><text:span text:style-name="hljs-function"><text:span text:style-name="T1">(</text:span></text:span><text:span text:style-name="hljs-params"><text:span text:style-name="T1">[FromBody] ItemDto item</text:span></text:span><text:span text:style-name="hljs-function"><text:span text:style-name="T1">)</text:span></text:span></text:p>
      <text:p text:style-name="P2" loext:marker-style-name="T1"><text:span text:style-name="HTML_20_Code"><text:span text:style-name="T1">{</text:span></text:span><text:span text:style-name="T1"/></text:p>
      <text:p text:style-name="P2" loext:marker-style-name="T1"><text:span text:style-name="HTML_20_Code"><text:span text:style-name="T1"><text:s text:c="4"/></text:span></text:span><text:span text:style-name="hljs-comment"><text:span text:style-name="T1">// </text:span></text:span><text:span text:style-name="hljs-comment">Используем</text:span><text:span text:style-name="hljs-comment"><text:span text:style-name="T1"> item</text:span></text:span></text:p>
      <text:p text:style-name="P2" loext:marker-style-name="T1"><text:span text:style-name="HTML_20_Code"><text:span text:style-name="T1">}</text:span></text:span><text:span text:style-name="T1"/></text:p>
      <text:h text:style-name="P9" text:outline-level="3" loext:marker-style-name="T1">Понятия<text:span text:style-name="T1"> Stateless </text:span>и<text:span text:style-name="T1"> Stateful</text:span></text:h>
      <text:list text:style-name="WWNum61">
        <text:list-item>
          <text:p text:style-name="P56"><text:span text:style-name="Strong_20_Emphasis">Stateless</text:span> (безсостояние): Каждое взаимодействие клиента и сервера является независимым, и сервер не сохраняет информацию о предыдущих запросах. Примеры: REST API, HTTP.</text:p>
        </text:list-item>
        <text:list-item>
          <text:p text:style-name="P57"><text:span text:style-name="Strong_20_Emphasis">Stateful</text:span> (с состоянием): Сервер сохраняет информацию о состоянии взаимодействий клиента между запросами. Это полезно для сложных операций, требующих контекста. Примеры: базы данных сессий, некоторые игровые серверы.</text:p>
        </text:list-item>
      </text:list>
      <text:h text:style-name="P9" text:outline-level="3">Пример использования Swagger и передачи параметров</text:h>
      <text:p text:style-name="HTML_20_Preformatted" loext:marker-style-name="T1"><text:span text:style-name="hljs-keyword"><text:span text:style-name="T1">public</text:span></text:span><text:span text:style-name="HTML_20_Code"><text:span text:style-name="T1"> </text:span></text:span><text:span text:style-name="hljs-keyword"><text:span text:style-name="T1">class</text:span></text:span><text:span text:style-name="HTML_20_Code"><text:span text:style-name="T1"> </text:span></text:span><text:span text:style-name="hljs-title"><text:span text:style-name="T1">ItemsController</text:span></text:span><text:span text:style-name="HTML_20_Code"><text:span text:style-name="T1"> : </text:span></text:span><text:span text:style-name="hljs-title"><text:span text:style-name="T1">ControllerBase</text:span></text:span></text:p>
      <text:p text:style-name="HTML_20_Preformatted" loext:marker-style-name="T1"><text:span text:style-name="HTML_20_Code"><text:span text:style-name="T1">{</text:span></text:span><text:span text:style-name="T1"/></text:p>
      <text:p text:style-name="HTML_20_Preformatted" loext:marker-style-name="T1"><text:span text:style-name="HTML_20_Code"><text:span text:style-name="T1"><text:s text:c="4"/>[</text:span></text:span><text:span text:style-name="hljs-meta"><text:span text:style-name="T1">HttpGet</text:span></text:span><text:span text:style-name="HTML_20_Code"><text:span text:style-name="T1">]</text:span></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IActionResult </text:span></text:span><text:span text:style-name="hljs-title"><text:span text:style-name="T1">GetItems</text:span></text:span><text:span text:style-name="hljs-function"><text:span text:style-name="T1">(</text:span></text:span><text:span text:style-name="hljs-params"><text:span text:style-name="T1">[FromQuery] </text:span></text:span><text:span text:style-name="hljs-built_5f_in"><text:span text:style-name="T1">string</text:span></text:span><text:span text:style-name="hljs-params"><text:span text:style-name="T1"> category, [FromQuery] </text:span></text:span><text:span text:style-name="hljs-built_5f_in"><text:span text:style-name="T1">int</text:span></text:span><text:span text:style-name="hljs-params"><text:span text:style-name="T1"> page</text:span></text:span><text:span text:style-name="hljs-function"><text:span text:style-name="T1">)</text:span></text:span></text:p>
      <text:p text:style-name="HTML_20_Preformatted" loext:marker-style-name="HTML Code"><text:span text:style-name="HTML_20_Code"><text:span text:style-name="T1"><text:s text:c="4"/></text:span></text:span><text:span text:style-name="HTML_20_Code">{</text:span></text:p>
      <text:p text:style-name="HTML_20_Preformatted" loext:marker-style-name="HTML Code"><text:span text:style-name="HTML_20_Code"><text:s text:c="8"/></text:span><text:span text:style-name="hljs-comment">// Код получения элементов</text:span></text:p>
      <text:p text:style-name="HTML_20_Preformatted" loext:marker-style-name="HTML Code"><text:span text:style-name="HTML_20_Code"><text:s text:c="8"/></text:span><text:span text:style-name="hljs-keyword">return</text:span><text:span text:style-name="HTML_20_Code"> Ok();</text:span></text:p>
      <text:p text:style-name="HTML_20_Preformatted" loext:marker-style-name="T1"><text:span text:style-name="HTML_20_Code"><text:s text:c="4"/></text:span><text:span text:style-name="HTML_20_Code"><text:span text:style-name="T1">}</text:span></text:span></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meta"><text:span text:style-name="T1">HttpPost</text:span></text:span><text:span text:style-name="HTML_20_Code"><text:span text:style-name="T1">]</text:span></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IActionResult </text:span></text:span><text:span text:style-name="hljs-title"><text:span text:style-name="T1">CreateItem</text:span></text:span><text:span text:style-name="hljs-function"><text:span text:style-name="T1">(</text:span></text:span><text:span text:style-name="hljs-params"><text:span text:style-name="T1">[FromBody] ItemDto item</text:span></text:span><text:span text:style-name="hljs-function"><text:span text:style-name="T1">)</text:span></text:span></text:p>
      <text:p text:style-name="HTML_20_Preformatted" loext:marker-style-name="T1"><text:span text:style-name="HTML_20_Code"><text:span text:style-name="T1"><text:s text:c="4"/>{</text:span></text:span><text:span text:style-name="T1"/></text:p>
      <text:p text:style-name="HTML_20_Preformatted" loext:marker-style-name="T1"><text:span text:style-name="HTML_20_Code"><text:span text:style-name="T1"><text:s text:c="8"/></text:span></text:span><text:span text:style-name="hljs-comment"><text:span text:style-name="T1">// </text:span></text:span><text:span text:style-name="hljs-comment">Код</text:span><text:span text:style-name="hljs-comment"><text:span text:style-name="T1"> </text:span></text:span><text:span text:style-name="hljs-comment">создания</text:span><text:span text:style-name="hljs-comment"><text:span text:style-name="T1"> </text:span></text:span><text:span text:style-name="hljs-comment">элемента</text:span></text:p>
      <text:p text:style-name="HTML_20_Preformatted" loext:marker-style-name="T1"><text:span text:style-name="HTML_20_Code"><text:span text:style-name="T1"><text:s text:c="8"/></text:span></text:span><text:span text:style-name="hljs-keyword"><text:span text:style-name="T1">return</text:span></text:span><text:span text:style-name="HTML_20_Code"><text:span text:style-name="T1"> CreatedAtAction(</text:span></text:span><text:span text:style-name="hljs-keyword"><text:span text:style-name="T1">nameof</text:span></text:span><text:span text:style-name="HTML_20_Code"><text:span text:style-name="T1">(GetItem), </text:span></text:span><text:span text:style-name="hljs-keyword"><text:span text:style-name="T1">new</text:span></text:span><text:span text:style-name="HTML_20_Code"><text:span text:style-name="T1"> { id = item.Id }, item);</text:span></text:span></text:p>
      <text:p text:style-name="HTML_20_Preformatted" loext:marker-style-name="T1"><text:span text:style-name="HTML_20_Code"><text:span text:style-name="T1"><text:s text:c="4"/>}</text:span></text:span><text:span text:style-name="T1"/></text:p>
      <text:p text:style-name="P3" loext:marker-style-name="T1"><text:span text:style-name="HTML_20_Code"><text:span text:style-name="T1"/></text:span></text:p>
      <text:p text:style-name="HTML_20_Preformatted" loext:marker-style-name="T1"><text:span text:style-name="HTML_20_Code"><text:span text:style-name="T1"><text:s text:c="4"/>[</text:span></text:span><text:span text:style-name="hljs-meta"><text:span text:style-name="T1">HttpGet(</text:span></text:span><text:span text:style-name="hljs-string"><text:span text:style-name="T1">"{id}"</text:span></text:span><text:span text:style-name="hljs-meta"><text:span text:style-name="T1">)</text:span></text:span><text:span text:style-name="HTML_20_Code"><text:span text:style-name="T1">]</text:span></text:span></text:p>
      <text:p text:style-name="HTML_20_Preformatted" loext:marker-style-name="T1"><text:span text:style-name="HTML_20_Code"><text:span text:style-name="T1"><text:s text:c="4"/></text:span></text:span><text:span text:style-name="hljs-keyword"><text:span text:style-name="T1">public</text:span></text:span><text:span text:style-name="hljs-function"><text:span text:style-name="T1"> IActionResult </text:span></text:span><text:span text:style-name="hljs-title"><text:span text:style-name="T1">GetItem</text:span></text:span><text:span text:style-name="hljs-function"><text:span text:style-name="T1">(</text:span></text:span><text:span text:style-name="hljs-built_5f_in"><text:span text:style-name="T1">int</text:span></text:span><text:span text:style-name="hljs-params"><text:span text:style-name="T1"> id</text:span></text:span><text:span text:style-name="hljs-function"><text:span text:style-name="T1">)</text:span></text:span></text:p>
      <text:p text:style-name="HTML_20_Preformatted" loext:marker-style-name="HTML Code"><text:span text:style-name="HTML_20_Code"><text:span text:style-name="T1"><text:s text:c="4"/></text:span></text:span><text:span text:style-name="HTML_20_Code">{</text:span></text:p>
      <text:p text:style-name="HTML_20_Preformatted" loext:marker-style-name="HTML Code"><text:span text:style-name="HTML_20_Code"><text:s text:c="8"/></text:span><text:span text:style-name="hljs-comment">// Код получения элемента по id</text:span></text:p>
      <text:p text:style-name="HTML_20_Preformatted" loext:marker-style-name="HTML Code"><text:span text:style-name="HTML_20_Code"><text:s text:c="8"/></text:span><text:span text:style-name="hljs-keyword">return</text:span><text:span text:style-name="HTML_20_Code"> Ok();</text:span></text:p>
      <text:p text:style-name="HTML_20_Preformatted" loext:marker-style-name="HTML Code"><text:span text:style-name="HTML_20_Code"><text:s text:c="4"/>}</text:span></text:p>
      <text:p text:style-name="HTML_20_Preformatted"><text:span text:style-name="HTML_20_Code">}</text:span></text:p>
      <text:p text:style-name="P18" loext:marker-style-name="T19"/>
      <text:list xml:id="list25111759529766" text:continue-list="list25112135001561" text:style-name="WWNum1">
        <text:list-item>
          <text:p text:style-name="P12" loext:marker-style-name="T25"><text:span text:style-name="T25"><text:s/>Реализации DI при разработке Web сервисов. Жизненный цикл зависимостей (.AddScoped, .AddSingletone, .AddTransient). </text:span><text:span text:style-name="T25"/></text:p>
        </text:list-item>
      </text:list>
      <text:p text:style-name="P31" loext:marker-style-name="T42"><text:span text:style-name="T42">Встроенный механизм внедрения зависимостей .NET позволяет управлять жизненным циклом сервисов. С точки зрения жизненного цикла сервисы могут представлять один из следующих типов:</text:span><text:span text:style-name="T42"/></text:p>
      <text:list text:style-name="WWNum62">
        <text:list-item>
          <text:p text:style-name="P58" loext:marker-style-name="T42"><text:soft-page-break/><text:span text:style-name="b"><text:span text:style-name="T43">Transient</text:span></text:span><text:span text:style-name="T42">: при каждом обращении к сервису создается новый объект сервиса</text:span></text:p>
        </text:list-item>
        <text:list-item>
          <text:p text:style-name="P60" loext:marker-style-name="T42"><text:span text:style-name="b"><text:span text:style-name="T43">Scoped</text:span></text:span><text:span text:style-name="T42">: создается отдельный контекст или scope, и в рамках этого контекста при всех обращениях у сервису будет использоваться один и тот же объект сервиса.</text:span></text:p>
        </text:list-item>
        <text:list-item>
          <text:p text:style-name="P59" loext:marker-style-name="T42"><text:span text:style-name="b"><text:span text:style-name="T43">Singleton</text:span></text:span><text:span text:style-name="T42">: объект сервиса создается при первом обращении к нему, все последующих обращениях используется один и тот же ранее созданный объект сервиса</text:span></text:p>
        </text:list-item>
      </text:list>
      <text:p text:style-name="P31" loext:marker-style-name="T42"><text:span text:style-name="T42">Для создания каждого типа сервиса предназначен соответствующий метод </text:span><text:span text:style-name="b"><text:span text:style-name="T43">AddTransient()</text:span></text:span><text:span text:style-name="T42">, </text:span><text:span text:style-name="b"><text:span text:style-name="T43">AddScoped()</text:span></text:span><text:span text:style-name="T42"> и </text:span><text:span text:style-name="b"><text:span text:style-name="T43">AddSingleton()</text:span></text:span><text:span text:style-name="T42">.</text:span></text:p>
      <text:p text:style-name="P31" loext:marker-style-name="T42"><text:span text:style-name="T42">Для рассмотрения механизма внедрения зависимостей и жизненного цикла возьмем следующие типы:</text:span><text:span text:style-name="T42"/></text:p>
      <text:p text:style-name="P179" loext:marker-style-name="T36"><text:span text:style-name="T34">public</text:span><text:span text:style-name="T36"> </text:span><text:span text:style-name="T34">interface</text:span><text:span text:style-name="T36"> </text:span><text:span text:style-name="T34">ICounter</text:span></text:p>
      <text:p text:style-name="P179" loext:marker-style-name="T36"><text:span text:style-name="T34">{</text:span><text:span text:style-name="T36"/></text:p>
      <text:p text:style-name="P179" loext:marker-style-name="T36"><text:span text:style-name="T34">    int</text:span><text:span text:style-name="T36"> </text:span><text:span text:style-name="T34">Value { get; }</text:span></text:p>
      <text:p text:style-name="P179" loext:marker-style-name="T36"><text:span text:style-name="T34">}</text:span><text:span text:style-name="T36"/></text:p>
      <text:p text:style-name="P179" loext:marker-style-name="T36"><text:span text:style-name="T34">public</text:span><text:span text:style-name="T36"> </text:span><text:span text:style-name="T34">class</text:span><text:span text:style-name="T36"> </text:span><text:span text:style-name="T34">RandomCounter : ICounter</text:span></text:p>
      <text:p text:style-name="P179" loext:marker-style-name="T36"><text:span text:style-name="T34">{</text:span><text:span text:style-name="T36"/></text:p>
      <text:p text:style-name="P179" loext:marker-style-name="T36"><text:span text:style-name="T34">    static</text:span><text:span text:style-name="T36"> </text:span><text:span text:style-name="T34">Random rnd = new</text:span><text:span text:style-name="T36"> </text:span><text:span text:style-name="T34">Random();</text:span></text:p>
      <text:p text:style-name="P179" loext:marker-style-name="T36"><text:span text:style-name="T34">    private</text:span><text:span text:style-name="T36"> </text:span><text:span text:style-name="T34">int</text:span><text:span text:style-name="T36"> </text:span><text:span text:style-name="T34">_value;</text:span></text:p>
      <text:p text:style-name="P179" loext:marker-style-name="T36"><text:span text:style-name="T34">    public</text:span><text:span text:style-name="T36"> </text:span><text:span text:style-name="T34">RandomCounter() =&gt; _value = rnd.Next(0, 1000000);</text:span></text:p>
      <text:p text:style-name="P179" loext:marker-style-name="T37"><text:span text:style-name="T34">    </text:span><text:span text:style-name="T35">public</text:span><text:span text:style-name="T37"> </text:span><text:span text:style-name="T35">int</text:span><text:span text:style-name="T37"> </text:span><text:span text:style-name="T35">Value =&gt; _value;</text:span></text:p>
      <text:p text:style-name="P179" loext:marker-style-name="T37"><text:span text:style-name="T35">}</text:span><text:span text:style-name="T37"/></text:p>
      <text:p text:style-name="P19" loext:marker-style-name="T19"/>
      <text:h text:style-name="P9" text:outline-level="3" loext:marker-style-name="T42"><text:span text:style-name="T42">AddTransient</text:span><text:span text:style-name="T42"/></text:h>
      <text:p text:style-name="P31" loext:marker-style-name="T42"><text:span text:style-name="T42">Метод </text:span><text:span text:style-name="HTML_20_Code"><text:span text:style-name="T46">AddTransient()</text:span></text:span><text:span text:style-name="T42"> создает transient-объекты. Такие объекты создаются при каждом обращении к ним. Данный метод имеет ряд перегруженных версий:</text:span></text:p>
      <text:p text:style-name="P19" loext:marker-style-name="T19"/>
      <text:p text:style-name="P179" loext:marker-style-name="T36"><text:span text:style-name="T34">using</text:span><text:span text:style-name="T36"> </text:span><text:span text:style-name="T34">Microsoft.Extensions.DependencyInjection;</text:span></text:p>
      <text:p text:style-name="P179" loext:marker-style-name="T36"><text:span text:style-name="T36"> </text:span><text:span text:style-name="T36"/></text:p>
      <text:p text:style-name="P179" loext:marker-style-name="T36"><text:span text:style-name="T34">var services = new</text:span><text:span text:style-name="T36"> </text:span><text:span text:style-name="T34">ServiceCollection()</text:span></text:p>
      <text:p text:style-name="P179" loext:marker-style-name="T36"><text:span text:style-name="T34">    .AddTransient&lt;ICounter, RandomCounter&gt;();</text:span><text:span text:style-name="T36"/></text:p>
      <text:p text:style-name="P179" loext:marker-style-name="T36"><text:span text:style-name="T36"> </text:span><text:span text:style-name="T36"/></text:p>
      <text:p text:style-name="P179" loext:marker-style-name="T36"><text:span text:style-name="T34">using</text:span><text:span text:style-name="T36"> </text:span><text:span text:style-name="T34">ServiceProvider serviceProvider = services.BuildServiceProvider();</text:span></text:p>
      <text:p text:style-name="P179" loext:marker-style-name="T36"><text:span text:style-name="T36"> </text:span><text:span text:style-name="T36"/></text:p>
      <text:p text:style-name="P179" loext:marker-style-name="T36"><text:span text:style-name="T34">PrintCounters();</text:span><text:span text:style-name="T36"/></text:p>
      <text:p text:style-name="P179" loext:marker-style-name="T36"><text:span text:style-name="T34">PrintCounters();</text:span><text:span text:style-name="T36"/></text:p>
      <text:p text:style-name="P179" loext:marker-style-name="T36"><text:span text:style-name="T36"> </text:span><text:span text:style-name="T36"/></text:p>
      <text:p text:style-name="P179" loext:marker-style-name="T36"><text:span text:style-name="T34">void</text:span><text:span text:style-name="T36"> </text:span><text:span text:style-name="T34">PrintCounters()</text:span></text:p>
      <text:p text:style-name="P179" loext:marker-style-name="T36"><text:span text:style-name="T34">{</text:span><text:span text:style-name="T36"/></text:p>
      <text:p text:style-name="P179" loext:marker-style-name="T36"><text:span text:style-name="T34">    var counter1 = serviceProvider.GetService&lt;ICounter&gt;();</text:span><text:span text:style-name="T36"/></text:p>
      <text:p text:style-name="P179" loext:marker-style-name="T36"><text:soft-page-break/><text:span text:style-name="T34">    var counter2 = serviceProvider.GetService&lt;ICounter&gt;();</text:span><text:span text:style-name="T36"/></text:p>
      <text:p text:style-name="P179" loext:marker-style-name="T36"><text:span text:style-name="T34">    Console.WriteLine($"Counter1: {counter1?.Value}; Counter2: {counter2?.Value}");</text:span><text:span text:style-name="T36"/></text:p>
      <text:p text:style-name="P179" loext:marker-style-name="T36"><text:span text:style-name="T34">}</text:span><text:span text:style-name="T36"/></text:p>
      <text:p text:style-name="P179" loext:marker-style-name="T36"><text:span text:style-name="T36"> </text:span><text:span text:style-name="T36"/></text:p>
      <text:p text:style-name="P179" loext:marker-style-name="T36"><text:span text:style-name="T34">public</text:span><text:span text:style-name="T36"> </text:span><text:span text:style-name="T34">interface</text:span><text:span text:style-name="T36"> </text:span><text:span text:style-name="T34">ICounter</text:span></text:p>
      <text:p text:style-name="P179" loext:marker-style-name="T36"><text:span text:style-name="T34">{</text:span><text:span text:style-name="T36"/></text:p>
      <text:p text:style-name="P179" loext:marker-style-name="T36"><text:span text:style-name="T34">    int</text:span><text:span text:style-name="T36"> </text:span><text:span text:style-name="T34">Value { get; }</text:span></text:p>
      <text:p text:style-name="P179" loext:marker-style-name="T36"><text:span text:style-name="T34">}</text:span><text:span text:style-name="T36"/></text:p>
      <text:p text:style-name="P179" loext:marker-style-name="T36"><text:span text:style-name="T34">public</text:span><text:span text:style-name="T36"> </text:span><text:span text:style-name="T34">class</text:span><text:span text:style-name="T36"> </text:span><text:span text:style-name="T34">RandomCounter : ICounter</text:span></text:p>
      <text:p text:style-name="P179" loext:marker-style-name="T36"><text:span text:style-name="T34">{</text:span><text:span text:style-name="T36"/></text:p>
      <text:p text:style-name="P179" loext:marker-style-name="T36"><text:span text:style-name="T34">    static</text:span><text:span text:style-name="T36"> </text:span><text:span text:style-name="T34">Random rnd = new</text:span><text:span text:style-name="T36"> </text:span><text:span text:style-name="T34">Random();</text:span></text:p>
      <text:p text:style-name="P179" loext:marker-style-name="T36"><text:span text:style-name="T34">    private</text:span><text:span text:style-name="T36"> </text:span><text:span text:style-name="T34">int</text:span><text:span text:style-name="T36"> </text:span><text:span text:style-name="T34">_value;</text:span></text:p>
      <text:p text:style-name="P179" loext:marker-style-name="T36"><text:span text:style-name="T34">    public</text:span><text:span text:style-name="T36"> </text:span><text:span text:style-name="T34">RandomCounter() =&gt; _value = rnd.Next(0, 1000000);</text:span></text:p>
      <text:p text:style-name="P179" loext:marker-style-name="T37"><text:span text:style-name="T34">    </text:span><text:span text:style-name="T35">public</text:span><text:span text:style-name="T37"> </text:span><text:span text:style-name="T35">int</text:span><text:span text:style-name="T37"> </text:span><text:span text:style-name="T35">Value =&gt; _value;</text:span></text:p>
      <text:p text:style-name="P179" loext:marker-style-name="T37"><text:span text:style-name="T35">}</text:span><text:span text:style-name="T37"/></text:p>
      <text:p text:style-name="P19" loext:marker-style-name="T19"/>
      <text:p text:style-name="P8" loext:marker-style-name="T19"><text:span text:style-name="T19">Counter1: 939614; Counter2: 862579</text:span><text:span text:style-name="T19"/></text:p>
      <text:p text:style-name="P8" loext:marker-style-name="T19"><text:span text:style-name="T19">Counter1: 741773; Counter2: 730321</text:span><text:span text:style-name="T19"/></text:p>
      <text:h text:style-name="P9" text:outline-level="3" loext:marker-style-name="T42"><text:span text:style-name="T42">AddSingleton</text:span><text:span text:style-name="T42"/></text:h>
      <text:p text:style-name="P31" loext:marker-style-name="T42"><text:span text:style-name="T42">Для сервисов, которые добавляются с помощью метода </text:span><text:span text:style-name="HTML_20_Code"><text:span text:style-name="T46">AddSingleton()</text:span></text:span><text:span text:style-name="T42"> создается один объект для всех последующих обращений. Этот метод имеет все те же перегруженые версии, что и AddTransient.</text:span></text:p>
      <text:p text:style-name="P8" loext:marker-style-name="T19"><text:span text:style-name="T19">Counter1: 650427; Counter2: 650427</text:span><text:span text:style-name="T19"/></text:p>
      <text:p text:style-name="P8" loext:marker-style-name="T19"><text:span text:style-name="T19">Counter1: 650427; Counter2: 650427</text:span><text:span text:style-name="T19"/></text:p>
      <text:h text:style-name="P9" text:outline-level="3" loext:marker-style-name="T42"><text:span text:style-name="T42">AddScoped</text:span><text:span text:style-name="T42"/></text:h>
      <text:p text:style-name="P31" loext:marker-style-name="T42"><text:span text:style-name="T42">Для сервисов, которые добавляются методом </text:span><text:span text:style-name="b"><text:span text:style-name="T43">AddScoped</text:span></text:span><text:span text:style-name="T42">, будет создаваться один экземпляр объекта для одного контекста или scope. Здесь под контекстом понимает область видимости объекта </text:span><text:span text:style-name="b"><text:span text:style-name="T43">IServiceScope</text:span></text:span><text:span text:style-name="T42">.</text:span></text:p>
      <text:p text:style-name="P8" loext:marker-style-name="T19"><text:span text:style-name="T19">Counter1: 620832; Counter2: 620832</text:span><text:span text:style-name="T19"/></text:p>
      <text:p text:style-name="P8" loext:marker-style-name="T19"><text:span text:style-name="T19">Counter1: 816555; Counter2: 816555</text:span><text:span text:style-name="T19"/></text:p>
      <text:list text:continue-list="list25111759529766" text:style-name="WWNum1">
        <text:list-item>
          <text:p text:style-name="P12" loext:marker-style-name="T45"><text:span text:style-name="T44">Технологии контроля изменений в коде на примере Git. Основные</text:span><text:span text:style-name="T45"> </text:span><text:span text:style-name="T44">понятия</text:span><text:span text:style-name="T45"> (branch, merge, commit, pull\push, chery pick)</text:span></text:p>
        </text:list-item>
        <text:list-item>
          <text:p text:style-name="P61"><text:soft-page-break/> <text:s/><text:span text:style-name="Strong_20_Emphasis">Branch (ветка)</text:span>: Изолированная линия разработки. Используется для разработки новых фич, исправления багов и т.д., без влияния на основную ветку.</text:p>
        </text:list-item>
      </text:list>
      <text:p text:style-name="P43"> <text:s/><text:span text:style-name="Strong_20_Emphasis">Merge (слияние)</text:span>: Объединение изменений из одной ветки в другую.</text:p>
      <text:p text:style-name="P43"> <text:s/><text:span text:style-name="Strong_20_Emphasis">Commit (фиксация)</text:span>: Сохранение изменений в локальном репозитории.</text:p>
      <text:p text:style-name="P43"> <text:s/><text:span text:style-name="Strong_20_Emphasis">Pull (вытягивание)</text:span>: Получение изменений из удаленного репозитория и их слияние с локальной веткой.</text:p>
      <text:p text:style-name="P43"> <text:s/><text:span text:style-name="Strong_20_Emphasis">Push (отправка)</text:span>: Отправка локальных изменений в удаленный репозиторий.</text:p>
      <text:p text:style-name="P43"> <text:s/><text:span text:style-name="Strong_20_Emphasis">Cherry-pick</text:span>: Применение отдельных коммитов из одной ветки в другую.</text:p>
      <text:p text:style-name="P7"><text:bookmark text:name="_GoBack"/></text:p>
      <text:p text:style-name="P14" loext:marker-style-name="T21"/>
      <text:p text:style-name="P15" loext:marker-style-name="T24"/>
      <text:p text:style-name="P15" loext:marker-style-name="T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scadia Mono" svg:font-family="'Cascadia Mono'" style:font-family-generic="roman" style:font-pitch="variable"/>
    <style:font-face style:name="Cascadia Mono1" svg:font-family="'Cascadia Mono'"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 svg:font-family="" style:font-family-generic="system" style:font-pitch="variable"/>
    <style:font-face style:name="Helvetica" svg:font-family="Helvetica" style:font-family-generic="roman" style:font-pitch="variable"/>
    <style:font-face style:name="Helvetica1" svg:font-family="Helvetic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ru" fo:country="RU" style:letter-kerning="false" style:font-name-asian="Calibri"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2pt" fo:language="ru" fo:country="RU"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Standard" loext:linked-style-name="Заголовок_20_3_20_Знак" style:default-outline-level="3" style:list-style-name="" style:class="text">
      <style:paragraph-properties fo:margin-top="0.494cm" fo:margin-bottom="0.494cm" style:contextual-spacing="false" fo:line-height="100%"/>
      <style:text-properties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fo:line-height="150%" fo:text-align="justify" style:justify-single-word="false"/>
      <style:text-properties fo:font-size="14pt" style:font-size-asian="14pt"/>
    </style:style>
    <style:style style:name="Normal_20__28_Web_29_" style:display-name="Normal (Web)" style:family="paragraph" style:parent-style-name="Standard">
      <style:paragraph-properties fo:margin-top="0.494cm" fo:margin-bottom="0.494cm" style:contextual-spacing="false" fo:line-height="100%"/>
      <style:text-properties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Стандартный_20_HTML_20_Знак">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Default_20_Paragraph_20_Font_20__28_WW_29_" style:display-name="Default Paragraph Font (WW)" style:family="text"/>
    <style:style style:name="Заголовок_20_3_20_Знак" style:display-name="Заголовок 3 Знак" style:family="text" style:parent-style-name="Default_20_Paragraph_20_Font_20__28_WW_29_">
      <style:text-properties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Стандартный_20_HTML_20_Знак" style:display-name="Стандартный HTML Знак" style:family="text" style:parent-style-name="Default_20_Paragraph_20_Font_20__28_WW_29_"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_20__28_WW_29_">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js-built_5f_in" style:display-name="hljs-built_in" style:family="text" style:parent-style-name="Default_20_Paragraph_20_Font_20__28_WW_29_"/>
    <style:style style:name="hljs-keyword" style:family="text" style:parent-style-name="Default_20_Paragraph_20_Font_20__28_WW_29_"/>
    <style:style style:name="hljs-number" style:family="text" style:parent-style-name="Default_20_Paragraph_20_Font_20__28_WW_29_"/>
    <style:style style:name="hljs-function" style:family="text" style:parent-style-name="Default_20_Paragraph_20_Font_20__28_WW_29_"/>
    <style:style style:name="hljs-title" style:family="text" style:parent-style-name="Default_20_Paragraph_20_Font_20__28_WW_29_"/>
    <style:style style:name="hljs-params" style:family="text" style:parent-style-name="Default_20_Paragraph_20_Font_20__28_WW_29_"/>
    <style:style style:name="hljs-string" style:family="text" style:parent-style-name="Default_20_Paragraph_20_Font_20__28_WW_29_"/>
    <style:style style:name="hljs-comment" style:family="text" style:parent-style-name="Default_20_Paragraph_20_Font_20__28_WW_29_"/>
    <style:style style:name="hljs-literal" style:family="text" style:parent-style-name="Default_20_Paragraph_20_Font_20__28_WW_29_"/>
    <style:style style:name="Заголовок_20_4_20_Знак" style:display-name="Заголовок 4 Знак" style:family="text" style:parent-style-name="Default_20_Paragraph_20_Font_20__28_WW_29_">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ljs-subst" style:family="text" style:parent-style-name="Default_20_Paragraph_20_Font_20__28_WW_29_"/>
    <style:style style:name="b" style:family="text" style:parent-style-name="Default_20_Paragraph_20_Font_20__28_WW_29_"/>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hljs-meta"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text-properties fo:font-size="10pt" style:font-size-asian="10pt"/>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fo:font-size="10pt" style:font-size-asian="10pt"/>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fo:font-size="10pt" style:font-size-asian="10pt"/>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style style:name="ListLabel_20_110" style:display-name="ListLabel 110" style:family="text">
      <style:text-properties fo:font-size="10pt" style:font-size-asian="10pt"/>
    </style:style>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size="10pt" style:font-size-asian="10pt"/>
    </style:style>
    <style:style style:name="ListLabel_20_542" style:display-name="ListLabel 542" style:family="text">
      <style:text-properties fo:font-size="10pt" style:font-size-asian="10pt"/>
    </style:style>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fo:font-size="10pt" style:font-size-asian="10pt"/>
    </style:style>
    <style:style style:name="ListLabel_20_557" style:display-name="ListLabel 557" style:family="text">
      <style:text-properties fo:font-size="10pt" style:font-size-asian="10pt"/>
    </style:style>
    <style:style style:name="ListLabel_20_558" style:display-name="ListLabel 558"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ListLabel_20_31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1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1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2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2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2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8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ListLabel_20_39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9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ListLabel_20_40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0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number text:level="4" text:style-name="ListLabel_20_40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2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3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5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6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9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0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1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2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53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3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3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3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3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3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3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4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5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юзер</meta:initial-creator>
    <meta:editing-cycles>34</meta:editing-cycles>
    <meta:creation-date>2024-06-05T12:31:00</meta:creation-date>
    <dc:date>2024-06-11T02:51:11.118000000</dc:date>
    <meta:editing-duration>PT7H36M8S</meta:editing-duration>
    <meta:generator>LibreOffice/7.6.3.2$Windows_X86_64 LibreOffice_project/29d686fea9f6705b262d369fede658f824154cc0</meta:generator>
    <meta:document-statistic meta:table-count="1" meta:image-count="0" meta:object-count="0" meta:page-count="58" meta:paragraph-count="1868" meta:word-count="10383" meta:character-count="81467" meta:non-whitespace-character-count="68683"/>
    <meta:user-defined meta:name="AppVersion">16.0000</meta:user-defined>
    <meta:template xlink:type="simple" xlink:actuate="onRequest" xlink:title="Normal.dotm" xlink:href=""/>
  </office:meta>
</office:document-meta>
</file>